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8" style:family="table-cell" style:parent-style-name="Normal_32_2" style:data-style-name="N43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6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9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7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2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4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4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6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7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8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49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0" style:family="table-cell" style:parent-style-name="Normal_32_2" style:data-style-name="N42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51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5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6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69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0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1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2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3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74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77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78" style:family="table-cell" style:parent-style-name="Default" style:data-style-name="N36"/>
    <style:style style:name="ce79" style:family="table-cell" style:parent-style-name="Default" style:data-style-name="N0">
      <style:text-properties fo:font-size="10pt" style:font-size-asian="10pt" style:font-size-complex="10pt"/>
    </style:style>
    <style:style style:name="ce8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81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2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4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7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8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9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0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91" style:family="table-cell" style:parent-style-name="Default" style:data-style-name="N37"/>
    <style:style style:name="ce92" style:family="table-cell" style:parent-style-name="Default" style:data-style-name="N0">
      <style:table-cell-properties fo:background-color="transparent"/>
    </style:style>
    <style:style style:name="ce9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9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0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0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27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2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29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3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135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40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7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8" style:family="table-cell" style:parent-style-name="Default" style:data-style-name="N4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9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0" style:family="table-cell" style:parent-style-name="Default" style:data-style-name="N4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42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3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4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6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5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1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2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4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55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6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7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9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1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62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63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6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65" style:family="table-cell" style:parent-style-name="Default" style:data-style-name="N0">
      <style:table-cell-properties fo:background-color="#4F6228"/>
    </style:style>
    <style:style style:name="ce16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9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0" style:family="table-cell" style:parent-style-name="Default" style:data-style-name="N0">
      <style:text-properties fo:font-weight="bold" style:font-weight-asian="bold" style:font-weight-complex="bold"/>
    </style:style>
    <style:style style:name="ce17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76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8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9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0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81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2" style:family="table-cell" style:parent-style-name="Default" style:data-style-name="N1"/>
    <style:style style:name="ce183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4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5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8" style:family="table-cell" style:parent-style-name="Normal_32_2" style:data-style-name="N4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9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90" style:family="table-cell" style:parent-style-name="Default" style:data-style-name="N42">
      <style:text-properties fo:color="#FFFFFF" fo:font-size="9pt" style:font-size-asian="9pt" style:font-size-complex="9pt"/>
    </style:style>
    <style:style style:name="ce191" style:family="table-cell" style:parent-style-name="Default" style:data-style-name="N0">
      <style:text-properties fo:font-size="9pt" style:font-size-asian="9pt" style:font-size-complex="9pt"/>
    </style:style>
    <style:style style:name="ce192" style:family="table-cell" style:parent-style-name="Default" style:data-style-name="N0">
      <style:text-properties fo:color="#FFFFFF" fo:font-size="9pt" style:font-size-asian="9pt" style:font-size-complex="9pt"/>
    </style:style>
    <style:style style:name="ce193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4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98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00" style:family="table-cell" style:parent-style-name="Normal_32_2" style:data-style-name="N3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1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02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3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4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5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206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7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8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09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0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1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2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3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4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15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6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7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18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19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0" style:family="table-cell" style:parent-style-name="Default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1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2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4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25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6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8.59895833333333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45520833333333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8.94291666666667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1.56104166666667cm"/>
    </style:style>
    <style:style style:name="co23" style:family="table-column">
      <style:table-column-properties fo:break-before="auto" style:column-width="5.794375cm"/>
    </style:style>
    <style:style style:name="co24" style:family="table-column">
      <style:table-column-properties fo:break-before="auto" style:column-width="9.49854166666667cm"/>
    </style:style>
    <style:style style:name="co25" style:family="table-column">
      <style:table-column-properties fo:break-before="auto" style:column-width="7.43479166666667cm"/>
    </style:style>
    <style:style style:name="co26" style:family="table-column">
      <style:table-column-properties fo:break-before="auto" style:column-width="2.72520833333333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2.67229166666667cm"/>
    </style:style>
    <style:style style:name="co29" style:family="table-column">
      <style:table-column-properties fo:break-before="auto" style:column-width="1.349375cm"/>
    </style:style>
    <style:style style:name="co30" style:family="table-column">
      <style:table-column-properties fo:break-before="auto" style:column-width="8.83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.9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1.9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5.2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2.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0916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6693in" svg:y="0.24251in" svg:width="1.91457in" svg:height="0.51757in">
                <draw:text-box>
                  <text:p text:style-name="a12" text:class-names="" text:cond-style-name=""><text:span text:style-name="a10" text:class-names="">JUNHO 2019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0" draw:style-name="a5" draw:name="Text Box 122" svg:x="0in" svg:y="0in" svg:width="0.97917in" svg:height="0.32063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2239in" svg:height="0.25584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Quadro 1 - PEDIDOS DE EMPREGO <text:s text:c="2"/>E <text:s text:c="3"/>DESEMPREGO REGISTADO</text:p>
          </table:table-cell>
          <table:table-cell table:number-columns-repeated="2" table:style-name="ce5"/>
          <table:table-cell table:number-columns-repeated="6" table:style-name="ce4"/>
          <table:table-cell office:value-type="string" table:number-columns-spanned="2" table:number-rows-spanned="1" table:style-name="ce80">
            <text:p>TOTAL <text:s/>PAÍS</text:p>
          </table:table-cell>
          <table:covered-table-cell/>
          <table:table-cell table:number-columns-repeated="2" table:style-name="ce3"/>
          <table:table-cell table:number-columns-repeated="16370" table:style-name="ce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3">
          <table:table-cell/>
          <table:table-cell table:style-name="ce15"/>
          <table:table-cell office:value-type="string" table:style-name="ce16">
            <text:p>JUNH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I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UNH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4">
          <table:table-cell/>
          <table:table-cell table:style-name="ce2"/>
          <table:table-cell table:style-name="ce29"/>
          <table:table-cell table:style-name="ce30"/>
          <table:table-cell table:style-name="ce31"/>
          <table:table-cell table:style-name="ce32"/>
          <table:table-cell table:style-name="ce31"/>
          <table:table-cell table:style-name="ce32"/>
          <table:table-cell table:number-columns-repeated="4" table:style-name="ce33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34">
            <text:p>PEDIDOS DE EMPREGO</text:p>
          </table:table-cell>
          <table:table-cell office:value-type="float" office:value="456636" table:style-name="ce35">
            <text:p>456 636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468464" table:style-name="ce37">
            <text:p>468 464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503004" table:style-name="ce37">
            <text:p>503 004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11828" table:style-name="ce39">
            <text:p><text:s/>-11 828</text:p>
          </table:table-cell>
          <table:table-cell office:value-type="float" office:value="-2.5248471600806037" table:style-name="ce40">
            <text:p>-2,5<text:s text:c="3"/></text:p>
          </table:table-cell>
          <table:table-cell office:value-type="float" office:value="-46368" table:style-name="ce39">
            <text:p><text:s/>-46 368</text:p>
          </table:table-cell>
          <table:table-cell office:value-type="float" office:value="-9.2182169525490849" table:style-name="ce40">
            <text:p>-9,2<text:s text:c="3"/></text:p>
          </table:table-cell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DESEMPREGO REGISTADO</text:p>
          </table:table-cell>
          <table:table-cell office:value-type="float" office:value="298191" table:style-name="ce44">
            <text:p>298 191</text:p>
          </table:table-cell>
          <table:table-cell office:value-type="float" office:value="65.301684492681261" table:style-name="ce45">
            <text:p>65,3<text:s text:c="5"/></text:p>
          </table:table-cell>
          <table:table-cell office:value-type="float" office:value="305171" table:style-name="ce46">
            <text:p>305 171</text:p>
          </table:table-cell>
          <table:table-cell office:value-type="float" office:value="65.142892516820922" table:style-name="ce47">
            <text:p>65,1<text:s text:c="5"/></text:p>
          </table:table-cell>
          <table:table-cell office:value-type="float" office:value="332395" table:style-name="ce46">
            <text:p>332 395</text:p>
          </table:table-cell>
          <table:table-cell office:value-type="float" office:value="66.0819794673601" table:style-name="ce47">
            <text:p>66,1<text:s text:c="5"/></text:p>
          </table:table-cell>
          <table:table-cell office:value-type="float" office:value="-6980" table:style-name="ce48">
            <text:p><text:s/>-6 980</text:p>
          </table:table-cell>
          <table:table-cell office:value-type="float" office:value="-2.2872422346815391" table:style-name="ce49">
            <text:p>-2,3<text:s text:c="3"/></text:p>
          </table:table-cell>
          <table:table-cell office:value-type="float" office:value="-34204" table:style-name="ce48">
            <text:p><text:s/>-34 204</text:p>
          </table:table-cell>
          <table:table-cell office:value-type="float" office:value="-10.290166819597166" table:style-name="ce49">
            <text:p>-10,3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EMPREGADOS</text:p>
          </table:table-cell>
          <table:table-cell office:value-type="float" office:value="41842" table:style-name="ce44">
            <text:p>41 842</text:p>
          </table:table-cell>
          <table:table-cell office:value-type="float" office:value="9.1630970838917651" table:style-name="ce45">
            <text:p>9,2<text:s text:c="5"/></text:p>
          </table:table-cell>
          <table:table-cell office:value-type="float" office:value="43482" table:style-name="ce46">
            <text:p>43 482</text:p>
          </table:table-cell>
          <table:table-cell office:value-type="float" office:value="9.2818231496977344" table:style-name="ce47">
            <text:p>9,3<text:s text:c="5"/></text:p>
          </table:table-cell>
          <table:table-cell office:value-type="float" office:value="50236" table:style-name="ce46">
            <text:p>50 236</text:p>
          </table:table-cell>
          <table:table-cell office:value-type="float" office:value="9.9871969208992368" table:style-name="ce47">
            <text:p>10,0<text:s text:c="5"/></text:p>
          </table:table-cell>
          <table:table-cell office:value-type="float" office:value="-1640" table:style-name="ce48">
            <text:p><text:s/>-1 640</text:p>
          </table:table-cell>
          <table:table-cell office:value-type="float" office:value="-3.771675635895313" table:style-name="ce49">
            <text:p>-3,8<text:s text:c="3"/></text:p>
          </table:table-cell>
          <table:table-cell office:value-type="float" office:value="-8394" table:style-name="ce48">
            <text:p><text:s/>-8 394</text:p>
          </table:table-cell>
          <table:table-cell office:value-type="float" office:value="-16.709132892746236" table:style-name="ce49">
            <text:p>-16,7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OCUPADOS</text:p>
          </table:table-cell>
          <table:table-cell office:value-type="float" office:value="92177" table:style-name="ce44">
            <text:p>92 177</text:p>
          </table:table-cell>
          <table:table-cell office:value-type="float" office:value="20.186100088473093" table:style-name="ce45">
            <text:p>20,2<text:s text:c="5"/></text:p>
          </table:table-cell>
          <table:table-cell office:value-type="float" office:value="93066" table:style-name="ce46">
            <text:p>93 066</text:p>
          </table:table-cell>
          <table:table-cell office:value-type="float" office:value="19.866201031455994" table:style-name="ce47">
            <text:p>19,9<text:s text:c="5"/></text:p>
          </table:table-cell>
          <table:table-cell office:value-type="float" office:value="95217" table:style-name="ce46">
            <text:p>95 217</text:p>
          </table:table-cell>
          <table:table-cell office:value-type="float" office:value="18.929670539399289" table:style-name="ce47">
            <text:p>18,9<text:s text:c="5"/></text:p>
          </table:table-cell>
          <table:table-cell office:value-type="float" office:value="-889" table:style-name="ce48">
            <text:p><text:s/>- 889</text:p>
          </table:table-cell>
          <table:table-cell office:value-type="float" office:value="-0.95523606902628233" table:style-name="ce49">
            <text:p>-1,0<text:s text:c="3"/></text:p>
          </table:table-cell>
          <table:table-cell office:value-type="float" office:value="-3040" table:style-name="ce48">
            <text:p><text:s/>-3 040</text:p>
          </table:table-cell>
          <table:table-cell office:value-type="float" office:value="-3.1927071846413981" table:style-name="ce49">
            <text:p>-3,2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INDISPONIVEIS TEMPORÁRIAMENTE</text:p>
          </table:table-cell>
          <table:table-cell office:value-type="float" office:value="24426" table:style-name="ce44">
            <text:p>24 426</text:p>
          </table:table-cell>
          <table:table-cell office:value-type="float" office:value="5.3491183349538796" table:style-name="ce45">
            <text:p>5,3<text:s text:c="5"/></text:p>
          </table:table-cell>
          <table:table-cell office:value-type="float" office:value="26745" table:style-name="ce46">
            <text:p>26 745</text:p>
          </table:table-cell>
          <table:table-cell office:value-type="float" office:value="5.7090833020253422" table:style-name="ce47">
            <text:p>5,7<text:s text:c="5"/></text:p>
          </table:table-cell>
          <table:table-cell office:value-type="float" office:value="25156" table:style-name="ce46">
            <text:p>25 156</text:p>
          </table:table-cell>
          <table:table-cell office:value-type="float" office:value="5.0011530723413733" table:style-name="ce47">
            <text:p>5,0<text:s text:c="5"/></text:p>
          </table:table-cell>
          <table:table-cell office:value-type="float" office:value="-2319" table:style-name="ce48">
            <text:p><text:s/>-2 319</text:p>
          </table:table-cell>
          <table:table-cell office:value-type="float" office:value="-8.6707795849691536" table:style-name="ce49">
            <text:p>-8,7<text:s text:c="3"/></text:p>
          </table:table-cell>
          <table:table-cell office:value-type="float" office:value="-730" table:style-name="ce48">
            <text:p><text:s/>- 730</text:p>
          </table:table-cell>
          <table:table-cell office:value-type="float" office:value="-2.901892192717443" table:style-name="ce49">
            <text:p>-2,9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table:style-name="ce43"/>
          <table:table-cell table:style-name="ce51"/>
          <table:table-cell table:style-name="ce52"/>
          <table:table-cell table:style-name="ce53"/>
          <table:table-cell table:style-name="ce54"/>
          <table:table-cell table:style-name="ce5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6" table:style-name="ce42"/>
          <table:table-cell table:number-columns-repeated="16366"/>
        </table:table-row>
        <table:table-row table:style-name="ro5">
          <table:table-cell/>
          <table:table-cell office:value-type="string" table:style-name="ce34">
            <text:p><text:s text:c="5"/>DESEMPREGO REGISTADO</text:p>
          </table:table-cell>
          <table:table-cell office:value-type="float" office:value="298191" table:style-name="ce55">
            <text:p>298 191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305171" table:style-name="ce57">
            <text:p>305 171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332395" table:style-name="ce57">
            <text:p>332 395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6980" table:style-name="ce39">
            <text:p><text:s/>-6 980</text:p>
          </table:table-cell>
          <table:table-cell office:value-type="float" office:value="-2.2872422346815391" table:style-name="ce40">
            <text:p>-2,3<text:s text:c="3"/></text:p>
          </table:table-cell>
          <table:table-cell office:value-type="float" office:value="-34204" table:style-name="ce39">
            <text:p><text:s/>-34 204</text:p>
          </table:table-cell>
          <table:table-cell office:value-type="float" office:value="-10.290166819597166" table:style-name="ce40">
            <text:p>-10,3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Homens<text:s/></text:p>
          </table:table-cell>
          <table:table-cell office:value-type="float" office:value="129069" table:style-name="ce61">
            <text:p>129 069</text:p>
          </table:table-cell>
          <table:table-cell office:value-type="float" office:value="43.284002535287783" table:style-name="ce62">
            <text:p>43,3<text:s text:c="5"/></text:p>
          </table:table-cell>
          <table:table-cell office:value-type="float" office:value="134595" table:style-name="ce63">
            <text:p>134 595</text:p>
          </table:table-cell>
          <table:table-cell office:value-type="float" office:value="44.104780598418593" table:style-name="ce64">
            <text:p>44,1<text:s text:c="5"/></text:p>
          </table:table-cell>
          <table:table-cell office:value-type="float" office:value="147684" table:style-name="ce63">
            <text:p>147 684</text:p>
          </table:table-cell>
          <table:table-cell office:value-type="float" office:value="44.430271213465907" table:style-name="ce64">
            <text:p>44,4<text:s text:c="5"/></text:p>
          </table:table-cell>
          <table:table-cell office:value-type="float" office:value="-5526" table:style-name="ce48">
            <text:p><text:s/>-5 526</text:p>
          </table:table-cell>
          <table:table-cell office:value-type="float" office:value="-4.1056502841858915" table:style-name="ce49">
            <text:p>-4,1<text:s text:c="3"/></text:p>
          </table:table-cell>
          <table:table-cell office:value-type="float" office:value="-18615" table:style-name="ce48">
            <text:p><text:s/>-18 615</text:p>
          </table:table-cell>
          <table:table-cell office:value-type="float" office:value="-12.604615259608353" table:style-name="ce49">
            <text:p>-12,6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Mulheres</text:p>
          </table:table-cell>
          <table:table-cell office:value-type="float" office:value="169122" table:style-name="ce61">
            <text:p>169 122</text:p>
          </table:table-cell>
          <table:table-cell office:value-type="float" office:value="56.715997464712217" table:style-name="ce62">
            <text:p>56,7<text:s text:c="5"/></text:p>
          </table:table-cell>
          <table:table-cell office:value-type="float" office:value="170576" table:style-name="ce63">
            <text:p>170 576</text:p>
          </table:table-cell>
          <table:table-cell office:value-type="float" office:value="55.895219401581407" table:style-name="ce64">
            <text:p>55,9<text:s text:c="5"/></text:p>
          </table:table-cell>
          <table:table-cell office:value-type="float" office:value="184711" table:style-name="ce63">
            <text:p>184 711</text:p>
          </table:table-cell>
          <table:table-cell office:value-type="float" office:value="55.569728786534093" table:style-name="ce64">
            <text:p>55,6<text:s text:c="5"/></text:p>
          </table:table-cell>
          <table:table-cell office:value-type="float" office:value="-1454" table:style-name="ce48">
            <text:p><text:s/>-1 454</text:p>
          </table:table-cell>
          <table:table-cell office:value-type="float" office:value="-0.85240596566926174" table:style-name="ce49">
            <text:p>-0,9<text:s text:c="3"/></text:p>
          </table:table-cell>
          <table:table-cell office:value-type="float" office:value="-15589" table:style-name="ce48">
            <text:p><text:s/>-15 589</text:p>
          </table:table-cell>
          <table:table-cell office:value-type="float" office:value="-8.4396706205910856" table:style-name="ce49">
            <text:p>-8,4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27687" table:style-name="ce61">
            <text:p>27 687</text:p>
          </table:table-cell>
          <table:table-cell office:value-type="float" office:value="9.2849884805376419" table:style-name="ce62">
            <text:p>9,3<text:s text:c="5"/></text:p>
          </table:table-cell>
          <table:table-cell office:value-type="float" office:value="30087" table:style-name="ce63">
            <text:p>30 087</text:p>
          </table:table-cell>
          <table:table-cell office:value-type="float" office:value="9.8590626239059418" table:style-name="ce64">
            <text:p>9,9<text:s text:c="5"/></text:p>
          </table:table-cell>
          <table:table-cell office:value-type="float" office:value="31533" table:style-name="ce63">
            <text:p>31 533</text:p>
          </table:table-cell>
          <table:table-cell office:value-type="float" office:value="9.4866047924908621" table:style-name="ce64">
            <text:p>9,5<text:s text:c="5"/></text:p>
          </table:table-cell>
          <table:table-cell office:value-type="float" office:value="-2400" table:style-name="ce48">
            <text:p><text:s/>-2 400</text:p>
          </table:table-cell>
          <table:table-cell office:value-type="float" office:value="-7.9768670854521879" table:style-name="ce49">
            <text:p>-8,0<text:s text:c="3"/></text:p>
          </table:table-cell>
          <table:table-cell office:value-type="float" office:value="-3846" table:style-name="ce48">
            <text:p><text:s/>-3 846</text:p>
          </table:table-cell>
          <table:table-cell office:value-type="float" office:value="-12.196746265816763" table:style-name="ce49">
            <text:p>-12,2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270504" table:style-name="ce61">
            <text:p>270 504</text:p>
          </table:table-cell>
          <table:table-cell office:value-type="float" office:value="90.715011519462365" table:style-name="ce62">
            <text:p>90,7<text:s text:c="5"/></text:p>
          </table:table-cell>
          <table:table-cell office:value-type="float" office:value="275084" table:style-name="ce63">
            <text:p>275 084</text:p>
          </table:table-cell>
          <table:table-cell office:value-type="float" office:value="90.140937376094058" table:style-name="ce64">
            <text:p>90,1<text:s text:c="5"/></text:p>
          </table:table-cell>
          <table:table-cell office:value-type="float" office:value="300862" table:style-name="ce63">
            <text:p>300 862</text:p>
          </table:table-cell>
          <table:table-cell office:value-type="float" office:value="90.513395207509134" table:style-name="ce64">
            <text:p>90,5<text:s text:c="5"/></text:p>
          </table:table-cell>
          <table:table-cell office:value-type="float" office:value="-4580" table:style-name="ce48">
            <text:p><text:s/>-4 580</text:p>
          </table:table-cell>
          <table:table-cell office:value-type="float" office:value="-1.6649459801369764" table:style-name="ce49">
            <text:p>-1,7<text:s text:c="3"/></text:p>
          </table:table-cell>
          <table:table-cell office:value-type="float" office:value="-30358" table:style-name="ce48">
            <text:p><text:s/>-30 358</text:p>
          </table:table-cell>
          <table:table-cell office:value-type="float" office:value="-10.090340421854538" table:style-name="ce49">
            <text:p>-10,1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63328" table:style-name="ce61">
            <text:p>163 328</text:p>
          </table:table-cell>
          <table:table-cell office:value-type="float" office:value="54.772947540334883" table:style-name="ce62">
            <text:p>54,8<text:s text:c="5"/></text:p>
          </table:table-cell>
          <table:table-cell office:value-type="float" office:value="168931" table:style-name="ce63">
            <text:p>168 931</text:p>
          </table:table-cell>
          <table:table-cell office:value-type="float" office:value="55.35617735630187" table:style-name="ce64">
            <text:p>55,4<text:s text:c="5"/></text:p>
          </table:table-cell>
          <table:table-cell office:value-type="float" office:value="169645" table:style-name="ce63">
            <text:p>169 645</text:p>
          </table:table-cell>
          <table:table-cell office:value-type="float" office:value="51.037169632515536" table:style-name="ce64">
            <text:p>51,0<text:s text:c="5"/></text:p>
          </table:table-cell>
          <table:table-cell office:value-type="float" office:value="-5603" table:style-name="ce48">
            <text:p><text:s/>-5 603</text:p>
          </table:table-cell>
          <table:table-cell office:value-type="float" office:value="-3.3167387868419649" table:style-name="ce49">
            <text:p>-3,3<text:s text:c="3"/></text:p>
          </table:table-cell>
          <table:table-cell office:value-type="float" office:value="-6317" table:style-name="ce48">
            <text:p><text:s/>-6 317</text:p>
          </table:table-cell>
          <table:table-cell office:value-type="float" office:value="-3.7236582274750214" table:style-name="ce49">
            <text:p>-3,7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34863" table:style-name="ce61">
            <text:p>134 863</text:p>
          </table:table-cell>
          <table:table-cell office:value-type="float" office:value="45.22705245966511" table:style-name="ce62">
            <text:p>45,2<text:s text:c="5"/></text:p>
          </table:table-cell>
          <table:table-cell office:value-type="float" office:value="136240" table:style-name="ce63">
            <text:p>136 240</text:p>
          </table:table-cell>
          <table:table-cell office:value-type="float" office:value="44.643822643698122" table:style-name="ce64">
            <text:p>44,6<text:s text:c="5"/></text:p>
          </table:table-cell>
          <table:table-cell office:value-type="float" office:value="162750" table:style-name="ce63">
            <text:p>162 750</text:p>
          </table:table-cell>
          <table:table-cell office:value-type="float" office:value="48.962830367484464" table:style-name="ce64">
            <text:p>49,0<text:s text:c="5"/></text:p>
          </table:table-cell>
          <table:table-cell office:value-type="float" office:value="-1377" table:style-name="ce48">
            <text:p><text:s/>-1 377</text:p>
          </table:table-cell>
          <table:table-cell office:value-type="float" office:value="-1.0107163828537875" table:style-name="ce49">
            <text:p>-1,0<text:s text:c="3"/></text:p>
          </table:table-cell>
          <table:table-cell office:value-type="float" office:value="-27887" table:style-name="ce48">
            <text:p><text:s/>-27 887</text:p>
          </table:table-cell>
          <table:table-cell office:value-type="float" office:value="-17.134869431643626" table:style-name="ce49">
            <text:p>-17,1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27480" table:style-name="ce61">
            <text:p>27 480</text:p>
          </table:table-cell>
          <table:table-cell office:value-type="float" office:value="9.2155698864150821" table:style-name="ce62">
            <text:p>9,2<text:s text:c="5"/></text:p>
          </table:table-cell>
          <table:table-cell office:value-type="float" office:value="29081" table:style-name="ce63">
            <text:p>29 081</text:p>
          </table:table-cell>
          <table:table-cell office:value-type="float" office:value="9.5294113791939594" table:style-name="ce64">
            <text:p>9,5<text:s text:c="5"/></text:p>
          </table:table-cell>
          <table:table-cell office:value-type="float" office:value="32903" table:style-name="ce63">
            <text:p>32 903</text:p>
          </table:table-cell>
          <table:table-cell office:value-type="float" office:value="9.8987650235412694" table:style-name="ce64">
            <text:p>9,9<text:s text:c="5"/></text:p>
          </table:table-cell>
          <table:table-cell office:value-type="float" office:value="-1601" table:style-name="ce48">
            <text:p><text:s/>-1 601</text:p>
          </table:table-cell>
          <table:table-cell office:value-type="float" office:value="-5.5053127471545" table:style-name="ce49">
            <text:p>-5,5<text:s text:c="3"/></text:p>
          </table:table-cell>
          <table:table-cell office:value-type="float" office:value="-5423" table:style-name="ce48">
            <text:p><text:s/>-5 423</text:p>
          </table:table-cell>
          <table:table-cell office:value-type="float" office:value="-16.481779776920039" table:style-name="ce49">
            <text:p>-16,5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270711" table:style-name="ce61">
            <text:p>270 711</text:p>
          </table:table-cell>
          <table:table-cell office:value-type="float" office:value="90.784430113584918" table:style-name="ce62">
            <text:p>90,8<text:s text:c="5"/></text:p>
          </table:table-cell>
          <table:table-cell office:value-type="float" office:value="276090" table:style-name="ce63">
            <text:p>276 090</text:p>
          </table:table-cell>
          <table:table-cell office:value-type="float" office:value="90.470588620806041" table:style-name="ce64">
            <text:p>90,5<text:s text:c="5"/></text:p>
          </table:table-cell>
          <table:table-cell office:value-type="float" office:value="299492" table:style-name="ce63">
            <text:p>299 492</text:p>
          </table:table-cell>
          <table:table-cell office:value-type="float" office:value="90.101234976458727" table:style-name="ce64">
            <text:p>90,1<text:s text:c="5"/></text:p>
          </table:table-cell>
          <table:table-cell office:value-type="float" office:value="-5379" table:style-name="ce48">
            <text:p><text:s/>-5 379</text:p>
          </table:table-cell>
          <table:table-cell office:value-type="float" office:value="-1.9482777355210257" table:style-name="ce49">
            <text:p>-1,9<text:s text:c="3"/></text:p>
          </table:table-cell>
          <table:table-cell office:value-type="float" office:value="-28781" table:style-name="ce48">
            <text:p><text:s/>-28 781</text:p>
          </table:table-cell>
          <table:table-cell office:value-type="float" office:value="-9.609939497549183" table:style-name="ce49">
            <text:p>-9,6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22058" table:style-name="ce61">
            <text:p>22 058</text:p>
          </table:table-cell>
          <table:table-cell office:value-type="float" office:value="7.3972722181420636" table:style-name="ce62">
            <text:p>7,4<text:s text:c="5"/></text:p>
          </table:table-cell>
          <table:table-cell office:value-type="float" office:value="22296" table:style-name="ce63">
            <text:p>22 296</text:p>
          </table:table-cell>
          <table:table-cell office:value-type="float" office:value="7.3060677456245839" table:style-name="ce64">
            <text:p>7,3<text:s text:c="5"/></text:p>
          </table:table-cell>
          <table:table-cell office:value-type="float" office:value="23781" table:style-name="ce63">
            <text:p>23 781</text:p>
          </table:table-cell>
          <table:table-cell office:value-type="float" office:value="7.1544397478903106" table:style-name="ce64">
            <text:p>7,2<text:s text:c="5"/></text:p>
          </table:table-cell>
          <table:table-cell office:value-type="float" office:value="-238" table:style-name="ce48">
            <text:p><text:s/>- 238</text:p>
          </table:table-cell>
          <table:table-cell office:value-type="float" office:value="-1.0674560459275206" table:style-name="ce49">
            <text:p>-1,1<text:s text:c="3"/></text:p>
          </table:table-cell>
          <table:table-cell office:value-type="float" office:value="-1723" table:style-name="ce48">
            <text:p><text:s/>-1 723</text:p>
          </table:table-cell>
          <table:table-cell office:value-type="float" office:value="-7.2452798452546148" table:style-name="ce49">
            <text:p>-7,2<text:s text:c="3"/></text:p>
          </table:table-cell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55164" table:style-name="ce61">
            <text:p>55 164</text:p>
          </table:table-cell>
          <table:table-cell office:value-type="float" office:value="18.499552300371239" table:style-name="ce62">
            <text:p>18,5<text:s text:c="5"/></text:p>
          </table:table-cell>
          <table:table-cell office:value-type="float" office:value="55490" table:style-name="ce63">
            <text:p>55 490</text:p>
          </table:table-cell>
          <table:table-cell office:value-type="float" office:value="18.183248080584328" table:style-name="ce64">
            <text:p>18,2<text:s text:c="5"/></text:p>
          </table:table-cell>
          <table:table-cell office:value-type="float" office:value="65244" table:style-name="ce63">
            <text:p>65 244</text:p>
          </table:table-cell>
          <table:table-cell office:value-type="float" office:value="19.628454098286678" table:style-name="ce64">
            <text:p>19,6<text:s text:c="5"/></text:p>
          </table:table-cell>
          <table:table-cell office:value-type="float" office:value="-326" table:style-name="ce48">
            <text:p><text:s/>- 326</text:p>
          </table:table-cell>
          <table:table-cell office:value-type="float" office:value="-0.58749324202559028" table:style-name="ce49">
            <text:p>-0,6<text:s text:c="3"/></text:p>
          </table:table-cell>
          <table:table-cell office:value-type="float" office:value="-10080" table:style-name="ce48">
            <text:p><text:s/>-10 080</text:p>
          </table:table-cell>
          <table:table-cell office:value-type="float" office:value="-15.449696523818282" table:style-name="ce49">
            <text:p>-15,4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44735" table:style-name="ce61">
            <text:p>44 735</text:p>
          </table:table-cell>
          <table:table-cell office:value-type="float" office:value="15.002129507597479" table:style-name="ce62">
            <text:p>15,0<text:s text:c="5"/></text:p>
          </table:table-cell>
          <table:table-cell office:value-type="float" office:value="45388" table:style-name="ce63">
            <text:p>45 388</text:p>
          </table:table-cell>
          <table:table-cell office:value-type="float" office:value="14.872972857840358" table:style-name="ce64">
            <text:p>14,9<text:s text:c="5"/></text:p>
          </table:table-cell>
          <table:table-cell office:value-type="float" office:value="51459" table:style-name="ce63">
            <text:p>51 459</text:p>
          </table:table-cell>
          <table:table-cell office:value-type="float" office:value="15.481279802644444" table:style-name="ce64">
            <text:p>15,5<text:s text:c="5"/></text:p>
          </table:table-cell>
          <table:table-cell office:value-type="float" office:value="-653" table:style-name="ce48">
            <text:p><text:s/>- 653</text:p>
          </table:table-cell>
          <table:table-cell office:value-type="float" office:value="-1.4387062659733849" table:style-name="ce49">
            <text:p>-1,4<text:s text:c="3"/></text:p>
          </table:table-cell>
          <table:table-cell office:value-type="float" office:value="-6724" table:style-name="ce48">
            <text:p><text:s/>-6 724</text:p>
          </table:table-cell>
          <table:table-cell office:value-type="float" office:value="-13.066713305738551" table:style-name="ce49">
            <text:p>-13,1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58289" table:style-name="ce61">
            <text:p>58 289</text:p>
          </table:table-cell>
          <table:table-cell office:value-type="float" office:value="19.547538322752867" table:style-name="ce62">
            <text:p>19,5<text:s text:c="5"/></text:p>
          </table:table-cell>
          <table:table-cell office:value-type="float" office:value="59691" table:style-name="ce63">
            <text:p>59 691</text:p>
          </table:table-cell>
          <table:table-cell office:value-type="float" office:value="19.559853328134064" table:style-name="ce64">
            <text:p>19,6<text:s text:c="5"/></text:p>
          </table:table-cell>
          <table:table-cell office:value-type="float" office:value="64766" table:style-name="ce63">
            <text:p>64 766</text:p>
          </table:table-cell>
          <table:table-cell office:value-type="float" office:value="19.484649287745" table:style-name="ce64">
            <text:p>19,5<text:s text:c="5"/></text:p>
          </table:table-cell>
          <table:table-cell office:value-type="float" office:value="-1402" table:style-name="ce48">
            <text:p><text:s/>-1 402</text:p>
          </table:table-cell>
          <table:table-cell office:value-type="float" office:value="-2.3487627950612318" table:style-name="ce49">
            <text:p>-2,3<text:s text:c="3"/></text:p>
          </table:table-cell>
          <table:table-cell office:value-type="float" office:value="-6477" table:style-name="ce48">
            <text:p><text:s/>-6 477</text:p>
          </table:table-cell>
          <table:table-cell office:value-type="float" office:value="-10.0006176080042" table:style-name="ce49">
            <text:p>-10,0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78268" table:style-name="ce61">
            <text:p>78 268</text:p>
          </table:table-cell>
          <table:table-cell office:value-type="float" office:value="26.247606399924877" table:style-name="ce62">
            <text:p>26,2<text:s text:c="5"/></text:p>
          </table:table-cell>
          <table:table-cell office:value-type="float" office:value="81399" table:style-name="ce63">
            <text:p>81 399</text:p>
          </table:table-cell>
          <table:table-cell office:value-type="float" office:value="26.67324221502043" table:style-name="ce64">
            <text:p>26,7<text:s text:c="5"/></text:p>
          </table:table-cell>
          <table:table-cell office:value-type="float" office:value="84197" table:style-name="ce63">
            <text:p>84 197</text:p>
          </table:table-cell>
          <table:table-cell office:value-type="float" office:value="25.330405090329279" table:style-name="ce64">
            <text:p>25,3<text:s text:c="5"/></text:p>
          </table:table-cell>
          <table:table-cell office:value-type="float" office:value="-3131" table:style-name="ce48">
            <text:p><text:s/>-3 131</text:p>
          </table:table-cell>
          <table:table-cell office:value-type="float" office:value="-3.8464846005479183" table:style-name="ce49">
            <text:p>-3,8<text:s text:c="3"/></text:p>
          </table:table-cell>
          <table:table-cell office:value-type="float" office:value="-5929" table:style-name="ce48">
            <text:p><text:s/>-5 929</text:p>
          </table:table-cell>
          <table:table-cell office:value-type="float" office:value="-7.0418185921113583" table:style-name="ce49">
            <text:p>-7,0<text:s text:c="3"/></text:p>
          </table:table-cell>
          <table:table-cell table:style-name="ce59"/>
          <table:table-cell table:style-name="ce65"/>
          <table:table-cell table:number-columns-repeated="4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39677" table:style-name="ce61">
            <text:p>39 677</text:p>
          </table:table-cell>
          <table:table-cell office:value-type="float" office:value="13.305901251211472" table:style-name="ce62">
            <text:p>13,3<text:s text:c="5"/></text:p>
          </table:table-cell>
          <table:table-cell office:value-type="float" office:value="40907" table:style-name="ce63">
            <text:p>40 907</text:p>
          </table:table-cell>
          <table:table-cell office:value-type="float" office:value="13.404615772796236" table:style-name="ce64">
            <text:p>13,4<text:s text:c="5"/></text:p>
          </table:table-cell>
          <table:table-cell office:value-type="float" office:value="42948" table:style-name="ce63">
            <text:p>42 948</text:p>
          </table:table-cell>
          <table:table-cell office:value-type="float" office:value="12.920771973104289" table:style-name="ce64">
            <text:p>12,9<text:s text:c="5"/></text:p>
          </table:table-cell>
          <table:table-cell office:value-type="float" office:value="-1230" table:style-name="ce48">
            <text:p><text:s/>-1 230</text:p>
          </table:table-cell>
          <table:table-cell office:value-type="float" office:value="-3.0068203485955949" table:style-name="ce49">
            <text:p>-3,0<text:s text:c="3"/></text:p>
          </table:table-cell>
          <table:table-cell office:value-type="float" office:value="-3271" table:style-name="ce48">
            <text:p><text:s/>-3 271</text:p>
          </table:table-cell>
          <table:table-cell office:value-type="float" office:value="-7.6161870168575954" table:style-name="ce49">
            <text:p>-7,6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Homens</text:p>
          </table:table-cell>
          <table:table-cell office:value-type="float" office:value="129069" table:style-name="ce55">
            <text:p>129 069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34595" table:style-name="ce57">
            <text:p>134 595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47684" table:style-name="ce57">
            <text:p>147 684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5526" table:style-name="ce39">
            <text:p><text:s/>-5 526</text:p>
          </table:table-cell>
          <table:table-cell office:value-type="float" office:value="-4.1056502841858915" table:style-name="ce40">
            <text:p>-4,1<text:s text:c="3"/></text:p>
          </table:table-cell>
          <table:table-cell office:value-type="float" office:value="-18615" table:style-name="ce39">
            <text:p><text:s/>-18 615</text:p>
          </table:table-cell>
          <table:table-cell office:value-type="float" office:value="-12.604615259608353" table:style-name="ce40">
            <text:p>-12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2299" table:style-name="ce61">
            <text:p>12 299</text:p>
          </table:table-cell>
          <table:table-cell office:value-type="float" office:value="9.5290116139429291" table:style-name="ce62">
            <text:p>9,5<text:s text:c="5"/></text:p>
          </table:table-cell>
          <table:table-cell office:value-type="float" office:value="13504" table:style-name="ce63">
            <text:p>13 504</text:p>
          </table:table-cell>
          <table:table-cell office:value-type="float" office:value="10.033062149411197" table:style-name="ce64">
            <text:p>10,0<text:s text:c="5"/></text:p>
          </table:table-cell>
          <table:table-cell office:value-type="float" office:value="14174" table:style-name="ce63">
            <text:p>14 174</text:p>
          </table:table-cell>
          <table:table-cell office:value-type="float" office:value="9.5975190271119413" table:style-name="ce64">
            <text:p>9,6<text:s text:c="5"/></text:p>
          </table:table-cell>
          <table:table-cell office:value-type="float" office:value="-1205" table:style-name="ce48">
            <text:p><text:s/>-1 205</text:p>
          </table:table-cell>
          <table:table-cell office:value-type="float" office:value="-8.9232819905213265" table:style-name="ce49">
            <text:p>-8,9<text:s text:c="3"/></text:p>
          </table:table-cell>
          <table:table-cell office:value-type="float" office:value="-1875" table:style-name="ce48">
            <text:p><text:s/>-1 875</text:p>
          </table:table-cell>
          <table:table-cell office:value-type="float" office:value="-13.228446451248765" table:style-name="ce49">
            <text:p>-13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16770" table:style-name="ce61">
            <text:p>116 770</text:p>
          </table:table-cell>
          <table:table-cell office:value-type="float" office:value="90.470988386057073" table:style-name="ce62">
            <text:p>90,5<text:s text:c="5"/></text:p>
          </table:table-cell>
          <table:table-cell office:value-type="float" office:value="121091" table:style-name="ce63">
            <text:p>121 091</text:p>
          </table:table-cell>
          <table:table-cell office:value-type="float" office:value="89.966937850588806" table:style-name="ce64">
            <text:p>90,0<text:s text:c="5"/></text:p>
          </table:table-cell>
          <table:table-cell office:value-type="float" office:value="133510" table:style-name="ce63">
            <text:p>133 510</text:p>
          </table:table-cell>
          <table:table-cell office:value-type="float" office:value="90.402480972888057" table:style-name="ce64">
            <text:p>90,4<text:s text:c="5"/></text:p>
          </table:table-cell>
          <table:table-cell office:value-type="float" office:value="-4321" table:style-name="ce48">
            <text:p><text:s/>-4 321</text:p>
          </table:table-cell>
          <table:table-cell office:value-type="float" office:value="-3.5683907144213856" table:style-name="ce49">
            <text:p>-3,6<text:s text:c="3"/></text:p>
          </table:table-cell>
          <table:table-cell office:value-type="float" office:value="-16740" table:style-name="ce48">
            <text:p><text:s/>-16 740</text:p>
          </table:table-cell>
          <table:table-cell office:value-type="float" office:value="-12.53838663770504" table:style-name="ce49">
            <text:p>-12,5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69436" table:style-name="ce61">
            <text:p>69 436</text:p>
          </table:table-cell>
          <table:table-cell office:value-type="float" office:value="53.797581138770731" table:style-name="ce62">
            <text:p>53,8<text:s text:c="5"/></text:p>
          </table:table-cell>
          <table:table-cell office:value-type="float" office:value="74074" table:style-name="ce63">
            <text:p>74 074</text:p>
          </table:table-cell>
          <table:table-cell office:value-type="float" office:value="55.034733831122992" table:style-name="ce64">
            <text:p>55,0<text:s text:c="5"/></text:p>
          </table:table-cell>
          <table:table-cell office:value-type="float" office:value="73415" table:style-name="ce63">
            <text:p>73 415</text:p>
          </table:table-cell>
          <table:table-cell office:value-type="float" office:value="49.710869153056528" table:style-name="ce64">
            <text:p>49,7<text:s text:c="5"/></text:p>
          </table:table-cell>
          <table:table-cell office:value-type="float" office:value="-4638" table:style-name="ce48">
            <text:p><text:s/>-4 638</text:p>
          </table:table-cell>
          <table:table-cell office:value-type="float" office:value="-6.2613062613062613" table:style-name="ce49">
            <text:p>-6,3<text:s text:c="3"/></text:p>
          </table:table-cell>
          <table:table-cell office:value-type="float" office:value="-3979" table:style-name="ce48">
            <text:p><text:s/>-3 979</text:p>
          </table:table-cell>
          <table:table-cell office:value-type="float" office:value="-5.4198733228904175" table:style-name="ce49">
            <text:p>-5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59633" table:style-name="ce61">
            <text:p>59 633</text:p>
          </table:table-cell>
          <table:table-cell office:value-type="float" office:value="46.202418861229269" table:style-name="ce62">
            <text:p>46,2<text:s text:c="5"/></text:p>
          </table:table-cell>
          <table:table-cell office:value-type="float" office:value="60521" table:style-name="ce63">
            <text:p>60 521</text:p>
          </table:table-cell>
          <table:table-cell office:value-type="float" office:value="44.965266168877001" table:style-name="ce64">
            <text:p>45,0<text:s text:c="5"/></text:p>
          </table:table-cell>
          <table:table-cell office:value-type="float" office:value="74269" table:style-name="ce63">
            <text:p>74 269</text:p>
          </table:table-cell>
          <table:table-cell office:value-type="float" office:value="50.289130846943472" table:style-name="ce64">
            <text:p>50,3<text:s text:c="5"/></text:p>
          </table:table-cell>
          <table:table-cell office:value-type="float" office:value="-888" table:style-name="ce48">
            <text:p><text:s/>- 888</text:p>
          </table:table-cell>
          <table:table-cell office:value-type="float" office:value="-1.4672592984253399" table:style-name="ce49">
            <text:p>-1,5<text:s text:c="3"/></text:p>
          </table:table-cell>
          <table:table-cell office:value-type="float" office:value="-14636" table:style-name="ce48">
            <text:p><text:s/>-14 636</text:p>
          </table:table-cell>
          <table:table-cell office:value-type="float" office:value="-19.706741709192261" table:style-name="ce49">
            <text:p>-19,7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0616" table:style-name="ce61">
            <text:p>10 616</text:p>
          </table:table-cell>
          <table:table-cell office:value-type="float" office:value="8.2250579147587732" table:style-name="ce62">
            <text:p>8,2<text:s text:c="5"/></text:p>
          </table:table-cell>
          <table:table-cell office:value-type="float" office:value="11377" table:style-name="ce63">
            <text:p>11 377</text:p>
          </table:table-cell>
          <table:table-cell office:value-type="float" office:value="8.4527657045209708" table:style-name="ce64">
            <text:p>8,5<text:s text:c="5"/></text:p>
          </table:table-cell>
          <table:table-cell office:value-type="float" office:value="13150" table:style-name="ce63">
            <text:p>13 150</text:p>
          </table:table-cell>
          <table:table-cell office:value-type="float" office:value="8.9041466915847352" table:style-name="ce64">
            <text:p>8,9<text:s text:c="5"/></text:p>
          </table:table-cell>
          <table:table-cell office:value-type="float" office:value="-761" table:style-name="ce48">
            <text:p><text:s/>- 761</text:p>
          </table:table-cell>
          <table:table-cell office:value-type="float" office:value="-6.6889338138349297" table:style-name="ce49">
            <text:p>-6,7<text:s text:c="3"/></text:p>
          </table:table-cell>
          <table:table-cell office:value-type="float" office:value="-2534" table:style-name="ce48">
            <text:p><text:s/>-2 534</text:p>
          </table:table-cell>
          <table:table-cell office:value-type="float" office:value="-19.269961977186313" table:style-name="ce49">
            <text:p>-19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18453" table:style-name="ce61">
            <text:p>118 453</text:p>
          </table:table-cell>
          <table:table-cell office:value-type="float" office:value="91.774942085241236" table:style-name="ce62">
            <text:p>91,8<text:s text:c="5"/></text:p>
          </table:table-cell>
          <table:table-cell office:value-type="float" office:value="123218" table:style-name="ce63">
            <text:p>123 218</text:p>
          </table:table-cell>
          <table:table-cell office:value-type="float" office:value="91.547234295479029" table:style-name="ce64">
            <text:p>91,5<text:s text:c="5"/></text:p>
          </table:table-cell>
          <table:table-cell office:value-type="float" office:value="134534" table:style-name="ce63">
            <text:p>134 534</text:p>
          </table:table-cell>
          <table:table-cell office:value-type="float" office:value="91.095853308415258" table:style-name="ce64">
            <text:p>91,1<text:s text:c="5"/></text:p>
          </table:table-cell>
          <table:table-cell office:value-type="float" office:value="-4765" table:style-name="ce48">
            <text:p><text:s/>-4 765</text:p>
          </table:table-cell>
          <table:table-cell office:value-type="float" office:value="-3.8671298024639258" table:style-name="ce49">
            <text:p>-3,9<text:s text:c="3"/></text:p>
          </table:table-cell>
          <table:table-cell office:value-type="float" office:value="-16081" table:style-name="ce48">
            <text:p><text:s/>-16 081</text:p>
          </table:table-cell>
          <table:table-cell office:value-type="float" office:value="-11.953112224419106" table:style-name="ce49">
            <text:p>-12,0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0109" table:style-name="ce61">
            <text:p>10 109</text:p>
          </table:table-cell>
          <table:table-cell office:value-type="float" office:value="7.8322447683022256" table:style-name="ce62">
            <text:p>7,8<text:s text:c="5"/></text:p>
          </table:table-cell>
          <table:table-cell office:value-type="float" office:value="10227" table:style-name="ce63">
            <text:p>10 227</text:p>
          </table:table-cell>
          <table:table-cell office:value-type="float" office:value="7.5983506073776876" table:style-name="ce64">
            <text:p>7,6<text:s text:c="5"/></text:p>
          </table:table-cell>
          <table:table-cell office:value-type="float" office:value="11219" table:style-name="ce63">
            <text:p>11 219</text:p>
          </table:table-cell>
          <table:table-cell office:value-type="float" office:value="7.5966252268356769" table:style-name="ce64">
            <text:p>7,6<text:s text:c="5"/></text:p>
          </table:table-cell>
          <table:table-cell office:value-type="float" office:value="-118" table:style-name="ce48">
            <text:p><text:s/>- 118</text:p>
          </table:table-cell>
          <table:table-cell office:value-type="float" office:value="-1.1538085460056713" table:style-name="ce49">
            <text:p>-1,2<text:s text:c="3"/></text:p>
          </table:table-cell>
          <table:table-cell office:value-type="float" office:value="-1110" table:style-name="ce48">
            <text:p><text:s/>-1 110</text:p>
          </table:table-cell>
          <table:table-cell office:value-type="float" office:value="-9.8939299402798824" table:style-name="ce49">
            <text:p>-9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6552" table:style-name="ce61">
            <text:p>26 552</text:p>
          </table:table-cell>
          <table:table-cell office:value-type="float" office:value="20.571942139475784" table:style-name="ce62">
            <text:p>20,6<text:s text:c="5"/></text:p>
          </table:table-cell>
          <table:table-cell office:value-type="float" office:value="27132" table:style-name="ce63">
            <text:p>27 132</text:p>
          </table:table-cell>
          <table:table-cell office:value-type="float" office:value="20.15825253538393" table:style-name="ce64">
            <text:p>20,2<text:s text:c="5"/></text:p>
          </table:table-cell>
          <table:table-cell office:value-type="float" office:value="32613" table:style-name="ce63">
            <text:p>32 613</text:p>
          </table:table-cell>
          <table:table-cell office:value-type="float" office:value="22.082960916551556" table:style-name="ce64">
            <text:p>22,1<text:s text:c="5"/></text:p>
          </table:table-cell>
          <table:table-cell office:value-type="float" office:value="-580" table:style-name="ce48">
            <text:p><text:s/>- 580</text:p>
          </table:table-cell>
          <table:table-cell office:value-type="float" office:value="-2.1376971841368126" table:style-name="ce49">
            <text:p>-2,1<text:s text:c="3"/></text:p>
          </table:table-cell>
          <table:table-cell office:value-type="float" office:value="-6061" table:style-name="ce48">
            <text:p><text:s/>-6 061</text:p>
          </table:table-cell>
          <table:table-cell office:value-type="float" office:value="-18.584613497684973" table:style-name="ce49">
            <text:p>-18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1774" table:style-name="ce61">
            <text:p>21 774</text:p>
          </table:table-cell>
          <table:table-cell office:value-type="float" office:value="16.870046254329079" table:style-name="ce62">
            <text:p>16,9<text:s text:c="5"/></text:p>
          </table:table-cell>
          <table:table-cell office:value-type="float" office:value="22764" table:style-name="ce63">
            <text:p>22 764</text:p>
          </table:table-cell>
          <table:table-cell office:value-type="float" office:value="16.912961105538837" table:style-name="ce64">
            <text:p>16,9<text:s text:c="5"/></text:p>
          </table:table-cell>
          <table:table-cell office:value-type="float" office:value="25811" table:style-name="ce63">
            <text:p>25 811</text:p>
          </table:table-cell>
          <table:table-cell office:value-type="float" office:value="17.477181008098373" table:style-name="ce64">
            <text:p>17,5<text:s text:c="5"/></text:p>
          </table:table-cell>
          <table:table-cell office:value-type="float" office:value="-990" table:style-name="ce48">
            <text:p><text:s/>- 990</text:p>
          </table:table-cell>
          <table:table-cell office:value-type="float" office:value="-4.3489720611491833" table:style-name="ce49">
            <text:p>-4,3<text:s text:c="3"/></text:p>
          </table:table-cell>
          <table:table-cell office:value-type="float" office:value="-4037" table:style-name="ce48">
            <text:p><text:s/>-4 037</text:p>
          </table:table-cell>
          <table:table-cell office:value-type="float" office:value="-15.640618341017396" table:style-name="ce49">
            <text:p>-15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24989" table:style-name="ce61">
            <text:p>24 989</text:p>
          </table:table-cell>
          <table:table-cell office:value-type="float" office:value="19.360961966080158" table:style-name="ce62">
            <text:p>19,4<text:s text:c="5"/></text:p>
          </table:table-cell>
          <table:table-cell office:value-type="float" office:value="26391" table:style-name="ce63">
            <text:p>26 391</text:p>
          </table:table-cell>
          <table:table-cell office:value-type="float" office:value="19.607712024963782" table:style-name="ce64">
            <text:p>19,6<text:s text:c="5"/></text:p>
          </table:table-cell>
          <table:table-cell office:value-type="float" office:value="28554" table:style-name="ce63">
            <text:p>28 554</text:p>
          </table:table-cell>
          <table:table-cell office:value-type="float" office:value="19.33452506703502" table:style-name="ce64">
            <text:p>19,3<text:s text:c="5"/></text:p>
          </table:table-cell>
          <table:table-cell office:value-type="float" office:value="-1402" table:style-name="ce48">
            <text:p><text:s/>-1 402</text:p>
          </table:table-cell>
          <table:table-cell office:value-type="float" office:value="-5.3124171118942058" table:style-name="ce49">
            <text:p>-5,3<text:s text:c="3"/></text:p>
          </table:table-cell>
          <table:table-cell office:value-type="float" office:value="-3565" table:style-name="ce48">
            <text:p><text:s/>-3 565</text:p>
          </table:table-cell>
          <table:table-cell office:value-type="float" office:value="-12.485115920711634" table:style-name="ce49">
            <text:p>-12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31633" table:style-name="ce61">
            <text:p>31 633</text:p>
          </table:table-cell>
          <table:table-cell office:value-type="float" office:value="24.50859617723853" table:style-name="ce62">
            <text:p>24,5<text:s text:c="5"/></text:p>
          </table:table-cell>
          <table:table-cell office:value-type="float" office:value="33490" table:style-name="ce63">
            <text:p>33 490</text:p>
          </table:table-cell>
          <table:table-cell office:value-type="float" office:value="24.882053568111743" table:style-name="ce64">
            <text:p>24,9<text:s text:c="5"/></text:p>
          </table:table-cell>
          <table:table-cell office:value-type="float" office:value="34205" table:style-name="ce63">
            <text:p>34 205</text:p>
          </table:table-cell>
          <table:table-cell office:value-type="float" office:value="23.160938219441508" table:style-name="ce64">
            <text:p>23,2<text:s text:c="5"/></text:p>
          </table:table-cell>
          <table:table-cell office:value-type="float" office:value="-1857" table:style-name="ce48">
            <text:p><text:s/>-1 857</text:p>
          </table:table-cell>
          <table:table-cell office:value-type="float" office:value="-5.54493878769782" table:style-name="ce49">
            <text:p>-5,5<text:s text:c="3"/></text:p>
          </table:table-cell>
          <table:table-cell office:value-type="float" office:value="-2572" table:style-name="ce48">
            <text:p><text:s/>-2 572</text:p>
          </table:table-cell>
          <table:table-cell office:value-type="float" office:value="-7.5193685133752384" table:style-name="ce49">
            <text:p>-7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14012" table:style-name="ce61">
            <text:p>14 012</text:p>
          </table:table-cell>
          <table:table-cell office:value-type="float" office:value="10.856208694574219" table:style-name="ce62">
            <text:p>10,9<text:s text:c="5"/></text:p>
          </table:table-cell>
          <table:table-cell office:value-type="float" office:value="14591" table:style-name="ce63">
            <text:p>14 591</text:p>
          </table:table-cell>
          <table:table-cell office:value-type="float" office:value="10.84067015862402" table:style-name="ce64">
            <text:p>10,8<text:s text:c="5"/></text:p>
          </table:table-cell>
          <table:table-cell office:value-type="float" office:value="15282" table:style-name="ce63">
            <text:p>15 282</text:p>
          </table:table-cell>
          <table:table-cell office:value-type="float" office:value="10.347769562037865" table:style-name="ce64">
            <text:p>10,3<text:s text:c="5"/></text:p>
          </table:table-cell>
          <table:table-cell office:value-type="float" office:value="-579" table:style-name="ce48">
            <text:p><text:s/>- 579</text:p>
          </table:table-cell>
          <table:table-cell office:value-type="float" office:value="-3.9681995750805292" table:style-name="ce49">
            <text:p>-4,0<text:s text:c="3"/></text:p>
          </table:table-cell>
          <table:table-cell office:value-type="float" office:value="-1270" table:style-name="ce48">
            <text:p><text:s/>-1 270</text:p>
          </table:table-cell>
          <table:table-cell office:value-type="float" office:value="-8.3104305719146705" table:style-name="ce49">
            <text:p>-8,3<text:s text:c="3"/></text:p>
          </table:table-cell>
          <table:table-cell table:number-columns-repeated="16372"/>
        </table:table-row>
        <table:table-row table:style-name="ro9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office:value-type="float" office:value="0" table:style-name="ce54">
            <text:p>0,0<text:s text:c="5"/>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67">
            <text:p><text:s text:c="9"/>Mulheres</text:p>
          </table:table-cell>
          <table:table-cell office:value-type="float" office:value="169122" table:style-name="ce55">
            <text:p>169 122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70576" table:style-name="ce57">
            <text:p>170 576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84711" table:style-name="ce57">
            <text:p>184 711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1454" table:style-name="ce39">
            <text:p><text:s/>-1 454</text:p>
          </table:table-cell>
          <table:table-cell office:value-type="float" office:value="-0.85240596566926174" table:style-name="ce40">
            <text:p>-0,9<text:s text:c="3"/></text:p>
          </table:table-cell>
          <table:table-cell office:value-type="float" office:value="-15589" table:style-name="ce39">
            <text:p><text:s/>-15 589</text:p>
          </table:table-cell>
          <table:table-cell office:value-type="float" office:value="-8.4396706205910856" table:style-name="ce40">
            <text:p>-8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5388" table:style-name="ce61">
            <text:p>15 388</text:p>
          </table:table-cell>
          <table:table-cell office:value-type="float" office:value="9.0987571102517713" table:style-name="ce62">
            <text:p>9,1<text:s text:c="5"/></text:p>
          </table:table-cell>
          <table:table-cell office:value-type="float" office:value="16583" table:style-name="ce63">
            <text:p>16 583</text:p>
          </table:table-cell>
          <table:table-cell office:value-type="float" office:value="9.7217662508207479" table:style-name="ce64">
            <text:p>9,7<text:s text:c="5"/></text:p>
          </table:table-cell>
          <table:table-cell office:value-type="float" office:value="17359" table:style-name="ce63">
            <text:p>17 359</text:p>
          </table:table-cell>
          <table:table-cell office:value-type="float" office:value="9.3979243250266631" table:style-name="ce64">
            <text:p>9,4<text:s text:c="5"/></text:p>
          </table:table-cell>
          <table:table-cell office:value-type="float" office:value="-1195" table:style-name="ce48">
            <text:p><text:s/>-1 195</text:p>
          </table:table-cell>
          <table:table-cell office:value-type="float" office:value="-7.2061749984924317" table:style-name="ce49">
            <text:p>-7,2<text:s text:c="3"/></text:p>
          </table:table-cell>
          <table:table-cell office:value-type="float" office:value="-1971" table:style-name="ce48">
            <text:p><text:s/>-1 971</text:p>
          </table:table-cell>
          <table:table-cell office:value-type="float" office:value="-11.354340687827639" table:style-name="ce49">
            <text:p>-11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53734" table:style-name="ce61">
            <text:p>153 734</text:p>
          </table:table-cell>
          <table:table-cell office:value-type="float" office:value="90.901242889748218" table:style-name="ce62">
            <text:p>90,9<text:s text:c="5"/></text:p>
          </table:table-cell>
          <table:table-cell office:value-type="float" office:value="153993" table:style-name="ce63">
            <text:p>153 993</text:p>
          </table:table-cell>
          <table:table-cell office:value-type="float" office:value="90.27823374917925" table:style-name="ce64">
            <text:p>90,3<text:s text:c="5"/></text:p>
          </table:table-cell>
          <table:table-cell office:value-type="float" office:value="167352" table:style-name="ce63">
            <text:p>167 352</text:p>
          </table:table-cell>
          <table:table-cell office:value-type="float" office:value="90.602075674973335" table:style-name="ce64">
            <text:p>90,6<text:s text:c="5"/></text:p>
          </table:table-cell>
          <table:table-cell office:value-type="float" office:value="-259" table:style-name="ce48">
            <text:p><text:s/>- 259</text:p>
          </table:table-cell>
          <table:table-cell office:value-type="float" office:value="-0.16818946315741626" table:style-name="ce49">
            <text:p>-0,2<text:s text:c="3"/></text:p>
          </table:table-cell>
          <table:table-cell office:value-type="float" office:value="-13618" table:style-name="ce48">
            <text:p><text:s/>-13 618</text:p>
          </table:table-cell>
          <table:table-cell office:value-type="float" office:value="-8.137339260958937" table:style-name="ce49">
            <text:p>-8,1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93892" table:style-name="ce61">
            <text:p>93 892</text:p>
          </table:table-cell>
          <table:table-cell office:value-type="float" office:value="55.517318858575472" table:style-name="ce62">
            <text:p>55,5<text:s text:c="5"/></text:p>
          </table:table-cell>
          <table:table-cell office:value-type="float" office:value="94857" table:style-name="ce63">
            <text:p>94 857</text:p>
          </table:table-cell>
          <table:table-cell office:value-type="float" office:value="55.609816152330929" table:style-name="ce64">
            <text:p>55,6<text:s text:c="5"/></text:p>
          </table:table-cell>
          <table:table-cell office:value-type="float" office:value="96230" table:style-name="ce63">
            <text:p>96 230</text:p>
          </table:table-cell>
          <table:table-cell office:value-type="float" office:value="52.097601117421263" table:style-name="ce64">
            <text:p>52,1<text:s text:c="5"/></text:p>
          </table:table-cell>
          <table:table-cell office:value-type="float" office:value="-965" table:style-name="ce48">
            <text:p><text:s/>- 965</text:p>
          </table:table-cell>
          <table:table-cell office:value-type="float" office:value="-1.0173208092180861" table:style-name="ce49">
            <text:p>-1,0<text:s text:c="3"/></text:p>
          </table:table-cell>
          <table:table-cell office:value-type="float" office:value="-2338" table:style-name="ce48">
            <text:p><text:s/>-2 338</text:p>
          </table:table-cell>
          <table:table-cell office:value-type="float" office:value="-2.4295957601579552" table:style-name="ce49">
            <text:p>-2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75230" table:style-name="ce61">
            <text:p>75 230</text:p>
          </table:table-cell>
          <table:table-cell office:value-type="float" office:value="44.482681141424536" table:style-name="ce62">
            <text:p>44,5<text:s text:c="5"/></text:p>
          </table:table-cell>
          <table:table-cell office:value-type="float" office:value="75719" table:style-name="ce63">
            <text:p>75 719</text:p>
          </table:table-cell>
          <table:table-cell office:value-type="float" office:value="44.390183847669071" table:style-name="ce64">
            <text:p>44,4<text:s text:c="5"/></text:p>
          </table:table-cell>
          <table:table-cell office:value-type="float" office:value="88481" table:style-name="ce63">
            <text:p>88 481</text:p>
          </table:table-cell>
          <table:table-cell office:value-type="float" office:value="47.90239888257873" table:style-name="ce64">
            <text:p>47,9<text:s text:c="5"/></text:p>
          </table:table-cell>
          <table:table-cell office:value-type="float" office:value="-489" table:style-name="ce48">
            <text:p><text:s/>- 489</text:p>
          </table:table-cell>
          <table:table-cell office:value-type="float" office:value="-0.64580884586431409" table:style-name="ce49">
            <text:p>-0,6<text:s text:c="3"/></text:p>
          </table:table-cell>
          <table:table-cell office:value-type="float" office:value="-13251" table:style-name="ce48">
            <text:p><text:s/>-13 251</text:p>
          </table:table-cell>
          <table:table-cell office:value-type="float" office:value="-14.976096563103944" table:style-name="ce49">
            <text:p>-15,0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6864" table:style-name="ce61">
            <text:p>16 864</text:p>
          </table:table-cell>
          <table:table-cell office:value-type="float" office:value="9.9714998640035013" table:style-name="ce62">
            <text:p>10,0<text:s text:c="5"/></text:p>
          </table:table-cell>
          <table:table-cell office:value-type="float" office:value="17704" table:style-name="ce63">
            <text:p>17 704</text:p>
          </table:table-cell>
          <table:table-cell office:value-type="float" office:value="10.378951317887628" table:style-name="ce64">
            <text:p>10,4<text:s text:c="5"/></text:p>
          </table:table-cell>
          <table:table-cell office:value-type="float" office:value="19753" table:style-name="ce63">
            <text:p>19 753</text:p>
          </table:table-cell>
          <table:table-cell office:value-type="float" office:value="10.694003064246308" table:style-name="ce64">
            <text:p>10,7<text:s text:c="5"/></text:p>
          </table:table-cell>
          <table:table-cell office:value-type="float" office:value="-840" table:style-name="ce48">
            <text:p><text:s/>- 840</text:p>
          </table:table-cell>
          <table:table-cell office:value-type="float" office:value="-4.7446904654315407" table:style-name="ce49">
            <text:p>-4,7<text:s text:c="3"/></text:p>
          </table:table-cell>
          <table:table-cell office:value-type="float" office:value="-2889" table:style-name="ce48">
            <text:p><text:s/>-2 889</text:p>
          </table:table-cell>
          <table:table-cell office:value-type="float" office:value="-14.625626487115881" table:style-name="ce49">
            <text:p>-14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52258" table:style-name="ce61">
            <text:p>152 258</text:p>
          </table:table-cell>
          <table:table-cell office:value-type="float" office:value="90.028500135996509" table:style-name="ce62">
            <text:p>90,0<text:s text:c="5"/></text:p>
          </table:table-cell>
          <table:table-cell office:value-type="float" office:value="152872" table:style-name="ce63">
            <text:p>152 872</text:p>
          </table:table-cell>
          <table:table-cell office:value-type="float" office:value="89.621048682112374" table:style-name="ce64">
            <text:p>89,6<text:s text:c="5"/></text:p>
          </table:table-cell>
          <table:table-cell office:value-type="float" office:value="164958" table:style-name="ce63">
            <text:p>164 958</text:p>
          </table:table-cell>
          <table:table-cell office:value-type="float" office:value="89.305996935753697" table:style-name="ce64">
            <text:p>89,3<text:s text:c="5"/></text:p>
          </table:table-cell>
          <table:table-cell office:value-type="float" office:value="-614" table:style-name="ce48">
            <text:p><text:s/>- 614</text:p>
          </table:table-cell>
          <table:table-cell office:value-type="float" office:value="-0.40164320477262028" table:style-name="ce49">
            <text:p>-0,4<text:s text:c="3"/></text:p>
          </table:table-cell>
          <table:table-cell office:value-type="float" office:value="-12700" table:style-name="ce48">
            <text:p><text:s/>-12 700</text:p>
          </table:table-cell>
          <table:table-cell office:value-type="float" office:value="-7.6989294244595596" table:style-name="ce49">
            <text:p>-7,7<text:s text:c="3"/></text:p>
          </table:table-cell>
          <table:table-cell table:number-columns-repeated="16372"/>
        </table:table-row>
        <table:table-row table:style-name="ro8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1949" table:style-name="ce61">
            <text:p>11 949</text:p>
          </table:table-cell>
          <table:table-cell office:value-type="float" office:value="7.0653137971405249" table:style-name="ce62">
            <text:p>7,1<text:s text:c="5"/></text:p>
          </table:table-cell>
          <table:table-cell office:value-type="float" office:value="12069" table:style-name="ce63">
            <text:p>12 069</text:p>
          </table:table-cell>
          <table:table-cell office:value-type="float" office:value="7.0754385142106742" table:style-name="ce64">
            <text:p>7,1<text:s text:c="5"/></text:p>
          </table:table-cell>
          <table:table-cell office:value-type="float" office:value="12562" table:style-name="ce63">
            <text:p>12 562</text:p>
          </table:table-cell>
          <table:table-cell office:value-type="float" office:value="6.8008943701241398" table:style-name="ce64">
            <text:p>6,8<text:s text:c="5"/></text:p>
          </table:table-cell>
          <table:table-cell office:value-type="float" office:value="-120" table:style-name="ce48">
            <text:p><text:s/>- 120</text:p>
          </table:table-cell>
          <table:table-cell office:value-type="float" office:value="-0.99428287347750433" table:style-name="ce49">
            <text:p>-1,0<text:s text:c="3"/></text:p>
          </table:table-cell>
          <table:table-cell office:value-type="float" office:value="-613" table:style-name="ce48">
            <text:p><text:s/>- 613</text:p>
          </table:table-cell>
          <table:table-cell office:value-type="float" office:value="-4.8797962107944599" table:style-name="ce49">
            <text:p>-4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8612" table:style-name="ce61">
            <text:p>28 612</text:p>
          </table:table-cell>
          <table:table-cell office:value-type="float" office:value="16.91796454630385" table:style-name="ce62">
            <text:p>16,9<text:s text:c="5"/></text:p>
          </table:table-cell>
          <table:table-cell office:value-type="float" office:value="28358" table:style-name="ce63">
            <text:p>28 358</text:p>
          </table:table-cell>
          <table:table-cell office:value-type="float" office:value="16.624847575274366" table:style-name="ce64">
            <text:p>16,6<text:s text:c="5"/></text:p>
          </table:table-cell>
          <table:table-cell office:value-type="float" office:value="32631" table:style-name="ce63">
            <text:p>32 631</text:p>
          </table:table-cell>
          <table:table-cell office:value-type="float" office:value="17.665975496857254" table:style-name="ce64">
            <text:p>17,7<text:s text:c="5"/></text:p>
          </table:table-cell>
          <table:table-cell office:value-type="float" office:value="254" table:style-name="ce48">
            <text:p>+ 254</text:p>
          </table:table-cell>
          <table:table-cell office:value-type="float" office:value="0.89569081035333953" table:style-name="ce49">
            <text:p>+0,9<text:s text:c="3"/></text:p>
          </table:table-cell>
          <table:table-cell office:value-type="float" office:value="-4019" table:style-name="ce48">
            <text:p><text:s/>-4 019</text:p>
          </table:table-cell>
          <table:table-cell office:value-type="float" office:value="-12.316508841285893" table:style-name="ce49">
            <text:p>-12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2961" table:style-name="ce61">
            <text:p>22 961</text:p>
          </table:table-cell>
          <table:table-cell office:value-type="float" office:value="13.57658968082213" table:style-name="ce62">
            <text:p>13,6<text:s text:c="5"/></text:p>
          </table:table-cell>
          <table:table-cell office:value-type="float" office:value="22624" table:style-name="ce63">
            <text:p>22 624</text:p>
          </table:table-cell>
          <table:table-cell office:value-type="float" office:value="13.263296126066972" table:style-name="ce64">
            <text:p>13,3<text:s text:c="5"/></text:p>
          </table:table-cell>
          <table:table-cell office:value-type="float" office:value="25648" table:style-name="ce63">
            <text:p>25 648</text:p>
          </table:table-cell>
          <table:table-cell office:value-type="float" office:value="13.885475147663106" table:style-name="ce64">
            <text:p>13,9<text:s text:c="5"/></text:p>
          </table:table-cell>
          <table:table-cell office:value-type="float" office:value="337" table:style-name="ce48">
            <text:p>+ 337</text:p>
          </table:table-cell>
          <table:table-cell office:value-type="float" office:value="1.4895685997171146" table:style-name="ce49">
            <text:p>+1,5<text:s text:c="3"/></text:p>
          </table:table-cell>
          <table:table-cell office:value-type="float" office:value="-2687" table:style-name="ce48">
            <text:p><text:s/>-2 687</text:p>
          </table:table-cell>
          <table:table-cell office:value-type="float" office:value="-10.476450405489707" table:style-name="ce49">
            <text:p>-10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3300" table:style-name="ce61">
            <text:p>33 300</text:p>
          </table:table-cell>
          <table:table-cell office:value-type="float" office:value="19.689927980984141" table:style-name="ce62">
            <text:p>19,7<text:s text:c="5"/></text:p>
          </table:table-cell>
          <table:table-cell office:value-type="float" office:value="33300" table:style-name="ce63">
            <text:p>33 300</text:p>
          </table:table-cell>
          <table:table-cell office:value-type="float" office:value="19.52208986023825" table:style-name="ce64">
            <text:p>19,5<text:s text:c="5"/></text:p>
          </table:table-cell>
          <table:table-cell office:value-type="float" office:value="36212" table:style-name="ce63">
            <text:p>36 212</text:p>
          </table:table-cell>
          <table:table-cell office:value-type="float" office:value="19.604679742949795" table:style-name="ce64">
            <text:p>19,6<text:s text:c="5"/></text:p>
          </table:table-cell>
          <table:table-cell office:value-type="float" office:value="0" table:style-name="ce48">
            <text:p>+ 0</text:p>
          </table:table-cell>
          <table:table-cell office:value-type="float" office:value="0" table:style-name="ce49">
            <text:p>+0,0<text:s text:c="3"/></text:p>
          </table:table-cell>
          <table:table-cell office:value-type="float" office:value="-2912" table:style-name="ce48">
            <text:p><text:s/>-2 912</text:p>
          </table:table-cell>
          <table:table-cell office:value-type="float" office:value="-8.0415331934165479" table:style-name="ce49">
            <text:p>-8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46635" table:style-name="ce61">
            <text:p>46 635</text:p>
          </table:table-cell>
          <table:table-cell office:value-type="float" office:value="27.574768510306168" table:style-name="ce62">
            <text:p>27,6<text:s text:c="5"/></text:p>
          </table:table-cell>
          <table:table-cell office:value-type="float" office:value="47909" table:style-name="ce63">
            <text:p>47 909</text:p>
          </table:table-cell>
          <table:table-cell office:value-type="float" office:value="28.086600694118751" table:style-name="ce64">
            <text:p>28,1<text:s text:c="5"/></text:p>
          </table:table-cell>
          <table:table-cell office:value-type="float" office:value="49992" table:style-name="ce63">
            <text:p>49 992</text:p>
          </table:table-cell>
          <table:table-cell office:value-type="float" office:value="27.064982594431303" table:style-name="ce64">
            <text:p>27,1<text:s text:c="5"/></text:p>
          </table:table-cell>
          <table:table-cell office:value-type="float" office:value="-1274" table:style-name="ce48">
            <text:p><text:s/>-1 274</text:p>
          </table:table-cell>
          <table:table-cell office:value-type="float" office:value="-2.6592080819887705" table:style-name="ce49">
            <text:p>-2,7<text:s text:c="3"/></text:p>
          </table:table-cell>
          <table:table-cell office:value-type="float" office:value="-3357" table:style-name="ce48">
            <text:p><text:s/>-3 357</text:p>
          </table:table-cell>
          <table:table-cell office:value-type="float" office:value="-6.7150744119059054" table:style-name="ce49">
            <text:p>-6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25665" table:style-name="ce61">
            <text:p>25 665</text:p>
          </table:table-cell>
          <table:table-cell office:value-type="float" office:value="15.175435484443184" table:style-name="ce62">
            <text:p>15,2<text:s text:c="5"/></text:p>
          </table:table-cell>
          <table:table-cell office:value-type="float" office:value="26316" table:style-name="ce63">
            <text:p>26 316</text:p>
          </table:table-cell>
          <table:table-cell office:value-type="float" office:value="15.427727230090985" table:style-name="ce64">
            <text:p>15,4<text:s text:c="5"/></text:p>
          </table:table-cell>
          <table:table-cell office:value-type="float" office:value="27666" table:style-name="ce63">
            <text:p>27 666</text:p>
          </table:table-cell>
          <table:table-cell office:value-type="float" office:value="14.977992647974403" table:style-name="ce64">
            <text:p>15,0<text:s text:c="5"/></text:p>
          </table:table-cell>
          <table:table-cell office:value-type="float" office:value="-651" table:style-name="ce48">
            <text:p><text:s/>- 651</text:p>
          </table:table-cell>
          <table:table-cell office:value-type="float" office:value="-2.4737802097583219" table:style-name="ce49">
            <text:p>-2,5<text:s text:c="3"/></text:p>
          </table:table-cell>
          <table:table-cell office:value-type="float" office:value="-2001" table:style-name="ce48">
            <text:p><text:s/>-2 001</text:p>
          </table:table-cell>
          <table:table-cell office:value-type="float" office:value="-7.232704402515723" table:style-name="ce49">
            <text:p>-7,2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1"/>
          <table:table-cell table:style-name="ce72"/>
          <table:table-cell table:style-name="ce73"/>
          <table:table-cell table:style-name="ce74"/>
          <table:table-cell table:style-name="ce73"/>
          <table:table-cell table:style-name="ce74"/>
          <table:table-cell table:number-columns-repeated="16372"/>
        </table:table-row>
        <table:table-row table:style-name="ro1">
          <table:table-cell/>
          <table:table-cell office:value-type="string" table:style-name="ce75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78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78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79"/>
          <table:table-cell table:number-columns-repeated="16372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48855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7226in" svg:y="0.23793in" svg:width="1.89885in" svg:height="0.51757in">
                <draw:text-box>
                  <text:p text:style-name="a23" text:class-names="" text:cond-style-name=""><text:span text:style-name="a21" text:class-names="">JUNHO 2019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5" draw:style-name="a19" draw:name="Text Box 122" svg:x="0in" svg:y="0in" svg:width="0.97917in" svg:height="0.32063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Quadro 2 - PEDIDOS DE EMPREGO <text:s text:c="2"/>E <text:s text:c="3"/>DESEMPREGO REGISTADO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3">
          <table:table-cell/>
          <table:table-cell table:style-name="ce15"/>
          <table:table-cell office:value-type="string" table:style-name="ce84">
            <text:p>JUNH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I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UNH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7">
          <table:table-cell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34">
            <text:p>PEDIDOS DE EMPREGO</text:p>
          </table:table-cell>
          <table:table-cell office:value-type="float" office:value="425045" table:style-name="ce35">
            <text:p>425 045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436056" table:style-name="ce37">
            <text:p>436 056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467665" table:style-name="ce37">
            <text:p>467 665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11011" table:style-name="ce39">
            <text:p><text:s/>-11 011</text:p>
          </table:table-cell>
          <table:table-cell office:value-type="float" office:value="-2.5251343864090852" table:style-name="ce40">
            <text:p>-2,5<text:s text:c="3"/></text:p>
          </table:table-cell>
          <table:table-cell office:value-type="float" office:value="-42620" table:style-name="ce39">
            <text:p><text:s/>-42 620</text:p>
          </table:table-cell>
          <table:table-cell office:value-type="float" office:value="-9.1133610597329291" table:style-name="ce40">
            <text:p>-9,1<text:s text:c="3"/></text:p>
          </table:table-cell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DESEMPREGO REGISTADO</text:p>
          </table:table-cell>
          <table:table-cell office:value-type="float" office:value="275950" table:style-name="ce44">
            <text:p>275 950</text:p>
          </table:table-cell>
          <table:table-cell office:value-type="float" office:value="64.922537613664431" table:style-name="ce45">
            <text:p>64,9<text:s text:c="5"/></text:p>
          </table:table-cell>
          <table:table-cell office:value-type="float" office:value="282292" table:style-name="ce46">
            <text:p>282 292</text:p>
          </table:table-cell>
          <table:table-cell office:value-type="float" office:value="64.737556644100763" table:style-name="ce47">
            <text:p>64,7<text:s text:c="5"/></text:p>
          </table:table-cell>
          <table:table-cell office:value-type="float" office:value="308245" table:style-name="ce46">
            <text:p>308 245</text:p>
          </table:table-cell>
          <table:table-cell office:value-type="float" office:value="65.91149647717917" table:style-name="ce47">
            <text:p>65,9<text:s text:c="5"/></text:p>
          </table:table-cell>
          <table:table-cell office:value-type="float" office:value="-6342" table:style-name="ce48">
            <text:p><text:s/>-6 342</text:p>
          </table:table-cell>
          <table:table-cell office:value-type="float" office:value="-2.2466098933019709" table:style-name="ce49">
            <text:p>-2,2<text:s text:c="3"/></text:p>
          </table:table-cell>
          <table:table-cell office:value-type="float" office:value="-32295" table:style-name="ce48">
            <text:p><text:s/>-32 295</text:p>
          </table:table-cell>
          <table:table-cell office:value-type="float" office:value="-10.477055588898441" table:style-name="ce49">
            <text:p>-10,5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EMPREGADOS</text:p>
          </table:table-cell>
          <table:table-cell office:value-type="float" office:value="40486" table:style-name="ce44">
            <text:p>40 486</text:p>
          </table:table-cell>
          <table:table-cell office:value-type="float" office:value="9.52510910609465" table:style-name="ce45">
            <text:p>9,5<text:s text:c="5"/></text:p>
          </table:table-cell>
          <table:table-cell office:value-type="float" office:value="42104" table:style-name="ce46">
            <text:p>42 104</text:p>
          </table:table-cell>
          <table:table-cell office:value-type="float" office:value="9.6556405599280826" table:style-name="ce47">
            <text:p>9,7<text:s text:c="5"/></text:p>
          </table:table-cell>
          <table:table-cell office:value-type="float" office:value="48535" table:style-name="ce46">
            <text:p>48 535</text:p>
          </table:table-cell>
          <table:table-cell office:value-type="float" office:value="10.378155303475779" table:style-name="ce47">
            <text:p>10,4<text:s text:c="5"/></text:p>
          </table:table-cell>
          <table:table-cell office:value-type="float" office:value="-1618" table:style-name="ce48">
            <text:p><text:s/>-1 618</text:p>
          </table:table-cell>
          <table:table-cell office:value-type="float" office:value="-3.8428652859585783" table:style-name="ce49">
            <text:p>-3,8<text:s text:c="3"/></text:p>
          </table:table-cell>
          <table:table-cell office:value-type="float" office:value="-8049" table:style-name="ce48">
            <text:p><text:s/>-8 049</text:p>
          </table:table-cell>
          <table:table-cell office:value-type="float" office:value="-16.583908519625012" table:style-name="ce49">
            <text:p>-16,6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OCUPADOS</text:p>
          </table:table-cell>
          <table:table-cell office:value-type="float" office:value="85769" table:style-name="ce44">
            <text:p>85 769</text:p>
          </table:table-cell>
          <table:table-cell office:value-type="float" office:value="20.178804597160301" table:style-name="ce45">
            <text:p>20,2<text:s text:c="5"/></text:p>
          </table:table-cell>
          <table:table-cell office:value-type="float" office:value="86401" table:style-name="ce46">
            <text:p>86 401</text:p>
          </table:table-cell>
          <table:table-cell office:value-type="float" office:value="19.814198176381016" table:style-name="ce47">
            <text:p>19,8<text:s text:c="5"/></text:p>
          </table:table-cell>
          <table:table-cell office:value-type="float" office:value="87202" table:style-name="ce46">
            <text:p>87 202</text:p>
          </table:table-cell>
          <table:table-cell office:value-type="float" office:value="18.646253194059849" table:style-name="ce47">
            <text:p>18,6<text:s text:c="5"/></text:p>
          </table:table-cell>
          <table:table-cell office:value-type="float" office:value="-632" table:style-name="ce48">
            <text:p><text:s/>- 632</text:p>
          </table:table-cell>
          <table:table-cell office:value-type="float" office:value="-0.73147301535861853" table:style-name="ce49">
            <text:p>-0,7<text:s text:c="3"/></text:p>
          </table:table-cell>
          <table:table-cell office:value-type="float" office:value="-1433" table:style-name="ce48">
            <text:p><text:s/>-1 433</text:p>
          </table:table-cell>
          <table:table-cell office:value-type="float" office:value="-1.6433109332354763" table:style-name="ce49">
            <text:p>-1,6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INDISPONIVEIS TEMPORÁRIAMENTE</text:p>
          </table:table-cell>
          <table:table-cell office:value-type="float" office:value="22840" table:style-name="ce44">
            <text:p>22 840</text:p>
          </table:table-cell>
          <table:table-cell office:value-type="float" office:value="5.3735486830806156" table:style-name="ce45">
            <text:p>5,4<text:s text:c="5"/></text:p>
          </table:table-cell>
          <table:table-cell office:value-type="float" office:value="25259" table:style-name="ce46">
            <text:p>25 259</text:p>
          </table:table-cell>
          <table:table-cell office:value-type="float" office:value="5.7926046195901444" table:style-name="ce47">
            <text:p>5,8<text:s text:c="5"/></text:p>
          </table:table-cell>
          <table:table-cell office:value-type="float" office:value="23683" table:style-name="ce46">
            <text:p>23 683</text:p>
          </table:table-cell>
          <table:table-cell office:value-type="float" office:value="5.0640950252851935" table:style-name="ce47">
            <text:p>5,1<text:s text:c="5"/></text:p>
          </table:table-cell>
          <table:table-cell office:value-type="float" office:value="-2419" table:style-name="ce48">
            <text:p><text:s/>-2 419</text:p>
          </table:table-cell>
          <table:table-cell office:value-type="float" office:value="-9.5767845124510078" table:style-name="ce49">
            <text:p>-9,6<text:s text:c="3"/></text:p>
          </table:table-cell>
          <table:table-cell office:value-type="float" office:value="-843" table:style-name="ce48">
            <text:p><text:s/>- 843</text:p>
          </table:table-cell>
          <table:table-cell office:value-type="float" office:value="-3.5595152641134988" table:style-name="ce49">
            <text:p>-3,6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11">
          <table:table-cell/>
          <table:table-cell table:style-name="ce43"/>
          <table:table-cell table:style-name="ce51"/>
          <table:table-cell table:style-name="ce52"/>
          <table:table-cell table:style-name="ce53"/>
          <table:table-cell table:style-name="ce54"/>
          <table:table-cell table:style-name="ce5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6" table:style-name="ce42"/>
          <table:table-cell table:number-columns-repeated="16366"/>
        </table:table-row>
        <table:table-row table:style-name="ro5">
          <table:table-cell/>
          <table:table-cell office:value-type="string" table:style-name="ce34">
            <text:p><text:s text:c="5"/>DESEMPREGO REGISTADO</text:p>
          </table:table-cell>
          <table:table-cell office:value-type="float" office:value="275950" table:style-name="ce55">
            <text:p>275 950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282292" table:style-name="ce57">
            <text:p>282 292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308245" table:style-name="ce57">
            <text:p>308 245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6342" table:style-name="ce39">
            <text:p><text:s/>-6 342</text:p>
          </table:table-cell>
          <table:table-cell office:value-type="float" office:value="-2.2466098933019709" table:style-name="ce40">
            <text:p>-2,2<text:s text:c="3"/></text:p>
          </table:table-cell>
          <table:table-cell office:value-type="float" office:value="-32295" table:style-name="ce39">
            <text:p><text:s/>-32 295</text:p>
          </table:table-cell>
          <table:table-cell office:value-type="float" office:value="-10.477055588898441" table:style-name="ce40">
            <text:p>-10,5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Homens<text:s/></text:p>
          </table:table-cell>
          <table:table-cell office:value-type="float" office:value="118332" table:style-name="ce61">
            <text:p>118 332</text:p>
          </table:table-cell>
          <table:table-cell office:value-type="float" office:value="42.881681464033342" table:style-name="ce62">
            <text:p>42,9<text:s text:c="5"/></text:p>
          </table:table-cell>
          <table:table-cell office:value-type="float" office:value="123587" table:style-name="ce63">
            <text:p>123 587</text:p>
          </table:table-cell>
          <table:table-cell office:value-type="float" office:value="43.779844983208875" table:style-name="ce64">
            <text:p>43,8<text:s text:c="5"/></text:p>
          </table:table-cell>
          <table:table-cell office:value-type="float" office:value="135460" table:style-name="ce63">
            <text:p>135 460</text:p>
          </table:table-cell>
          <table:table-cell office:value-type="float" office:value="43.945562782851304" table:style-name="ce64">
            <text:p>43,9<text:s text:c="5"/></text:p>
          </table:table-cell>
          <table:table-cell office:value-type="float" office:value="-5255" table:style-name="ce48">
            <text:p><text:s/>-5 255</text:p>
          </table:table-cell>
          <table:table-cell office:value-type="float" office:value="-4.252065346678858" table:style-name="ce49">
            <text:p>-4,3<text:s text:c="3"/></text:p>
          </table:table-cell>
          <table:table-cell office:value-type="float" office:value="-17128" table:style-name="ce48">
            <text:p><text:s/>-17 128</text:p>
          </table:table-cell>
          <table:table-cell office:value-type="float" office:value="-12.644323047394066" table:style-name="ce49">
            <text:p>-12,6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Mulheres</text:p>
          </table:table-cell>
          <table:table-cell office:value-type="float" office:value="157618" table:style-name="ce61">
            <text:p>157 618</text:p>
          </table:table-cell>
          <table:table-cell office:value-type="float" office:value="57.118318535966658" table:style-name="ce62">
            <text:p>57,1<text:s text:c="5"/></text:p>
          </table:table-cell>
          <table:table-cell office:value-type="float" office:value="158705" table:style-name="ce63">
            <text:p>158 705</text:p>
          </table:table-cell>
          <table:table-cell office:value-type="float" office:value="56.220155016791132" table:style-name="ce64">
            <text:p>56,2<text:s text:c="5"/></text:p>
          </table:table-cell>
          <table:table-cell office:value-type="float" office:value="172785" table:style-name="ce63">
            <text:p>172 785</text:p>
          </table:table-cell>
          <table:table-cell office:value-type="float" office:value="56.054437217148703" table:style-name="ce64">
            <text:p>56,1<text:s text:c="5"/></text:p>
          </table:table-cell>
          <table:table-cell office:value-type="float" office:value="-1087" table:style-name="ce48">
            <text:p><text:s/>-1 087</text:p>
          </table:table-cell>
          <table:table-cell office:value-type="float" office:value="-0.68491855959169523" table:style-name="ce49">
            <text:p>-0,7<text:s text:c="3"/></text:p>
          </table:table-cell>
          <table:table-cell office:value-type="float" office:value="-15167" table:style-name="ce48">
            <text:p><text:s/>-15 167</text:p>
          </table:table-cell>
          <table:table-cell office:value-type="float" office:value="-8.7779610498596519" table:style-name="ce49">
            <text:p>-8,8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2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25261" table:style-name="ce61">
            <text:p>25 261</text:p>
          </table:table-cell>
          <table:table-cell office:value-type="float" office:value="9.154194600471099" table:style-name="ce62">
            <text:p>9,2<text:s text:c="5"/></text:p>
          </table:table-cell>
          <table:table-cell office:value-type="float" office:value="27422" table:style-name="ce63">
            <text:p>27 422</text:p>
          </table:table-cell>
          <table:table-cell office:value-type="float" office:value="9.7140549501934164" table:style-name="ce64">
            <text:p>9,7<text:s text:c="5"/></text:p>
          </table:table-cell>
          <table:table-cell office:value-type="float" office:value="28655" table:style-name="ce63">
            <text:p>28 655</text:p>
          </table:table-cell>
          <table:table-cell office:value-type="float" office:value="9.2961767425262369" table:style-name="ce64">
            <text:p>9,3<text:s text:c="5"/></text:p>
          </table:table-cell>
          <table:table-cell office:value-type="float" office:value="-2161" table:style-name="ce48">
            <text:p><text:s/>-2 161</text:p>
          </table:table-cell>
          <table:table-cell office:value-type="float" office:value="-7.8805338779082481" table:style-name="ce49">
            <text:p>-7,9<text:s text:c="3"/></text:p>
          </table:table-cell>
          <table:table-cell office:value-type="float" office:value="-3394" table:style-name="ce48">
            <text:p><text:s/>-3 394</text:p>
          </table:table-cell>
          <table:table-cell office:value-type="float" office:value="-11.844355260861979" table:style-name="ce49">
            <text:p>-11,8<text:s text:c="3"/></text:p>
          </table:table-cell>
          <table:table-cell table:style-name="ce65"/>
          <table:table-cell table:number-columns-repeated="5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250689" table:style-name="ce61">
            <text:p>250 689</text:p>
          </table:table-cell>
          <table:table-cell office:value-type="float" office:value="90.845805399528899" table:style-name="ce62">
            <text:p>90,8<text:s text:c="5"/></text:p>
          </table:table-cell>
          <table:table-cell office:value-type="float" office:value="254870" table:style-name="ce63">
            <text:p>254 870</text:p>
          </table:table-cell>
          <table:table-cell office:value-type="float" office:value="90.285945049806585" table:style-name="ce64">
            <text:p>90,3<text:s text:c="5"/></text:p>
          </table:table-cell>
          <table:table-cell office:value-type="float" office:value="279590" table:style-name="ce63">
            <text:p>279 590</text:p>
          </table:table-cell>
          <table:table-cell office:value-type="float" office:value="90.703823257473758" table:style-name="ce64">
            <text:p>90,7<text:s text:c="5"/></text:p>
          </table:table-cell>
          <table:table-cell office:value-type="float" office:value="-4181" table:style-name="ce48">
            <text:p><text:s/>-4 181</text:p>
          </table:table-cell>
          <table:table-cell office:value-type="float" office:value="-1.640444147997018" table:style-name="ce49">
            <text:p>-1,6<text:s text:c="3"/></text:p>
          </table:table-cell>
          <table:table-cell office:value-type="float" office:value="-28901" table:style-name="ce48">
            <text:p><text:s/>-28 901</text:p>
          </table:table-cell>
          <table:table-cell office:value-type="float" office:value="-10.336921921384885" table:style-name="ce49">
            <text:p>-10,3<text:s text:c="3"/></text:p>
          </table:table-cell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52216" table:style-name="ce61">
            <text:p>152 216</text:p>
          </table:table-cell>
          <table:table-cell office:value-type="float" office:value="55.160717521290096" table:style-name="ce62">
            <text:p>55,2<text:s text:c="5"/></text:p>
          </table:table-cell>
          <table:table-cell office:value-type="float" office:value="157146" table:style-name="ce63">
            <text:p>157 146</text:p>
          </table:table-cell>
          <table:table-cell office:value-type="float" office:value="55.667889986255368" table:style-name="ce64">
            <text:p>55,7<text:s text:c="5"/></text:p>
          </table:table-cell>
          <table:table-cell office:value-type="float" office:value="157733" table:style-name="ce63">
            <text:p>157 733</text:p>
          </table:table-cell>
          <table:table-cell office:value-type="float" office:value="51.171308537040339" table:style-name="ce64">
            <text:p>51,2<text:s text:c="5"/></text:p>
          </table:table-cell>
          <table:table-cell office:value-type="float" office:value="-4930" table:style-name="ce48">
            <text:p><text:s/>-4 930</text:p>
          </table:table-cell>
          <table:table-cell office:value-type="float" office:value="-3.137209983073066" table:style-name="ce49">
            <text:p>-3,1<text:s text:c="3"/></text:p>
          </table:table-cell>
          <table:table-cell office:value-type="float" office:value="-5517" table:style-name="ce48">
            <text:p><text:s/>-5 517</text:p>
          </table:table-cell>
          <table:table-cell office:value-type="float" office:value="-3.4976827930743726" table:style-name="ce49">
            <text:p>-3,5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23734" table:style-name="ce61">
            <text:p>123 734</text:p>
          </table:table-cell>
          <table:table-cell office:value-type="float" office:value="44.839282478709912" table:style-name="ce62">
            <text:p>44,8<text:s text:c="5"/></text:p>
          </table:table-cell>
          <table:table-cell office:value-type="float" office:value="125146" table:style-name="ce63">
            <text:p>125 146</text:p>
          </table:table-cell>
          <table:table-cell office:value-type="float" office:value="44.332110013744632" table:style-name="ce64">
            <text:p>44,3<text:s text:c="5"/></text:p>
          </table:table-cell>
          <table:table-cell office:value-type="float" office:value="150512" table:style-name="ce63">
            <text:p>150 512</text:p>
          </table:table-cell>
          <table:table-cell office:value-type="float" office:value="48.828691462959661" table:style-name="ce64">
            <text:p>48,8<text:s text:c="5"/></text:p>
          </table:table-cell>
          <table:table-cell office:value-type="float" office:value="-1412" table:style-name="ce48">
            <text:p><text:s/>-1 412</text:p>
          </table:table-cell>
          <table:table-cell office:value-type="float" office:value="-1.1282821664296103" table:style-name="ce49">
            <text:p>-1,1<text:s text:c="3"/></text:p>
          </table:table-cell>
          <table:table-cell office:value-type="float" office:value="-26778" table:style-name="ce48">
            <text:p><text:s/>-26 778</text:p>
          </table:table-cell>
          <table:table-cell office:value-type="float" office:value="-17.791272456681195" table:style-name="ce49">
            <text:p>-17,8<text:s text:c="3"/></text:p>
          </table:table-cell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25698" table:style-name="ce61">
            <text:p>25 698</text:p>
          </table:table-cell>
          <table:table-cell office:value-type="float" office:value="9.3125566225765546" table:style-name="ce62">
            <text:p>9,3<text:s text:c="5"/></text:p>
          </table:table-cell>
          <table:table-cell office:value-type="float" office:value="27123" table:style-name="ce63">
            <text:p>27 123</text:p>
          </table:table-cell>
          <table:table-cell office:value-type="float" office:value="9.6081362560752694" table:style-name="ce64">
            <text:p>9,6<text:s text:c="5"/></text:p>
          </table:table-cell>
          <table:table-cell office:value-type="float" office:value="30700" table:style-name="ce63">
            <text:p>30 700</text:p>
          </table:table-cell>
          <table:table-cell office:value-type="float" office:value="9.9596100504468854" table:style-name="ce64">
            <text:p>10,0<text:s text:c="5"/></text:p>
          </table:table-cell>
          <table:table-cell office:value-type="float" office:value="-1425" table:style-name="ce48">
            <text:p><text:s/>-1 425</text:p>
          </table:table-cell>
          <table:table-cell office:value-type="float" office:value="-5.2538436013715293" table:style-name="ce49">
            <text:p>-5,3<text:s text:c="3"/></text:p>
          </table:table-cell>
          <table:table-cell office:value-type="float" office:value="-5002" table:style-name="ce48">
            <text:p><text:s/>-5 002</text:p>
          </table:table-cell>
          <table:table-cell office:value-type="float" office:value="-16.293159609120522" table:style-name="ce49">
            <text:p>-16,3<text:s text:c="3"/></text:p>
          </table:table-cell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250252" table:style-name="ce61">
            <text:p>250 252</text:p>
          </table:table-cell>
          <table:table-cell office:value-type="float" office:value="90.687443377423449" table:style-name="ce62">
            <text:p>90,7<text:s text:c="5"/></text:p>
          </table:table-cell>
          <table:table-cell office:value-type="float" office:value="255169" table:style-name="ce63">
            <text:p>255 169</text:p>
          </table:table-cell>
          <table:table-cell office:value-type="float" office:value="90.391863743924731" table:style-name="ce64">
            <text:p>90,4<text:s text:c="5"/></text:p>
          </table:table-cell>
          <table:table-cell office:value-type="float" office:value="277545" table:style-name="ce63">
            <text:p>277 545</text:p>
          </table:table-cell>
          <table:table-cell office:value-type="float" office:value="90.040389949553116" table:style-name="ce64">
            <text:p>90,0<text:s text:c="5"/></text:p>
          </table:table-cell>
          <table:table-cell office:value-type="float" office:value="-4917" table:style-name="ce48">
            <text:p><text:s/>-4 917</text:p>
          </table:table-cell>
          <table:table-cell office:value-type="float" office:value="-1.926958212008512" table:style-name="ce49">
            <text:p>-1,9<text:s text:c="3"/></text:p>
          </table:table-cell>
          <table:table-cell office:value-type="float" office:value="-27293" table:style-name="ce48">
            <text:p><text:s/>-27 293</text:p>
          </table:table-cell>
          <table:table-cell office:value-type="float" office:value="-9.8337206579113303" table:style-name="ce49">
            <text:p>-9,8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2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20697" table:style-name="ce61">
            <text:p>20 697</text:p>
          </table:table-cell>
          <table:table-cell office:value-type="float" office:value="7.5002717883674572" table:style-name="ce62">
            <text:p>7,5<text:s text:c="5"/></text:p>
          </table:table-cell>
          <table:table-cell office:value-type="float" office:value="20917" table:style-name="ce63">
            <text:p>20 917</text:p>
          </table:table-cell>
          <table:table-cell office:value-type="float" office:value="7.4097034276564697" table:style-name="ce64">
            <text:p>7,4<text:s text:c="5"/></text:p>
          </table:table-cell>
          <table:table-cell office:value-type="float" office:value="22514" table:style-name="ce63">
            <text:p>22 514</text:p>
          </table:table-cell>
          <table:table-cell office:value-type="float" office:value="7.3039303151713737" table:style-name="ce64">
            <text:p>7,3<text:s text:c="5"/></text:p>
          </table:table-cell>
          <table:table-cell office:value-type="float" office:value="-220" table:style-name="ce48">
            <text:p><text:s/>- 220</text:p>
          </table:table-cell>
          <table:table-cell office:value-type="float" office:value="-1.0517760673136682" table:style-name="ce49">
            <text:p>-1,1<text:s text:c="3"/></text:p>
          </table:table-cell>
          <table:table-cell office:value-type="float" office:value="-1817" table:style-name="ce48">
            <text:p><text:s/>-1 817</text:p>
          </table:table-cell>
          <table:table-cell office:value-type="float" office:value="-8.0705338900239862" table:style-name="ce49">
            <text:p>-8,1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50349" table:style-name="ce61">
            <text:p>50 349</text:p>
          </table:table-cell>
          <table:table-cell office:value-type="float" office:value="18.245696684181915" table:style-name="ce62">
            <text:p>18,2<text:s text:c="5"/></text:p>
          </table:table-cell>
          <table:table-cell office:value-type="float" office:value="50598" table:style-name="ce63">
            <text:p>50 598</text:p>
          </table:table-cell>
          <table:table-cell office:value-type="float" office:value="17.923993595284315" table:style-name="ce64">
            <text:p>17,9<text:s text:c="5"/></text:p>
          </table:table-cell>
          <table:table-cell office:value-type="float" office:value="59875" table:style-name="ce63">
            <text:p>59 875</text:p>
          </table:table-cell>
          <table:table-cell office:value-type="float" office:value="19.424483771026292" table:style-name="ce64">
            <text:p>19,4<text:s text:c="5"/></text:p>
          </table:table-cell>
          <table:table-cell office:value-type="float" office:value="-249" table:style-name="ce48">
            <text:p><text:s/>- 249</text:p>
          </table:table-cell>
          <table:table-cell office:value-type="float" office:value="-0.4921143128186885" table:style-name="ce49">
            <text:p>-0,5<text:s text:c="3"/></text:p>
          </table:table-cell>
          <table:table-cell office:value-type="float" office:value="-9526" table:style-name="ce48">
            <text:p><text:s/>-9 526</text:p>
          </table:table-cell>
          <table:table-cell office:value-type="float" office:value="-15.909812108559498" table:style-name="ce49">
            <text:p>-15,9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40363" table:style-name="ce61">
            <text:p>40 363</text:p>
          </table:table-cell>
          <table:table-cell office:value-type="float" office:value="14.626925167602828" table:style-name="ce62">
            <text:p>14,6<text:s text:c="5"/></text:p>
          </table:table-cell>
          <table:table-cell office:value-type="float" office:value="40928" table:style-name="ce63">
            <text:p>40 928</text:p>
          </table:table-cell>
          <table:table-cell office:value-type="float" office:value="14.49846258484123" table:style-name="ce64">
            <text:p>14,5<text:s text:c="5"/></text:p>
          </table:table-cell>
          <table:table-cell office:value-type="float" office:value="46623" table:style-name="ce63">
            <text:p>46 623</text:p>
          </table:table-cell>
          <table:table-cell office:value-type="float" office:value="15.125306168794303" table:style-name="ce64">
            <text:p>15,1<text:s text:c="5"/></text:p>
          </table:table-cell>
          <table:table-cell office:value-type="float" office:value="-565" table:style-name="ce48">
            <text:p><text:s/>- 565</text:p>
          </table:table-cell>
          <table:table-cell office:value-type="float" office:value="-1.3804730258014073" table:style-name="ce49">
            <text:p>-1,4<text:s text:c="3"/></text:p>
          </table:table-cell>
          <table:table-cell office:value-type="float" office:value="-6260" table:style-name="ce48">
            <text:p><text:s/>-6 260</text:p>
          </table:table-cell>
          <table:table-cell office:value-type="float" office:value="-13.426849409089932" table:style-name="ce49">
            <text:p>-13,4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54232" table:style-name="ce61">
            <text:p>54 232</text:p>
          </table:table-cell>
          <table:table-cell office:value-type="float" office:value="19.652835658633812" table:style-name="ce62">
            <text:p>19,7<text:s text:c="5"/></text:p>
          </table:table-cell>
          <table:table-cell office:value-type="float" office:value="55453" table:style-name="ce63">
            <text:p>55 453</text:p>
          </table:table-cell>
          <table:table-cell office:value-type="float" office:value="19.643843962988676" table:style-name="ce64">
            <text:p>19,6<text:s text:c="5"/></text:p>
          </table:table-cell>
          <table:table-cell office:value-type="float" office:value="60295" table:style-name="ce63">
            <text:p>60 295</text:p>
          </table:table-cell>
          <table:table-cell office:value-type="float" office:value="19.560739022530779" table:style-name="ce64">
            <text:p>19,6<text:s text:c="5"/></text:p>
          </table:table-cell>
          <table:table-cell office:value-type="float" office:value="-1221" table:style-name="ce48">
            <text:p><text:s/>-1 221</text:p>
          </table:table-cell>
          <table:table-cell office:value-type="float" office:value="-2.2018646421293706" table:style-name="ce49">
            <text:p>-2,2<text:s text:c="3"/></text:p>
          </table:table-cell>
          <table:table-cell office:value-type="float" office:value="-6063" table:style-name="ce48">
            <text:p><text:s/>-6 063</text:p>
          </table:table-cell>
          <table:table-cell office:value-type="float" office:value="-10.055560162534206" table:style-name="ce49">
            <text:p>-10,1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72595" table:style-name="ce61">
            <text:p>72 595</text:p>
          </table:table-cell>
          <table:table-cell office:value-type="float" office:value="26.307302047472369" table:style-name="ce62">
            <text:p>26,3<text:s text:c="5"/></text:p>
          </table:table-cell>
          <table:table-cell office:value-type="float" office:value="75440" table:style-name="ce63">
            <text:p>75 440</text:p>
          </table:table-cell>
          <table:table-cell office:value-type="float" office:value="26.724101285194052" table:style-name="ce64">
            <text:p>26,7<text:s text:c="5"/></text:p>
          </table:table-cell>
          <table:table-cell office:value-type="float" office:value="78039" table:style-name="ce63">
            <text:p>78 039</text:p>
          </table:table-cell>
          <table:table-cell office:value-type="float" office:value="25.317198981329785" table:style-name="ce64">
            <text:p>25,3<text:s text:c="5"/></text:p>
          </table:table-cell>
          <table:table-cell office:value-type="float" office:value="-2845" table:style-name="ce48">
            <text:p><text:s/>-2 845</text:p>
          </table:table-cell>
          <table:table-cell office:value-type="float" office:value="-3.7712089077412512" table:style-name="ce49">
            <text:p>-3,8<text:s text:c="3"/></text:p>
          </table:table-cell>
          <table:table-cell office:value-type="float" office:value="-5444" table:style-name="ce48">
            <text:p><text:s/>-5 444</text:p>
          </table:table-cell>
          <table:table-cell office:value-type="float" office:value="-6.9759991798972312" table:style-name="ce49">
            <text:p>-7,0<text:s text:c="3"/></text:p>
          </table:table-cell>
          <table:table-cell table:style-name="ce59"/>
          <table:table-cell table:style-name="ce65"/>
          <table:table-cell table:number-columns-repeated="4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37714" table:style-name="ce61">
            <text:p>37 714</text:p>
          </table:table-cell>
          <table:table-cell office:value-type="float" office:value="13.666968653741622" table:style-name="ce62">
            <text:p>13,7<text:s text:c="5"/></text:p>
          </table:table-cell>
          <table:table-cell office:value-type="float" office:value="38956" table:style-name="ce63">
            <text:p>38 956</text:p>
          </table:table-cell>
          <table:table-cell office:value-type="float" office:value="13.799895144035254" table:style-name="ce64">
            <text:p>13,8<text:s text:c="5"/></text:p>
          </table:table-cell>
          <table:table-cell office:value-type="float" office:value="40899" table:style-name="ce63">
            <text:p>40 899</text:p>
          </table:table-cell>
          <table:table-cell office:value-type="float" office:value="13.268341741147463" table:style-name="ce64">
            <text:p>13,3<text:s text:c="5"/></text:p>
          </table:table-cell>
          <table:table-cell office:value-type="float" office:value="-1242" table:style-name="ce48">
            <text:p><text:s/>-1 242</text:p>
          </table:table-cell>
          <table:table-cell office:value-type="float" office:value="-3.1882123421295825" table:style-name="ce49">
            <text:p>-3,2<text:s text:c="3"/></text:p>
          </table:table-cell>
          <table:table-cell office:value-type="float" office:value="-3185" table:style-name="ce48">
            <text:p><text:s/>-3 185</text:p>
          </table:table-cell>
          <table:table-cell office:value-type="float" office:value="-7.7874764664172718" table:style-name="ce49">
            <text:p>-7,8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Homens</text:p>
          </table:table-cell>
          <table:table-cell office:value-type="float" office:value="118332" table:style-name="ce55">
            <text:p>118 332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23587" table:style-name="ce57">
            <text:p>123 587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35460" table:style-name="ce57">
            <text:p>135 460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5255" table:style-name="ce39">
            <text:p><text:s/>-5 255</text:p>
          </table:table-cell>
          <table:table-cell office:value-type="float" office:value="-4.252065346678858" table:style-name="ce40">
            <text:p>-4,3<text:s text:c="3"/></text:p>
          </table:table-cell>
          <table:table-cell office:value-type="float" office:value="-17128" table:style-name="ce39">
            <text:p><text:s/>-17 128</text:p>
          </table:table-cell>
          <table:table-cell office:value-type="float" office:value="-12.644323047394066" table:style-name="ce40">
            <text:p>-12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1147" table:style-name="ce61">
            <text:p>11 147</text:p>
          </table:table-cell>
          <table:table-cell office:value-type="float" office:value="9.4201061420410372" table:style-name="ce62">
            <text:p>9,4<text:s text:c="5"/></text:p>
          </table:table-cell>
          <table:table-cell office:value-type="float" office:value="12238" table:style-name="ce63">
            <text:p>12 238</text:p>
          </table:table-cell>
          <table:table-cell office:value-type="float" office:value="9.9023360062142469" table:style-name="ce64">
            <text:p>9,9<text:s text:c="5"/></text:p>
          </table:table-cell>
          <table:table-cell office:value-type="float" office:value="12731" table:style-name="ce63">
            <text:p>12 731</text:p>
          </table:table-cell>
          <table:table-cell office:value-type="float" office:value="9.3983463753137464" table:style-name="ce64">
            <text:p>9,4<text:s text:c="5"/></text:p>
          </table:table-cell>
          <table:table-cell office:value-type="float" office:value="-1091" table:style-name="ce48">
            <text:p><text:s/>-1 091</text:p>
          </table:table-cell>
          <table:table-cell office:value-type="float" office:value="-8.9148553685242682" table:style-name="ce49">
            <text:p>-8,9<text:s text:c="3"/></text:p>
          </table:table-cell>
          <table:table-cell office:value-type="float" office:value="-1584" table:style-name="ce48">
            <text:p><text:s/>-1 584</text:p>
          </table:table-cell>
          <table:table-cell office:value-type="float" office:value="-12.442070536485742" table:style-name="ce49">
            <text:p>-12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07185" table:style-name="ce61">
            <text:p>107 185</text:p>
          </table:table-cell>
          <table:table-cell office:value-type="float" office:value="90.579893857958965" table:style-name="ce62">
            <text:p>90,6<text:s text:c="5"/></text:p>
          </table:table-cell>
          <table:table-cell office:value-type="float" office:value="111349" table:style-name="ce63">
            <text:p>111 349</text:p>
          </table:table-cell>
          <table:table-cell office:value-type="float" office:value="90.097663993785758" table:style-name="ce64">
            <text:p>90,1<text:s text:c="5"/></text:p>
          </table:table-cell>
          <table:table-cell office:value-type="float" office:value="122729" table:style-name="ce63">
            <text:p>122 729</text:p>
          </table:table-cell>
          <table:table-cell office:value-type="float" office:value="90.60165362468625" table:style-name="ce64">
            <text:p>90,6<text:s text:c="5"/></text:p>
          </table:table-cell>
          <table:table-cell office:value-type="float" office:value="-4164" table:style-name="ce48">
            <text:p><text:s/>-4 164</text:p>
          </table:table-cell>
          <table:table-cell office:value-type="float" office:value="-3.7395935302517307" table:style-name="ce49">
            <text:p>-3,7<text:s text:c="3"/></text:p>
          </table:table-cell>
          <table:table-cell office:value-type="float" office:value="-15544" table:style-name="ce48">
            <text:p><text:s/>-15 544</text:p>
          </table:table-cell>
          <table:table-cell office:value-type="float" office:value="-12.665303229065664" table:style-name="ce49">
            <text:p>-12,7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64161" table:style-name="ce61">
            <text:p>64 161</text:p>
          </table:table-cell>
          <table:table-cell office:value-type="float" office:value="54.221174323090956" table:style-name="ce62">
            <text:p>54,2<text:s text:c="5"/></text:p>
          </table:table-cell>
          <table:table-cell office:value-type="float" office:value="68512" table:style-name="ce63">
            <text:p>68 512</text:p>
          </table:table-cell>
          <table:table-cell office:value-type="float" office:value="55.436251385663539" table:style-name="ce64">
            <text:p>55,4<text:s text:c="5"/></text:p>
          </table:table-cell>
          <table:table-cell office:value-type="float" office:value="67579" table:style-name="ce63">
            <text:p>67 579</text:p>
          </table:table-cell>
          <table:table-cell office:value-type="float" office:value="49.888527978739113" table:style-name="ce64">
            <text:p>49,9<text:s text:c="5"/></text:p>
          </table:table-cell>
          <table:table-cell office:value-type="float" office:value="-4351" table:style-name="ce48">
            <text:p><text:s/>-4 351</text:p>
          </table:table-cell>
          <table:table-cell office:value-type="float" office:value="-6.3507122839794485" table:style-name="ce49">
            <text:p>-6,4<text:s text:c="3"/></text:p>
          </table:table-cell>
          <table:table-cell office:value-type="float" office:value="-3418" table:style-name="ce48">
            <text:p><text:s/>-3 418</text:p>
          </table:table-cell>
          <table:table-cell office:value-type="float" office:value="-5.0577842229094836" table:style-name="ce49">
            <text:p>-5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54171" table:style-name="ce61">
            <text:p>54 171</text:p>
          </table:table-cell>
          <table:table-cell office:value-type="float" office:value="45.778825676909037" table:style-name="ce62">
            <text:p>45,8<text:s text:c="5"/></text:p>
          </table:table-cell>
          <table:table-cell office:value-type="float" office:value="55075" table:style-name="ce63">
            <text:p>55 075</text:p>
          </table:table-cell>
          <table:table-cell office:value-type="float" office:value="44.563748614336454" table:style-name="ce64">
            <text:p>44,6<text:s text:c="5"/></text:p>
          </table:table-cell>
          <table:table-cell office:value-type="float" office:value="67881" table:style-name="ce63">
            <text:p>67 881</text:p>
          </table:table-cell>
          <table:table-cell office:value-type="float" office:value="50.11147202126088" table:style-name="ce64">
            <text:p>50,1<text:s text:c="5"/></text:p>
          </table:table-cell>
          <table:table-cell office:value-type="float" office:value="-904" table:style-name="ce48">
            <text:p><text:s/>- 904</text:p>
          </table:table-cell>
          <table:table-cell office:value-type="float" office:value="-1.6413980935088515" table:style-name="ce49">
            <text:p>-1,6<text:s text:c="3"/></text:p>
          </table:table-cell>
          <table:table-cell office:value-type="float" office:value="-13710" table:style-name="ce48">
            <text:p><text:s/>-13 710</text:p>
          </table:table-cell>
          <table:table-cell office:value-type="float" office:value="-20.197109647765942" table:style-name="ce49">
            <text:p>-20,2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9856" table:style-name="ce61">
            <text:p>9 856</text:p>
          </table:table-cell>
          <table:table-cell office:value-type="float" office:value="8.3291079336105192" table:style-name="ce62">
            <text:p>8,3<text:s text:c="5"/></text:p>
          </table:table-cell>
          <table:table-cell office:value-type="float" office:value="10531" table:style-name="ce63">
            <text:p>10 531</text:p>
          </table:table-cell>
          <table:table-cell office:value-type="float" office:value="8.5211227718125695" table:style-name="ce64">
            <text:p>8,5<text:s text:c="5"/></text:p>
          </table:table-cell>
          <table:table-cell office:value-type="float" office:value="12164" table:style-name="ce63">
            <text:p>12 164</text:p>
          </table:table-cell>
          <table:table-cell office:value-type="float" office:value="8.979772626605639" table:style-name="ce64">
            <text:p>9,0<text:s text:c="5"/></text:p>
          </table:table-cell>
          <table:table-cell office:value-type="float" office:value="-675" table:style-name="ce48">
            <text:p><text:s/>- 675</text:p>
          </table:table-cell>
          <table:table-cell office:value-type="float" office:value="-6.4096477067704871" table:style-name="ce49">
            <text:p>-6,4<text:s text:c="3"/></text:p>
          </table:table-cell>
          <table:table-cell office:value-type="float" office:value="-2308" table:style-name="ce48">
            <text:p><text:s/>-2 308</text:p>
          </table:table-cell>
          <table:table-cell office:value-type="float" office:value="-18.974021703387045" table:style-name="ce49">
            <text:p>-19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08476" table:style-name="ce61">
            <text:p>108 476</text:p>
          </table:table-cell>
          <table:table-cell office:value-type="float" office:value="91.67089206638947" table:style-name="ce62">
            <text:p>91,7<text:s text:c="5"/></text:p>
          </table:table-cell>
          <table:table-cell office:value-type="float" office:value="113056" table:style-name="ce63">
            <text:p>113 056</text:p>
          </table:table-cell>
          <table:table-cell office:value-type="float" office:value="91.478877228187429" table:style-name="ce64">
            <text:p>91,5<text:s text:c="5"/></text:p>
          </table:table-cell>
          <table:table-cell office:value-type="float" office:value="123296" table:style-name="ce63">
            <text:p>123 296</text:p>
          </table:table-cell>
          <table:table-cell office:value-type="float" office:value="91.020227373394363" table:style-name="ce64">
            <text:p>91,0<text:s text:c="5"/></text:p>
          </table:table-cell>
          <table:table-cell office:value-type="float" office:value="-4580" table:style-name="ce48">
            <text:p><text:s/>-4 580</text:p>
          </table:table-cell>
          <table:table-cell office:value-type="float" office:value="-4.0510897254457969" table:style-name="ce49">
            <text:p>-4,1<text:s text:c="3"/></text:p>
          </table:table-cell>
          <table:table-cell office:value-type="float" office:value="-14820" table:style-name="ce48">
            <text:p><text:s/>-14 820</text:p>
          </table:table-cell>
          <table:table-cell office:value-type="float" office:value="-12.0198546587075" table:style-name="ce49">
            <text:p>-12,0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9242" table:style-name="ce61">
            <text:p>9 242</text:p>
          </table:table-cell>
          <table:table-cell office:value-type="float" office:value="7.8102288476489878" table:style-name="ce62">
            <text:p>7,8<text:s text:c="5"/></text:p>
          </table:table-cell>
          <table:table-cell office:value-type="float" office:value="9355" table:style-name="ce63">
            <text:p>9 355</text:p>
          </table:table-cell>
          <table:table-cell office:value-type="float" office:value="7.5695663783407641" table:style-name="ce64">
            <text:p>7,6<text:s text:c="5"/></text:p>
          </table:table-cell>
          <table:table-cell office:value-type="float" office:value="10400" table:style-name="ce63">
            <text:p>10 400</text:p>
          </table:table-cell>
          <table:table-cell office:value-type="float" office:value="7.6775431861804213" table:style-name="ce64">
            <text:p>7,7<text:s text:c="5"/></text:p>
          </table:table-cell>
          <table:table-cell office:value-type="float" office:value="-113" table:style-name="ce48">
            <text:p><text:s/>- 113</text:p>
          </table:table-cell>
          <table:table-cell office:value-type="float" office:value="-1.207910208444682" table:style-name="ce49">
            <text:p>-1,2<text:s text:c="3"/></text:p>
          </table:table-cell>
          <table:table-cell office:value-type="float" office:value="-1158" table:style-name="ce48">
            <text:p><text:s/>-1 158</text:p>
          </table:table-cell>
          <table:table-cell office:value-type="float" office:value="-11.134615384615385" table:style-name="ce49">
            <text:p>-11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3923" table:style-name="ce61">
            <text:p>23 923</text:p>
          </table:table-cell>
          <table:table-cell office:value-type="float" office:value="20.216847513774802" table:style-name="ce62">
            <text:p>20,2<text:s text:c="5"/></text:p>
          </table:table-cell>
          <table:table-cell office:value-type="float" office:value="24496" table:style-name="ce63">
            <text:p>24 496</text:p>
          </table:table-cell>
          <table:table-cell office:value-type="float" office:value="19.820854944290257" table:style-name="ce64">
            <text:p>19,8<text:s text:c="5"/></text:p>
          </table:table-cell>
          <table:table-cell office:value-type="float" office:value="29545" table:style-name="ce63">
            <text:p>29 545</text:p>
          </table:table-cell>
          <table:table-cell office:value-type="float" office:value="21.810866676509672" table:style-name="ce64">
            <text:p>21,8<text:s text:c="5"/></text:p>
          </table:table-cell>
          <table:table-cell office:value-type="float" office:value="-573" table:style-name="ce48">
            <text:p><text:s/>- 573</text:p>
          </table:table-cell>
          <table:table-cell office:value-type="float" office:value="-2.3391574134552577" table:style-name="ce49">
            <text:p>-2,3<text:s text:c="3"/></text:p>
          </table:table-cell>
          <table:table-cell office:value-type="float" office:value="-5622" table:style-name="ce48">
            <text:p><text:s/>-5 622</text:p>
          </table:table-cell>
          <table:table-cell office:value-type="float" office:value="-19.02860044000677" table:style-name="ce49">
            <text:p>-19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19438" table:style-name="ce61">
            <text:p>19 438</text:p>
          </table:table-cell>
          <table:table-cell office:value-type="float" office:value="16.426663962410846" table:style-name="ce62">
            <text:p>16,4<text:s text:c="5"/></text:p>
          </table:table-cell>
          <table:table-cell office:value-type="float" office:value="20386" table:style-name="ce63">
            <text:p>20 386</text:p>
          </table:table-cell>
          <table:table-cell office:value-type="float" office:value="16.495262446697467" table:style-name="ce64">
            <text:p>16,5<text:s text:c="5"/></text:p>
          </table:table-cell>
          <table:table-cell office:value-type="float" office:value="23134" table:style-name="ce63">
            <text:p>23 134</text:p>
          </table:table-cell>
          <table:table-cell office:value-type="float" office:value="17.078104237413257" table:style-name="ce64">
            <text:p>17,1<text:s text:c="5"/></text:p>
          </table:table-cell>
          <table:table-cell office:value-type="float" office:value="-948" table:style-name="ce48">
            <text:p><text:s/>- 948</text:p>
          </table:table-cell>
          <table:table-cell office:value-type="float" office:value="-4.6502501716864515" table:style-name="ce49">
            <text:p>-4,7<text:s text:c="3"/></text:p>
          </table:table-cell>
          <table:table-cell office:value-type="float" office:value="-3696" table:style-name="ce48">
            <text:p><text:s/>-3 696</text:p>
          </table:table-cell>
          <table:table-cell office:value-type="float" office:value="-15.976484827526585" table:style-name="ce49">
            <text:p>-16,0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23042" table:style-name="ce61">
            <text:p>23 042</text:p>
          </table:table-cell>
          <table:table-cell office:value-type="float" office:value="19.472332082615015" table:style-name="ce62">
            <text:p>19,5<text:s text:c="5"/></text:p>
          </table:table-cell>
          <table:table-cell office:value-type="float" office:value="24375" table:style-name="ce63">
            <text:p>24 375</text:p>
          </table:table-cell>
          <table:table-cell office:value-type="float" office:value="19.722948206526578" table:style-name="ce64">
            <text:p>19,7<text:s text:c="5"/></text:p>
          </table:table-cell>
          <table:table-cell office:value-type="float" office:value="26242" table:style-name="ce63">
            <text:p>26 242</text:p>
          </table:table-cell>
          <table:table-cell office:value-type="float" office:value="19.372508489591024" table:style-name="ce64">
            <text:p>19,4<text:s text:c="5"/></text:p>
          </table:table-cell>
          <table:table-cell office:value-type="float" office:value="-1333" table:style-name="ce48">
            <text:p><text:s/>-1 333</text:p>
          </table:table-cell>
          <table:table-cell office:value-type="float" office:value="-5.4687179487179485" table:style-name="ce49">
            <text:p>-5,5<text:s text:c="3"/></text:p>
          </table:table-cell>
          <table:table-cell office:value-type="float" office:value="-3200" table:style-name="ce48">
            <text:p><text:s/>-3 200</text:p>
          </table:table-cell>
          <table:table-cell office:value-type="float" office:value="-12.194192515814343" table:style-name="ce49">
            <text:p>-12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29355" table:style-name="ce61">
            <text:p>29 355</text:p>
          </table:table-cell>
          <table:table-cell office:value-type="float" office:value="24.807321772639693" table:style-name="ce62">
            <text:p>24,8<text:s text:c="5"/></text:p>
          </table:table-cell>
          <table:table-cell office:value-type="float" office:value="31073" table:style-name="ce63">
            <text:p>31 073</text:p>
          </table:table-cell>
          <table:table-cell office:value-type="float" office:value="25.142612087031807" table:style-name="ce64">
            <text:p>25,1<text:s text:c="5"/></text:p>
          </table:table-cell>
          <table:table-cell office:value-type="float" office:value="31609" table:style-name="ce63">
            <text:p>31 609</text:p>
          </table:table-cell>
          <table:table-cell office:value-type="float" office:value="23.334563708843937" table:style-name="ce64">
            <text:p>23,3<text:s text:c="5"/></text:p>
          </table:table-cell>
          <table:table-cell office:value-type="float" office:value="-1718" table:style-name="ce48">
            <text:p><text:s/>-1 718</text:p>
          </table:table-cell>
          <table:table-cell office:value-type="float" office:value="-5.528915778972098" table:style-name="ce49">
            <text:p>-5,5<text:s text:c="3"/></text:p>
          </table:table-cell>
          <table:table-cell office:value-type="float" office:value="-2254" table:style-name="ce48">
            <text:p><text:s/>-2 254</text:p>
          </table:table-cell>
          <table:table-cell office:value-type="float" office:value="-7.1308804454427541" table:style-name="ce49">
            <text:p>-7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13332" table:style-name="ce61">
            <text:p>13 332</text:p>
          </table:table-cell>
          <table:table-cell office:value-type="float" office:value="11.266605820910659" table:style-name="ce62">
            <text:p>11,3<text:s text:c="5"/></text:p>
          </table:table-cell>
          <table:table-cell office:value-type="float" office:value="13902" table:style-name="ce63">
            <text:p>13 902</text:p>
          </table:table-cell>
          <table:table-cell office:value-type="float" office:value="11.248755937113126" table:style-name="ce64">
            <text:p>11,2<text:s text:c="5"/></text:p>
          </table:table-cell>
          <table:table-cell office:value-type="float" office:value="14530" table:style-name="ce63">
            <text:p>14 530</text:p>
          </table:table-cell>
          <table:table-cell office:value-type="float" office:value="10.726413701461686" table:style-name="ce64">
            <text:p>10,7<text:s text:c="5"/></text:p>
          </table:table-cell>
          <table:table-cell office:value-type="float" office:value="-570" table:style-name="ce48">
            <text:p><text:s/>- 570</text:p>
          </table:table-cell>
          <table:table-cell office:value-type="float" office:value="-4.1001294777729829" table:style-name="ce49">
            <text:p>-4,1<text:s text:c="3"/></text:p>
          </table:table-cell>
          <table:table-cell office:value-type="float" office:value="-1198" table:style-name="ce48">
            <text:p><text:s/>-1 198</text:p>
          </table:table-cell>
          <table:table-cell office:value-type="float" office:value="-8.2450103234686853" table:style-name="ce49">
            <text:p>-8,2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office:value-type="float" office:value="0" table:style-name="ce54">
            <text:p>0,0<text:s text:c="5"/>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Mulheres</text:p>
          </table:table-cell>
          <table:table-cell office:value-type="float" office:value="157618" table:style-name="ce55">
            <text:p>157 618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58705" table:style-name="ce57">
            <text:p>158 705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72785" table:style-name="ce57">
            <text:p>172 785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1087" table:style-name="ce39">
            <text:p><text:s/>-1 087</text:p>
          </table:table-cell>
          <table:table-cell office:value-type="float" office:value="-0.68491855959169523" table:style-name="ce40">
            <text:p>-0,7<text:s text:c="3"/></text:p>
          </table:table-cell>
          <table:table-cell office:value-type="float" office:value="-15167" table:style-name="ce39">
            <text:p><text:s/>-15 167</text:p>
          </table:table-cell>
          <table:table-cell office:value-type="float" office:value="-8.7779610498596519" table:style-name="ce40">
            <text:p>-8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4114" table:style-name="ce61">
            <text:p>14 114</text:p>
          </table:table-cell>
          <table:table-cell office:value-type="float" office:value="8.9545610272938365" table:style-name="ce62">
            <text:p>9,0<text:s text:c="5"/></text:p>
          </table:table-cell>
          <table:table-cell office:value-type="float" office:value="15184" table:style-name="ce63">
            <text:p>15 184</text:p>
          </table:table-cell>
          <table:table-cell office:value-type="float" office:value="9.5674364386755304" table:style-name="ce64">
            <text:p>9,6<text:s text:c="5"/></text:p>
          </table:table-cell>
          <table:table-cell office:value-type="float" office:value="15924" table:style-name="ce63">
            <text:p>15 924</text:p>
          </table:table-cell>
          <table:table-cell office:value-type="float" office:value="9.2160777845299062" table:style-name="ce64">
            <text:p>9,2<text:s text:c="5"/></text:p>
          </table:table-cell>
          <table:table-cell office:value-type="float" office:value="-1070" table:style-name="ce48">
            <text:p><text:s/>-1 070</text:p>
          </table:table-cell>
          <table:table-cell office:value-type="float" office:value="-7.0468914646996836" table:style-name="ce49">
            <text:p>-7,0<text:s text:c="3"/></text:p>
          </table:table-cell>
          <table:table-cell office:value-type="float" office:value="-1810" table:style-name="ce48">
            <text:p><text:s/>-1 810</text:p>
          </table:table-cell>
          <table:table-cell office:value-type="float" office:value="-11.366490831449385" table:style-name="ce49">
            <text:p>-11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43504" table:style-name="ce61">
            <text:p>143 504</text:p>
          </table:table-cell>
          <table:table-cell office:value-type="float" office:value="91.045438972706165" table:style-name="ce62">
            <text:p>91,0<text:s text:c="5"/></text:p>
          </table:table-cell>
          <table:table-cell office:value-type="float" office:value="143521" table:style-name="ce63">
            <text:p>143 521</text:p>
          </table:table-cell>
          <table:table-cell office:value-type="float" office:value="90.432563561324471" table:style-name="ce64">
            <text:p>90,4<text:s text:c="5"/></text:p>
          </table:table-cell>
          <table:table-cell office:value-type="float" office:value="156861" table:style-name="ce63">
            <text:p>156 861</text:p>
          </table:table-cell>
          <table:table-cell office:value-type="float" office:value="90.783922215470085" table:style-name="ce64">
            <text:p>90,8<text:s text:c="5"/></text:p>
          </table:table-cell>
          <table:table-cell office:value-type="float" office:value="-17" table:style-name="ce48">
            <text:p><text:s/>- 17</text:p>
          </table:table-cell>
          <table:table-cell office:value-type="float" office:value="-1.1844956487203963E-2" table:style-name="ce49">
            <text:p>-0,0<text:s text:c="3"/></text:p>
          </table:table-cell>
          <table:table-cell office:value-type="float" office:value="-13357" table:style-name="ce48">
            <text:p><text:s/>-13 357</text:p>
          </table:table-cell>
          <table:table-cell office:value-type="float" office:value="-8.5151822314023242" table:style-name="ce49">
            <text:p>-8,5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88055" table:style-name="ce61">
            <text:p>88 055</text:p>
          </table:table-cell>
          <table:table-cell office:value-type="float" office:value="55.86608128513241" table:style-name="ce62">
            <text:p>55,9<text:s text:c="5"/></text:p>
          </table:table-cell>
          <table:table-cell office:value-type="float" office:value="88634" table:style-name="ce63">
            <text:p>88 634</text:p>
          </table:table-cell>
          <table:table-cell office:value-type="float" office:value="55.848271951104245" table:style-name="ce64">
            <text:p>55,8<text:s text:c="5"/></text:p>
          </table:table-cell>
          <table:table-cell office:value-type="float" office:value="90154" table:style-name="ce63">
            <text:p>90 154</text:p>
          </table:table-cell>
          <table:table-cell office:value-type="float" office:value="52.176982955696381" table:style-name="ce64">
            <text:p>52,2<text:s text:c="5"/></text:p>
          </table:table-cell>
          <table:table-cell office:value-type="float" office:value="-579" table:style-name="ce48">
            <text:p><text:s/>- 579</text:p>
          </table:table-cell>
          <table:table-cell office:value-type="float" office:value="-0.65324818918248073" table:style-name="ce49">
            <text:p>-0,7<text:s text:c="3"/></text:p>
          </table:table-cell>
          <table:table-cell office:value-type="float" office:value="-2099" table:style-name="ce48">
            <text:p><text:s/>-2 099</text:p>
          </table:table-cell>
          <table:table-cell office:value-type="float" office:value="-2.3282383477161299" table:style-name="ce49">
            <text:p>-2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69563" table:style-name="ce61">
            <text:p>69 563</text:p>
          </table:table-cell>
          <table:table-cell office:value-type="float" office:value="44.13391871486759" table:style-name="ce62">
            <text:p>44,1<text:s text:c="5"/></text:p>
          </table:table-cell>
          <table:table-cell office:value-type="float" office:value="70071" table:style-name="ce63">
            <text:p>70 071</text:p>
          </table:table-cell>
          <table:table-cell office:value-type="float" office:value="44.151728048895748" table:style-name="ce64">
            <text:p>44,2<text:s text:c="5"/></text:p>
          </table:table-cell>
          <table:table-cell office:value-type="float" office:value="82631" table:style-name="ce63">
            <text:p>82 631</text:p>
          </table:table-cell>
          <table:table-cell office:value-type="float" office:value="47.823017044303612" table:style-name="ce64">
            <text:p>47,8<text:s text:c="5"/></text:p>
          </table:table-cell>
          <table:table-cell office:value-type="float" office:value="-508" table:style-name="ce48">
            <text:p><text:s/>- 508</text:p>
          </table:table-cell>
          <table:table-cell office:value-type="float" office:value="-0.72497894992222178" table:style-name="ce49">
            <text:p>-0,7<text:s text:c="3"/></text:p>
          </table:table-cell>
          <table:table-cell office:value-type="float" office:value="-13068" table:style-name="ce48">
            <text:p><text:s/>-13 068</text:p>
          </table:table-cell>
          <table:table-cell office:value-type="float" office:value="-15.814887875010589" table:style-name="ce49">
            <text:p>-15,8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5842" table:style-name="ce61">
            <text:p>15 842</text:p>
          </table:table-cell>
          <table:table-cell office:value-type="float" office:value="10.050882513418518" table:style-name="ce62">
            <text:p>10,1<text:s text:c="5"/></text:p>
          </table:table-cell>
          <table:table-cell office:value-type="float" office:value="16592" table:style-name="ce63">
            <text:p>16 592</text:p>
          </table:table-cell>
          <table:table-cell office:value-type="float" office:value="10.454617056803503" table:style-name="ce64">
            <text:p>10,5<text:s text:c="5"/></text:p>
          </table:table-cell>
          <table:table-cell office:value-type="float" office:value="18536" table:style-name="ce63">
            <text:p>18 536</text:p>
          </table:table-cell>
          <table:table-cell office:value-type="float" office:value="10.727783083022253" table:style-name="ce64">
            <text:p>10,7<text:s text:c="5"/></text:p>
          </table:table-cell>
          <table:table-cell office:value-type="float" office:value="-750" table:style-name="ce48">
            <text:p><text:s/>- 750</text:p>
          </table:table-cell>
          <table:table-cell office:value-type="float" office:value="-4.5202507232401157" table:style-name="ce49">
            <text:p>-4,5<text:s text:c="3"/></text:p>
          </table:table-cell>
          <table:table-cell office:value-type="float" office:value="-2694" table:style-name="ce48">
            <text:p><text:s/>-2 694</text:p>
          </table:table-cell>
          <table:table-cell office:value-type="float" office:value="-14.533880017263703" table:style-name="ce49">
            <text:p>-14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41776" table:style-name="ce61">
            <text:p>141 776</text:p>
          </table:table-cell>
          <table:table-cell office:value-type="float" office:value="89.949117486581486" table:style-name="ce62">
            <text:p>89,9<text:s text:c="5"/></text:p>
          </table:table-cell>
          <table:table-cell office:value-type="float" office:value="142113" table:style-name="ce63">
            <text:p>142 113</text:p>
          </table:table-cell>
          <table:table-cell office:value-type="float" office:value="89.5453829431965" table:style-name="ce64">
            <text:p>89,5<text:s text:c="5"/></text:p>
          </table:table-cell>
          <table:table-cell office:value-type="float" office:value="154249" table:style-name="ce63">
            <text:p>154 249</text:p>
          </table:table-cell>
          <table:table-cell office:value-type="float" office:value="89.27221691697774" table:style-name="ce64">
            <text:p>89,3<text:s text:c="5"/></text:p>
          </table:table-cell>
          <table:table-cell office:value-type="float" office:value="-337" table:style-name="ce48">
            <text:p><text:s/>- 337</text:p>
          </table:table-cell>
          <table:table-cell office:value-type="float" office:value="-0.23713523745188689" table:style-name="ce49">
            <text:p>-0,2<text:s text:c="3"/></text:p>
          </table:table-cell>
          <table:table-cell office:value-type="float" office:value="-12473" table:style-name="ce48">
            <text:p><text:s/>-12 473</text:p>
          </table:table-cell>
          <table:table-cell office:value-type="float" office:value="-8.0862760860686294" table:style-name="ce49">
            <text:p>-8,1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1455" table:style-name="ce61">
            <text:p>11 455</text:p>
          </table:table-cell>
          <table:table-cell office:value-type="float" office:value="7.2675709627073051" table:style-name="ce62">
            <text:p>7,3<text:s text:c="5"/></text:p>
          </table:table-cell>
          <table:table-cell office:value-type="float" office:value="11562" table:style-name="ce63">
            <text:p>11 562</text:p>
          </table:table-cell>
          <table:table-cell office:value-type="float" office:value="7.2852147065309847" table:style-name="ce64">
            <text:p>7,3<text:s text:c="5"/></text:p>
          </table:table-cell>
          <table:table-cell office:value-type="float" office:value="12114" table:style-name="ce63">
            <text:p>12 114</text:p>
          </table:table-cell>
          <table:table-cell office:value-type="float" office:value="7.0110252626096017" table:style-name="ce64">
            <text:p>7,0<text:s text:c="5"/></text:p>
          </table:table-cell>
          <table:table-cell office:value-type="float" office:value="-107" table:style-name="ce48">
            <text:p><text:s/>- 107</text:p>
          </table:table-cell>
          <table:table-cell office:value-type="float" office:value="-0.92544542466701263" table:style-name="ce49">
            <text:p>-0,9<text:s text:c="3"/></text:p>
          </table:table-cell>
          <table:table-cell office:value-type="float" office:value="-659" table:style-name="ce48">
            <text:p><text:s/>- 659</text:p>
          </table:table-cell>
          <table:table-cell office:value-type="float" office:value="-5.4399867921413243" table:style-name="ce49">
            <text:p>-5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6426" table:style-name="ce61">
            <text:p>26 426</text:p>
          </table:table-cell>
          <table:table-cell office:value-type="float" office:value="16.765851615932188" table:style-name="ce62">
            <text:p>16,8<text:s text:c="5"/></text:p>
          </table:table-cell>
          <table:table-cell office:value-type="float" office:value="26102" table:style-name="ce63">
            <text:p>26 102</text:p>
          </table:table-cell>
          <table:table-cell office:value-type="float" office:value="16.446866828392302" table:style-name="ce64">
            <text:p>16,4<text:s text:c="5"/></text:p>
          </table:table-cell>
          <table:table-cell office:value-type="float" office:value="30330" table:style-name="ce63">
            <text:p>30 330</text:p>
          </table:table-cell>
          <table:table-cell office:value-type="float" office:value="17.553607083948258" table:style-name="ce64">
            <text:p>17,6<text:s text:c="5"/></text:p>
          </table:table-cell>
          <table:table-cell office:value-type="float" office:value="324" table:style-name="ce48">
            <text:p>+ 324</text:p>
          </table:table-cell>
          <table:table-cell office:value-type="float" office:value="1.2412841927821623" table:style-name="ce49">
            <text:p>+1,2<text:s text:c="3"/></text:p>
          </table:table-cell>
          <table:table-cell office:value-type="float" office:value="-3904" table:style-name="ce48">
            <text:p><text:s/>-3 904</text:p>
          </table:table-cell>
          <table:table-cell office:value-type="float" office:value="-12.871744147708538" table:style-name="ce49">
            <text:p>-12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0925" table:style-name="ce61">
            <text:p>20 925</text:p>
          </table:table-cell>
          <table:table-cell office:value-type="float" office:value="13.27576799604106" table:style-name="ce62">
            <text:p>13,3<text:s text:c="5"/></text:p>
          </table:table-cell>
          <table:table-cell office:value-type="float" office:value="20542" table:style-name="ce63">
            <text:p>20 542</text:p>
          </table:table-cell>
          <table:table-cell office:value-type="float" office:value="12.943511546580133" table:style-name="ce64">
            <text:p>12,9<text:s text:c="5"/></text:p>
          </table:table-cell>
          <table:table-cell office:value-type="float" office:value="23489" table:style-name="ce63">
            <text:p>23 489</text:p>
          </table:table-cell>
          <table:table-cell office:value-type="float" office:value="13.594351361518649" table:style-name="ce64">
            <text:p>13,6<text:s text:c="5"/></text:p>
          </table:table-cell>
          <table:table-cell office:value-type="float" office:value="383" table:style-name="ce48">
            <text:p>+ 383</text:p>
          </table:table-cell>
          <table:table-cell office:value-type="float" office:value="1.8644727874598384" table:style-name="ce49">
            <text:p>+1,9<text:s text:c="3"/></text:p>
          </table:table-cell>
          <table:table-cell office:value-type="float" office:value="-2564" table:style-name="ce48">
            <text:p><text:s/>-2 564</text:p>
          </table:table-cell>
          <table:table-cell office:value-type="float" office:value="-10.915747796841075" table:style-name="ce49">
            <text:p>-10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1190" table:style-name="ce61">
            <text:p>31 190</text:p>
          </table:table-cell>
          <table:table-cell office:value-type="float" office:value="19.788349046428706" table:style-name="ce62">
            <text:p>19,8<text:s text:c="5"/></text:p>
          </table:table-cell>
          <table:table-cell office:value-type="float" office:value="31078" table:style-name="ce63">
            <text:p>31 078</text:p>
          </table:table-cell>
          <table:table-cell office:value-type="float" office:value="19.582243785640024" table:style-name="ce64">
            <text:p>19,6<text:s text:c="5"/></text:p>
          </table:table-cell>
          <table:table-cell office:value-type="float" office:value="34053" table:style-name="ce63">
            <text:p>34 053</text:p>
          </table:table-cell>
          <table:table-cell office:value-type="float" office:value="19.708308012848338" table:style-name="ce64">
            <text:p>19,7<text:s text:c="5"/></text:p>
          </table:table-cell>
          <table:table-cell office:value-type="float" office:value="112" table:style-name="ce48">
            <text:p>+ 112</text:p>
          </table:table-cell>
          <table:table-cell office:value-type="float" office:value="0.36038355106506209" table:style-name="ce49">
            <text:p>+0,4<text:s text:c="3"/></text:p>
          </table:table-cell>
          <table:table-cell office:value-type="float" office:value="-2863" table:style-name="ce48">
            <text:p><text:s/>-2 863</text:p>
          </table:table-cell>
          <table:table-cell office:value-type="float" office:value="-8.4074824538219843" table:style-name="ce49">
            <text:p>-8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43240" table:style-name="ce61">
            <text:p>43 240</text:p>
          </table:table-cell>
          <table:table-cell office:value-type="float" office:value="27.433414965295842" table:style-name="ce62">
            <text:p>27,4<text:s text:c="5"/></text:p>
          </table:table-cell>
          <table:table-cell office:value-type="float" office:value="44367" table:style-name="ce63">
            <text:p>44 367</text:p>
          </table:table-cell>
          <table:table-cell office:value-type="float" office:value="27.955640969093604" table:style-name="ce64">
            <text:p>28,0<text:s text:c="5"/></text:p>
          </table:table-cell>
          <table:table-cell office:value-type="float" office:value="46430" table:style-name="ce63">
            <text:p>46 430</text:p>
          </table:table-cell>
          <table:table-cell office:value-type="float" office:value="26.871545562404144" table:style-name="ce64">
            <text:p>26,9<text:s text:c="5"/></text:p>
          </table:table-cell>
          <table:table-cell office:value-type="float" office:value="-1127" table:style-name="ce48">
            <text:p><text:s/>-1 127</text:p>
          </table:table-cell>
          <table:table-cell office:value-type="float" office:value="-2.5401762571280453" table:style-name="ce49">
            <text:p>-2,5<text:s text:c="3"/></text:p>
          </table:table-cell>
          <table:table-cell office:value-type="float" office:value="-3190" table:style-name="ce48">
            <text:p><text:s/>-3 190</text:p>
          </table:table-cell>
          <table:table-cell office:value-type="float" office:value="-6.8705578289898774" table:style-name="ce49">
            <text:p>-6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24382" table:style-name="ce61">
            <text:p>24 382</text:p>
          </table:table-cell>
          <table:table-cell office:value-type="float" office:value="15.469045413594895" table:style-name="ce62">
            <text:p>15,5<text:s text:c="5"/></text:p>
          </table:table-cell>
          <table:table-cell office:value-type="float" office:value="25054" table:style-name="ce63">
            <text:p>25 054</text:p>
          </table:table-cell>
          <table:table-cell office:value-type="float" office:value="15.786522163762957" table:style-name="ce64">
            <text:p>15,8<text:s text:c="5"/></text:p>
          </table:table-cell>
          <table:table-cell office:value-type="float" office:value="26369" table:style-name="ce63">
            <text:p>26 369</text:p>
          </table:table-cell>
          <table:table-cell office:value-type="float" office:value="15.261162716671006" table:style-name="ce64">
            <text:p>15,3<text:s text:c="5"/></text:p>
          </table:table-cell>
          <table:table-cell office:value-type="float" office:value="-672" table:style-name="ce48">
            <text:p><text:s/>- 672</text:p>
          </table:table-cell>
          <table:table-cell office:value-type="float" office:value="-2.6822064341023388" table:style-name="ce49">
            <text:p>-2,7<text:s text:c="3"/></text:p>
          </table:table-cell>
          <table:table-cell office:value-type="float" office:value="-1987" table:style-name="ce48">
            <text:p><text:s/>-1 987</text:p>
          </table:table-cell>
          <table:table-cell office:value-type="float" office:value="-7.5353634950130841" table:style-name="ce49">
            <text:p>-7,5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1"/>
          <table:table-cell table:style-name="ce72"/>
          <table:table-cell table:style-name="ce73"/>
          <table:table-cell table:style-name="ce74"/>
          <table:table-cell table:style-name="ce73"/>
          <table:table-cell table:style-name="ce74"/>
          <table:table-cell table:number-columns-repeated="16372" table:style-name="ce1"/>
        </table:table-row>
        <table:table-row table:style-name="ro1">
          <table:table-cell/>
          <table:table-cell office:value-type="string" table:style-name="ce75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2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3" table:default-cell-style-name="ce92"/>
        <table:table-column table:style-name="co14" table:default-cell-style-name="ce92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485in" svg:height="0.6632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68993in" svg:y="0.24186in" svg:width="1.89615in" svg:height="0.52305in">
                <draw:text-box>
                  <text:p text:style-name="a34" text:class-names="" text:cond-style-name=""><text:span text:style-name="a32" text:class-names="">JUNHO 2019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9" draw:style-name="a30" draw:name="Text Box 122" svg:x="0in" svg:y="0in" svg:width="0.97917in" svg:height="0.32292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4">
            <text:p>Quadro 3 - <text:s/>DESEMPREGO REGISTADO, <text:s text:c="2"/>POR <text:s/>REGIÕES<text:s text:c="3"/></text:p>
          </table:table-cell>
          <table:table-cell table:number-columns-repeated="8" table:style-name="ce4"/>
          <table:table-cell table:number-columns-spanned="2" table:number-rows-spanned="1" table:style-name="ce165"/>
          <table:covered-table-cell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3"/>
          <table:table-cell table:number-columns-repeated="1637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style-name="ce3"/>
          <table:table-cell table:number-columns-repeated="16371"/>
        </table:table-row>
        <table:table-row table:style-name="ro5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style-name="ce14"/>
          <table:table-cell table:number-columns-repeated="16371"/>
        </table:table-row>
        <table:table-row table:style-name="ro5">
          <table:table-cell/>
          <table:table-cell table:style-name="ce15"/>
          <table:table-cell office:value-type="string" table:style-name="ce84">
            <text:p>JUNHO 2019</text:p>
          </table:table-cell>
          <table:table-cell office:value-type="string" table:style-name="ce97">
            <text:p>%</text:p>
          </table:table-cell>
          <table:table-cell office:value-type="string" table:style-name="ce18">
            <text:p>MAIO 2019</text:p>
          </table:table-cell>
          <table:table-cell office:value-type="string" table:style-name="ce98">
            <text:p>%</text:p>
          </table:table-cell>
          <table:table-cell office:value-type="string" table:style-name="ce18">
            <text:p>JUNHO 2018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style-name="ce14"/>
          <table:table-cell table:number-columns-repeated="16371"/>
        </table:table-row>
        <table:table-row table:style-name="ro5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style-name="ce28"/>
          <table:table-cell table:number-columns-repeated="16371"/>
        </table:table-row>
        <table:table-row table:style-name="ro10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17">
          <table:table-cell/>
          <table:table-cell office:value-type="string" table:style-name="ce113">
            <text:p>PORTUGAL</text:p>
          </table:table-cell>
          <table:table-cell office:value-type="float" office:value="298191" table:style-name="ce114">
            <text:p>298 191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305171" table:style-name="ce116">
            <text:p>305 171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332395" table:style-name="ce116">
            <text:p>332 395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6980" table:style-name="ce39">
            <text:p><text:s/>-6 980</text:p>
          </table:table-cell>
          <table:table-cell office:value-type="float" office:value="-2.2872422346815391" table:style-name="ce40">
            <text:p>-2,3<text:s text:c="3"/></text:p>
          </table:table-cell>
          <table:table-cell office:value-type="float" office:value="-34204" table:style-name="ce39">
            <text:p><text:s/>-34 204</text:p>
          </table:table-cell>
          <table:table-cell office:value-type="float" office:value="-10.290166819597166" table:style-name="ce40">
            <text:p>-10,3<text:s text:c="3"/></text:p>
          </table:table-cell>
          <table:table-cell table:style-name="ce41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CONTINENTE</text:p>
          </table:table-cell>
          <table:table-cell office:value-type="float" office:value="275950" table:style-name="ce114">
            <text:p>275 950</text:p>
          </table:table-cell>
          <table:table-cell office:value-type="float" office:value="92.541357720387268" table:style-name="ce115">
            <text:p>92,5<text:s text:c="5"/></text:p>
          </table:table-cell>
          <table:table-cell office:value-type="float" office:value="282292" table:style-name="ce116">
            <text:p>282 292</text:p>
          </table:table-cell>
          <table:table-cell office:value-type="float" office:value="92.502891821306747" table:style-name="ce117">
            <text:p>92,5<text:s text:c="5"/></text:p>
          </table:table-cell>
          <table:table-cell office:value-type="float" office:value="308245" table:style-name="ce116">
            <text:p>308 245</text:p>
          </table:table-cell>
          <table:table-cell office:value-type="float" office:value="92.734547751921653" table:style-name="ce118">
            <text:p>92,7<text:s text:c="5"/></text:p>
          </table:table-cell>
          <table:table-cell office:value-type="float" office:value="-6342" table:style-name="ce39">
            <text:p><text:s/>-6 342</text:p>
          </table:table-cell>
          <table:table-cell office:value-type="float" office:value="-2.2466098933019709" table:style-name="ce40">
            <text:p>-2,2<text:s text:c="3"/></text:p>
          </table:table-cell>
          <table:table-cell office:value-type="float" office:value="-32295" table:style-name="ce39">
            <text:p><text:s/>-32 295</text:p>
          </table:table-cell>
          <table:table-cell office:value-type="float" office:value="-10.477055588898441" table:style-name="ce40">
            <text:p>-10,5<text:s text:c="3"/></text:p>
          </table:table-cell>
          <table:table-cell table:style-name="ce59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24858" table:style-name="ce121">
            <text:p>124 858</text:p>
          </table:table-cell>
          <table:table-cell office:value-type="float" office:value="41.871820410408098" table:style-name="ce122">
            <text:p>41,9<text:s text:c="5"/></text:p>
          </table:table-cell>
          <table:table-cell office:value-type="float" office:value="126663" table:style-name="ce123">
            <text:p>126 663</text:p>
          </table:table-cell>
          <table:table-cell office:value-type="float" office:value="41.505582116256136" table:style-name="ce124">
            <text:p>41,5<text:s text:c="5"/></text:p>
          </table:table-cell>
          <table:table-cell office:value-type="float" office:value="139288" table:style-name="ce123">
            <text:p>139 288</text:p>
          </table:table-cell>
          <table:table-cell office:value-type="float" office:value="41.904360775583264" table:style-name="ce125">
            <text:p>41,9<text:s text:c="5"/></text:p>
          </table:table-cell>
          <table:table-cell office:value-type="float" office:value="-1805" table:style-name="ce48">
            <text:p><text:s/>-1 805</text:p>
          </table:table-cell>
          <table:table-cell office:value-type="float" office:value="-1.4250412511941135" table:style-name="ce49">
            <text:p>-1,4<text:s text:c="3"/></text:p>
          </table:table-cell>
          <table:table-cell office:value-type="float" office:value="-14430" table:style-name="ce48">
            <text:p><text:s/>-14 430</text:p>
          </table:table-cell>
          <table:table-cell office:value-type="float" office:value="-10.359829992533456" table:style-name="ce49">
            <text:p>-10,4<text:s text:c="3"/></text:p>
          </table:table-cell>
          <table:table-cell table:style-name="ce65"/>
          <table:table-cell table:number-columns-repeated="16371"/>
        </table:table-row>
        <table:table-row table:style-name="ro1">
          <table:table-cell/>
          <table:table-cell office:value-type="string" table:style-name="ce120">
            <text:p>Centro</text:p>
          </table:table-cell>
          <table:table-cell office:value-type="float" office:value="40843" table:style-name="ce121">
            <text:p>40 843</text:p>
          </table:table-cell>
          <table:table-cell office:value-type="float" office:value="13.696925795882505" table:style-name="ce122">
            <text:p>13,7<text:s text:c="5"/></text:p>
          </table:table-cell>
          <table:table-cell office:value-type="float" office:value="41451" table:style-name="ce123">
            <text:p>41 451</text:p>
          </table:table-cell>
          <table:table-cell office:value-type="float" office:value="13.582876485642476" table:style-name="ce124">
            <text:p>13,6<text:s text:c="5"/></text:p>
          </table:table-cell>
          <table:table-cell office:value-type="float" office:value="44162" table:style-name="ce123">
            <text:p>44 162</text:p>
          </table:table-cell>
          <table:table-cell office:value-type="float" office:value="13.286000090254065" table:style-name="ce125">
            <text:p>13,3<text:s text:c="5"/></text:p>
          </table:table-cell>
          <table:table-cell office:value-type="float" office:value="-608" table:style-name="ce48">
            <text:p><text:s/>- 608</text:p>
          </table:table-cell>
          <table:table-cell office:value-type="float" office:value="-1.4667921159923765" table:style-name="ce49">
            <text:p>-1,5<text:s text:c="3"/></text:p>
          </table:table-cell>
          <table:table-cell office:value-type="float" office:value="-3319" table:style-name="ce48">
            <text:p><text:s/>-3 319</text:p>
          </table:table-cell>
          <table:table-cell office:value-type="float" office:value="-7.515511072868077" table:style-name="ce49">
            <text:p>-7,5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Lisboa V. Tejo</text:p>
          </table:table-cell>
          <table:table-cell office:value-type="float" office:value="88850" table:style-name="ce121">
            <text:p>88 850</text:p>
          </table:table-cell>
          <table:table-cell office:value-type="float" office:value="29.796338588354445" table:style-name="ce122">
            <text:p>29,8<text:s text:c="5"/></text:p>
          </table:table-cell>
          <table:table-cell office:value-type="float" office:value="91018" table:style-name="ce123">
            <text:p>91 018</text:p>
          </table:table-cell>
          <table:table-cell office:value-type="float" office:value="29.825245518086579" table:style-name="ce124">
            <text:p>29,8<text:s text:c="5"/></text:p>
          </table:table-cell>
          <table:table-cell office:value-type="float" office:value="102246" table:style-name="ce123">
            <text:p>102 246</text:p>
          </table:table-cell>
          <table:table-cell office:value-type="float" office:value="30.760390499255401" table:style-name="ce125">
            <text:p>30,8<text:s text:c="5"/></text:p>
          </table:table-cell>
          <table:table-cell office:value-type="float" office:value="-2168" table:style-name="ce48">
            <text:p><text:s/>-2 168</text:p>
          </table:table-cell>
          <table:table-cell office:value-type="float" office:value="-2.3819464281790417" table:style-name="ce49">
            <text:p>-2,4<text:s text:c="3"/></text:p>
          </table:table-cell>
          <table:table-cell office:value-type="float" office:value="-13396" table:style-name="ce48">
            <text:p><text:s/>-13 396</text:p>
          </table:table-cell>
          <table:table-cell office:value-type="float" office:value="-13.101735031199265" table:style-name="ce49">
            <text:p>-13,1<text:s text:c="3"/></text:p>
          </table:table-cell>
          <table:table-cell table:style-name="ce65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entejo</text:p>
          </table:table-cell>
          <table:table-cell office:value-type="float" office:value="13520" table:style-name="ce121">
            <text:p>13 520</text:p>
          </table:table-cell>
          <table:table-cell office:value-type="float" office:value="4.5340067272318745" table:style-name="ce122">
            <text:p>4,5<text:s text:c="5"/></text:p>
          </table:table-cell>
          <table:table-cell office:value-type="float" office:value="14007" table:style-name="ce123">
            <text:p>14 007</text:p>
          </table:table-cell>
          <table:table-cell office:value-type="float" office:value="4.5898856706567788" table:style-name="ce124">
            <text:p>4,6<text:s text:c="5"/></text:p>
          </table:table-cell>
          <table:table-cell office:value-type="float" office:value="14751" table:style-name="ce123">
            <text:p>14 751</text:p>
          </table:table-cell>
          <table:table-cell office:value-type="float" office:value="4.4377923855653663" table:style-name="ce125">
            <text:p>4,4<text:s text:c="5"/></text:p>
          </table:table-cell>
          <table:table-cell office:value-type="float" office:value="-487" table:style-name="ce48">
            <text:p><text:s/>- 487</text:p>
          </table:table-cell>
          <table:table-cell office:value-type="float" office:value="-3.4768330120653959" table:style-name="ce49">
            <text:p>-3,5<text:s text:c="3"/></text:p>
          </table:table-cell>
          <table:table-cell office:value-type="float" office:value="-1231" table:style-name="ce48">
            <text:p><text:s/>-1 231</text:p>
          </table:table-cell>
          <table:table-cell office:value-type="float" office:value="-8.3451969358009617" table:style-name="ce49">
            <text:p>-8,3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garve</text:p>
          </table:table-cell>
          <table:table-cell office:value-type="float" office:value="7879" table:style-name="ce121">
            <text:p>7 879</text:p>
          </table:table-cell>
          <table:table-cell office:value-type="float" office:value="2.6422661985103506" table:style-name="ce122">
            <text:p>2,6<text:s text:c="5"/></text:p>
          </table:table-cell>
          <table:table-cell office:value-type="float" office:value="9153" table:style-name="ce123">
            <text:p>9 153</text:p>
          </table:table-cell>
          <table:table-cell office:value-type="float" office:value="2.9993020306647749" table:style-name="ce124">
            <text:p>3,0<text:s text:c="5"/></text:p>
          </table:table-cell>
          <table:table-cell office:value-type="float" office:value="7798" table:style-name="ce123">
            <text:p>7 798</text:p>
          </table:table-cell>
          <table:table-cell office:value-type="float" office:value="2.3460040012635566" table:style-name="ce125">
            <text:p>2,3<text:s text:c="5"/></text:p>
          </table:table-cell>
          <table:table-cell office:value-type="float" office:value="-1274" table:style-name="ce48">
            <text:p><text:s/>-1 274</text:p>
          </table:table-cell>
          <table:table-cell office:value-type="float" office:value="-13.918933682945484" table:style-name="ce49">
            <text:p>-13,9<text:s text:c="3"/></text:p>
          </table:table-cell>
          <table:table-cell office:value-type="float" office:value="81" table:style-name="ce48">
            <text:p>+ 81</text:p>
          </table:table-cell>
          <table:table-cell office:value-type="float" office:value="1.038727878943319" table:style-name="ce49">
            <text:p>+1,0<text:s text:c="3"/></text:p>
          </table:table-cell>
          <table:table-cell table:style-name="ce65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REG.AUTÓNOMAS</text:p>
          </table:table-cell>
          <table:table-cell office:value-type="float" office:value="22241" table:style-name="ce114">
            <text:p>22 241</text:p>
          </table:table-cell>
          <table:table-cell office:value-type="float" office:value="7.4586422796127314" table:style-name="ce115">
            <text:p>7,5<text:s text:c="5"/></text:p>
          </table:table-cell>
          <table:table-cell office:value-type="float" office:value="22879" table:style-name="ce116">
            <text:p>22 879</text:p>
          </table:table-cell>
          <table:table-cell office:value-type="float" office:value="7.4971081786932565" table:style-name="ce117">
            <text:p>7,5<text:s text:c="5"/></text:p>
          </table:table-cell>
          <table:table-cell office:value-type="float" office:value="24150" table:style-name="ce116">
            <text:p>24 150</text:p>
          </table:table-cell>
          <table:table-cell office:value-type="float" office:value="7.2654522480783399" table:style-name="ce118">
            <text:p>7,3<text:s text:c="5"/></text:p>
          </table:table-cell>
          <table:table-cell office:value-type="float" office:value="-638" table:style-name="ce39">
            <text:p><text:s/>- 638</text:p>
          </table:table-cell>
          <table:table-cell office:value-type="float" office:value="-2.7885834171073909" table:style-name="ce40">
            <text:p>-2,8<text:s text:c="3"/></text:p>
          </table:table-cell>
          <table:table-cell office:value-type="float" office:value="-1909" table:style-name="ce39">
            <text:p><text:s/>-1 909</text:p>
          </table:table-cell>
          <table:table-cell office:value-type="float" office:value="-7.9047619047619051" table:style-name="ce40">
            <text:p>-7,9<text:s text:c="3"/></text:p>
          </table:table-cell>
          <table:table-cell table:style-name="ce59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7084" table:style-name="ce121">
            <text:p>7 084</text:p>
          </table:table-cell>
          <table:table-cell office:value-type="float" office:value="2.3756585544164648" table:style-name="ce122">
            <text:p>2,4<text:s text:c="5"/></text:p>
          </table:table-cell>
          <table:table-cell office:value-type="float" office:value="7136" table:style-name="ce123">
            <text:p>7 136</text:p>
          </table:table-cell>
          <table:table-cell office:value-type="float" office:value="2.3383611155712698" table:style-name="ce124">
            <text:p>2,3<text:s text:c="5"/></text:p>
          </table:table-cell>
          <table:table-cell office:value-type="float" office:value="8010" table:style-name="ce123">
            <text:p>8 010</text:p>
          </table:table-cell>
          <table:table-cell office:value-type="float" office:value="2.4097835406669774" table:style-name="ce125">
            <text:p>2,4<text:s text:c="5"/></text:p>
          </table:table-cell>
          <table:table-cell office:value-type="float" office:value="-52" table:style-name="ce48">
            <text:p><text:s/>- 52</text:p>
          </table:table-cell>
          <table:table-cell office:value-type="float" office:value="-0.72869955156950672" table:style-name="ce49">
            <text:p>-0,7<text:s text:c="3"/></text:p>
          </table:table-cell>
          <table:table-cell office:value-type="float" office:value="-926" table:style-name="ce48">
            <text:p><text:s/>- 926</text:p>
          </table:table-cell>
          <table:table-cell office:value-type="float" office:value="-11.560549313358303" table:style-name="ce49">
            <text:p>-11,6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Madeira</text:p>
          </table:table-cell>
          <table:table-cell office:value-type="float" office:value="15157" table:style-name="ce121">
            <text:p>15 157</text:p>
          </table:table-cell>
          <table:table-cell office:value-type="float" office:value="5.0829837251962671" table:style-name="ce122">
            <text:p>5,1<text:s text:c="5"/></text:p>
          </table:table-cell>
          <table:table-cell office:value-type="float" office:value="15743" table:style-name="ce123">
            <text:p>15 743</text:p>
          </table:table-cell>
          <table:table-cell office:value-type="float" office:value="5.1587470631219867" table:style-name="ce124">
            <text:p>5,2<text:s text:c="5"/></text:p>
          </table:table-cell>
          <table:table-cell office:value-type="float" office:value="16140" table:style-name="ce123">
            <text:p>16 140</text:p>
          </table:table-cell>
          <table:table-cell office:value-type="float" office:value="4.8556687074113629" table:style-name="ce125">
            <text:p>4,9<text:s text:c="5"/></text:p>
          </table:table-cell>
          <table:table-cell office:value-type="float" office:value="-586" table:style-name="ce48">
            <text:p><text:s/>- 586</text:p>
          </table:table-cell>
          <table:table-cell office:value-type="float" office:value="-3.7222892714222198" table:style-name="ce49">
            <text:p>-3,7<text:s text:c="3"/></text:p>
          </table:table-cell>
          <table:table-cell office:value-type="float" office:value="-983" table:style-name="ce48">
            <text:p><text:s/>- 983</text:p>
          </table:table-cell>
          <table:table-cell office:value-type="float" office:value="-6.0904584882280055" table:style-name="ce49">
            <text:p>-6,1<text:s text:c="3"/></text:p>
          </table:table-cell>
          <table:table-cell table:style-name="ce59"/>
          <table:table-cell table:number-columns-repeated="16371"/>
        </table:table-row>
        <table:table-row table:style-name="ro4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4 - DESEMPREGO REGISTADO, <text:s text:c="2"/>POR <text:s/>GRUPOS <text:s/>DE <text:s/>PROFISSÕES<text:s/>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5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JUNH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I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UNH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1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3"/>
          <table:table-cell table:number-columns-repeated="16371"/>
        </table:table-row>
        <table:table-row table:style-name="ro15">
          <table:table-cell/>
          <table:table-cell office:value-type="string" table:style-name="ce144">
            <text:p>Total</text:p>
          </table:table-cell>
          <table:table-cell office:value-type="float" office:value="275950" table:style-name="ce35">
            <text:p>275 950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282292" table:style-name="ce146">
            <text:p>282 292</text:p>
          </table:table-cell>
          <table:table-cell office:value-type="float" office:value="100" table:style-name="ce147">
            <text:p>100,0<text:s text:c="5"/></text:p>
          </table:table-cell>
          <table:table-cell office:value-type="float" office:value="308245" table:style-name="ce37">
            <text:p>308 245</text:p>
          </table:table-cell>
          <table:table-cell office:value-type="float" office:value="99.999999999999986" table:style-name="ce148">
            <text:p>100,0<text:s text:c="5"/></text:p>
          </table:table-cell>
          <table:table-cell office:value-type="float" office:value="-6342" table:style-name="ce39">
            <text:p><text:s/>-6 342</text:p>
          </table:table-cell>
          <table:table-cell office:value-type="float" office:value="-2.2466098933019709" table:style-name="ce40">
            <text:p>-2,2<text:s text:c="3"/></text:p>
          </table:table-cell>
          <table:table-cell office:value-type="float" office:value="-32295" table:style-name="ce39">
            <text:p><text:s/>-32 295</text:p>
          </table:table-cell>
          <table:table-cell office:value-type="float" office:value="-10.477055588898441" table:style-name="ce40">
            <text:p>-10,5<text:s text:c="3"/></text:p>
          </table:table-cell>
          <table:table-cell table:style-name="ce3"/>
          <table:table-cell table:number-columns-repeated="16371"/>
        </table:table-row>
        <table:table-row table:style-name="ro5">
          <table:table-cell/>
          <table:table-cell office:value-type="string" table:style-name="ce149">
            <text:p>1- Repres. poder legisla., órgãos exec., dirig., dir. e gestores execu.</text:p>
          </table:table-cell>
          <table:table-cell office:value-type="float" office:value="6773" table:style-name="ce44">
            <text:p>6 773</text:p>
          </table:table-cell>
          <table:table-cell office:value-type="float" office:value="2.4544301503895634" table:style-name="ce150">
            <text:p>2,5<text:s text:c="5"/></text:p>
          </table:table-cell>
          <table:table-cell office:value-type="float" office:value="6954" table:style-name="ce151">
            <text:p>6 954</text:p>
          </table:table-cell>
          <table:table-cell office:value-type="float" office:value="2.4634066852762388" table:style-name="ce152">
            <text:p>2,5<text:s text:c="5"/></text:p>
          </table:table-cell>
          <table:table-cell office:value-type="float" office:value="7036" table:style-name="ce46">
            <text:p>7 036</text:p>
          </table:table-cell>
          <table:table-cell office:value-type="float" office:value="2.2825998799656118" table:style-name="ce153">
            <text:p>2,3<text:s text:c="5"/></text:p>
          </table:table-cell>
          <table:table-cell office:value-type="float" office:value="-181" table:style-name="ce48">
            <text:p><text:s/>- 181</text:p>
          </table:table-cell>
          <table:table-cell office:value-type="float" office:value="-2.6028185217141213" table:style-name="ce49">
            <text:p>-2,6<text:s text:c="3"/></text:p>
          </table:table-cell>
          <table:table-cell office:value-type="float" office:value="-263" table:style-name="ce48">
            <text:p><text:s/>- 263</text:p>
          </table:table-cell>
          <table:table-cell office:value-type="float" office:value="-3.7379192723138144" table:style-name="ce49">
            <text:p>-3,7<text:s text:c="3"/></text:p>
          </table:table-cell>
          <table:table-cell table:style-name="ce3"/>
          <table:table-cell table:number-columns-repeated="16371"/>
        </table:table-row>
        <table:table-row table:style-name="ro5">
          <table:table-cell/>
          <table:table-cell office:value-type="string" table:style-name="ce149">
            <text:p>2- Especialistas das atividades intelectuais e científicas</text:p>
          </table:table-cell>
          <table:table-cell office:value-type="float" office:value="29849" table:style-name="ce44">
            <text:p>29 849</text:p>
          </table:table-cell>
          <table:table-cell office:value-type="float" office:value="10.816814640333394" table:style-name="ce150">
            <text:p>10,8<text:s text:c="5"/></text:p>
          </table:table-cell>
          <table:table-cell office:value-type="float" office:value="30741" table:style-name="ce151">
            <text:p>30 741</text:p>
          </table:table-cell>
          <table:table-cell office:value-type="float" office:value="10.889787879217264" table:style-name="ce152">
            <text:p>10,9<text:s text:c="5"/></text:p>
          </table:table-cell>
          <table:table-cell office:value-type="float" office:value="32610" table:style-name="ce46">
            <text:p>32 610</text:p>
          </table:table-cell>
          <table:table-cell office:value-type="float" office:value="10.579247027526804" table:style-name="ce153">
            <text:p>10,6<text:s text:c="5"/></text:p>
          </table:table-cell>
          <table:table-cell office:value-type="float" office:value="-892" table:style-name="ce48">
            <text:p><text:s/>- 892</text:p>
          </table:table-cell>
          <table:table-cell office:value-type="float" office:value="-2.9016622751374386" table:style-name="ce49">
            <text:p>-2,9<text:s text:c="3"/></text:p>
          </table:table-cell>
          <table:table-cell office:value-type="float" office:value="-2761" table:style-name="ce48">
            <text:p><text:s/>-2 761</text:p>
          </table:table-cell>
          <table:table-cell office:value-type="float" office:value="-8.4667279975467657" table:style-name="ce49">
            <text:p>-8,5<text:s text:c="3"/></text:p>
          </table:table-cell>
          <table:table-cell table:style-name="ce14"/>
          <table:table-cell table:number-columns-repeated="16371"/>
        </table:table-row>
        <table:table-row table:style-name="ro5">
          <table:table-cell/>
          <table:table-cell office:value-type="string" table:style-name="ce149">
            <text:p>3- Técnicos e profissões de nível intermédio</text:p>
          </table:table-cell>
          <table:table-cell office:value-type="float" office:value="25194" table:style-name="ce44">
            <text:p>25 194</text:p>
          </table:table-cell>
          <table:table-cell office:value-type="float" office:value="9.1299148396448633" table:style-name="ce150">
            <text:p>9,1<text:s text:c="5"/></text:p>
          </table:table-cell>
          <table:table-cell office:value-type="float" office:value="26178" table:style-name="ce151">
            <text:p>26 178</text:p>
          </table:table-cell>
          <table:table-cell office:value-type="float" office:value="9.2733765037620621" table:style-name="ce152">
            <text:p>9,3<text:s text:c="5"/></text:p>
          </table:table-cell>
          <table:table-cell office:value-type="float" office:value="28115" table:style-name="ce46">
            <text:p>28 115</text:p>
          </table:table-cell>
          <table:table-cell office:value-type="float" office:value="9.1209914191633281" table:style-name="ce153">
            <text:p>9,1<text:s text:c="5"/></text:p>
          </table:table-cell>
          <table:table-cell office:value-type="float" office:value="-984" table:style-name="ce48">
            <text:p><text:s/>- 984</text:p>
          </table:table-cell>
          <table:table-cell office:value-type="float" office:value="-3.7588815035526015" table:style-name="ce49">
            <text:p>-3,8<text:s text:c="3"/></text:p>
          </table:table-cell>
          <table:table-cell office:value-type="float" office:value="-2921" table:style-name="ce48">
            <text:p><text:s/>-2 921</text:p>
          </table:table-cell>
          <table:table-cell office:value-type="float" office:value="-10.389471812199893" table:style-name="ce49">
            <text:p>-10,4<text:s text:c="3"/></text:p>
          </table:table-cell>
          <table:table-cell table:style-name="ce14"/>
          <table:table-cell table:number-columns-repeated="16371"/>
        </table:table-row>
        <table:table-row table:style-name="ro5">
          <table:table-cell/>
          <table:table-cell office:value-type="string" table:style-name="ce149">
            <text:p>4- Pessoal administrativo</text:p>
          </table:table-cell>
          <table:table-cell office:value-type="float" office:value="32074" table:style-name="ce44">
            <text:p>32 074</text:p>
          </table:table-cell>
          <table:table-cell office:value-type="float" office:value="11.623120130458418" table:style-name="ce150">
            <text:p>11,6<text:s text:c="5"/></text:p>
          </table:table-cell>
          <table:table-cell office:value-type="float" office:value="33138" table:style-name="ce151">
            <text:p>33 138</text:p>
          </table:table-cell>
          <table:table-cell office:value-type="float" office:value="11.738908647783147" table:style-name="ce152">
            <text:p>11,7<text:s text:c="5"/></text:p>
          </table:table-cell>
          <table:table-cell office:value-type="float" office:value="35236" table:style-name="ce46">
            <text:p>35 236</text:p>
          </table:table-cell>
          <table:table-cell office:value-type="float" office:value="11.431166766695323" table:style-name="ce153">
            <text:p>11,4<text:s text:c="5"/></text:p>
          </table:table-cell>
          <table:table-cell office:value-type="float" office:value="-1064" table:style-name="ce48">
            <text:p><text:s/>-1 064</text:p>
          </table:table-cell>
          <table:table-cell office:value-type="float" office:value="-3.2108153781157585" table:style-name="ce49">
            <text:p>-3,2<text:s text:c="3"/></text:p>
          </table:table-cell>
          <table:table-cell office:value-type="float" office:value="-3162" table:style-name="ce48">
            <text:p><text:s/>-3 162</text:p>
          </table:table-cell>
          <table:table-cell office:value-type="float" office:value="-8.9737768191622198" table:style-name="ce49">
            <text:p>-9,0<text:s text:c="3"/></text:p>
          </table:table-cell>
          <table:table-cell table:style-name="ce28"/>
          <table:table-cell table:number-columns-repeated="16371"/>
        </table:table-row>
        <table:table-row table:style-name="ro5">
          <table:table-cell/>
          <table:table-cell office:value-type="string" table:style-name="ce149">
            <text:p>5- Trab. serviços pessoais, de proteção e segurança e vendedores</text:p>
          </table:table-cell>
          <table:table-cell office:value-type="float" office:value="53815" table:style-name="ce44">
            <text:p>53 815</text:p>
          </table:table-cell>
          <table:table-cell office:value-type="float" office:value="19.501721326327235" table:style-name="ce150">
            <text:p>19,5<text:s text:c="5"/></text:p>
          </table:table-cell>
          <table:table-cell office:value-type="float" office:value="55345" table:style-name="ce151">
            <text:p>55 345</text:p>
          </table:table-cell>
          <table:table-cell office:value-type="float" office:value="19.605585705581454" table:style-name="ce152">
            <text:p>19,6<text:s text:c="5"/></text:p>
          </table:table-cell>
          <table:table-cell office:value-type="float" office:value="60093" table:style-name="ce46">
            <text:p>60 093</text:p>
          </table:table-cell>
          <table:table-cell office:value-type="float" office:value="19.495206734902432" table:style-name="ce153">
            <text:p>19,5<text:s text:c="5"/></text:p>
          </table:table-cell>
          <table:table-cell office:value-type="float" office:value="-1530" table:style-name="ce48">
            <text:p><text:s/>-1 530</text:p>
          </table:table-cell>
          <table:table-cell office:value-type="float" office:value="-2.7644773692293794" table:style-name="ce49">
            <text:p>-2,8<text:s text:c="3"/></text:p>
          </table:table-cell>
          <table:table-cell office:value-type="float" office:value="-6278" table:style-name="ce48">
            <text:p><text:s/>-6 278</text:p>
          </table:table-cell>
          <table:table-cell office:value-type="float" office:value="-10.447140265921155" table:style-name="ce49">
            <text:p>-10,4<text:s text:c="3"/></text:p>
          </table:table-cell>
          <table:table-cell table:style-name="ce28"/>
          <table:table-cell table:number-columns-repeated="16371"/>
        </table:table-row>
        <table:table-row table:style-name="ro5">
          <table:table-cell/>
          <table:table-cell office:value-type="string" table:style-name="ce149">
            <text:p>6- Agricultores e trab. qualificados da agric., <text:s/>pesca e floresta</text:p>
          </table:table-cell>
          <table:table-cell office:value-type="float" office:value="9048" table:style-name="ce44">
            <text:p>9 048</text:p>
          </table:table-cell>
          <table:table-cell office:value-type="float" office:value="3.2788548650117773" table:style-name="ce150">
            <text:p>3,3<text:s text:c="5"/></text:p>
          </table:table-cell>
          <table:table-cell office:value-type="float" office:value="9600" table:style-name="ce151">
            <text:p>9 600</text:p>
          </table:table-cell>
          <table:table-cell office:value-type="float" office:value="3.4007339917532202" table:style-name="ce152">
            <text:p>3,4<text:s text:c="5"/></text:p>
          </table:table-cell>
          <table:table-cell office:value-type="float" office:value="9736" table:style-name="ce46">
            <text:p>9 736</text:p>
          </table:table-cell>
          <table:table-cell office:value-type="float" office:value="3.1585264967801585" table:style-name="ce153">
            <text:p>3,2<text:s text:c="5"/></text:p>
          </table:table-cell>
          <table:table-cell office:value-type="float" office:value="-552" table:style-name="ce48">
            <text:p><text:s/>- 552</text:p>
          </table:table-cell>
          <table:table-cell office:value-type="float" office:value="-5.75" table:style-name="ce49">
            <text:p>-5,8<text:s text:c="3"/></text:p>
          </table:table-cell>
          <table:table-cell office:value-type="float" office:value="-688" table:style-name="ce48">
            <text:p><text:s/>- 688</text:p>
          </table:table-cell>
          <table:table-cell office:value-type="float" office:value="-7.0665571076417422" table:style-name="ce49">
            <text:p>-7,1<text:s text:c="3"/></text:p>
          </table:table-cell>
          <table:table-cell table:style-name="ce41"/>
          <table:table-cell table:number-columns-repeated="16371"/>
        </table:table-row>
        <table:table-row table:style-name="ro5">
          <table:table-cell/>
          <table:table-cell office:value-type="string" table:style-name="ce149">
            <text:p>7- Trabalhadores qualificados da indústria, construção e artífices</text:p>
          </table:table-cell>
          <table:table-cell office:value-type="float" office:value="30235" table:style-name="ce44">
            <text:p>30 235</text:p>
          </table:table-cell>
          <table:table-cell office:value-type="float" office:value="10.956695053451712" table:style-name="ce150">
            <text:p>11,0<text:s text:c="5"/></text:p>
          </table:table-cell>
          <table:table-cell office:value-type="float" office:value="31091" table:style-name="ce151">
            <text:p>31 091</text:p>
          </table:table-cell>
          <table:table-cell office:value-type="float" office:value="11.013772972666601" table:style-name="ce152">
            <text:p>11,0<text:s text:c="5"/></text:p>
          </table:table-cell>
          <table:table-cell office:value-type="float" office:value="36483" table:style-name="ce46">
            <text:p>36 483</text:p>
          </table:table-cell>
          <table:table-cell office:value-type="float" office:value="11.83571509675745" table:style-name="ce153">
            <text:p>11,8<text:s text:c="5"/></text:p>
          </table:table-cell>
          <table:table-cell office:value-type="float" office:value="-856" table:style-name="ce48">
            <text:p><text:s/>- 856</text:p>
          </table:table-cell>
          <table:table-cell office:value-type="float" office:value="-2.7532083239522693" table:style-name="ce49">
            <text:p>-2,8<text:s text:c="3"/></text:p>
          </table:table-cell>
          <table:table-cell office:value-type="float" office:value="-6248" table:style-name="ce48">
            <text:p><text:s/>-6 248</text:p>
          </table:table-cell>
          <table:table-cell office:value-type="float" office:value="-17.125784612011074" table:style-name="ce49">
            <text:p>-17,1<text:s text:c="3"/></text:p>
          </table:table-cell>
          <table:table-cell table:style-name="ce59"/>
          <table:table-cell table:number-columns-repeated="16371"/>
        </table:table-row>
        <table:table-row table:style-name="ro5">
          <table:table-cell/>
          <table:table-cell office:value-type="string" table:style-name="ce149">
            <text:p>8- Operadores de instalações e máquinas e trab. da montagem</text:p>
          </table:table-cell>
          <table:table-cell office:value-type="float" office:value="15688" table:style-name="ce44">
            <text:p>15 688</text:p>
          </table:table-cell>
          <table:table-cell office:value-type="float" office:value="5.6850878782388117" table:style-name="ce150">
            <text:p>5,7<text:s text:c="5"/></text:p>
          </table:table-cell>
          <table:table-cell office:value-type="float" office:value="16126" table:style-name="ce151">
            <text:p>16 126</text:p>
          </table:table-cell>
          <table:table-cell office:value-type="float" office:value="5.7125246198971276" table:style-name="ce152">
            <text:p>5,7<text:s text:c="5"/></text:p>
          </table:table-cell>
          <table:table-cell office:value-type="float" office:value="17549" table:style-name="ce46">
            <text:p>17 549</text:p>
          </table:table-cell>
          <table:table-cell office:value-type="float" office:value="5.6931985920290673" table:style-name="ce153">
            <text:p>5,7<text:s text:c="5"/></text:p>
          </table:table-cell>
          <table:table-cell office:value-type="float" office:value="-438" table:style-name="ce48">
            <text:p><text:s/>- 438</text:p>
          </table:table-cell>
          <table:table-cell office:value-type="float" office:value="-2.716110628798214" table:style-name="ce49">
            <text:p>-2,7<text:s text:c="3"/></text:p>
          </table:table-cell>
          <table:table-cell office:value-type="float" office:value="-1861" table:style-name="ce48">
            <text:p><text:s/>-1 861</text:p>
          </table:table-cell>
          <table:table-cell office:value-type="float" office:value="-10.604592854293692" table:style-name="ce49">
            <text:p>-10,6<text:s text:c="3"/></text:p>
          </table:table-cell>
          <table:table-cell table:style-name="ce65"/>
          <table:table-cell table:number-columns-repeated="16371"/>
        </table:table-row>
        <table:table-row table:style-name="ro5">
          <table:table-cell/>
          <table:table-cell office:value-type="string" table:style-name="ce149">
            <text:p>9- Trabalhadores não qualificados</text:p>
          </table:table-cell>
          <table:table-cell office:value-type="float" office:value="73077" table:style-name="ce44">
            <text:p>73 077</text:p>
          </table:table-cell>
          <table:table-cell office:value-type="float" office:value="26.481971371625296" table:style-name="ce150">
            <text:p>26,5<text:s text:c="5"/></text:p>
          </table:table-cell>
          <table:table-cell office:value-type="float" office:value="72893" table:style-name="ce151">
            <text:p>72 893</text:p>
          </table:table-cell>
          <table:table-cell office:value-type="float" office:value="25.821844048007026" table:style-name="ce152">
            <text:p>25,8<text:s text:c="5"/></text:p>
          </table:table-cell>
          <table:table-cell office:value-type="float" office:value="81077" table:style-name="ce46">
            <text:p>81 077</text:p>
          </table:table-cell>
          <table:table-cell office:value-type="float" office:value="26.302778633878894" table:style-name="ce153">
            <text:p>26,3<text:s text:c="5"/></text:p>
          </table:table-cell>
          <table:table-cell office:value-type="float" office:value="184" table:style-name="ce48">
            <text:p>+ 184</text:p>
          </table:table-cell>
          <table:table-cell office:value-type="float" office:value="0.25242478701658594" table:style-name="ce49">
            <text:p>+0,3<text:s text:c="3"/></text:p>
          </table:table-cell>
          <table:table-cell office:value-type="float" office:value="-8000" table:style-name="ce48">
            <text:p><text:s/>-8 000</text:p>
          </table:table-cell>
          <table:table-cell office:value-type="float" office:value="-9.8671633138867989" table:style-name="ce49">
            <text:p>-9,9<text:s text:c="3"/></text:p>
          </table:table-cell>
          <table:table-cell table:style-name="ce59"/>
          <table:table-cell table:number-columns-repeated="16371"/>
        </table:table-row>
        <table:table-row table:style-name="ro5">
          <table:table-cell/>
          <table:table-cell office:value-type="string" table:style-name="ce149">
            <text:p>0- Profissões das Forças Armadas</text:p>
          </table:table-cell>
          <table:table-cell office:value-type="float" office:value="173" table:style-name="ce44">
            <text:p><text:s/>173</text:p>
          </table:table-cell>
          <table:table-cell office:value-type="float" office:value="6.269251676028266E-2" table:style-name="ce150">
            <text:p>0,1<text:s text:c="5"/></text:p>
          </table:table-cell>
          <table:table-cell office:value-type="float" office:value="198" table:style-name="ce151">
            <text:p><text:s/>198</text:p>
          </table:table-cell>
          <table:table-cell office:value-type="float" office:value="7.0140138579910166E-2" table:style-name="ce152">
            <text:p>0,1<text:s text:c="5"/></text:p>
          </table:table-cell>
          <table:table-cell office:value-type="float" office:value="203" table:style-name="ce46">
            <text:p><text:s/>203</text:p>
          </table:table-cell>
          <table:table-cell office:value-type="float" office:value="6.5856704893834453E-2" table:style-name="ce153">
            <text:p>0,1<text:s text:c="5"/></text:p>
          </table:table-cell>
          <table:table-cell office:value-type="float" office:value="-25" table:style-name="ce48">
            <text:p><text:s/>- 25</text:p>
          </table:table-cell>
          <table:table-cell office:value-type="float" office:value="-12.626262626262626" table:style-name="ce49">
            <text:p>-12,6<text:s text:c="3"/></text:p>
          </table:table-cell>
          <table:table-cell office:value-type="float" office:value="-30" table:style-name="ce48">
            <text:p><text:s/>- 30</text:p>
          </table:table-cell>
          <table:table-cell office:value-type="float" office:value="-14.77832512315271" table:style-name="ce49">
            <text:p>-14,8<text:s text:c="3"/></text:p>
          </table:table-cell>
          <table:table-cell table:style-name="ce65"/>
          <table:table-cell table:number-columns-repeated="16371"/>
        </table:table-row>
        <table:table-row table:style-name="ro5">
          <table:table-cell/>
          <table:table-cell office:value-type="string" table:style-name="ce149">
            <text:p><text:s text:c="5"/>Outros</text:p>
          </table:table-cell>
          <table:table-cell office:value-type="float" office:value="24" table:style-name="ce44">
            <text:p><text:s/>24</text:p>
          </table:table-cell>
          <table:table-cell office:value-type="float" office:value="8.6972277586519296E-3" table:style-name="ce150">
            <text:p>0,0<text:s text:c="5"/></text:p>
          </table:table-cell>
          <table:table-cell office:value-type="float" office:value="28" table:style-name="ce151">
            <text:p><text:s/>28</text:p>
          </table:table-cell>
          <table:table-cell office:value-type="float" office:value="9.9188074759468912E-3" table:style-name="ce152">
            <text:p>0,0<text:s text:c="5"/></text:p>
          </table:table-cell>
          <table:table-cell office:value-type="float" office:value="107" table:style-name="ce46">
            <text:p><text:s/>107</text:p>
          </table:table-cell>
          <table:table-cell office:value-type="float" office:value="3.4712647407095003E-2" table:style-name="ce153">
            <text:p>0,0<text:s text:c="5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14.285714285714285" table:style-name="ce49">
            <text:p>-14,3<text:s text:c="3"/></text:p>
          </table:table-cell>
          <table:table-cell office:value-type="float" office:value="-83" table:style-name="ce48">
            <text:p><text:s/>- 83</text:p>
          </table:table-cell>
          <table:table-cell office:value-type="float" office:value="-77.570093457943926" table:style-name="ce49">
            <text:p>-77,6<text:s text:c="3"/></text:p>
          </table:table-cell>
          <table:table-cell table:style-name="ce59"/>
          <table:table-cell table:number-columns-repeated="16371"/>
        </table:table-row>
        <table:table-row table:style-name="ro20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73"/>
          <table:table-cell table:style-name="ce74"/>
          <table:table-cell table:style-name="ce73"/>
          <table:table-cell table:style-name="ce74"/>
          <table:table-cell table:style-name="ce59"/>
          <table:table-cell table:number-columns-repeated="16371"/>
        </table:table-row>
        <table:table-row table:style-name="ro13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0" table:style-name="ce1"/>
          <table:table-cell table:style-name="ce65"/>
          <table:table-cell table:number-columns-repeated="16371"/>
        </table:table-row>
        <table:table-row table:number-rows-repeated="5"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number-columns-repeated="16371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3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3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49544in" svg:height="0.675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674in" svg:y="0.26451in" svg:width="1.90411in" svg:height="0.53304in">
                <draw:text-box>
                  <text:p text:style-name="a48" text:class-names="" text:cond-style-name=""><text:span text:style-name="a46" text:class-names="">JUNHO 2019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13" draw:style-name="a41" draw:name="Text Box 122" svg:x="0in" svg:y="0in" svg:width="0.97917in" svg:height="0.32717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39267in" svg:height="0.30877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2"/>
          <table:table-cell table:style-name="ce3"/>
          <table:table-cell table:number-columns-repeated="16371"/>
        </table:table-row>
        <table:table-row table:style-name="ro1">
          <table:table-cell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/>
          <table:table-cell office:value-type="string" table:style-name="ce4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3"/>
          <table:table-cell table:number-columns-repeated="16371"/>
        </table:table-row>
        <table:table-row table:style-name="ro7">
          <table:table-cell/>
          <table:table-cell table:style-name="ce2"/>
          <table:table-cell table:style-name="ce8"/>
          <table:table-cell table:number-columns-repeated="9" table:style-name="ce2"/>
          <table:table-cell table:style-name="ce3"/>
          <table:table-cell table:number-columns-repeated="16371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style-name="ce14"/>
          <table:table-cell table:number-columns-repeated="16371"/>
        </table:table-row>
        <table:table-row table:style-name="ro1">
          <table:table-cell/>
          <table:table-cell office:value-type="string" table:style-name="ce15">
            <text:p>CAE <text:s/>Rev.3</text:p>
          </table:table-cell>
          <table:table-cell office:value-type="string" table:style-name="ce84">
            <text:p>JUNH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I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UNH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style-name="ce14"/>
          <table:table-cell table:number-columns-repeated="16371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style-name="ce28"/>
          <table:table-cell table:number-columns-repeated="16371"/>
        </table:table-row>
        <table:table-row table:style-name="ro21">
          <table:table-cell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style-name="ce28"/>
          <table:table-cell table:number-columns-repeated="16371"/>
        </table:table-row>
        <table:table-row table:style-name="ro3">
          <table:table-cell/>
          <table:table-cell office:value-type="string" table:style-name="ce169">
            <text:p><text:s text:c="2"/>Total</text:p>
          </table:table-cell>
          <table:table-cell office:value-type="float" office:value="250252" table:style-name="ce35">
            <text:p>250 252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255169" table:style-name="ce37">
            <text:p>255 169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277545" table:style-name="ce37">
            <text:p>277 545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4917" table:style-name="ce39">
            <text:p><text:s/>-4 917</text:p>
          </table:table-cell>
          <table:table-cell office:value-type="float" office:value="-1.926958212008512" table:style-name="ce40">
            <text:p>-1,9<text:s text:c="3"/></text:p>
          </table:table-cell>
          <table:table-cell office:value-type="float" office:value="-27293" table:style-name="ce39">
            <text:p><text:s/>-27 293</text:p>
          </table:table-cell>
          <table:table-cell office:value-type="float" office:value="-9.8337206579113303" table:style-name="ce40">
            <text:p>-9,8<text:s text:c="3"/></text:p>
          </table:table-cell>
          <table:table-cell table:style-name="ce41"/>
          <table:table-cell table:number-columns-repeated="16371"/>
        </table:table-row>
        <table:table-row table:style-name="ro9">
          <table:table-cell table:style-name="ce170"/>
          <table:table-cell office:value-type="string" table:style-name="ce171">
            <text:p>Agricultura, produção animal, caça, floresta e pesca</text:p>
          </table:table-cell>
          <table:table-cell office:value-type="float" office:value="11722" table:style-name="ce35">
            <text:p>11 722</text:p>
          </table:table-cell>
          <table:table-cell office:value-type="float" office:value="4.6840784489234855" table:style-name="ce36">
            <text:p>4,7<text:s text:c="5"/></text:p>
          </table:table-cell>
          <table:table-cell office:value-type="float" office:value="12387" table:style-name="ce37">
            <text:p>12 387</text:p>
          </table:table-cell>
          <table:table-cell office:value-type="float" office:value="4.8544298092636646" table:style-name="ce38">
            <text:p>4,9<text:s text:c="5"/></text:p>
          </table:table-cell>
          <table:table-cell office:value-type="float" office:value="12642" table:style-name="ce37">
            <text:p>12 642</text:p>
          </table:table-cell>
          <table:table-cell office:value-type="float" office:value="4.5549370372372051" table:style-name="ce38">
            <text:p>4,6<text:s text:c="5"/></text:p>
          </table:table-cell>
          <table:table-cell office:value-type="float" office:value="-665" table:style-name="ce39">
            <text:p><text:s/>- 665</text:p>
          </table:table-cell>
          <table:table-cell office:value-type="float" office:value="-5.3685315249858725" table:style-name="ce40">
            <text:p>-5,4<text:s text:c="3"/></text:p>
          </table:table-cell>
          <table:table-cell office:value-type="float" office:value="-920" table:style-name="ce39">
            <text:p><text:s/>- 920</text:p>
          </table:table-cell>
          <table:table-cell office:value-type="float" office:value="-7.2773295364657482" table:style-name="ce40">
            <text:p>-7,3<text:s text:c="3"/></text:p>
          </table:table-cell>
          <table:table-cell table:style-name="ce172"/>
          <table:table-cell table:number-columns-repeated="16371" table:style-name="ce170"/>
        </table:table-row>
        <table:table-row table:style-name="ro22">
          <table:table-cell table:style-name="ce170"/>
          <table:table-cell office:value-type="string" table:style-name="ce171">
            <text:p>Indústria, energia e água e construção</text:p>
          </table:table-cell>
          <table:table-cell office:value-type="float" office:value="59011" table:style-name="ce55">
            <text:p>59 011</text:p>
          </table:table-cell>
          <table:table-cell office:value-type="float" office:value="23.580630724229977" table:style-name="ce56">
            <text:p>23,6<text:s text:c="5"/></text:p>
          </table:table-cell>
          <table:table-cell office:value-type="float" office:value="60336" table:style-name="ce37">
            <text:p>60 336</text:p>
          </table:table-cell>
          <table:table-cell office:value-type="float" office:value="23.645505527709087" table:style-name="ce38">
            <text:p>23,6<text:s text:c="5"/></text:p>
          </table:table-cell>
          <table:table-cell office:value-type="float" office:value="66478" table:style-name="ce37">
            <text:p>66 478</text:p>
          </table:table-cell>
          <table:table-cell office:value-type="float" office:value="23.952151903294961" table:style-name="ce38">
            <text:p>24,0<text:s text:c="5"/></text:p>
          </table:table-cell>
          <table:table-cell office:value-type="float" office:value="-1325" table:style-name="ce39">
            <text:p><text:s/>-1 325</text:p>
          </table:table-cell>
          <table:table-cell office:value-type="float" office:value="-2.1960355343410236" table:style-name="ce40">
            <text:p>-2,2<text:s text:c="3"/></text:p>
          </table:table-cell>
          <table:table-cell office:value-type="float" office:value="-7467" table:style-name="ce39">
            <text:p><text:s/>-7 467</text:p>
          </table:table-cell>
          <table:table-cell office:value-type="float" office:value="-11.232287373266344" table:style-name="ce40">
            <text:p>-11,2<text:s text:c="3"/></text:p>
          </table:table-cell>
          <table:table-cell table:style-name="ce172"/>
          <table:table-cell table:number-columns-repeated="16371" table:style-name="ce170"/>
        </table:table-row>
        <table:table-row table:style-name="ro23">
          <table:table-cell/>
          <table:table-cell office:value-type="string" table:style-name="ce173">
            <text:p>Indústrias extrativas</text:p>
          </table:table-cell>
          <table:table-cell office:value-type="float" office:value="1634" table:style-name="ce44">
            <text:p>1 634</text:p>
          </table:table-cell>
          <table:table-cell office:value-type="float" office:value="0.65294183463069233" table:style-name="ce45">
            <text:p>0,7<text:s text:c="5"/></text:p>
          </table:table-cell>
          <table:table-cell office:value-type="float" office:value="1646" table:style-name="ce46">
            <text:p>1 646</text:p>
          </table:table-cell>
          <table:table-cell office:value-type="float" office:value="0.64506268394671762" table:style-name="ce47">
            <text:p>0,6<text:s text:c="5"/></text:p>
          </table:table-cell>
          <table:table-cell office:value-type="float" office:value="1449" table:style-name="ce46">
            <text:p>1 449</text:p>
          </table:table-cell>
          <table:table-cell office:value-type="float" office:value="0.52207750094579253" table:style-name="ce47">
            <text:p>0,5<text:s text:c="5"/></text:p>
          </table:table-cell>
          <table:table-cell office:value-type="float" office:value="-12" table:style-name="ce48">
            <text:p><text:s/>- 12</text:p>
          </table:table-cell>
          <table:table-cell office:value-type="float" office:value="-0.72904009720534624" table:style-name="ce49">
            <text:p>-0,7<text:s text:c="3"/></text:p>
          </table:table-cell>
          <table:table-cell office:value-type="float" office:value="185" table:style-name="ce48">
            <text:p>+ 185</text:p>
          </table:table-cell>
          <table:table-cell office:value-type="float" office:value="12.76742581090407" table:style-name="ce49">
            <text:p>+12,8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5944" table:style-name="ce44">
            <text:p>5 944</text:p>
          </table:table-cell>
          <table:table-cell office:value-type="float" office:value="2.3752057925610983" table:style-name="ce45">
            <text:p>2,4<text:s text:c="5"/></text:p>
          </table:table-cell>
          <table:table-cell office:value-type="float" office:value="6100" table:style-name="ce46">
            <text:p>6 100</text:p>
          </table:table-cell>
          <table:table-cell office:value-type="float" office:value="2.390572522524288" table:style-name="ce47">
            <text:p>2,4<text:s text:c="5"/></text:p>
          </table:table-cell>
          <table:table-cell office:value-type="float" office:value="6640" table:style-name="ce46">
            <text:p>6 640</text:p>
          </table:table-cell>
          <table:table-cell office:value-type="float" office:value="2.3924048352519414" table:style-name="ce47">
            <text:p>2,4<text:s text:c="5"/></text:p>
          </table:table-cell>
          <table:table-cell office:value-type="float" office:value="-156" table:style-name="ce48">
            <text:p><text:s/>- 156</text:p>
          </table:table-cell>
          <table:table-cell office:value-type="float" office:value="-2.5573770491803276" table:style-name="ce49">
            <text:p>-2,6<text:s text:c="3"/></text:p>
          </table:table-cell>
          <table:table-cell office:value-type="float" office:value="-696" table:style-name="ce48">
            <text:p><text:s/>- 696</text:p>
          </table:table-cell>
          <table:table-cell office:value-type="float" office:value="-10.481927710843374" table:style-name="ce49">
            <text:p>-10,5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Fabricação de têxteis</text:p>
          </table:table-cell>
          <table:table-cell office:value-type="float" office:value="2737" table:style-name="ce44">
            <text:p>2 737</text:p>
          </table:table-cell>
          <table:table-cell office:value-type="float" office:value="1.0936975528667103" table:style-name="ce62">
            <text:p>1,1<text:s text:c="5"/></text:p>
          </table:table-cell>
          <table:table-cell office:value-type="float" office:value="2749" table:style-name="ce63">
            <text:p>2 749</text:p>
          </table:table-cell>
          <table:table-cell office:value-type="float" office:value="1.0773252236752897" table:style-name="ce64">
            <text:p>1,1<text:s text:c="5"/></text:p>
          </table:table-cell>
          <table:table-cell office:value-type="float" office:value="2902" table:style-name="ce46">
            <text:p>2 902</text:p>
          </table:table-cell>
          <table:table-cell office:value-type="float" office:value="1.0455962096236646" table:style-name="ce64">
            <text:p>1,0<text:s text:c="5"/></text:p>
          </table:table-cell>
          <table:table-cell office:value-type="float" office:value="-12" table:style-name="ce48">
            <text:p><text:s/>- 12</text:p>
          </table:table-cell>
          <table:table-cell office:value-type="float" office:value="-0.43652237177155323" table:style-name="ce49">
            <text:p>-0,4<text:s text:c="3"/></text:p>
          </table:table-cell>
          <table:table-cell office:value-type="float" office:value="-165" table:style-name="ce48">
            <text:p><text:s/>- 165</text:p>
          </table:table-cell>
          <table:table-cell office:value-type="float" office:value="-5.6857339765678843" table:style-name="ce49">
            <text:p>-5,7<text:s text:c="3"/></text:p>
          </table:table-cell>
          <table:table-cell table:style-name="ce65"/>
          <table:table-cell table:number-columns-repeated="16371"/>
        </table:table-row>
        <table:table-row table:style-name="ro23">
          <table:table-cell/>
          <table:table-cell office:value-type="string" table:style-name="ce174">
            <text:p>Indústria do vestuário</text:p>
          </table:table-cell>
          <table:table-cell office:value-type="float" office:value="7652" table:style-name="ce44">
            <text:p>7 652</text:p>
          </table:table-cell>
          <table:table-cell office:value-type="float" office:value="3.0577178204369995" table:style-name="ce62">
            <text:p>3,1<text:s text:c="5"/></text:p>
          </table:table-cell>
          <table:table-cell office:value-type="float" office:value="7674" table:style-name="ce63">
            <text:p>7 674</text:p>
          </table:table-cell>
          <table:table-cell office:value-type="float" office:value="3.0074186127625224" table:style-name="ce64">
            <text:p>3,0<text:s text:c="5"/></text:p>
          </table:table-cell>
          <table:table-cell office:value-type="float" office:value="7933" table:style-name="ce46">
            <text:p>7 933</text:p>
          </table:table-cell>
          <table:table-cell office:value-type="float" office:value="2.8582752346466336" table:style-name="ce64">
            <text:p>2,9<text:s text:c="5"/></text:p>
          </table:table-cell>
          <table:table-cell office:value-type="float" office:value="-22" table:style-name="ce48">
            <text:p><text:s/>- 22</text:p>
          </table:table-cell>
          <table:table-cell office:value-type="float" office:value="-0.28668230388324212" table:style-name="ce49">
            <text:p>-0,3<text:s text:c="3"/></text:p>
          </table:table-cell>
          <table:table-cell office:value-type="float" office:value="-281" table:style-name="ce48">
            <text:p><text:s/>- 281</text:p>
          </table:table-cell>
          <table:table-cell office:value-type="float" office:value="-3.5421656372116472" table:style-name="ce49">
            <text:p>-3,5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2916" table:style-name="ce44">
            <text:p>2 916</text:p>
          </table:table-cell>
          <table:table-cell office:value-type="float" office:value="1.1652254527436343" table:style-name="ce62">
            <text:p>1,2<text:s text:c="5"/></text:p>
          </table:table-cell>
          <table:table-cell office:value-type="float" office:value="3042" table:style-name="ce63">
            <text:p>3 042</text:p>
          </table:table-cell>
          <table:table-cell office:value-type="float" office:value="1.1921510841834235" table:style-name="ce64">
            <text:p>1,2<text:s text:c="5"/></text:p>
          </table:table-cell>
          <table:table-cell office:value-type="float" office:value="2872" table:style-name="ce46">
            <text:p>2 872</text:p>
          </table:table-cell>
          <table:table-cell office:value-type="float" office:value="1.0347871516330684" table:style-name="ce64">
            <text:p>1,0<text:s text:c="5"/></text:p>
          </table:table-cell>
          <table:table-cell office:value-type="float" office:value="-126" table:style-name="ce48">
            <text:p><text:s/>- 126</text:p>
          </table:table-cell>
          <table:table-cell office:value-type="float" office:value="-4.1420118343195274" table:style-name="ce49">
            <text:p>-4,1<text:s text:c="3"/></text:p>
          </table:table-cell>
          <table:table-cell office:value-type="float" office:value="44" table:style-name="ce48">
            <text:p>+ 44</text:p>
          </table:table-cell>
          <table:table-cell office:value-type="float" office:value="1.532033426183844" table:style-name="ce49">
            <text:p>+1,5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 da madeira e da cortiça</text:p>
          </table:table-cell>
          <table:table-cell office:value-type="float" office:value="1843" table:style-name="ce44">
            <text:p>1 843</text:p>
          </table:table-cell>
          <table:table-cell office:value-type="float" office:value="0.73645765068810642" table:style-name="ce62">
            <text:p>0,7<text:s text:c="5"/></text:p>
          </table:table-cell>
          <table:table-cell office:value-type="float" office:value="1907" table:style-name="ce63">
            <text:p>1 907</text:p>
          </table:table-cell>
          <table:table-cell office:value-type="float" office:value="0.74734783613996991" table:style-name="ce64">
            <text:p>0,7<text:s text:c="5"/></text:p>
          </table:table-cell>
          <table:table-cell office:value-type="float" office:value="2184" table:style-name="ce46">
            <text:p>2 184</text:p>
          </table:table-cell>
          <table:table-cell office:value-type="float" office:value="0.7868994217153974" table:style-name="ce64">
            <text:p>0,8<text:s text:c="5"/></text:p>
          </table:table-cell>
          <table:table-cell office:value-type="float" office:value="-64" table:style-name="ce48">
            <text:p><text:s/>- 64</text:p>
          </table:table-cell>
          <table:table-cell office:value-type="float" office:value="-3.3560566334556894" table:style-name="ce49">
            <text:p>-3,4<text:s text:c="3"/></text:p>
          </table:table-cell>
          <table:table-cell office:value-type="float" office:value="-341" table:style-name="ce48">
            <text:p><text:s/>- 341</text:p>
          </table:table-cell>
          <table:table-cell office:value-type="float" office:value="-15.613553113553113" table:style-name="ce49">
            <text:p>-15,6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1288" table:style-name="ce44">
            <text:p>1 288</text:p>
          </table:table-cell>
          <table:table-cell office:value-type="float" office:value="0.51468120134904016" table:style-name="ce62">
            <text:p>0,5<text:s text:c="5"/></text:p>
          </table:table-cell>
          <table:table-cell office:value-type="float" office:value="1318" table:style-name="ce63">
            <text:p>1 318</text:p>
          </table:table-cell>
          <table:table-cell office:value-type="float" office:value="0.51652042371918228" table:style-name="ce64">
            <text:p>0,5<text:s text:c="5"/></text:p>
          </table:table-cell>
          <table:table-cell office:value-type="float" office:value="1414" table:style-name="ce46">
            <text:p>1 414</text:p>
          </table:table-cell>
          <table:table-cell office:value-type="float" office:value="0.50946693329009707" table:style-name="ce64">
            <text:p>0,5<text:s text:c="5"/></text:p>
          </table:table-cell>
          <table:table-cell office:value-type="float" office:value="-30" table:style-name="ce48">
            <text:p><text:s/>- 30</text:p>
          </table:table-cell>
          <table:table-cell office:value-type="float" office:value="-2.2761760242792106" table:style-name="ce49">
            <text:p>-2,3<text:s text:c="3"/></text:p>
          </table:table-cell>
          <table:table-cell office:value-type="float" office:value="-126" table:style-name="ce48">
            <text:p><text:s/>- 126</text:p>
          </table:table-cell>
          <table:table-cell office:value-type="float" office:value="-8.9108910891089099" table:style-name="ce49">
            <text:p>-8,9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1872" table:style-name="ce44">
            <text:p>1 872</text:p>
          </table:table-cell>
          <table:table-cell office:value-type="float" office:value="0.74804596966258019" table:style-name="ce62">
            <text:p>0,7<text:s text:c="5"/></text:p>
          </table:table-cell>
          <table:table-cell office:value-type="float" office:value="1880" table:style-name="ce63">
            <text:p>1 880</text:p>
          </table:table-cell>
          <table:table-cell office:value-type="float" office:value="0.73676661349928874" table:style-name="ce64">
            <text:p>0,7<text:s text:c="5"/></text:p>
          </table:table-cell>
          <table:table-cell office:value-type="float" office:value="1965" table:style-name="ce46">
            <text:p>1 965</text:p>
          </table:table-cell>
          <table:table-cell office:value-type="float" office:value="0.7079932983840459" table:style-name="ce64">
            <text:p>0,7<text:s text:c="5"/></text:p>
          </table:table-cell>
          <table:table-cell office:value-type="float" office:value="-8" table:style-name="ce48">
            <text:p><text:s/>- 8</text:p>
          </table:table-cell>
          <table:table-cell office:value-type="float" office:value="-0.42553191489361702" table:style-name="ce49">
            <text:p>-0,4<text:s text:c="3"/></text:p>
          </table:table-cell>
          <table:table-cell office:value-type="float" office:value="-93" table:style-name="ce48">
            <text:p><text:s/>- 93</text:p>
          </table:table-cell>
          <table:table-cell office:value-type="float" office:value="-4.7328244274809164" table:style-name="ce49">
            <text:p>-4,7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1590" table:style-name="ce44">
            <text:p>1 590</text:p>
          </table:table-cell>
          <table:table-cell office:value-type="float" office:value="0.63535955756597351" table:style-name="ce62">
            <text:p>0,6<text:s text:c="5"/></text:p>
          </table:table-cell>
          <table:table-cell office:value-type="float" office:value="1657" table:style-name="ce63">
            <text:p>1 657</text:p>
          </table:table-cell>
          <table:table-cell office:value-type="float" office:value="0.6493735524299582" table:style-name="ce64">
            <text:p>0,6<text:s text:c="5"/></text:p>
          </table:table-cell>
          <table:table-cell office:value-type="float" office:value="1814" table:style-name="ce46">
            <text:p>1 814</text:p>
          </table:table-cell>
          <table:table-cell office:value-type="float" office:value="0.65358770649804543" table:style-name="ce64">
            <text:p>0,7<text:s text:c="5"/></text:p>
          </table:table-cell>
          <table:table-cell office:value-type="float" office:value="-67" table:style-name="ce48">
            <text:p><text:s/>- 67</text:p>
          </table:table-cell>
          <table:table-cell office:value-type="float" office:value="-4.0434520217260106" table:style-name="ce49">
            <text:p>-4,0<text:s text:c="3"/></text:p>
          </table:table-cell>
          <table:table-cell office:value-type="float" office:value="-224" table:style-name="ce48">
            <text:p><text:s/>- 224</text:p>
          </table:table-cell>
          <table:table-cell office:value-type="float" office:value="-12.348401323042998" table:style-name="ce49">
            <text:p>-12,3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3290" table:style-name="ce44">
            <text:p>3 290</text:p>
          </table:table-cell>
          <table:table-cell office:value-type="float" office:value="1.314674807793744" table:style-name="ce62">
            <text:p>1,3<text:s text:c="5"/></text:p>
          </table:table-cell>
          <table:table-cell office:value-type="float" office:value="3277" table:style-name="ce63">
            <text:p>3 277</text:p>
          </table:table-cell>
          <table:table-cell office:value-type="float" office:value="1.2842469108708348" table:style-name="ce64">
            <text:p>1,3<text:s text:c="5"/></text:p>
          </table:table-cell>
          <table:table-cell office:value-type="float" office:value="3346" table:style-name="ce46">
            <text:p>3 346</text:p>
          </table:table-cell>
          <table:table-cell office:value-type="float" office:value="1.2055702678844873" table:style-name="ce64">
            <text:p>1,2<text:s text:c="5"/></text:p>
          </table:table-cell>
          <table:table-cell office:value-type="float" office:value="13" table:style-name="ce48">
            <text:p>+ 13</text:p>
          </table:table-cell>
          <table:table-cell office:value-type="float" office:value="0.39670430271589868" table:style-name="ce49">
            <text:p>+0,4<text:s text:c="3"/></text:p>
          </table:table-cell>
          <table:table-cell office:value-type="float" office:value="-56" table:style-name="ce48">
            <text:p><text:s/>- 56</text:p>
          </table:table-cell>
          <table:table-cell office:value-type="float" office:value="-1.6736401673640167" table:style-name="ce49">
            <text:p>-1,7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2127" table:style-name="ce44">
            <text:p>2 127</text:p>
          </table:table-cell>
          <table:table-cell office:value-type="float" office:value="0.84994325719674568" table:style-name="ce62">
            <text:p>0,8<text:s text:c="5"/></text:p>
          </table:table-cell>
          <table:table-cell office:value-type="float" office:value="2232" table:style-name="ce63">
            <text:p>2 232</text:p>
          </table:table-cell>
          <table:table-cell office:value-type="float" office:value="0.87471440496298525" table:style-name="ce64">
            <text:p>0,9<text:s text:c="5"/></text:p>
          </table:table-cell>
          <table:table-cell office:value-type="float" office:value="2189" table:style-name="ce46">
            <text:p>2 189</text:p>
          </table:table-cell>
          <table:table-cell office:value-type="float" office:value="0.78870093138049691" table:style-name="ce64">
            <text:p>0,8<text:s text:c="5"/></text:p>
          </table:table-cell>
          <table:table-cell office:value-type="float" office:value="-105" table:style-name="ce48">
            <text:p><text:s/>- 105</text:p>
          </table:table-cell>
          <table:table-cell office:value-type="float" office:value="-4.704301075268817" table:style-name="ce49">
            <text:p>-4,7<text:s text:c="3"/></text:p>
          </table:table-cell>
          <table:table-cell office:value-type="float" office:value="-62" table:style-name="ce48">
            <text:p><text:s/>- 62</text:p>
          </table:table-cell>
          <table:table-cell office:value-type="float" office:value="-2.8323435358611238" table:style-name="ce49">
            <text:p>-2,8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1770" table:style-name="ce44">
            <text:p>1 770</text:p>
          </table:table-cell>
          <table:table-cell office:value-type="float" office:value="0.70728705464891384" table:style-name="ce62">
            <text:p>0,7<text:s text:c="5"/></text:p>
          </table:table-cell>
          <table:table-cell office:value-type="float" office:value="1808" table:style-name="ce63">
            <text:p>1 808</text:p>
          </table:table-cell>
          <table:table-cell office:value-type="float" office:value="0.70855001979080534" table:style-name="ce64">
            <text:p>0,7<text:s text:c="5"/></text:p>
          </table:table-cell>
          <table:table-cell office:value-type="float" office:value="1761" table:style-name="ce46">
            <text:p>1 761</text:p>
          </table:table-cell>
          <table:table-cell office:value-type="float" office:value="0.63449170404799216" table:style-name="ce64">
            <text:p>0,6<text:s text:c="5"/></text:p>
          </table:table-cell>
          <table:table-cell office:value-type="float" office:value="-38" table:style-name="ce48">
            <text:p><text:s/>- 38</text:p>
          </table:table-cell>
          <table:table-cell office:value-type="float" office:value="-2.1017699115044248" table:style-name="ce49">
            <text:p>-2,1<text:s text:c="3"/></text:p>
          </table:table-cell>
          <table:table-cell office:value-type="float" office:value="9" table:style-name="ce48">
            <text:p>+ 9</text:p>
          </table:table-cell>
          <table:table-cell office:value-type="float" office:value="0.51107325383304936" table:style-name="ce49">
            <text:p>+0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3580" table:style-name="ce44">
            <text:p>3 580</text:p>
          </table:table-cell>
          <table:table-cell office:value-type="float" office:value="1.4305579975384812" table:style-name="ce62">
            <text:p>1,4<text:s text:c="5"/></text:p>
          </table:table-cell>
          <table:table-cell office:value-type="float" office:value="3660" table:style-name="ce63">
            <text:p>3 660</text:p>
          </table:table-cell>
          <table:table-cell office:value-type="float" office:value="1.4343435135145728" table:style-name="ce64">
            <text:p>1,4<text:s text:c="5"/></text:p>
          </table:table-cell>
          <table:table-cell office:value-type="float" office:value="3997" table:style-name="ce46">
            <text:p>3 997</text:p>
          </table:table-cell>
          <table:table-cell office:value-type="float" office:value="1.440126826280423" table:style-name="ce64">
            <text:p>1,4<text:s text:c="5"/></text:p>
          </table:table-cell>
          <table:table-cell office:value-type="float" office:value="-80" table:style-name="ce48">
            <text:p><text:s/>- 80</text:p>
          </table:table-cell>
          <table:table-cell office:value-type="float" office:value="-2.1857923497267762" table:style-name="ce49">
            <text:p>-2,2<text:s text:c="3"/></text:p>
          </table:table-cell>
          <table:table-cell office:value-type="float" office:value="-417" table:style-name="ce48">
            <text:p><text:s/>- 417</text:p>
          </table:table-cell>
          <table:table-cell office:value-type="float" office:value="-10.432824618463849" table:style-name="ce49">
            <text:p>-10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1063" table:style-name="ce44">
            <text:p>1 063</text:p>
          </table:table-cell>
          <table:table-cell office:value-type="float" office:value="0.42477182999536472" table:style-name="ce62">
            <text:p>0,4<text:s text:c="5"/></text:p>
          </table:table-cell>
          <table:table-cell office:value-type="float" office:value="1075" table:style-name="ce63">
            <text:p>1 075</text:p>
          </table:table-cell>
          <table:table-cell office:value-type="float" office:value="0.42128941995305075" table:style-name="ce64">
            <text:p>0,4<text:s text:c="5"/></text:p>
          </table:table-cell>
          <table:table-cell office:value-type="float" office:value="1138" table:style-name="ce46">
            <text:p>1 138</text:p>
          </table:table-cell>
          <table:table-cell office:value-type="float" office:value="0.41002359977661285" table:style-name="ce64">
            <text:p>0,4<text:s text:c="5"/></text:p>
          </table:table-cell>
          <table:table-cell office:value-type="float" office:value="-12" table:style-name="ce48">
            <text:p><text:s/>- 12</text:p>
          </table:table-cell>
          <table:table-cell office:value-type="float" office:value="-1.1162790697674418" table:style-name="ce49">
            <text:p>-1,1<text:s text:c="3"/></text:p>
          </table:table-cell>
          <table:table-cell office:value-type="float" office:value="-75" table:style-name="ce48">
            <text:p><text:s/>- 75</text:p>
          </table:table-cell>
          <table:table-cell office:value-type="float" office:value="-6.5905096660808429" table:style-name="ce49">
            <text:p>-6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Construção</text:p>
          </table:table-cell>
          <table:table-cell office:value-type="float" office:value="19705" table:style-name="ce44">
            <text:p>19 705</text:p>
          </table:table-cell>
          <table:table-cell office:value-type="float" office:value="7.8740629445518922" table:style-name="ce62">
            <text:p>7,9<text:s text:c="5"/></text:p>
          </table:table-cell>
          <table:table-cell office:value-type="float" office:value="20311" table:style-name="ce63">
            <text:p>20 311</text:p>
          </table:table-cell>
          <table:table-cell office:value-type="float" office:value="7.9598227057361983" table:style-name="ce64">
            <text:p>8,0<text:s text:c="5"/></text:p>
          </table:table-cell>
          <table:table-cell office:value-type="float" office:value="24874" table:style-name="ce46">
            <text:p>24 874</text:p>
          </table:table-cell>
          <table:table-cell office:value-type="float" office:value="8.9621502819362622" table:style-name="ce64">
            <text:p>9,0<text:s text:c="5"/></text:p>
          </table:table-cell>
          <table:table-cell office:value-type="float" office:value="-606" table:style-name="ce48">
            <text:p><text:s/>- 606</text:p>
          </table:table-cell>
          <table:table-cell office:value-type="float" office:value="-2.9836049431342619" table:style-name="ce49">
            <text:p>-3,0<text:s text:c="3"/></text:p>
          </table:table-cell>
          <table:table-cell office:value-type="float" office:value="-5169" table:style-name="ce48">
            <text:p><text:s/>-5 169</text:p>
          </table:table-cell>
          <table:table-cell office:value-type="float" office:value="-20.780734903915736" table:style-name="ce49">
            <text:p>-20,8<text:s text:c="3"/></text:p>
          </table:table-cell>
          <table:table-cell table:number-columns-repeated="16372" table:style-name="ce1"/>
        </table:table-row>
        <table:table-row table:style-name="ro15">
          <table:table-cell table:style-name="ce170"/>
          <table:table-cell office:value-type="string" table:style-name="ce171">
            <text:p>Serviços</text:p>
          </table:table-cell>
          <table:table-cell office:value-type="float" office:value="176741" table:style-name="ce55">
            <text:p>176 741</text:p>
          </table:table-cell>
          <table:table-cell office:value-type="float" office:value="70.625209788533155" table:style-name="ce56">
            <text:p>70,6<text:s text:c="5"/></text:p>
          </table:table-cell>
          <table:table-cell office:value-type="float" office:value="179662" table:style-name="ce57">
            <text:p>179 662</text:p>
          </table:table-cell>
          <table:table-cell office:value-type="float" office:value="70.409023039632558" table:style-name="ce58">
            <text:p>70,4<text:s text:c="5"/></text:p>
          </table:table-cell>
          <table:table-cell office:value-type="float" office:value="195493" table:style-name="ce57">
            <text:p>195 493</text:p>
          </table:table-cell>
          <table:table-cell office:value-type="float" office:value="70.436505791853577" table:style-name="ce58">
            <text:p>70,4<text:s text:c="5"/></text:p>
          </table:table-cell>
          <table:table-cell office:value-type="float" office:value="-2921" table:style-name="ce39">
            <text:p><text:s/>-2 921</text:p>
          </table:table-cell>
          <table:table-cell office:value-type="float" office:value="-1.6258307265865906" table:style-name="ce40">
            <text:p>-1,6<text:s text:c="3"/></text:p>
          </table:table-cell>
          <table:table-cell office:value-type="float" office:value="-18752" table:style-name="ce39">
            <text:p><text:s/>-18 752</text:p>
          </table:table-cell>
          <table:table-cell office:value-type="float" office:value="-9.5921593100520219" table:style-name="ce40">
            <text:p>-9,6<text:s text:c="3"/></text:p>
          </table:table-cell>
          <table:table-cell table:number-columns-repeated="16372" table:style-name="ce170"/>
        </table:table-row>
        <table:table-row table:style-name="ro23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3564" table:style-name="ce44">
            <text:p>3 564</text:p>
          </table:table-cell>
          <table:table-cell office:value-type="float" office:value="1.4241644422422199" table:style-name="ce62">
            <text:p>1,4<text:s text:c="5"/></text:p>
          </table:table-cell>
          <table:table-cell office:value-type="float" office:value="3599" table:style-name="ce63">
            <text:p>3 599</text:p>
          </table:table-cell>
          <table:table-cell office:value-type="float" office:value="1.4104377882893298" table:style-name="ce64">
            <text:p>1,4<text:s text:c="5"/></text:p>
          </table:table-cell>
          <table:table-cell office:value-type="float" office:value="3990" table:style-name="ce63">
            <text:p>3 990</text:p>
          </table:table-cell>
          <table:table-cell office:value-type="float" office:value="1.4376047127492839" table:style-name="ce64">
            <text:p>1,4<text:s text:c="5"/></text:p>
          </table:table-cell>
          <table:table-cell office:value-type="float" office:value="-35" table:style-name="ce48">
            <text:p><text:s/>- 35</text:p>
          </table:table-cell>
          <table:table-cell office:value-type="float" office:value="-0.97249235898860786" table:style-name="ce49">
            <text:p>-1,0<text:s text:c="3"/></text:p>
          </table:table-cell>
          <table:table-cell office:value-type="float" office:value="-426" table:style-name="ce48">
            <text:p><text:s/>- 426</text:p>
          </table:table-cell>
          <table:table-cell office:value-type="float" office:value="-10.676691729323307" table:style-name="ce49">
            <text:p>-10,7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Comércio por grosso e a retalho</text:p>
          </table:table-cell>
          <table:table-cell office:value-type="float" office:value="29307" table:style-name="ce44">
            <text:p>29 307</text:p>
          </table:table-cell>
          <table:table-cell office:value-type="float" office:value="11.710995316720746" table:style-name="ce62">
            <text:p>11,7<text:s text:c="5"/></text:p>
          </table:table-cell>
          <table:table-cell office:value-type="float" office:value="30350" table:style-name="ce63">
            <text:p>30 350</text:p>
          </table:table-cell>
          <table:table-cell office:value-type="float" office:value="11.894078042395433" table:style-name="ce64">
            <text:p>11,9<text:s text:c="5"/></text:p>
          </table:table-cell>
          <table:table-cell office:value-type="float" office:value="32954" table:style-name="ce63">
            <text:p>32 954</text:p>
          </table:table-cell>
          <table:table-cell office:value-type="float" office:value="11.873389900736818" table:style-name="ce64">
            <text:p>11,9<text:s text:c="5"/></text:p>
          </table:table-cell>
          <table:table-cell office:value-type="float" office:value="-1043" table:style-name="ce48">
            <text:p><text:s/>-1 043</text:p>
          </table:table-cell>
          <table:table-cell office:value-type="float" office:value="-3.4365733113673809" table:style-name="ce49">
            <text:p>-3,4<text:s text:c="3"/></text:p>
          </table:table-cell>
          <table:table-cell office:value-type="float" office:value="-3647" table:style-name="ce48">
            <text:p><text:s/>-3 647</text:p>
          </table:table-cell>
          <table:table-cell office:value-type="float" office:value="-11.066941797657341" table:style-name="ce49">
            <text:p>-11,1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Transportes e armazenagem</text:p>
          </table:table-cell>
          <table:table-cell office:value-type="float" office:value="4074" table:style-name="ce44">
            <text:p>4 074</text:p>
          </table:table-cell>
          <table:table-cell office:value-type="float" office:value="1.6279590173105509" table:style-name="ce62">
            <text:p>1,6<text:s text:c="5"/></text:p>
          </table:table-cell>
          <table:table-cell office:value-type="float" office:value="4170" table:style-name="ce63">
            <text:p>4 170</text:p>
          </table:table-cell>
          <table:table-cell office:value-type="float" office:value="1.6342110522829967" table:style-name="ce64">
            <text:p>1,6<text:s text:c="5"/></text:p>
          </table:table-cell>
          <table:table-cell office:value-type="float" office:value="4643" table:style-name="ce63">
            <text:p>4 643</text:p>
          </table:table-cell>
          <table:table-cell office:value-type="float" office:value="1.6728818750112593" table:style-name="ce64">
            <text:p>1,7<text:s text:c="5"/></text:p>
          </table:table-cell>
          <table:table-cell office:value-type="float" office:value="-96" table:style-name="ce48">
            <text:p><text:s/>- 96</text:p>
          </table:table-cell>
          <table:table-cell office:value-type="float" office:value="-2.3021582733812949" table:style-name="ce49">
            <text:p>-2,3<text:s text:c="3"/></text:p>
          </table:table-cell>
          <table:table-cell office:value-type="float" office:value="-569" table:style-name="ce48">
            <text:p><text:s/>- 569</text:p>
          </table:table-cell>
          <table:table-cell office:value-type="float" office:value="-12.255007538229593" table:style-name="ce49">
            <text:p>-12,3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lojamento, restauração e similares</text:p>
          </table:table-cell>
          <table:table-cell office:value-type="float" office:value="22458" table:style-name="ce44">
            <text:p>22 458</text:p>
          </table:table-cell>
          <table:table-cell office:value-type="float" office:value="8.974154052714864" table:style-name="ce62">
            <text:p>9,0<text:s text:c="5"/></text:p>
          </table:table-cell>
          <table:table-cell office:value-type="float" office:value="22553" table:style-name="ce63">
            <text:p>22 553</text:p>
          </table:table-cell>
          <table:table-cell office:value-type="float" office:value="8.8384560820475837" table:style-name="ce64">
            <text:p>8,8<text:s text:c="5"/></text:p>
          </table:table-cell>
          <table:table-cell office:value-type="float" office:value="24474" table:style-name="ce63">
            <text:p>24 474</text:p>
          </table:table-cell>
          <table:table-cell office:value-type="float" office:value="8.8180295087283138" table:style-name="ce64">
            <text:p>8,8<text:s text:c="5"/></text:p>
          </table:table-cell>
          <table:table-cell office:value-type="float" office:value="-95" table:style-name="ce48">
            <text:p><text:s/>- 95</text:p>
          </table:table-cell>
          <table:table-cell office:value-type="float" office:value="-0.42122999157540014" table:style-name="ce49">
            <text:p>-0,4<text:s text:c="3"/></text:p>
          </table:table-cell>
          <table:table-cell office:value-type="float" office:value="-2016" table:style-name="ce48">
            <text:p><text:s/>-2 016</text:p>
          </table:table-cell>
          <table:table-cell office:value-type="float" office:value="-8.2373130669281682" table:style-name="ce49">
            <text:p>-8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3699" table:style-name="ce44">
            <text:p>3 699</text:p>
          </table:table-cell>
          <table:table-cell office:value-type="float" office:value="1.478110065054425" table:style-name="ce62">
            <text:p>1,5<text:s text:c="5"/></text:p>
          </table:table-cell>
          <table:table-cell office:value-type="float" office:value="3784" table:style-name="ce63">
            <text:p>3 784</text:p>
          </table:table-cell>
          <table:table-cell office:value-type="float" office:value="1.4829387582347384" table:style-name="ce64">
            <text:p>1,5<text:s text:c="5"/></text:p>
          </table:table-cell>
          <table:table-cell office:value-type="float" office:value="4137" table:style-name="ce63">
            <text:p>4 137</text:p>
          </table:table-cell>
          <table:table-cell office:value-type="float" office:value="1.4905690969032048" table:style-name="ce64">
            <text:p>1,5<text:s text:c="5"/></text:p>
          </table:table-cell>
          <table:table-cell office:value-type="float" office:value="-85" table:style-name="ce48">
            <text:p><text:s/>- 85</text:p>
          </table:table-cell>
          <table:table-cell office:value-type="float" office:value="-2.2463002114164907" table:style-name="ce49">
            <text:p>-2,2<text:s text:c="3"/></text:p>
          </table:table-cell>
          <table:table-cell office:value-type="float" office:value="-438" table:style-name="ce48">
            <text:p><text:s/>- 438</text:p>
          </table:table-cell>
          <table:table-cell office:value-type="float" office:value="-10.587382160986222" table:style-name="ce49">
            <text:p>-10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financeiras e de seguros</text:p>
          </table:table-cell>
          <table:table-cell office:value-type="float" office:value="2647" table:style-name="ce44">
            <text:p>2 647</text:p>
          </table:table-cell>
          <table:table-cell office:value-type="float" office:value="1.0577338043252402" table:style-name="ce62">
            <text:p>1,1<text:s text:c="5"/></text:p>
          </table:table-cell>
          <table:table-cell office:value-type="float" office:value="2706" table:style-name="ce63">
            <text:p>2 706</text:p>
          </table:table-cell>
          <table:table-cell office:value-type="float" office:value="1.0604736468771676" table:style-name="ce64">
            <text:p>1,1<text:s text:c="5"/></text:p>
          </table:table-cell>
          <table:table-cell office:value-type="float" office:value="3052" table:style-name="ce63">
            <text:p>3 052</text:p>
          </table:table-cell>
          <table:table-cell office:value-type="float" office:value="1.099641499576645" table:style-name="ce64">
            <text:p>1,1<text:s text:c="5"/></text:p>
          </table:table-cell>
          <table:table-cell office:value-type="float" office:value="-59" table:style-name="ce48">
            <text:p><text:s/>- 59</text:p>
          </table:table-cell>
          <table:table-cell office:value-type="float" office:value="-2.1803399852180343" table:style-name="ce49">
            <text:p>-2,2<text:s text:c="3"/></text:p>
          </table:table-cell>
          <table:table-cell office:value-type="float" office:value="-405" table:style-name="ce48">
            <text:p><text:s/>- 405</text:p>
          </table:table-cell>
          <table:table-cell office:value-type="float" office:value="-13.269986893840105" table:style-name="ce49">
            <text:p>-13,3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67251" table:style-name="ce44">
            <text:p>67 251</text:p>
          </table:table-cell>
          <table:table-cell office:value-type="float" office:value="26.873311701804582" table:style-name="ce62">
            <text:p>26,9<text:s text:c="5"/></text:p>
          </table:table-cell>
          <table:table-cell office:value-type="float" office:value="68335" table:style-name="ce63">
            <text:p>68 335</text:p>
          </table:table-cell>
          <table:table-cell office:value-type="float" office:value="26.780290709294626" table:style-name="ce64">
            <text:p>26,8<text:s text:c="5"/></text:p>
          </table:table-cell>
          <table:table-cell office:value-type="float" office:value="73739" table:style-name="ce63">
            <text:p>73 739</text:p>
          </table:table-cell>
          <table:table-cell office:value-type="float" office:value="26.568304238952241" table:style-name="ce64">
            <text:p>26,6<text:s text:c="5"/></text:p>
          </table:table-cell>
          <table:table-cell office:value-type="float" office:value="-1084" table:style-name="ce48">
            <text:p><text:s/>-1 084</text:p>
          </table:table-cell>
          <table:table-cell office:value-type="float" office:value="-1.586302773103095" table:style-name="ce49">
            <text:p>-1,6<text:s text:c="3"/></text:p>
          </table:table-cell>
          <table:table-cell office:value-type="float" office:value="-6488" table:style-name="ce48">
            <text:p><text:s/>-6 488</text:p>
          </table:table-cell>
          <table:table-cell office:value-type="float" office:value="-8.7986004692225279" table:style-name="ce49">
            <text:p>-8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5407" table:style-name="ce44">
            <text:p>5 407</text:p>
          </table:table-cell>
          <table:table-cell office:value-type="float" office:value="2.1606220929303261" table:style-name="ce62">
            <text:p>2,2<text:s text:c="5"/></text:p>
          </table:table-cell>
          <table:table-cell office:value-type="float" office:value="5543" table:style-name="ce63">
            <text:p>5 543</text:p>
          </table:table-cell>
          <table:table-cell office:value-type="float" office:value="2.1722858184183815" table:style-name="ce64">
            <text:p>2,2<text:s text:c="5"/></text:p>
          </table:table-cell>
          <table:table-cell office:value-type="float" office:value="5967" table:style-name="ce63">
            <text:p>5 967</text:p>
          </table:table-cell>
          <table:table-cell office:value-type="float" office:value="2.149921634329568" table:style-name="ce64">
            <text:p>2,1<text:s text:c="5"/></text:p>
          </table:table-cell>
          <table:table-cell office:value-type="float" office:value="-136" table:style-name="ce48">
            <text:p><text:s/>- 136</text:p>
          </table:table-cell>
          <table:table-cell office:value-type="float" office:value="-2.4535450117265016" table:style-name="ce49">
            <text:p>-2,5<text:s text:c="3"/></text:p>
          </table:table-cell>
          <table:table-cell office:value-type="float" office:value="-560" table:style-name="ce48">
            <text:p><text:s/>- 560</text:p>
          </table:table-cell>
          <table:table-cell office:value-type="float" office:value="-9.3849505614211495" table:style-name="ce49">
            <text:p>-9,4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21188" table:style-name="ce44">
            <text:p>21 188</text:p>
          </table:table-cell>
          <table:table-cell office:value-type="float" office:value="8.4666656010741175" table:style-name="ce62">
            <text:p>8,5<text:s text:c="5"/></text:p>
          </table:table-cell>
          <table:table-cell office:value-type="float" office:value="20819" table:style-name="ce63">
            <text:p>20 819</text:p>
          </table:table-cell>
          <table:table-cell office:value-type="float" office:value="8.1589064502349427" table:style-name="ce64">
            <text:p>8,2<text:s text:c="5"/></text:p>
          </table:table-cell>
          <table:table-cell office:value-type="float" office:value="23208" table:style-name="ce63">
            <text:p>23 208</text:p>
          </table:table-cell>
          <table:table-cell office:value-type="float" office:value="8.3618872615251583" table:style-name="ce64">
            <text:p>8,4<text:s text:c="5"/></text:p>
          </table:table-cell>
          <table:table-cell office:value-type="float" office:value="369" table:style-name="ce48">
            <text:p>+ 369</text:p>
          </table:table-cell>
          <table:table-cell office:value-type="float" office:value="1.7724194245641003" table:style-name="ce49">
            <text:p>+1,8<text:s text:c="3"/></text:p>
          </table:table-cell>
          <table:table-cell office:value-type="float" office:value="-2020" table:style-name="ce48">
            <text:p><text:s/>-2 020</text:p>
          </table:table-cell>
          <table:table-cell office:value-type="float" office:value="-8.7038952085487757" table:style-name="ce49">
            <text:p>-8,7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Outras atividades de serviços</text:p>
          </table:table-cell>
          <table:table-cell office:value-type="float" office:value="17146" table:style-name="ce44">
            <text:p>17 146</text:p>
          </table:table-cell>
          <table:table-cell office:value-type="float" office:value="6.8514936943560896" table:style-name="ce62">
            <text:p>6,9<text:s text:c="5"/></text:p>
          </table:table-cell>
          <table:table-cell office:value-type="float" office:value="17803" table:style-name="ce63">
            <text:p>17 803</text:p>
          </table:table-cell>
          <table:table-cell office:value-type="float" office:value="6.9769446915573603" table:style-name="ce64">
            <text:p>7,0<text:s text:c="5"/></text:p>
          </table:table-cell>
          <table:table-cell office:value-type="float" office:value="19329" table:style-name="ce63">
            <text:p>19 329</text:p>
          </table:table-cell>
          <table:table-cell office:value-type="float" office:value="6.9642760633410798" table:style-name="ce64">
            <text:p>7,0<text:s text:c="5"/></text:p>
          </table:table-cell>
          <table:table-cell office:value-type="float" office:value="-657" table:style-name="ce48">
            <text:p><text:s/>- 657</text:p>
          </table:table-cell>
          <table:table-cell office:value-type="float" office:value="-3.6903892602370392" table:style-name="ce49">
            <text:p>-3,7<text:s text:c="3"/></text:p>
          </table:table-cell>
          <table:table-cell office:value-type="float" office:value="-2183" table:style-name="ce48">
            <text:p><text:s/>-2 183</text:p>
          </table:table-cell>
          <table:table-cell office:value-type="float" office:value="-11.293910704123338" table:style-name="ce49">
            <text:p>-11,3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Sem classificação</text:p>
          </table:table-cell>
          <table:table-cell office:value-type="float" office:value="2778" table:style-name="ce44">
            <text:p>2 778</text:p>
          </table:table-cell>
          <table:table-cell office:value-type="float" office:value="1.1100810383133801" table:style-name="ce62">
            <text:p>1,1<text:s text:c="5"/></text:p>
          </table:table-cell>
          <table:table-cell office:value-type="float" office:value="2784" table:style-name="ce63">
            <text:p>2 784</text:p>
          </table:table-cell>
          <table:table-cell office:value-type="float" office:value="1.0910416233946914" table:style-name="ce64">
            <text:p>1,1<text:s text:c="5"/></text:p>
          </table:table-cell>
          <table:table-cell office:value-type="float" office:value="2932" table:style-name="ce63">
            <text:p>2 932</text:p>
          </table:table-cell>
          <table:table-cell office:value-type="float" office:value="1.0564052676142608" table:style-name="ce64">
            <text:p>1,1<text:s text:c="5"/></text:p>
          </table:table-cell>
          <table:table-cell office:value-type="float" office:value="-6" table:style-name="ce48">
            <text:p><text:s/>- 6</text:p>
          </table:table-cell>
          <table:table-cell office:value-type="float" office:value="-0.21551724137931033" table:style-name="ce49">
            <text:p>-0,2<text:s text:c="3"/></text:p>
          </table:table-cell>
          <table:table-cell office:value-type="float" office:value="-154" table:style-name="ce48">
            <text:p><text:s/>- 154</text:p>
          </table:table-cell>
          <table:table-cell office:value-type="float" office:value="-5.2523874488403823" table:style-name="ce49">
            <text:p>-5,3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16372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7" table:style-name="ce1"/>
          <table:table-cell table:style-name="ce163"/>
          <table:table-cell table:style-name="ce162"/>
          <table:table-cell table:style-name="ce16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3">
        <table:table-column table:style-name="co1" table:default-cell-style-name="ce1" table:visibility="collapse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5" table:default-cell-style-name="ce92"/>
        <table:table-column table:style-name="co22" table:default-cell-style-name="ce92"/>
        <table:table-column table:style-name="co7" table:default-cell-style-name="ce1"/>
        <table:table-column table:style-name="co22" table:default-cell-style-name="ce1"/>
        <table:table-column table:style-name="co27" table:number-columns-repeated="4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49689in" svg:height="0.675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5425in" svg:y="0.25024in" svg:width="1.90522in" svg:height="0.53255in">
                <draw:text-box>
                  <text:p text:style-name="a59" text:class-names="" text:cond-style-name=""><text:span text:style-name="a57" text:class-names="">JUNHO 2019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8" draw:style-name="a55" draw:name="Text Box 122" svg:x="0.0336in" svg:y="0in" svg:width="0.94556in" svg:height="0.29794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6 - OFERTAS DE EMPREGO, POR <text:s/>REGIÕES<text:s text:c="3"/></text:p>
          </table:table-cell>
          <table:table-cell table:number-columns-repeated="8" table:style-name="ce183"/>
          <table:table-cell table:number-columns-repeated="2" table:style-name="ce184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23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7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3">
          <table:table-cell/>
          <table:table-cell table:style-name="ce15"/>
          <table:table-cell office:value-type="string" table:style-name="ce84">
            <text:p>JUNH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I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UNH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22">
          <table:table-cell/>
          <table:table-cell office:value-type="string" table:style-name="ce113">
            <text:p>PORTUGAL</text:p>
          </table:table-cell>
          <table:table-cell office:value-type="float" office:value="19334" table:style-name="ce114">
            <text:p>19 334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18830" table:style-name="ce116">
            <text:p>18 830</text:p>
          </table:table-cell>
          <table:table-cell office:value-type="float" office:value="49.290613056908015" table:style-name="ce117">
            <text:p>49,3<text:s text:c="5"/></text:p>
          </table:table-cell>
          <table:table-cell office:value-type="float" office:value="21019" table:style-name="ce116">
            <text:p>21 019</text:p>
          </table:table-cell>
          <table:table-cell office:value-type="float" office:value="54.366044177745586" table:style-name="ce118">
            <text:p>54,4<text:s text:c="5"/></text:p>
          </table:table-cell>
          <table:table-cell office:value-type="float" office:value="504" table:style-name="ce39">
            <text:p>+ 504</text:p>
          </table:table-cell>
          <table:table-cell office:value-type="float" office:value="2.6765799256505578" table:style-name="ce40">
            <text:p>+2,7<text:s text:c="3"/></text:p>
          </table:table-cell>
          <table:table-cell office:value-type="float" office:value="-1685" table:style-name="ce39">
            <text:p><text:s/>-1 685</text:p>
          </table:table-cell>
          <table:table-cell office:value-type="float" office:value="-8.0165564489271617" table:style-name="ce40">
            <text:p>-8,0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18939" table:style-name="ce114">
            <text:p>18 939</text:p>
          </table:table-cell>
          <table:table-cell office:value-type="float" office:value="97.956967001137897" table:style-name="ce115">
            <text:p>98,0<text:s text:c="5"/></text:p>
          </table:table-cell>
          <table:table-cell office:value-type="float" office:value="18434" table:style-name="ce116">
            <text:p>18 434</text:p>
          </table:table-cell>
          <table:table-cell office:value-type="float" office:value="48.25401811423486" table:style-name="ce117">
            <text:p>48,3<text:s text:c="5"/></text:p>
          </table:table-cell>
          <table:table-cell office:value-type="float" office:value="20509" table:style-name="ce116">
            <text:p>20 509</text:p>
          </table:table-cell>
          <table:table-cell office:value-type="float" office:value="53.046919455796392" table:style-name="ce118">
            <text:p>53,0<text:s text:c="5"/></text:p>
          </table:table-cell>
          <table:table-cell office:value-type="float" office:value="505" table:style-name="ce39">
            <text:p>+ 505</text:p>
          </table:table-cell>
          <table:table-cell office:value-type="float" office:value="2.7395030921124013" table:style-name="ce40">
            <text:p>+2,7<text:s text:c="3"/></text:p>
          </table:table-cell>
          <table:table-cell office:value-type="float" office:value="-1570" table:style-name="ce39">
            <text:p><text:s/>-1 570</text:p>
          </table:table-cell>
          <table:table-cell office:value-type="float" office:value="-7.6551757764883712" table:style-name="ce40">
            <text:p>-7,7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3168" table:style-name="ce121">
            <text:p>3 168</text:p>
          </table:table-cell>
          <table:table-cell office:value-type="float" office:value="16.385641874418123" table:style-name="ce122">
            <text:p>16,4<text:s text:c="5"/></text:p>
          </table:table-cell>
          <table:table-cell office:value-type="float" office:value="3068" table:style-name="ce123">
            <text:p>3 068</text:p>
          </table:table-cell>
          <table:table-cell office:value-type="float" office:value="8.0309931417203284" table:style-name="ce124">
            <text:p>8,0<text:s text:c="5"/></text:p>
          </table:table-cell>
          <table:table-cell office:value-type="float" office:value="3154" table:style-name="ce123">
            <text:p>3 154</text:p>
          </table:table-cell>
          <table:table-cell office:value-type="float" office:value="8.1578811235838806" table:style-name="ce125">
            <text:p>8,2<text:s text:c="5"/></text:p>
          </table:table-cell>
          <table:table-cell office:value-type="float" office:value="100" table:style-name="ce48">
            <text:p>+ 100</text:p>
          </table:table-cell>
          <table:table-cell office:value-type="float" office:value="3.259452411994785" table:style-name="ce49">
            <text:p>+3,3<text:s text:c="3"/></text:p>
          </table:table-cell>
          <table:table-cell office:value-type="float" office:value="14" table:style-name="ce48">
            <text:p>+ 14</text:p>
          </table:table-cell>
          <table:table-cell office:value-type="float" office:value="0.44388078630310712" table:style-name="ce49">
            <text:p>+0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5403" table:style-name="ce121">
            <text:p>5 403</text:p>
          </table:table-cell>
          <table:table-cell office:value-type="float" office:value="27.945588083169547" table:style-name="ce122">
            <text:p>27,9<text:s text:c="5"/></text:p>
          </table:table-cell>
          <table:table-cell office:value-type="float" office:value="5581" table:style-name="ce123">
            <text:p>5 581</text:p>
          </table:table-cell>
          <table:table-cell office:value-type="float" office:value="14.609182765300247" table:style-name="ce124">
            <text:p>14,6<text:s text:c="5"/></text:p>
          </table:table-cell>
          <table:table-cell office:value-type="float" office:value="5926" table:style-name="ce123">
            <text:p>5 926</text:p>
          </table:table-cell>
          <table:table-cell office:value-type="float" office:value="15.327711965237183" table:style-name="ce125">
            <text:p>15,3<text:s text:c="5"/></text:p>
          </table:table-cell>
          <table:table-cell office:value-type="float" office:value="-178" table:style-name="ce48">
            <text:p><text:s/>- 178</text:p>
          </table:table-cell>
          <table:table-cell office:value-type="float" office:value="-3.1893925819745568" table:style-name="ce49">
            <text:p>-3,2<text:s text:c="3"/></text:p>
          </table:table-cell>
          <table:table-cell office:value-type="float" office:value="-523" table:style-name="ce48">
            <text:p><text:s/>- 523</text:p>
          </table:table-cell>
          <table:table-cell office:value-type="float" office:value="-8.8255146810664868" table:style-name="ce49">
            <text:p>-8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7141" table:style-name="ce121">
            <text:p>7 141</text:p>
          </table:table-cell>
          <table:table-cell office:value-type="float" office:value="36.934933278162823" table:style-name="ce122">
            <text:p>36,9<text:s text:c="5"/></text:p>
          </table:table-cell>
          <table:table-cell office:value-type="float" office:value="6261" table:style-name="ce123">
            <text:p>6 261</text:p>
          </table:table-cell>
          <table:table-cell office:value-type="float" office:value="16.389194283021833" table:style-name="ce124">
            <text:p>16,4<text:s text:c="5"/></text:p>
          </table:table-cell>
          <table:table-cell office:value-type="float" office:value="6781" table:style-name="ce123">
            <text:p>6 781</text:p>
          </table:table-cell>
          <table:table-cell office:value-type="float" office:value="17.539185763799079" table:style-name="ce125">
            <text:p>17,5<text:s text:c="5"/></text:p>
          </table:table-cell>
          <table:table-cell office:value-type="float" office:value="880" table:style-name="ce48">
            <text:p>+ 880</text:p>
          </table:table-cell>
          <table:table-cell office:value-type="float" office:value="14.055262737581856" table:style-name="ce49">
            <text:p>+14,1<text:s text:c="3"/></text:p>
          </table:table-cell>
          <table:table-cell office:value-type="float" office:value="360" table:style-name="ce48">
            <text:p>+ 360</text:p>
          </table:table-cell>
          <table:table-cell office:value-type="float" office:value="5.3089514820822883" table:style-name="ce49">
            <text:p>+5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2328" table:style-name="ce121">
            <text:p>2 328</text:p>
          </table:table-cell>
          <table:table-cell office:value-type="float" office:value="12.040964104686045" table:style-name="ce122">
            <text:p>12,0<text:s text:c="5"/></text:p>
          </table:table-cell>
          <table:table-cell office:value-type="float" office:value="2463" table:style-name="ce123">
            <text:p>2 463</text:p>
          </table:table-cell>
          <table:table-cell office:value-type="float" office:value="6.447306423747448" table:style-name="ce124">
            <text:p>6,4<text:s text:c="5"/></text:p>
          </table:table-cell>
          <table:table-cell office:value-type="float" office:value="3074" table:style-name="ce123">
            <text:p>3 074</text:p>
          </table:table-cell>
          <table:table-cell office:value-type="float" office:value="7.9509595985722408" table:style-name="ce125">
            <text:p>8,0<text:s text:c="5"/></text:p>
          </table:table-cell>
          <table:table-cell office:value-type="float" office:value="-135" table:style-name="ce48">
            <text:p><text:s/>- 135</text:p>
          </table:table-cell>
          <table:table-cell office:value-type="float" office:value="-5.4811205846528628" table:style-name="ce49">
            <text:p>-5,5<text:s text:c="3"/></text:p>
          </table:table-cell>
          <table:table-cell office:value-type="float" office:value="-746" table:style-name="ce48">
            <text:p><text:s/>- 746</text:p>
          </table:table-cell>
          <table:table-cell office:value-type="float" office:value="-24.268054651919325" table:style-name="ce49">
            <text:p>-24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899" table:style-name="ce121">
            <text:p><text:s/>899</text:p>
          </table:table-cell>
          <table:table-cell office:value-type="float" office:value="4.649839660701355" table:style-name="ce122">
            <text:p>4,6<text:s text:c="5"/></text:p>
          </table:table-cell>
          <table:table-cell office:value-type="float" office:value="1061" table:style-name="ce123">
            <text:p>1 061</text:p>
          </table:table-cell>
          <table:table-cell office:value-type="float" office:value="2.7773415004450031" table:style-name="ce124">
            <text:p>2,8<text:s text:c="5"/></text:p>
          </table:table-cell>
          <table:table-cell office:value-type="float" office:value="1574" table:style-name="ce123">
            <text:p>1 574</text:p>
          </table:table-cell>
          <table:table-cell office:value-type="float" office:value="4.0711810046040044" table:style-name="ce125">
            <text:p>4,1<text:s text:c="5"/></text:p>
          </table:table-cell>
          <table:table-cell office:value-type="float" office:value="-162" table:style-name="ce48">
            <text:p><text:s/>- 162</text:p>
          </table:table-cell>
          <table:table-cell office:value-type="float" office:value="-15.268614514608862" table:style-name="ce49">
            <text:p>-15,3<text:s text:c="3"/></text:p>
          </table:table-cell>
          <table:table-cell office:value-type="float" office:value="-675" table:style-name="ce48">
            <text:p><text:s/>- 675</text:p>
          </table:table-cell>
          <table:table-cell office:value-type="float" office:value="-42.884371029224901" table:style-name="ce49">
            <text:p>-42,9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119">
            <text:p>REG.AUTÓNOMAS</text:p>
          </table:table-cell>
          <table:table-cell office:value-type="float" office:value="395" table:style-name="ce114">
            <text:p><text:s/>395</text:p>
          </table:table-cell>
          <table:table-cell office:value-type="float" office:value="2.0430329988621083" table:style-name="ce115">
            <text:p>2,0<text:s text:c="5"/></text:p>
          </table:table-cell>
          <table:table-cell office:value-type="float" office:value="396" table:style-name="ce116">
            <text:p><text:s/>396</text:p>
          </table:table-cell>
          <table:table-cell office:value-type="float" office:value="1.0365949426731584" table:style-name="ce117">
            <text:p>1,0<text:s text:c="5"/></text:p>
          </table:table-cell>
          <table:table-cell office:value-type="float" office:value="510" table:style-name="ce116">
            <text:p><text:s/>510</text:p>
          </table:table-cell>
          <table:table-cell office:value-type="float" office:value="1.3191247219492008" table:style-name="ce118">
            <text:p>1,3<text:s text:c="5"/></text:p>
          </table:table-cell>
          <table:table-cell office:value-type="float" office:value="-1" table:style-name="ce39">
            <text:p><text:s/>- 1</text:p>
          </table:table-cell>
          <table:table-cell office:value-type="float" office:value="-0.25252525252525254" table:style-name="ce40">
            <text:p>-0,3<text:s text:c="3"/></text:p>
          </table:table-cell>
          <table:table-cell office:value-type="float" office:value="-115" table:style-name="ce39">
            <text:p><text:s/>- 115</text:p>
          </table:table-cell>
          <table:table-cell office:value-type="float" office:value="-22.549019607843139" table:style-name="ce40">
            <text:p>-22,5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38" table:style-name="ce121">
            <text:p><text:s/>38</text:p>
          </table:table-cell>
          <table:table-cell office:value-type="float" office:value="0.19654494672597497" table:style-name="ce122">
            <text:p>0,2<text:s text:c="5"/></text:p>
          </table:table-cell>
          <table:table-cell office:value-type="float" office:value="28" table:style-name="ce123">
            <text:p><text:s/>28</text:p>
          </table:table-cell>
          <table:table-cell office:value-type="float" office:value="7.3294591906182913E-2" table:style-name="ce124">
            <text:p>0,1<text:s text:c="5"/></text:p>
          </table:table-cell>
          <table:table-cell office:value-type="float" office:value="92" table:style-name="ce123">
            <text:p><text:s/>92</text:p>
          </table:table-cell>
          <table:table-cell office:value-type="float" office:value="0.23795975376338521" table:style-name="ce125">
            <text:p>0,2<text:s text:c="5"/></text:p>
          </table:table-cell>
          <table:table-cell office:value-type="float" office:value="10" table:style-name="ce48">
            <text:p>+ 10</text:p>
          </table:table-cell>
          <table:table-cell office:value-type="float" office:value="35.714285714285715" table:style-name="ce49">
            <text:p>+35,7<text:s text:c="3"/></text:p>
          </table:table-cell>
          <table:table-cell office:value-type="float" office:value="-54" table:style-name="ce48">
            <text:p><text:s/>- 54</text:p>
          </table:table-cell>
          <table:table-cell office:value-type="float" office:value="-58.695652173913047" table:style-name="ce49">
            <text:p>-58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357" table:style-name="ce121">
            <text:p><text:s/>357</text:p>
          </table:table-cell>
          <table:table-cell office:value-type="float" office:value="1.8464880521361331" table:style-name="ce122">
            <text:p>1,8<text:s text:c="5"/></text:p>
          </table:table-cell>
          <table:table-cell office:value-type="float" office:value="368" table:style-name="ce123">
            <text:p><text:s/>368</text:p>
          </table:table-cell>
          <table:table-cell office:value-type="float" office:value="0.96330035076697562" table:style-name="ce124">
            <text:p>1,0<text:s text:c="5"/></text:p>
          </table:table-cell>
          <table:table-cell office:value-type="float" office:value="418" table:style-name="ce123">
            <text:p><text:s/>418</text:p>
          </table:table-cell>
          <table:table-cell office:value-type="float" office:value="1.0811649681858155" table:style-name="ce125">
            <text:p>1,1<text:s text:c="5"/></text:p>
          </table:table-cell>
          <table:table-cell office:value-type="float" office:value="-11" table:style-name="ce48">
            <text:p><text:s/>- 11</text:p>
          </table:table-cell>
          <table:table-cell office:value-type="float" office:value="-2.9891304347826089" table:style-name="ce49">
            <text:p>-3,0<text:s text:c="3"/></text:p>
          </table:table-cell>
          <table:table-cell office:value-type="float" office:value="-61" table:style-name="ce48">
            <text:p><text:s/>- 61</text:p>
          </table:table-cell>
          <table:table-cell office:value-type="float" office:value="-14.593301435406699" table:style-name="ce49">
            <text:p>-14,6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style-name="ro1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2"/>
          <table:table-cell table:number-columns-repeated="16372"/>
        </table:table-row>
        <table:table-row table:style-name="ro2">
          <table:table-cell/>
          <table:table-cell office:value-type="string" table:style-name="ce4">
            <text:p><text:s/>Quadro 7 - DESEMPREGADOS <text:s/>INSCRITOS, <text:s text:c="2"/>POR <text:s/>REGIÕES<text:s text:c="3"/></text:p>
          </table:table-cell>
          <table:table-cell table:number-columns-repeated="10" table:style-name="ce183"/>
          <table:table-cell table:number-columns-repeated="16372"/>
        </table:table-row>
        <table:table-row table:style-name="ro2">
          <table:table-cell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15"/>
          <table:table-cell office:value-type="string" table:style-name="ce84">
            <text:p>JUNH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I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UNH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3">
          <table:table-cell/>
          <table:table-cell office:value-type="string" table:style-name="ce113">
            <text:p>PORTUGAL</text:p>
          </table:table-cell>
          <table:table-cell office:value-type="float" office:value="33978" table:style-name="ce114">
            <text:p>33 978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38202" table:style-name="ce116">
            <text:p>38 202</text:p>
          </table:table-cell>
          <table:table-cell office:value-type="float" office:value="100.00000000000001" table:style-name="ce117">
            <text:p>100,0<text:s text:c="5"/></text:p>
          </table:table-cell>
          <table:table-cell office:value-type="float" office:value="38662" table:style-name="ce116">
            <text:p>38 662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4224" table:style-name="ce39">
            <text:p><text:s/>-4 224</text:p>
          </table:table-cell>
          <table:table-cell office:value-type="float" office:value="-11.057012721847023" table:style-name="ce40">
            <text:p>-11,1<text:s text:c="3"/></text:p>
          </table:table-cell>
          <table:table-cell office:value-type="float" office:value="-4684" table:style-name="ce39">
            <text:p><text:s/>-4 684</text:p>
          </table:table-cell>
          <table:table-cell office:value-type="float" office:value="-12.115255289431483" table:style-name="ce40">
            <text:p>-12,1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32340" table:style-name="ce114">
            <text:p>32 340</text:p>
          </table:table-cell>
          <table:table-cell office:value-type="float" office:value="95.179233621755259" table:style-name="ce115">
            <text:p>95,2<text:s text:c="5"/></text:p>
          </table:table-cell>
          <table:table-cell office:value-type="float" office:value="36209" table:style-name="ce116">
            <text:p>36 209</text:p>
          </table:table-cell>
          <table:table-cell office:value-type="float" office:value="94.782995654677777" table:style-name="ce117">
            <text:p>94,8<text:s text:c="5"/></text:p>
          </table:table-cell>
          <table:table-cell office:value-type="float" office:value="36712" table:style-name="ce116">
            <text:p>36 712</text:p>
          </table:table-cell>
          <table:table-cell office:value-type="float" office:value="94.956287827841294" table:style-name="ce118">
            <text:p>95,0<text:s text:c="5"/></text:p>
          </table:table-cell>
          <table:table-cell office:value-type="float" office:value="-3869" table:style-name="ce39">
            <text:p><text:s/>-3 869</text:p>
          </table:table-cell>
          <table:table-cell office:value-type="float" office:value="-10.685188765224115" table:style-name="ce40">
            <text:p>-10,7<text:s text:c="3"/></text:p>
          </table:table-cell>
          <table:table-cell office:value-type="float" office:value="-4372" table:style-name="ce39">
            <text:p><text:s/>-4 372</text:p>
          </table:table-cell>
          <table:table-cell office:value-type="float" office:value="-11.908912617127914" table:style-name="ce40">
            <text:p>-11,9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2894" table:style-name="ce121">
            <text:p>12 894</text:p>
          </table:table-cell>
          <table:table-cell office:value-type="float" office:value="37.948084054388133" table:style-name="ce122">
            <text:p>37,9<text:s text:c="5"/></text:p>
          </table:table-cell>
          <table:table-cell office:value-type="float" office:value="14289" table:style-name="ce123">
            <text:p>14 289</text:p>
          </table:table-cell>
          <table:table-cell office:value-type="float" office:value="37.40380084812314" table:style-name="ce124">
            <text:p>37,4<text:s text:c="5"/></text:p>
          </table:table-cell>
          <table:table-cell office:value-type="float" office:value="14896" table:style-name="ce123">
            <text:p>14 896</text:p>
          </table:table-cell>
          <table:table-cell office:value-type="float" office:value="38.528787957167246" table:style-name="ce125">
            <text:p>38,5<text:s text:c="5"/></text:p>
          </table:table-cell>
          <table:table-cell office:value-type="float" office:value="-1395" table:style-name="ce48">
            <text:p><text:s/>-1 395</text:p>
          </table:table-cell>
          <table:table-cell office:value-type="float" office:value="-9.7627545664497166" table:style-name="ce49">
            <text:p>-9,8<text:s text:c="3"/></text:p>
          </table:table-cell>
          <table:table-cell office:value-type="float" office:value="-2002" table:style-name="ce48">
            <text:p><text:s/>-2 002</text:p>
          </table:table-cell>
          <table:table-cell office:value-type="float" office:value="-13.439849624060152" table:style-name="ce49">
            <text:p>-13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5283" table:style-name="ce121">
            <text:p>5 283</text:p>
          </table:table-cell>
          <table:table-cell office:value-type="float" office:value="15.548295956206957" table:style-name="ce122">
            <text:p>15,5<text:s text:c="5"/></text:p>
          </table:table-cell>
          <table:table-cell office:value-type="float" office:value="5651" table:style-name="ce123">
            <text:p>5 651</text:p>
          </table:table-cell>
          <table:table-cell office:value-type="float" office:value="14.792419245065702" table:style-name="ce124">
            <text:p>14,8<text:s text:c="5"/></text:p>
          </table:table-cell>
          <table:table-cell office:value-type="float" office:value="5501" table:style-name="ce123">
            <text:p>5 501</text:p>
          </table:table-cell>
          <table:table-cell office:value-type="float" office:value="14.22844136361285" table:style-name="ce125">
            <text:p>14,2<text:s text:c="5"/></text:p>
          </table:table-cell>
          <table:table-cell office:value-type="float" office:value="-368" table:style-name="ce48">
            <text:p><text:s/>- 368</text:p>
          </table:table-cell>
          <table:table-cell office:value-type="float" office:value="-6.5121217483631213" table:style-name="ce49">
            <text:p>-6,5<text:s text:c="3"/></text:p>
          </table:table-cell>
          <table:table-cell office:value-type="float" office:value="-218" table:style-name="ce48">
            <text:p><text:s/>- 218</text:p>
          </table:table-cell>
          <table:table-cell office:value-type="float" office:value="-3.9629158334848209" table:style-name="ce49">
            <text:p>-4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11179" table:style-name="ce121">
            <text:p>11 179</text:p>
          </table:table-cell>
          <table:table-cell office:value-type="float" office:value="32.900700453234442" table:style-name="ce122">
            <text:p>32,9<text:s text:c="5"/></text:p>
          </table:table-cell>
          <table:table-cell office:value-type="float" office:value="13128" table:style-name="ce123">
            <text:p>13 128</text:p>
          </table:table-cell>
          <table:table-cell office:value-type="float" office:value="34.364692948013193" table:style-name="ce124">
            <text:p>34,4<text:s text:c="5"/></text:p>
          </table:table-cell>
          <table:table-cell office:value-type="float" office:value="12966" table:style-name="ce123">
            <text:p>12 966</text:p>
          </table:table-cell>
          <table:table-cell office:value-type="float" office:value="33.536806166261442" table:style-name="ce125">
            <text:p>33,5<text:s text:c="5"/></text:p>
          </table:table-cell>
          <table:table-cell office:value-type="float" office:value="-1949" table:style-name="ce48">
            <text:p><text:s/>-1 949</text:p>
          </table:table-cell>
          <table:table-cell office:value-type="float" office:value="-14.84613040828763" table:style-name="ce49">
            <text:p>-14,8<text:s text:c="3"/></text:p>
          </table:table-cell>
          <table:table-cell office:value-type="float" office:value="-1787" table:style-name="ce48">
            <text:p><text:s/>-1 787</text:p>
          </table:table-cell>
          <table:table-cell office:value-type="float" office:value="-13.782199598951102" table:style-name="ce49">
            <text:p>-13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1798" table:style-name="ce121">
            <text:p>1 798</text:p>
          </table:table-cell>
          <table:table-cell office:value-type="float" office:value="5.2916593089646238" table:style-name="ce122">
            <text:p>5,3<text:s text:c="5"/></text:p>
          </table:table-cell>
          <table:table-cell office:value-type="float" office:value="1703" table:style-name="ce123">
            <text:p>1 703</text:p>
          </table:table-cell>
          <table:table-cell office:value-type="float" office:value="4.4578817862939113" table:style-name="ce124">
            <text:p>4,5<text:s text:c="5"/></text:p>
          </table:table-cell>
          <table:table-cell office:value-type="float" office:value="1983" table:style-name="ce123">
            <text:p>1 983</text:p>
          </table:table-cell>
          <table:table-cell office:value-type="float" office:value="5.1290673012260095" table:style-name="ce125">
            <text:p>5,1<text:s text:c="5"/></text:p>
          </table:table-cell>
          <table:table-cell office:value-type="float" office:value="95" table:style-name="ce48">
            <text:p>+ 95</text:p>
          </table:table-cell>
          <table:table-cell office:value-type="float" office:value="5.5783910745742809" table:style-name="ce49">
            <text:p>+5,6<text:s text:c="3"/></text:p>
          </table:table-cell>
          <table:table-cell office:value-type="float" office:value="-185" table:style-name="ce48">
            <text:p><text:s/>- 185</text:p>
          </table:table-cell>
          <table:table-cell office:value-type="float" office:value="-9.3292990418557729" table:style-name="ce49">
            <text:p>-9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1186" table:style-name="ce121">
            <text:p>1 186</text:p>
          </table:table-cell>
          <table:table-cell office:value-type="float" office:value="3.4904938489610924" table:style-name="ce122">
            <text:p>3,5<text:s text:c="5"/></text:p>
          </table:table-cell>
          <table:table-cell office:value-type="float" office:value="1438" table:style-name="ce123">
            <text:p>1 438</text:p>
          </table:table-cell>
          <table:table-cell office:value-type="float" office:value="3.7642008271818233" table:style-name="ce124">
            <text:p>3,8<text:s text:c="5"/></text:p>
          </table:table-cell>
          <table:table-cell office:value-type="float" office:value="1366" table:style-name="ce123">
            <text:p>1 366</text:p>
          </table:table-cell>
          <table:table-cell office:value-type="float" office:value="3.5331850395737421" table:style-name="ce125">
            <text:p>3,5<text:s text:c="5"/></text:p>
          </table:table-cell>
          <table:table-cell office:value-type="float" office:value="-252" table:style-name="ce48">
            <text:p><text:s/>- 252</text:p>
          </table:table-cell>
          <table:table-cell office:value-type="float" office:value="-17.524339360222534" table:style-name="ce49">
            <text:p>-17,5<text:s text:c="3"/></text:p>
          </table:table-cell>
          <table:table-cell office:value-type="float" office:value="-180" table:style-name="ce48">
            <text:p><text:s/>- 180</text:p>
          </table:table-cell>
          <table:table-cell office:value-type="float" office:value="-13.177159590043924" table:style-name="ce49">
            <text:p>-13,2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1638" table:style-name="ce114">
            <text:p>1 638</text:p>
          </table:table-cell>
          <table:table-cell office:value-type="float" office:value="4.8207663782447465" table:style-name="ce115">
            <text:p>4,8<text:s text:c="5"/></text:p>
          </table:table-cell>
          <table:table-cell office:value-type="float" office:value="1993" table:style-name="ce116">
            <text:p>1 993</text:p>
          </table:table-cell>
          <table:table-cell office:value-type="float" office:value="5.217004345322235" table:style-name="ce117">
            <text:p>5,2<text:s text:c="5"/></text:p>
          </table:table-cell>
          <table:table-cell office:value-type="float" office:value="1950" table:style-name="ce116">
            <text:p>1 950</text:p>
          </table:table-cell>
          <table:table-cell office:value-type="float" office:value="5.0437121721587088" table:style-name="ce118">
            <text:p>5,0<text:s text:c="5"/></text:p>
          </table:table-cell>
          <table:table-cell office:value-type="float" office:value="-355" table:style-name="ce39">
            <text:p><text:s/>- 355</text:p>
          </table:table-cell>
          <table:table-cell office:value-type="float" office:value="-17.812343201204214" table:style-name="ce40">
            <text:p>-17,8<text:s text:c="3"/></text:p>
          </table:table-cell>
          <table:table-cell office:value-type="float" office:value="-312" table:style-name="ce39">
            <text:p><text:s/>- 312</text:p>
          </table:table-cell>
          <table:table-cell office:value-type="float" office:value="-16" table:style-name="ce40">
            <text:p>-16,0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719" table:style-name="ce121">
            <text:p><text:s/>719</text:p>
          </table:table-cell>
          <table:table-cell office:value-type="float" office:value="2.1160751074224495" table:style-name="ce122">
            <text:p>2,1<text:s text:c="5"/></text:p>
          </table:table-cell>
          <table:table-cell office:value-type="float" office:value="905" table:style-name="ce123">
            <text:p><text:s/>905</text:p>
          </table:table-cell>
          <table:table-cell office:value-type="float" office:value="2.3689859169676981" table:style-name="ce124">
            <text:p>2,4<text:s text:c="5"/></text:p>
          </table:table-cell>
          <table:table-cell office:value-type="float" office:value="855" table:style-name="ce123">
            <text:p><text:s/>855</text:p>
          </table:table-cell>
          <table:table-cell office:value-type="float" office:value="2.2114737985618955" table:style-name="ce125">
            <text:p>2,2<text:s text:c="5"/></text:p>
          </table:table-cell>
          <table:table-cell office:value-type="float" office:value="-186" table:style-name="ce48">
            <text:p><text:s/>- 186</text:p>
          </table:table-cell>
          <table:table-cell office:value-type="float" office:value="-20.552486187845304" table:style-name="ce49">
            <text:p>-20,6<text:s text:c="3"/></text:p>
          </table:table-cell>
          <table:table-cell office:value-type="float" office:value="-136" table:style-name="ce48">
            <text:p><text:s/>- 136</text:p>
          </table:table-cell>
          <table:table-cell office:value-type="float" office:value="-15.906432748538013" table:style-name="ce49">
            <text:p>-15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919" table:style-name="ce121">
            <text:p><text:s/>919</text:p>
          </table:table-cell>
          <table:table-cell office:value-type="float" office:value="2.704691270822297" table:style-name="ce122">
            <text:p>2,7<text:s text:c="5"/></text:p>
          </table:table-cell>
          <table:table-cell office:value-type="float" office:value="1088" table:style-name="ce123">
            <text:p>1 088</text:p>
          </table:table-cell>
          <table:table-cell office:value-type="float" office:value="2.8480184283545364" table:style-name="ce124">
            <text:p>2,8<text:s text:c="5"/></text:p>
          </table:table-cell>
          <table:table-cell office:value-type="float" office:value="1095" table:style-name="ce123">
            <text:p>1 095</text:p>
          </table:table-cell>
          <table:table-cell office:value-type="float" office:value="2.8322383735968133" table:style-name="ce125">
            <text:p>2,8<text:s text:c="5"/></text:p>
          </table:table-cell>
          <table:table-cell office:value-type="float" office:value="-169" table:style-name="ce48">
            <text:p><text:s/>- 169</text:p>
          </table:table-cell>
          <table:table-cell office:value-type="float" office:value="-15.533088235294118" table:style-name="ce49">
            <text:p>-15,5<text:s text:c="3"/></text:p>
          </table:table-cell>
          <table:table-cell office:value-type="float" office:value="-176" table:style-name="ce48">
            <text:p><text:s/>- 176</text:p>
          </table:table-cell>
          <table:table-cell office:value-type="float" office:value="-16.073059360730593" table:style-name="ce49">
            <text:p>-16,1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3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3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3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76"/>
          <table:table-cell table:style-name="ce185"/>
          <table:table-cell table:style-name="ce186"/>
          <table:table-cell table:number-columns-repeated="4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number-rows-repeated="5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7" table:style-name="ce1"/>
          <table:table-cell table:style-name="ce187"/>
          <table:table-cell table:style-name="ce188"/>
          <table:table-cell table:style-name="ce189"/>
          <table:table-cell table:style-name="ce191"/>
          <table:table-cell table:style-name="ce192"/>
          <table:table-cell table:style-name="ce190"/>
          <table:table-cell table:number-columns-repeated="16365"/>
        </table:table-row>
        <table:table-row table:style-name="ro8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style-name="ce1"/>
          <table:table-cell table:style-name="ce60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3" table:style-name="ce193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3" table:style-name="ce193"/>
          <table:table-cell table:number-columns-repeated="16369" table:style-name="ce1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67" table:style-name="ro1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q1.$A$1"/>
        </table:named-expressions>
      </table:table>
      <table:table table:name="q8-9" table:style-name="ta3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3" table:default-cell-style-name="ce92"/>
        <table:table-column table:style-name="co14" table:default-cell-style-name="ce92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8802in" svg:y="0.11938in" svg:width="2.62085in" svg:height="0.6838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7573in" svg:y="0.24802in" svg:width="1.9998in" svg:height="0.53928in">
                <draw:text-box>
                  <text:p text:style-name="a70" text:class-names="" text:cond-style-name=""><text:span text:style-name="a68" text:class-names="">JUNHO 2019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2" draw:style-name="a66" draw:name="Text Box 122" svg:x="0in" svg:y="0in" svg:width="0.97917in" svg:height="0.32526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<text:s/>Quadro 8 - OFERTAS DE EMPREGO RECEBIDAS, <text:s text:c="2"/>POR <text:s/>REGIÕES<text:s text:c="3"/></text:p>
          </table:table-cell>
          <table:table-cell table:number-columns-repeated="10" table:style-name="ce4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15"/>
          <table:table-cell office:value-type="string" table:style-name="ce84">
            <text:p>JUNHO 2019</text:p>
          </table:table-cell>
          <table:table-cell office:value-type="string" table:style-name="ce97">
            <text:p>%</text:p>
          </table:table-cell>
          <table:table-cell office:value-type="string" table:style-name="ce18">
            <text:p>MAIO 2019</text:p>
          </table:table-cell>
          <table:table-cell office:value-type="string" table:style-name="ce98">
            <text:p>%</text:p>
          </table:table-cell>
          <table:table-cell office:value-type="string" table:style-name="ce18">
            <text:p>JUNHO 2018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5">
          <table:table-cell/>
          <table:table-cell office:value-type="string" table:style-name="ce113">
            <text:p>PORTUGAL</text:p>
          </table:table-cell>
          <table:table-cell office:value-type="float" office:value="10784" table:style-name="ce114">
            <text:p>10 784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13561" table:style-name="ce116">
            <text:p>13 561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12393" table:style-name="ce116">
            <text:p>12 393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2777" table:style-name="ce39">
            <text:p><text:s/>-2 777</text:p>
          </table:table-cell>
          <table:table-cell office:value-type="float" office:value="-20.477840867192683" table:style-name="ce40">
            <text:p>-20,5<text:s text:c="3"/></text:p>
          </table:table-cell>
          <table:table-cell office:value-type="float" office:value="-1609" table:style-name="ce39">
            <text:p><text:s/>-1 609</text:p>
          </table:table-cell>
          <table:table-cell office:value-type="float" office:value="-12.983135641087712" table:style-name="ce40">
            <text:p>-13,0<text:s text:c="3"/></text:p>
          </table:table-cell>
          <table:table-cell table:style-name="ce41"/>
          <table:table-cell table:style-name="ce3"/>
          <table:table-cell table:number-columns-repeated="2" table:style-name="ce194"/>
          <table:table-cell table:number-columns-repeated="2" table:style-name="ce42"/>
          <table:table-cell table:number-columns-repeated="16366"/>
        </table:table-row>
        <table:table-row table:style-name="ro26">
          <table:table-cell/>
          <table:table-cell office:value-type="string" table:style-name="ce119">
            <text:p>CONTINENTE</text:p>
          </table:table-cell>
          <table:table-cell office:value-type="float" office:value="10384" table:style-name="ce114">
            <text:p>10 384</text:p>
          </table:table-cell>
          <table:table-cell office:value-type="float" office:value="96.290801186943625" table:style-name="ce115">
            <text:p>96,3<text:s text:c="5"/></text:p>
          </table:table-cell>
          <table:table-cell office:value-type="float" office:value="12984" table:style-name="ce116">
            <text:p>12 984</text:p>
          </table:table-cell>
          <table:table-cell office:value-type="float" office:value="95.745151537497236" table:style-name="ce117">
            <text:p>95,7<text:s text:c="5"/></text:p>
          </table:table-cell>
          <table:table-cell office:value-type="float" office:value="11844" table:style-name="ce116">
            <text:p>11 844</text:p>
          </table:table-cell>
          <table:table-cell office:value-type="float" office:value="95.570079883805363" table:style-name="ce118">
            <text:p>95,6<text:s text:c="5"/></text:p>
          </table:table-cell>
          <table:table-cell office:value-type="float" office:value="-2600" table:style-name="ce39">
            <text:p><text:s/>-2 600</text:p>
          </table:table-cell>
          <table:table-cell office:value-type="float" office:value="-20.024645717806528" table:style-name="ce40">
            <text:p>-20,0<text:s text:c="3"/></text:p>
          </table:table-cell>
          <table:table-cell office:value-type="float" office:value="-1460" table:style-name="ce39">
            <text:p><text:s/>-1 460</text:p>
          </table:table-cell>
          <table:table-cell office:value-type="float" office:value="-12.326916582235731" table:style-name="ce40">
            <text:p>-12,3<text:s text:c="3"/></text:p>
          </table:table-cell>
          <table:table-cell table:style-name="ce59"/>
          <table:table-cell table:style-name="ce90"/>
          <table:table-cell table:number-columns-repeated="2" table:style-name="ce195"/>
          <table:table-cell table:number-columns-repeated="2" table:style-name="ce60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3213" table:style-name="ce121">
            <text:p>3 213</text:p>
          </table:table-cell>
          <table:table-cell office:value-type="float" office:value="29.794139465875368" table:style-name="ce122">
            <text:p>29,8<text:s text:c="5"/></text:p>
          </table:table-cell>
          <table:table-cell office:value-type="float" office:value="3395" table:style-name="ce123">
            <text:p>3 395</text:p>
          </table:table-cell>
          <table:table-cell office:value-type="float" office:value="25.035026915419216" table:style-name="ce124">
            <text:p>25,0<text:s text:c="5"/></text:p>
          </table:table-cell>
          <table:table-cell office:value-type="float" office:value="3543" table:style-name="ce123">
            <text:p>3 543</text:p>
          </table:table-cell>
          <table:table-cell office:value-type="float" office:value="28.588719438392641" table:style-name="ce125">
            <text:p>28,6<text:s text:c="5"/></text:p>
          </table:table-cell>
          <table:table-cell office:value-type="float" office:value="-182" table:style-name="ce48">
            <text:p><text:s/>- 182</text:p>
          </table:table-cell>
          <table:table-cell office:value-type="float" office:value="-5.3608247422680408" table:style-name="ce49">
            <text:p>-5,4<text:s text:c="3"/></text:p>
          </table:table-cell>
          <table:table-cell office:value-type="float" office:value="-330" table:style-name="ce48">
            <text:p><text:s/>- 330</text:p>
          </table:table-cell>
          <table:table-cell office:value-type="float" office:value="-9.3141405588484343" table:style-name="ce49">
            <text:p>-9,3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2493" table:style-name="ce121">
            <text:p>2 493</text:p>
          </table:table-cell>
          <table:table-cell office:value-type="float" office:value="23.117581602373889" table:style-name="ce122">
            <text:p>23,1<text:s text:c="5"/></text:p>
          </table:table-cell>
          <table:table-cell office:value-type="float" office:value="3720" table:style-name="ce123">
            <text:p>3 720</text:p>
          </table:table-cell>
          <table:table-cell office:value-type="float" office:value="27.431605338839322" table:style-name="ce124">
            <text:p>27,4<text:s text:c="5"/></text:p>
          </table:table-cell>
          <table:table-cell office:value-type="float" office:value="2995" table:style-name="ce123">
            <text:p>2 995</text:p>
          </table:table-cell>
          <table:table-cell office:value-type="float" office:value="24.166868393447913" table:style-name="ce125">
            <text:p>24,2<text:s text:c="5"/></text:p>
          </table:table-cell>
          <table:table-cell office:value-type="float" office:value="-1227" table:style-name="ce48">
            <text:p><text:s/>-1 227</text:p>
          </table:table-cell>
          <table:table-cell office:value-type="float" office:value="-32.983870967741936" table:style-name="ce49">
            <text:p>-33,0<text:s text:c="3"/></text:p>
          </table:table-cell>
          <table:table-cell office:value-type="float" office:value="-502" table:style-name="ce48">
            <text:p><text:s/>- 502</text:p>
          </table:table-cell>
          <table:table-cell office:value-type="float" office:value="-16.761268781302171" table:style-name="ce49">
            <text:p>-16,8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3600" table:style-name="ce121">
            <text:p>3 600</text:p>
          </table:table-cell>
          <table:table-cell office:value-type="float" office:value="33.382789317507417" table:style-name="ce122">
            <text:p>33,4<text:s text:c="5"/></text:p>
          </table:table-cell>
          <table:table-cell office:value-type="float" office:value="3862" table:style-name="ce123">
            <text:p>3 862</text:p>
          </table:table-cell>
          <table:table-cell office:value-type="float" office:value="28.478725757687485" table:style-name="ce124">
            <text:p>28,5<text:s text:c="5"/></text:p>
          </table:table-cell>
          <table:table-cell office:value-type="float" office:value="3756" table:style-name="ce123">
            <text:p>3 756</text:p>
          </table:table-cell>
          <table:table-cell office:value-type="float" office:value="30.307431614621155" table:style-name="ce125">
            <text:p>30,3<text:s text:c="5"/></text:p>
          </table:table-cell>
          <table:table-cell office:value-type="float" office:value="-262" table:style-name="ce48">
            <text:p><text:s/>- 262</text:p>
          </table:table-cell>
          <table:table-cell office:value-type="float" office:value="-6.7840497151734844" table:style-name="ce49">
            <text:p>-6,8<text:s text:c="3"/></text:p>
          </table:table-cell>
          <table:table-cell office:value-type="float" office:value="-156" table:style-name="ce48">
            <text:p><text:s/>- 156</text:p>
          </table:table-cell>
          <table:table-cell office:value-type="float" office:value="-4.1533546325878596" table:style-name="ce49">
            <text:p>-4,2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643" table:style-name="ce121">
            <text:p><text:s/>643</text:p>
          </table:table-cell>
          <table:table-cell office:value-type="float" office:value="5.9625370919881311" table:style-name="ce122">
            <text:p>6,0<text:s text:c="5"/></text:p>
          </table:table-cell>
          <table:table-cell office:value-type="float" office:value="1127" table:style-name="ce123">
            <text:p>1 127</text:p>
          </table:table-cell>
          <table:table-cell office:value-type="float" office:value="8.3105965636752455" table:style-name="ce124">
            <text:p>8,3<text:s text:c="5"/></text:p>
          </table:table-cell>
          <table:table-cell office:value-type="float" office:value="889" table:style-name="ce123">
            <text:p><text:s/>889</text:p>
          </table:table-cell>
          <table:table-cell office:value-type="float" office:value="7.1734043411603317" table:style-name="ce125">
            <text:p>7,2<text:s text:c="5"/></text:p>
          </table:table-cell>
          <table:table-cell office:value-type="float" office:value="-484" table:style-name="ce48">
            <text:p><text:s/>- 484</text:p>
          </table:table-cell>
          <table:table-cell office:value-type="float" office:value="-42.945874001774627" table:style-name="ce49">
            <text:p>-42,9<text:s text:c="3"/></text:p>
          </table:table-cell>
          <table:table-cell office:value-type="float" office:value="-246" table:style-name="ce48">
            <text:p><text:s/>- 246</text:p>
          </table:table-cell>
          <table:table-cell office:value-type="float" office:value="-27.671541057367826" table:style-name="ce49">
            <text:p>-27,7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435" table:style-name="ce121">
            <text:p><text:s/>435</text:p>
          </table:table-cell>
          <table:table-cell office:value-type="float" office:value="4.0337537091988134" table:style-name="ce122">
            <text:p>4,0<text:s text:c="5"/></text:p>
          </table:table-cell>
          <table:table-cell office:value-type="float" office:value="880" table:style-name="ce123">
            <text:p><text:s/>880</text:p>
          </table:table-cell>
          <table:table-cell office:value-type="float" office:value="6.489196961875968" table:style-name="ce124">
            <text:p>6,5<text:s text:c="5"/></text:p>
          </table:table-cell>
          <table:table-cell office:value-type="float" office:value="661" table:style-name="ce123">
            <text:p><text:s/>661</text:p>
          </table:table-cell>
          <table:table-cell office:value-type="float" office:value="5.3336560961833293" table:style-name="ce125">
            <text:p>5,3<text:s text:c="5"/></text:p>
          </table:table-cell>
          <table:table-cell office:value-type="float" office:value="-445" table:style-name="ce48">
            <text:p><text:s/>- 445</text:p>
          </table:table-cell>
          <table:table-cell office:value-type="float" office:value="-50.56818181818182" table:style-name="ce49">
            <text:p>-50,6<text:s text:c="3"/></text:p>
          </table:table-cell>
          <table:table-cell office:value-type="float" office:value="-226" table:style-name="ce48">
            <text:p><text:s/>- 226</text:p>
          </table:table-cell>
          <table:table-cell office:value-type="float" office:value="-34.190620272314675" table:style-name="ce49">
            <text:p>-34,2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400" table:style-name="ce114">
            <text:p><text:s/>400</text:p>
          </table:table-cell>
          <table:table-cell office:value-type="float" office:value="3.7091988130563793" table:style-name="ce115">
            <text:p>3,7<text:s text:c="5"/></text:p>
          </table:table-cell>
          <table:table-cell office:value-type="float" office:value="577" table:style-name="ce116">
            <text:p><text:s/>577</text:p>
          </table:table-cell>
          <table:table-cell office:value-type="float" office:value="4.2548484625027649" table:style-name="ce117">
            <text:p>4,3<text:s text:c="5"/></text:p>
          </table:table-cell>
          <table:table-cell office:value-type="float" office:value="549" table:style-name="ce116">
            <text:p><text:s/>549</text:p>
          </table:table-cell>
          <table:table-cell office:value-type="float" office:value="4.4299201161946256" table:style-name="ce118">
            <text:p>4,4<text:s text:c="5"/></text:p>
          </table:table-cell>
          <table:table-cell office:value-type="float" office:value="-177" table:style-name="ce39">
            <text:p><text:s/>- 177</text:p>
          </table:table-cell>
          <table:table-cell office:value-type="float" office:value="-30.675909878682845" table:style-name="ce40">
            <text:p>-30,7<text:s text:c="3"/></text:p>
          </table:table-cell>
          <table:table-cell office:value-type="float" office:value="-149" table:style-name="ce39">
            <text:p><text:s/>- 149</text:p>
          </table:table-cell>
          <table:table-cell office:value-type="float" office:value="-27.140255009107467" table:style-name="ce40">
            <text:p>-27,1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206" table:style-name="ce121">
            <text:p><text:s/>206</text:p>
          </table:table-cell>
          <table:table-cell office:value-type="float" office:value="1.9102373887240356" table:style-name="ce122">
            <text:p>1,9<text:s text:c="5"/></text:p>
          </table:table-cell>
          <table:table-cell office:value-type="float" office:value="235" table:style-name="ce123">
            <text:p><text:s/>235</text:p>
          </table:table-cell>
          <table:table-cell office:value-type="float" office:value="1.7329105523191506" table:style-name="ce124">
            <text:p>1,7<text:s text:c="5"/></text:p>
          </table:table-cell>
          <table:table-cell office:value-type="float" office:value="234" table:style-name="ce123">
            <text:p><text:s/>234</text:p>
          </table:table-cell>
          <table:table-cell office:value-type="float" office:value="1.888162672476398" table:style-name="ce125">
            <text:p>1,9<text:s text:c="5"/></text:p>
          </table:table-cell>
          <table:table-cell office:value-type="float" office:value="-29" table:style-name="ce48">
            <text:p><text:s/>- 29</text:p>
          </table:table-cell>
          <table:table-cell office:value-type="float" office:value="-12.340425531914894" table:style-name="ce49">
            <text:p>-12,3<text:s text:c="3"/></text:p>
          </table:table-cell>
          <table:table-cell office:value-type="float" office:value="-28" table:style-name="ce48">
            <text:p><text:s/>- 28</text:p>
          </table:table-cell>
          <table:table-cell office:value-type="float" office:value="-11.965811965811966" table:style-name="ce49">
            <text:p>-12,0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194" table:style-name="ce121">
            <text:p><text:s/>194</text:p>
          </table:table-cell>
          <table:table-cell office:value-type="float" office:value="1.7989614243323442" table:style-name="ce122">
            <text:p>1,8<text:s text:c="5"/></text:p>
          </table:table-cell>
          <table:table-cell office:value-type="float" office:value="342" table:style-name="ce123">
            <text:p><text:s/>342</text:p>
          </table:table-cell>
          <table:table-cell office:value-type="float" office:value="2.5219379101836146" table:style-name="ce124">
            <text:p>2,5<text:s text:c="5"/></text:p>
          </table:table-cell>
          <table:table-cell office:value-type="float" office:value="315" table:style-name="ce123">
            <text:p><text:s/>315</text:p>
          </table:table-cell>
          <table:table-cell office:value-type="float" office:value="2.541757443718228" table:style-name="ce125">
            <text:p>2,5<text:s text:c="5"/></text:p>
          </table:table-cell>
          <table:table-cell office:value-type="float" office:value="-148" table:style-name="ce48">
            <text:p><text:s/>- 148</text:p>
          </table:table-cell>
          <table:table-cell office:value-type="float" office:value="-43.274853801169591" table:style-name="ce49">
            <text:p>-43,3<text:s text:c="3"/></text:p>
          </table:table-cell>
          <table:table-cell office:value-type="float" office:value="-121" table:style-name="ce48">
            <text:p><text:s/>- 121</text:p>
          </table:table-cell>
          <table:table-cell office:value-type="float" office:value="-38.412698412698418" table:style-name="ce49">
            <text:p>-38,4<text:s text:c="3"/></text:p>
          </table:table-cell>
          <table:table-cell table:style-name="ce59"/>
          <table:table-cell table:number-columns-repeated="3" table:style-name="ce1"/>
          <table:table-cell table:number-columns-repeated="2" table:style-name="ce59"/>
          <table:table-cell table:number-columns-repeated="16366"/>
        </table:table-row>
        <table:table-row table:style-name="ro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3" table:style-name="ce59"/>
          <table:table-cell table:style-name="ce196"/>
          <table:table-cell table:number-columns-repeated="2" table:style-name="ce59"/>
          <table:table-cell table:number-columns-repeated="16366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4"/>
          <table:table-cell office:value-type="string" table:style-name="ce197">
            <text:p>CONTINENTE</text:p>
          </table:table-cell>
          <table:table-cell table:style-name="ce197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JUNH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I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UNH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14"/>
          <table:table-cell table:number-columns-repeated="16366"/>
        </table:table-row>
        <table:table-row table:style-name="ro19">
          <table:table-cell/>
          <table:table-cell table:style-name="ce1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3"/>
          <table:table-cell table:number-columns-repeated="16371" table:style-name="ce1"/>
        </table:table-row>
        <table:table-row table:style-name="ro3">
          <table:table-cell/>
          <table:table-cell office:value-type="string" table:style-name="ce198">
            <text:p>Total</text:p>
          </table:table-cell>
          <table:table-cell office:value-type="float" office:value="10384" table:style-name="ce35">
            <text:p>10 384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12984" table:style-name="ce146">
            <text:p>12 984</text:p>
          </table:table-cell>
          <table:table-cell office:value-type="float" office:value="100" table:style-name="ce147">
            <text:p>100,0<text:s text:c="5"/></text:p>
          </table:table-cell>
          <table:table-cell office:value-type="float" office:value="11844" table:style-name="ce37">
            <text:p>11 844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-2600" table:style-name="ce39">
            <text:p><text:s/>-2 600</text:p>
          </table:table-cell>
          <table:table-cell office:value-type="float" office:value="-20.024645717806528" table:style-name="ce40">
            <text:p>-20,0<text:s text:c="3"/></text:p>
          </table:table-cell>
          <table:table-cell office:value-type="float" office:value="-1460" table:style-name="ce39">
            <text:p><text:s/>-1 460</text:p>
          </table:table-cell>
          <table:table-cell office:value-type="float" office:value="-12.326916582235731" table:style-name="ce40">
            <text:p>-12,3<text:s text:c="3"/></text:p>
          </table:table-cell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199">
            <text:p>1- Repres. do poder legislativo e de órgãos exec., dirigentes, dire. e gestores execu.</text:p>
          </table:table-cell>
          <table:table-cell office:value-type="float" office:value="43" table:style-name="ce44">
            <text:p><text:s/>43</text:p>
          </table:table-cell>
          <table:table-cell office:value-type="float" office:value="0.41409861325115566" table:style-name="ce150">
            <text:p>0,4<text:s text:c="5"/></text:p>
          </table:table-cell>
          <table:table-cell office:value-type="float" office:value="62" table:style-name="ce151">
            <text:p><text:s/>62</text:p>
          </table:table-cell>
          <table:table-cell office:value-type="float" office:value="0.47751078250154039" table:style-name="ce152">
            <text:p>0,5<text:s text:c="5"/></text:p>
          </table:table-cell>
          <table:table-cell office:value-type="float" office:value="50" table:style-name="ce46">
            <text:p><text:s/>50</text:p>
          </table:table-cell>
          <table:table-cell office:value-type="float" office:value="0.42215467747382646" table:style-name="ce153">
            <text:p>0,4<text:s text:c="5"/></text:p>
          </table:table-cell>
          <table:table-cell office:value-type="float" office:value="-19" table:style-name="ce48">
            <text:p><text:s/>- 19</text:p>
          </table:table-cell>
          <table:table-cell office:value-type="float" office:value="-30.64516129032258" table:style-name="ce49">
            <text:p>-30,6<text:s text:c="3"/></text:p>
          </table:table-cell>
          <table:table-cell office:value-type="float" office:value="-7" table:style-name="ce48">
            <text:p><text:s/>- 7</text:p>
          </table:table-cell>
          <table:table-cell office:value-type="float" office:value="-14.000000000000002" table:style-name="ce49">
            <text:p>-14,0<text:s text:c="3"/></text:p>
          </table:table-cell>
          <table:table-cell table:style-name="ce41"/>
          <table:table-cell table:style-name="ce3"/>
          <table:table-cell table:number-columns-repeated="2" table:style-name="ce194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199">
            <text:p>2- Especialistas das atividades intelectuais e científicas</text:p>
          </table:table-cell>
          <table:table-cell office:value-type="float" office:value="978" table:style-name="ce44">
            <text:p><text:s/>978</text:p>
          </table:table-cell>
          <table:table-cell office:value-type="float" office:value="9.4183359013867491" table:style-name="ce150">
            <text:p>9,4<text:s text:c="5"/></text:p>
          </table:table-cell>
          <table:table-cell office:value-type="float" office:value="871" table:style-name="ce151">
            <text:p><text:s/>871</text:p>
          </table:table-cell>
          <table:table-cell office:value-type="float" office:value="6.7082563154651869" table:style-name="ce152">
            <text:p>6,7<text:s text:c="5"/></text:p>
          </table:table-cell>
          <table:table-cell office:value-type="float" office:value="781" table:style-name="ce46">
            <text:p><text:s/>781</text:p>
          </table:table-cell>
          <table:table-cell office:value-type="float" office:value="6.5940560621411679" table:style-name="ce153">
            <text:p>6,6<text:s text:c="5"/></text:p>
          </table:table-cell>
          <table:table-cell office:value-type="float" office:value="107" table:style-name="ce48">
            <text:p>+ 107</text:p>
          </table:table-cell>
          <table:table-cell office:value-type="float" office:value="12.284730195177957" table:style-name="ce49">
            <text:p>+12,3<text:s text:c="3"/></text:p>
          </table:table-cell>
          <table:table-cell office:value-type="float" office:value="197" table:style-name="ce48">
            <text:p>+ 197</text:p>
          </table:table-cell>
          <table:table-cell office:value-type="float" office:value="25.224071702944943" table:style-name="ce49">
            <text:p>+25,2<text:s text:c="3"/></text:p>
          </table:table-cell>
          <table:table-cell table:style-name="ce59"/>
          <table:table-cell table:style-name="ce90"/>
          <table:table-cell table:number-columns-repeated="2" table:style-name="ce195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3- Técnicos e profissões de nível intermédio</text:p>
          </table:table-cell>
          <table:table-cell office:value-type="float" office:value="566" table:style-name="ce44">
            <text:p><text:s/>566</text:p>
          </table:table-cell>
          <table:table-cell office:value-type="float" office:value="5.4506933744221877" table:style-name="ce150">
            <text:p>5,5<text:s text:c="5"/></text:p>
          </table:table-cell>
          <table:table-cell office:value-type="float" office:value="922" table:style-name="ce151">
            <text:p><text:s/>922</text:p>
          </table:table-cell>
          <table:table-cell office:value-type="float" office:value="7.1010474430067774" table:style-name="ce152">
            <text:p>7,1<text:s text:c="5"/></text:p>
          </table:table-cell>
          <table:table-cell office:value-type="float" office:value="682" table:style-name="ce46">
            <text:p><text:s/>682</text:p>
          </table:table-cell>
          <table:table-cell office:value-type="float" office:value="5.7581898007429926" table:style-name="ce153">
            <text:p>5,8<text:s text:c="5"/></text:p>
          </table:table-cell>
          <table:table-cell office:value-type="float" office:value="-356" table:style-name="ce48">
            <text:p><text:s/>- 356</text:p>
          </table:table-cell>
          <table:table-cell office:value-type="float" office:value="-38.611713665943604" table:style-name="ce49">
            <text:p>-38,6<text:s text:c="3"/></text:p>
          </table:table-cell>
          <table:table-cell office:value-type="float" office:value="-116" table:style-name="ce48">
            <text:p><text:s/>- 116</text:p>
          </table:table-cell>
          <table:table-cell office:value-type="float" office:value="-17.008797653958943" table:style-name="ce49">
            <text:p>-17,0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4- Pessoal administrativo</text:p>
          </table:table-cell>
          <table:table-cell office:value-type="float" office:value="905" table:style-name="ce44">
            <text:p><text:s/>905</text:p>
          </table:table-cell>
          <table:table-cell office:value-type="float" office:value="8.7153312788906003" table:style-name="ce150">
            <text:p>8,7<text:s text:c="5"/></text:p>
          </table:table-cell>
          <table:table-cell office:value-type="float" office:value="1111" table:style-name="ce151">
            <text:p>1 111</text:p>
          </table:table-cell>
          <table:table-cell office:value-type="float" office:value="8.5566851509550226" table:style-name="ce152">
            <text:p>8,6<text:s text:c="5"/></text:p>
          </table:table-cell>
          <table:table-cell office:value-type="float" office:value="1031" table:style-name="ce46">
            <text:p>1 031</text:p>
          </table:table-cell>
          <table:table-cell office:value-type="float" office:value="8.7048294495103011" table:style-name="ce153">
            <text:p>8,7<text:s text:c="5"/></text:p>
          </table:table-cell>
          <table:table-cell office:value-type="float" office:value="-206" table:style-name="ce48">
            <text:p><text:s/>- 206</text:p>
          </table:table-cell>
          <table:table-cell office:value-type="float" office:value="-18.54185418541854" table:style-name="ce49">
            <text:p>-18,5<text:s text:c="3"/></text:p>
          </table:table-cell>
          <table:table-cell office:value-type="float" office:value="-126" table:style-name="ce48">
            <text:p><text:s/>- 126</text:p>
          </table:table-cell>
          <table:table-cell office:value-type="float" office:value="-12.221144519883609" table:style-name="ce49">
            <text:p>-12,2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5- Trabalhadores dos serviços pessoais, de proteção e segurança e vendedores</text:p>
          </table:table-cell>
          <table:table-cell office:value-type="float" office:value="2086" table:style-name="ce44">
            <text:p>2 086</text:p>
          </table:table-cell>
          <table:table-cell office:value-type="float" office:value="20.088597842835132" table:style-name="ce150">
            <text:p>20,1<text:s text:c="5"/></text:p>
          </table:table-cell>
          <table:table-cell office:value-type="float" office:value="2730" table:style-name="ce151">
            <text:p>2 730</text:p>
          </table:table-cell>
          <table:table-cell office:value-type="float" office:value="21.025878003696857" table:style-name="ce152">
            <text:p>21,0<text:s text:c="5"/></text:p>
          </table:table-cell>
          <table:table-cell office:value-type="float" office:value="2602" table:style-name="ce46">
            <text:p>2 602</text:p>
          </table:table-cell>
          <table:table-cell office:value-type="float" office:value="21.968929415737925" table:style-name="ce153">
            <text:p>22,0<text:s text:c="5"/></text:p>
          </table:table-cell>
          <table:table-cell office:value-type="float" office:value="-644" table:style-name="ce48">
            <text:p><text:s/>- 644</text:p>
          </table:table-cell>
          <table:table-cell office:value-type="float" office:value="-23.589743589743588" table:style-name="ce49">
            <text:p>-23,6<text:s text:c="3"/></text:p>
          </table:table-cell>
          <table:table-cell office:value-type="float" office:value="-516" table:style-name="ce48">
            <text:p><text:s/>- 516</text:p>
          </table:table-cell>
          <table:table-cell office:value-type="float" office:value="-19.830899308224442" table:style-name="ce49">
            <text:p>-19,8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6- Agricultores e trabalhadores qualificados da agricultura, da pesca e da floresta</text:p>
          </table:table-cell>
          <table:table-cell office:value-type="float" office:value="695" table:style-name="ce44">
            <text:p><text:s/>695</text:p>
          </table:table-cell>
          <table:table-cell office:value-type="float" office:value="6.692989214175654" table:style-name="ce150">
            <text:p>6,7<text:s text:c="5"/></text:p>
          </table:table-cell>
          <table:table-cell office:value-type="float" office:value="407" table:style-name="ce151">
            <text:p><text:s/>407</text:p>
          </table:table-cell>
          <table:table-cell office:value-type="float" office:value="3.134627233518176" table:style-name="ce152">
            <text:p>3,1<text:s text:c="5"/></text:p>
          </table:table-cell>
          <table:table-cell office:value-type="float" office:value="314" table:style-name="ce46">
            <text:p><text:s/>314</text:p>
          </table:table-cell>
          <table:table-cell office:value-type="float" office:value="2.65113137453563" table:style-name="ce153">
            <text:p>2,7<text:s text:c="5"/></text:p>
          </table:table-cell>
          <table:table-cell office:value-type="float" office:value="288" table:style-name="ce48">
            <text:p>+ 288</text:p>
          </table:table-cell>
          <table:table-cell office:value-type="float" office:value="70.761670761670757" table:style-name="ce49">
            <text:p>+70,8<text:s text:c="3"/></text:p>
          </table:table-cell>
          <table:table-cell office:value-type="float" office:value="381" table:style-name="ce48">
            <text:p>+ 381</text:p>
          </table:table-cell>
          <table:table-cell office:value-type="float" office:value="121.33757961783441" table:style-name="ce49">
            <text:p>+121,3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7- Trabalhadores qualificados da indústria, construção e artífices</text:p>
          </table:table-cell>
          <table:table-cell office:value-type="float" office:value="1353" table:style-name="ce44">
            <text:p>1 353</text:p>
          </table:table-cell>
          <table:table-cell office:value-type="float" office:value="13.029661016949154" table:style-name="ce150">
            <text:p>13,0<text:s text:c="5"/></text:p>
          </table:table-cell>
          <table:table-cell office:value-type="float" office:value="2118" table:style-name="ce151">
            <text:p>2 118</text:p>
          </table:table-cell>
          <table:table-cell office:value-type="float" office:value="16.312384473197781" table:style-name="ce152">
            <text:p>16,3<text:s text:c="5"/></text:p>
          </table:table-cell>
          <table:table-cell office:value-type="float" office:value="1816" table:style-name="ce46">
            <text:p>1 816</text:p>
          </table:table-cell>
          <table:table-cell office:value-type="float" office:value="15.332657885849374" table:style-name="ce153">
            <text:p>15,3<text:s text:c="5"/></text:p>
          </table:table-cell>
          <table:table-cell office:value-type="float" office:value="-765" table:style-name="ce48">
            <text:p><text:s/>- 765</text:p>
          </table:table-cell>
          <table:table-cell office:value-type="float" office:value="-36.118980169971671" table:style-name="ce49">
            <text:p>-36,1<text:s text:c="3"/></text:p>
          </table:table-cell>
          <table:table-cell office:value-type="float" office:value="-463" table:style-name="ce48">
            <text:p><text:s/>- 463</text:p>
          </table:table-cell>
          <table:table-cell office:value-type="float" office:value="-25.495594713656388" table:style-name="ce49">
            <text:p>-25,5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8- Operadores de instalações e máquinas e trabalhadores da montagem</text:p>
          </table:table-cell>
          <table:table-cell office:value-type="float" office:value="945" table:style-name="ce44">
            <text:p><text:s/>945</text:p>
          </table:table-cell>
          <table:table-cell office:value-type="float" office:value="9.1005392912172578" table:style-name="ce150">
            <text:p>9,1<text:s text:c="5"/></text:p>
          </table:table-cell>
          <table:table-cell office:value-type="float" office:value="1329" table:style-name="ce151">
            <text:p>1 329</text:p>
          </table:table-cell>
          <table:table-cell office:value-type="float" office:value="10.235674676524955" table:style-name="ce152">
            <text:p>10,2<text:s text:c="5"/></text:p>
          </table:table-cell>
          <table:table-cell office:value-type="float" office:value="1312" table:style-name="ce46">
            <text:p>1 312</text:p>
          </table:table-cell>
          <table:table-cell office:value-type="float" office:value="11.077338736913205" table:style-name="ce153">
            <text:p>11,1<text:s text:c="5"/></text:p>
          </table:table-cell>
          <table:table-cell office:value-type="float" office:value="-384" table:style-name="ce48">
            <text:p><text:s/>- 384</text:p>
          </table:table-cell>
          <table:table-cell office:value-type="float" office:value="-28.893905191873586" table:style-name="ce49">
            <text:p>-28,9<text:s text:c="3"/></text:p>
          </table:table-cell>
          <table:table-cell office:value-type="float" office:value="-367" table:style-name="ce48">
            <text:p><text:s/>- 367</text:p>
          </table:table-cell>
          <table:table-cell office:value-type="float" office:value="-27.972560975609756" table:style-name="ce49">
            <text:p>-28,0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9- Trabalhadores não qualificados</text:p>
          </table:table-cell>
          <table:table-cell office:value-type="float" office:value="2806" table:style-name="ce44">
            <text:p>2 806</text:p>
          </table:table-cell>
          <table:table-cell office:value-type="float" office:value="27.022342064714945" table:style-name="ce150">
            <text:p>27,0<text:s text:c="5"/></text:p>
          </table:table-cell>
          <table:table-cell office:value-type="float" office:value="3428" table:style-name="ce151">
            <text:p>3 428</text:p>
          </table:table-cell>
          <table:table-cell office:value-type="float" office:value="26.401725200246457" table:style-name="ce152">
            <text:p>26,4<text:s text:c="5"/></text:p>
          </table:table-cell>
          <table:table-cell office:value-type="float" office:value="3243" table:style-name="ce46">
            <text:p>3 243</text:p>
          </table:table-cell>
          <table:table-cell office:value-type="float" office:value="27.380952380952383" table:style-name="ce153">
            <text:p>27,4<text:s text:c="5"/></text:p>
          </table:table-cell>
          <table:table-cell office:value-type="float" office:value="-622" table:style-name="ce48">
            <text:p><text:s/>- 622</text:p>
          </table:table-cell>
          <table:table-cell office:value-type="float" office:value="-18.144690781796964" table:style-name="ce49">
            <text:p>-18,1<text:s text:c="3"/></text:p>
          </table:table-cell>
          <table:table-cell office:value-type="float" office:value="-437" table:style-name="ce48">
            <text:p><text:s/>- 437</text:p>
          </table:table-cell>
          <table:table-cell office:value-type="float" office:value="-13.475177304964539" table:style-name="ce49">
            <text:p>-13,5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0- Profissões das Forças Armadas</text:p>
          </table:table-cell>
          <table:table-cell office:value-type="float" office:value="7" table:style-name="ce44">
            <text:p><text:s/>7</text:p>
          </table:table-cell>
          <table:table-cell office:value-type="float" office:value="6.7411402157164874E-2" table:style-name="ce150">
            <text:p>0,1<text:s text:c="5"/></text:p>
          </table:table-cell>
          <table:table-cell office:value-type="float" office:value="6" table:style-name="ce151">
            <text:p><text:s/>6</text:p>
          </table:table-cell>
          <table:table-cell office:value-type="float" office:value="4.6210720887245843E-2" table:style-name="ce152">
            <text:p>0,0<text:s text:c="5"/></text:p>
          </table:table-cell>
          <table:table-cell office:value-type="float" office:value="13" table:style-name="ce46">
            <text:p><text:s/>13</text:p>
          </table:table-cell>
          <table:table-cell office:value-type="float" office:value="0.10976021614319485" table:style-name="ce153">
            <text:p>0,1<text:s text:c="5"/></text:p>
          </table:table-cell>
          <table:table-cell office:value-type="float" office:value="1" table:style-name="ce48">
            <text:p>+ 1</text:p>
          </table:table-cell>
          <table:table-cell office:value-type="float" office:value="16.666666666666664" table:style-name="ce49">
            <text:p>+16,7<text:s text:c="3"/></text:p>
          </table:table-cell>
          <table:table-cell office:value-type="float" office:value="-6" table:style-name="ce48">
            <text:p><text:s/>- 6</text:p>
          </table:table-cell>
          <table:table-cell office:value-type="float" office:value="-46.153846153846153" table:style-name="ce49">
            <text:p>-46,2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<text:s text:c="5"/>Outros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150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152">
            <text:p>0,0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153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0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200">
            <text:p>-</text:p>
          </table:table-cell>
          <table:table-cell table:number-columns-repeated="6" table:style-name="ce59"/>
          <table:table-cell table:number-columns-repeated="16366"/>
        </table:table-row>
        <table:table-row table:style-name="ro1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73"/>
          <table:table-cell table:style-name="ce74"/>
          <table:table-cell table:style-name="ce73"/>
          <table:table-cell table:style-name="ce74"/>
          <table:table-cell table:number-columns-repeated="16372" table:style-name="ce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3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7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5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5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3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16370" table:default-cell-style-name="ce1"/>
        <table:table-row table:style-name="ro1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34656in" svg:height="0.675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6584in" svg:y="0.29365in" svg:width="1.7905in" svg:height="0.53234in">
                <draw:text-box>
                  <text:p text:style-name="a90" text:class-names="" text:cond-style-name=""><text:span text:style-name="a88" text:class-names="">JUNHO 2019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6" draw:style-name="a77" draw:name="Text Box 122" svg:x="0in" svg:y="0in" svg:width="0.97917in" svg:height="0.32292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5" table:style-name="ce3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4">
            <text:p>Quadro 10 - OFERTAS DE EMPREGO <text:s/>RECEBIDAS, <text:s text:c="3"/>POR ATIVIDADE ECONÓMICA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style-name="ce1"/>
          <table:table-cell table:number-columns-repeated="4" table:style-name="ce3"/>
          <table:table-cell table:number-columns-repeated="16367"/>
        </table:table-row>
        <table:table-row table:style-name="ro2">
          <table:table-cell table:style-name="ce201"/>
          <table:table-cell office:value-type="string" table:style-name="ce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1"/>
          <table:table-cell table:number-columns-repeated="4" table:style-name="ce3"/>
          <table:table-cell table:number-columns-repeated="16367"/>
        </table:table-row>
        <table:table-row table:style-name="ro5">
          <table:table-cell table:style-name="ce201"/>
          <table:table-cell table:style-name="ce2"/>
          <table:table-cell table:style-name="ce8"/>
          <table:table-cell table:number-columns-repeated="9" table:style-name="ce2"/>
          <table:table-cell table:style-name="ce1"/>
          <table:table-cell table:number-columns-repeated="4" table:style-name="ce3"/>
          <table:table-cell table:number-columns-repeated="16367"/>
        </table:table-row>
        <table:table-row table:style-name="ro1">
          <table:table-cell table:style-name="ce1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5" table:style-name="ce14"/>
          <table:table-cell table:number-columns-repeated="16367"/>
        </table:table-row>
        <table:table-row table:style-name="ro1">
          <table:table-cell table:style-name="ce1"/>
          <table:table-cell office:value-type="string" table:style-name="ce15">
            <text:p>CAE <text:s/>Rev.3</text:p>
          </table:table-cell>
          <table:table-cell office:value-type="string" table:style-name="ce84">
            <text:p>JUNH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I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UNH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5" table:style-name="ce14"/>
          <table:table-cell table:number-columns-repeated="16367"/>
        </table:table-row>
        <table:table-row table:style-name="ro1">
          <table:table-cell table:style-name="ce1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5" table:style-name="ce28"/>
          <table:table-cell table:number-columns-repeated="16367"/>
        </table:table-row>
        <table:table-row table:style-name="ro21">
          <table:table-cell table:style-name="ce1"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5" table:style-name="ce28"/>
          <table:table-cell table:number-columns-repeated="16367"/>
        </table:table-row>
        <table:table-row table:style-name="ro28">
          <table:table-cell table:style-name="ce1"/>
          <table:table-cell office:value-type="string" table:style-name="ce169">
            <text:p><text:s text:c="2"/>Total</text:p>
          </table:table-cell>
          <table:table-cell office:value-type="float" office:value="10384" table:style-name="ce35">
            <text:p>10 384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12984" table:style-name="ce37">
            <text:p>12 984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11844" table:style-name="ce37">
            <text:p>11 844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2600" table:style-name="ce39">
            <text:p><text:s/>-2 600</text:p>
          </table:table-cell>
          <table:table-cell office:value-type="float" office:value="-20.024645717806528" table:style-name="ce40">
            <text:p>-20,0<text:s text:c="3"/></text:p>
          </table:table-cell>
          <table:table-cell office:value-type="float" office:value="-1460" table:style-name="ce39">
            <text:p><text:s/>-1 460</text:p>
          </table:table-cell>
          <table:table-cell office:value-type="float" office:value="-12.326916582235731" table:style-name="ce40">
            <text:p>-12,3<text:s text:c="3"/></text:p>
          </table:table-cell>
          <table:table-cell table:style-name="ce41"/>
          <table:table-cell table:style-name="ce1"/>
          <table:table-cell table:number-columns-repeated="3" table:style-name="ce42"/>
          <table:table-cell table:number-columns-repeated="16367"/>
        </table:table-row>
        <table:table-row table:style-name="ro28">
          <table:table-cell table:style-name="ce1"/>
          <table:table-cell office:value-type="string" table:style-name="ce171">
            <text:p>Agricultura, produção animal, caça, floresta e pesca</text:p>
          </table:table-cell>
          <table:table-cell office:value-type="float" office:value="708" table:style-name="ce35">
            <text:p><text:s/>708</text:p>
          </table:table-cell>
          <table:table-cell office:value-type="float" office:value="6.8181818181818175" table:style-name="ce36">
            <text:p>6,8<text:s text:c="5"/></text:p>
          </table:table-cell>
          <table:table-cell office:value-type="float" office:value="510" table:style-name="ce37">
            <text:p><text:s/>510</text:p>
          </table:table-cell>
          <table:table-cell office:value-type="float" office:value="3.9279112754158962" table:style-name="ce38">
            <text:p>3,9<text:s text:c="5"/></text:p>
          </table:table-cell>
          <table:table-cell office:value-type="float" office:value="431" table:style-name="ce37">
            <text:p><text:s/>431</text:p>
          </table:table-cell>
          <table:table-cell office:value-type="float" office:value="3.6389733198243839" table:style-name="ce38">
            <text:p>3,6<text:s text:c="5"/></text:p>
          </table:table-cell>
          <table:table-cell office:value-type="float" office:value="198" table:style-name="ce39">
            <text:p>+ 198</text:p>
          </table:table-cell>
          <table:table-cell office:value-type="float" office:value="38.82352941176471" table:style-name="ce40">
            <text:p>+38,8<text:s text:c="3"/></text:p>
          </table:table-cell>
          <table:table-cell office:value-type="float" office:value="277" table:style-name="ce39">
            <text:p>+ 277</text:p>
          </table:table-cell>
          <table:table-cell office:value-type="float" office:value="64.269141531322504" table:style-name="ce40">
            <text:p>+64,3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60"/>
          <table:table-cell table:number-columns-repeated="16367"/>
        </table:table-row>
        <table:table-row table:style-name="ro22">
          <table:table-cell table:style-name="ce1"/>
          <table:table-cell office:value-type="string" table:style-name="ce171">
            <text:p>Indústria, energia e água e construção</text:p>
          </table:table-cell>
          <table:table-cell office:value-type="float" office:value="2549" table:style-name="ce55">
            <text:p>2 549</text:p>
          </table:table-cell>
          <table:table-cell office:value-type="float" office:value="24.54738058551618" table:style-name="ce56">
            <text:p>24,5<text:s text:c="5"/></text:p>
          </table:table-cell>
          <table:table-cell office:value-type="float" office:value="3286" table:style-name="ce37">
            <text:p>3 286</text:p>
          </table:table-cell>
          <table:table-cell office:value-type="float" office:value="25.308071472581638" table:style-name="ce38">
            <text:p>25,3<text:s text:c="5"/></text:p>
          </table:table-cell>
          <table:table-cell office:value-type="float" office:value="3187" table:style-name="ce37">
            <text:p>3 187</text:p>
          </table:table-cell>
          <table:table-cell office:value-type="float" office:value="26.908139142181696" table:style-name="ce38">
            <text:p>26,9<text:s text:c="5"/></text:p>
          </table:table-cell>
          <table:table-cell office:value-type="float" office:value="-737" table:style-name="ce39">
            <text:p><text:s/>- 737</text:p>
          </table:table-cell>
          <table:table-cell office:value-type="float" office:value="-22.428484479610468" table:style-name="ce40">
            <text:p>-22,4<text:s text:c="3"/></text:p>
          </table:table-cell>
          <table:table-cell office:value-type="float" office:value="-638" table:style-name="ce39">
            <text:p><text:s/>- 638</text:p>
          </table:table-cell>
          <table:table-cell office:value-type="float" office:value="-20.018826482585503" table:style-name="ce40">
            <text:p>-20,0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60"/>
          <table:table-cell table:number-columns-repeated="16367"/>
        </table:table-row>
        <table:table-row table:style-name="ro28">
          <table:table-cell table:style-name="ce1"/>
          <table:table-cell office:value-type="string" table:style-name="ce173">
            <text:p>Indústrias extrativas</text:p>
          </table:table-cell>
          <table:table-cell office:value-type="float" office:value="16" table:style-name="ce44">
            <text:p><text:s/>16</text:p>
          </table:table-cell>
          <table:table-cell office:value-type="float" office:value="0.15408320493066258" table:style-name="ce45">
            <text:p>0,2<text:s text:c="5"/></text:p>
          </table:table-cell>
          <table:table-cell office:value-type="float" office:value="5" table:style-name="ce46">
            <text:p><text:s/>5</text:p>
          </table:table-cell>
          <table:table-cell office:value-type="float" office:value="3.8508934072704865E-2" table:style-name="ce47">
            <text:p>0,0<text:s text:c="5"/></text:p>
          </table:table-cell>
          <table:table-cell office:value-type="float" office:value="34" table:style-name="ce46">
            <text:p><text:s/>34</text:p>
          </table:table-cell>
          <table:table-cell office:value-type="float" office:value="0.28706518068220194" table:style-name="ce47">
            <text:p>0,3<text:s text:c="5"/></text:p>
          </table:table-cell>
          <table:table-cell office:value-type="float" office:value="11" table:style-name="ce48">
            <text:p>+ 11</text:p>
          </table:table-cell>
          <table:table-cell office:value-type="float" office:value="220.00000000000003" table:style-name="ce49">
            <text:p>+220,0<text:s text:c="3"/></text:p>
          </table:table-cell>
          <table:table-cell office:value-type="float" office:value="-18" table:style-name="ce48">
            <text:p><text:s/>- 18</text:p>
          </table:table-cell>
          <table:table-cell office:value-type="float" office:value="-52.941176470588239" table:style-name="ce49">
            <text:p>-52,9<text:s text:c="3"/></text:p>
          </table:table-cell>
          <table:table-cell table:style-name="ce65"/>
          <table:table-cell table:style-name="ce202"/>
          <table:table-cell table:style-name="ce203"/>
          <table:table-cell table:style-name="ce189"/>
          <table:table-cell table:style-name="ce60"/>
          <table:table-cell table:number-columns-repeated="16367"/>
        </table:table-row>
        <table:table-row table:style-name="ro28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362" table:style-name="ce44">
            <text:p><text:s/>362</text:p>
          </table:table-cell>
          <table:table-cell office:value-type="float" office:value="3.4861325115562405" table:style-name="ce45">
            <text:p>3,5<text:s text:c="5"/></text:p>
          </table:table-cell>
          <table:table-cell office:value-type="float" office:value="510" table:style-name="ce46">
            <text:p><text:s/>510</text:p>
          </table:table-cell>
          <table:table-cell office:value-type="float" office:value="3.9279112754158962" table:style-name="ce47">
            <text:p>3,9<text:s text:c="5"/></text:p>
          </table:table-cell>
          <table:table-cell office:value-type="float" office:value="447" table:style-name="ce46">
            <text:p><text:s/>447</text:p>
          </table:table-cell>
          <table:table-cell office:value-type="float" office:value="3.7740628166160084" table:style-name="ce47">
            <text:p>3,8<text:s text:c="5"/></text:p>
          </table:table-cell>
          <table:table-cell office:value-type="float" office:value="-148" table:style-name="ce48">
            <text:p><text:s/>- 148</text:p>
          </table:table-cell>
          <table:table-cell office:value-type="float" office:value="-29.019607843137258" table:style-name="ce49">
            <text:p>-29,0<text:s text:c="3"/></text:p>
          </table:table-cell>
          <table:table-cell office:value-type="float" office:value="-85" table:style-name="ce48">
            <text:p><text:s/>- 85</text:p>
          </table:table-cell>
          <table:table-cell office:value-type="float" office:value="-19.015659955257274" table:style-name="ce49">
            <text:p>-19,0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60"/>
          <table:table-cell table:number-columns-repeated="16367"/>
        </table:table-row>
        <table:table-row table:style-name="ro28">
          <table:table-cell/>
          <table:table-cell office:value-type="string" table:style-name="ce173">
            <text:p>Fabricação de têxteis</text:p>
          </table:table-cell>
          <table:table-cell office:value-type="float" office:value="81" table:style-name="ce44">
            <text:p><text:s/>81</text:p>
          </table:table-cell>
          <table:table-cell office:value-type="float" office:value="0.78004622496147913" table:style-name="ce62">
            <text:p>0,8<text:s text:c="5"/></text:p>
          </table:table-cell>
          <table:table-cell office:value-type="float" office:value="139" table:style-name="ce63">
            <text:p><text:s/>139</text:p>
          </table:table-cell>
          <table:table-cell office:value-type="float" office:value="1.0705483672211953" table:style-name="ce64">
            <text:p>1,1<text:s text:c="5"/></text:p>
          </table:table-cell>
          <table:table-cell office:value-type="float" office:value="84" table:style-name="ce46">
            <text:p><text:s/>84</text:p>
          </table:table-cell>
          <table:table-cell office:value-type="float" office:value="0.70921985815602839" table:style-name="ce64">
            <text:p>0,7<text:s text:c="5"/></text:p>
          </table:table-cell>
          <table:table-cell office:value-type="float" office:value="-58" table:style-name="ce48">
            <text:p><text:s/>- 58</text:p>
          </table:table-cell>
          <table:table-cell office:value-type="float" office:value="-41.726618705035975" table:style-name="ce49">
            <text:p>-41,7<text:s text:c="3"/></text:p>
          </table:table-cell>
          <table:table-cell office:value-type="float" office:value="-3" table:style-name="ce48">
            <text:p><text:s/>- 3</text:p>
          </table:table-cell>
          <table:table-cell office:value-type="float" office:value="-3.5714285714285712" table:style-name="ce49">
            <text:p>-3,6<text:s text:c="3"/></text:p>
          </table:table-cell>
          <table:table-cell table:style-name="ce65"/>
          <table:table-cell table:style-name="ce202"/>
          <table:table-cell table:style-name="ce203"/>
          <table:table-cell table:style-name="ce189"/>
          <table:table-cell table:style-name="ce60"/>
          <table:table-cell table:number-columns-repeated="16367"/>
        </table:table-row>
        <table:table-row table:style-name="ro28">
          <table:table-cell/>
          <table:table-cell office:value-type="string" table:style-name="ce174">
            <text:p>Indústria do vestuário</text:p>
          </table:table-cell>
          <table:table-cell office:value-type="float" office:value="215" table:style-name="ce44">
            <text:p><text:s/>215</text:p>
          </table:table-cell>
          <table:table-cell office:value-type="float" office:value="2.0704930662557781" table:style-name="ce62">
            <text:p>2,1<text:s text:c="5"/></text:p>
          </table:table-cell>
          <table:table-cell office:value-type="float" office:value="325" table:style-name="ce63">
            <text:p><text:s/>325</text:p>
          </table:table-cell>
          <table:table-cell office:value-type="float" office:value="2.5030807147258161" table:style-name="ce64">
            <text:p>2,5<text:s text:c="5"/></text:p>
          </table:table-cell>
          <table:table-cell office:value-type="float" office:value="430" table:style-name="ce46">
            <text:p><text:s/>430</text:p>
          </table:table-cell>
          <table:table-cell office:value-type="float" office:value="3.6305302262749071" table:style-name="ce64">
            <text:p>3,6<text:s text:c="5"/></text:p>
          </table:table-cell>
          <table:table-cell office:value-type="float" office:value="-110" table:style-name="ce48">
            <text:p><text:s/>- 110</text:p>
          </table:table-cell>
          <table:table-cell office:value-type="float" office:value="-33.846153846153847" table:style-name="ce49">
            <text:p>-33,8<text:s text:c="3"/></text:p>
          </table:table-cell>
          <table:table-cell office:value-type="float" office:value="-215" table:style-name="ce48">
            <text:p><text:s/>- 215</text:p>
          </table:table-cell>
          <table:table-cell office:value-type="float" office:value="-50" table:style-name="ce49">
            <text:p>-50,0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59"/>
          <table:table-cell table:number-columns-repeated="16367"/>
        </table:table-row>
        <table:table-row table:style-name="ro28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162" table:style-name="ce44">
            <text:p><text:s/>162</text:p>
          </table:table-cell>
          <table:table-cell office:value-type="float" office:value="1.5600924499229583" table:style-name="ce62">
            <text:p>1,6<text:s text:c="5"/></text:p>
          </table:table-cell>
          <table:table-cell office:value-type="float" office:value="184" table:style-name="ce63">
            <text:p><text:s/>184</text:p>
          </table:table-cell>
          <table:table-cell office:value-type="float" office:value="1.4171287738755391" table:style-name="ce64">
            <text:p>1,4<text:s text:c="5"/></text:p>
          </table:table-cell>
          <table:table-cell office:value-type="float" office:value="133" table:style-name="ce46">
            <text:p><text:s/>133</text:p>
          </table:table-cell>
          <table:table-cell office:value-type="float" office:value="1.1229314420803782" table:style-name="ce64">
            <text:p>1,1<text:s text:c="5"/></text:p>
          </table:table-cell>
          <table:table-cell office:value-type="float" office:value="-22" table:style-name="ce48">
            <text:p><text:s/>- 22</text:p>
          </table:table-cell>
          <table:table-cell office:value-type="float" office:value="-11.956521739130435" table:style-name="ce49">
            <text:p>-12,0<text:s text:c="3"/></text:p>
          </table:table-cell>
          <table:table-cell office:value-type="float" office:value="29" table:style-name="ce48">
            <text:p>+ 29</text:p>
          </table:table-cell>
          <table:table-cell office:value-type="float" office:value="21.804511278195488" table:style-name="ce49">
            <text:p>+21,8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59"/>
          <table:table-cell table:number-columns-repeated="16367"/>
        </table:table-row>
        <table:table-row table:style-name="ro28">
          <table:table-cell/>
          <table:table-cell office:value-type="string" table:style-name="ce173">
            <text:p>Indústria da madeira e da cortiça</text:p>
          </table:table-cell>
          <table:table-cell office:value-type="float" office:value="63" table:style-name="ce44">
            <text:p><text:s/>63</text:p>
          </table:table-cell>
          <table:table-cell office:value-type="float" office:value="0.60670261941448378" table:style-name="ce62">
            <text:p>0,6<text:s text:c="5"/></text:p>
          </table:table-cell>
          <table:table-cell office:value-type="float" office:value="76" table:style-name="ce63">
            <text:p><text:s/>76</text:p>
          </table:table-cell>
          <table:table-cell office:value-type="float" office:value="0.58533579790511392" table:style-name="ce64">
            <text:p>0,6<text:s text:c="5"/></text:p>
          </table:table-cell>
          <table:table-cell office:value-type="float" office:value="90" table:style-name="ce46">
            <text:p><text:s/>90</text:p>
          </table:table-cell>
          <table:table-cell office:value-type="float" office:value="0.75987841945288759" table:style-name="ce64">
            <text:p>0,8<text:s text:c="5"/></text:p>
          </table:table-cell>
          <table:table-cell office:value-type="float" office:value="-13" table:style-name="ce48">
            <text:p><text:s/>- 13</text:p>
          </table:table-cell>
          <table:table-cell office:value-type="float" office:value="-17.105263157894736" table:style-name="ce49">
            <text:p>-17,1<text:s text:c="3"/></text:p>
          </table:table-cell>
          <table:table-cell office:value-type="float" office:value="-27" table:style-name="ce48">
            <text:p><text:s/>- 27</text:p>
          </table:table-cell>
          <table:table-cell office:value-type="float" office:value="-30" table:style-name="ce49">
            <text:p>-30,0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59"/>
          <table:table-cell table:number-columns-repeated="16367"/>
        </table:table-row>
        <table:table-row table:style-name="ro28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46" table:style-name="ce44">
            <text:p><text:s/>46</text:p>
          </table:table-cell>
          <table:table-cell office:value-type="float" office:value="0.44298921417565484" table:style-name="ce62">
            <text:p>0,4<text:s text:c="5"/></text:p>
          </table:table-cell>
          <table:table-cell office:value-type="float" office:value="35" table:style-name="ce63">
            <text:p><text:s/>35</text:p>
          </table:table-cell>
          <table:table-cell office:value-type="float" office:value="0.26956253850893408" table:style-name="ce64">
            <text:p>0,3<text:s text:c="5"/></text:p>
          </table:table-cell>
          <table:table-cell office:value-type="float" office:value="38" table:style-name="ce46">
            <text:p><text:s/>38</text:p>
          </table:table-cell>
          <table:table-cell office:value-type="float" office:value="0.32083755488010807" table:style-name="ce64">
            <text:p>0,3<text:s text:c="5"/></text:p>
          </table:table-cell>
          <table:table-cell office:value-type="float" office:value="11" table:style-name="ce48">
            <text:p>+ 11</text:p>
          </table:table-cell>
          <table:table-cell office:value-type="float" office:value="31.428571428571427" table:style-name="ce49">
            <text:p>+31,4<text:s text:c="3"/></text:p>
          </table:table-cell>
          <table:table-cell office:value-type="float" office:value="8" table:style-name="ce48">
            <text:p>+ 8</text:p>
          </table:table-cell>
          <table:table-cell office:value-type="float" office:value="21.052631578947366" table:style-name="ce49">
            <text:p>+21,1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59"/>
          <table:table-cell table:number-columns-repeated="16367"/>
        </table:table-row>
        <table:table-row table:style-name="ro28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59" table:style-name="ce44">
            <text:p><text:s/>59</text:p>
          </table:table-cell>
          <table:table-cell office:value-type="float" office:value="0.56818181818181823" table:style-name="ce62">
            <text:p>0,6<text:s text:c="5"/></text:p>
          </table:table-cell>
          <table:table-cell office:value-type="float" office:value="72" table:style-name="ce63">
            <text:p><text:s/>72</text:p>
          </table:table-cell>
          <table:table-cell office:value-type="float" office:value="0.55452865064695012" table:style-name="ce64">
            <text:p>0,6<text:s text:c="5"/></text:p>
          </table:table-cell>
          <table:table-cell office:value-type="float" office:value="97" table:style-name="ce46">
            <text:p><text:s/>97</text:p>
          </table:table-cell>
          <table:table-cell office:value-type="float" office:value="0.81898007429922326" table:style-name="ce64">
            <text:p>0,8<text:s text:c="5"/></text:p>
          </table:table-cell>
          <table:table-cell office:value-type="float" office:value="-13" table:style-name="ce48">
            <text:p><text:s/>- 13</text:p>
          </table:table-cell>
          <table:table-cell office:value-type="float" office:value="-18.055555555555554" table:style-name="ce49">
            <text:p>-18,1<text:s text:c="3"/></text:p>
          </table:table-cell>
          <table:table-cell office:value-type="float" office:value="-38" table:style-name="ce48">
            <text:p><text:s/>- 38</text:p>
          </table:table-cell>
          <table:table-cell office:value-type="float" office:value="-39.175257731958766" table:style-name="ce49">
            <text:p>-39,2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number-columns-repeated="16368" table:style-name="ce1"/>
        </table:table-row>
        <table:table-row table:style-name="ro28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65" table:style-name="ce44">
            <text:p><text:s/>65</text:p>
          </table:table-cell>
          <table:table-cell office:value-type="float" office:value="0.62596302003081661" table:style-name="ce62">
            <text:p>0,6<text:s text:c="5"/></text:p>
          </table:table-cell>
          <table:table-cell office:value-type="float" office:value="101" table:style-name="ce63">
            <text:p><text:s/>101</text:p>
          </table:table-cell>
          <table:table-cell office:value-type="float" office:value="0.77788046826863833" table:style-name="ce64">
            <text:p>0,8<text:s text:c="5"/></text:p>
          </table:table-cell>
          <table:table-cell office:value-type="float" office:value="90" table:style-name="ce46">
            <text:p><text:s/>90</text:p>
          </table:table-cell>
          <table:table-cell office:value-type="float" office:value="0.75987841945288759" table:style-name="ce64">
            <text:p>0,8<text:s text:c="5"/></text:p>
          </table:table-cell>
          <table:table-cell office:value-type="float" office:value="-36" table:style-name="ce48">
            <text:p><text:s/>- 36</text:p>
          </table:table-cell>
          <table:table-cell office:value-type="float" office:value="-35.64356435643564" table:style-name="ce49">
            <text:p>-35,6<text:s text:c="3"/></text:p>
          </table:table-cell>
          <table:table-cell office:value-type="float" office:value="-25" table:style-name="ce48">
            <text:p><text:s/>- 25</text:p>
          </table:table-cell>
          <table:table-cell office:value-type="float" office:value="-27.777777777777779" table:style-name="ce49">
            <text:p>-27,8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number-columns-repeated="16368" table:style-name="ce1"/>
        </table:table-row>
        <table:table-row table:style-name="ro28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212" table:style-name="ce44">
            <text:p><text:s/>212</text:p>
          </table:table-cell>
          <table:table-cell office:value-type="float" office:value="2.0416024653312785" table:style-name="ce62">
            <text:p>2,0<text:s text:c="5"/></text:p>
          </table:table-cell>
          <table:table-cell office:value-type="float" office:value="216" table:style-name="ce63">
            <text:p><text:s/>216</text:p>
          </table:table-cell>
          <table:table-cell office:value-type="float" office:value="1.6635859519408502" table:style-name="ce64">
            <text:p>1,7<text:s text:c="5"/></text:p>
          </table:table-cell>
          <table:table-cell office:value-type="float" office:value="267" table:style-name="ce46">
            <text:p><text:s/>267</text:p>
          </table:table-cell>
          <table:table-cell office:value-type="float" office:value="2.2543059777102332" table:style-name="ce64">
            <text:p>2,3<text:s text:c="5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1.8518518518518516" table:style-name="ce49">
            <text:p>-1,9<text:s text:c="3"/></text:p>
          </table:table-cell>
          <table:table-cell office:value-type="float" office:value="-55" table:style-name="ce48">
            <text:p><text:s/>- 55</text:p>
          </table:table-cell>
          <table:table-cell office:value-type="float" office:value="-20.599250936329589" table:style-name="ce49">
            <text:p>-20,6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number-columns-repeated="16368" table:style-name="ce1"/>
        </table:table-row>
        <table:table-row table:style-name="ro28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77" table:style-name="ce44">
            <text:p><text:s/>77</text:p>
          </table:table-cell>
          <table:table-cell office:value-type="float" office:value="0.74152542372881358" table:style-name="ce62">
            <text:p>0,7<text:s text:c="5"/></text:p>
          </table:table-cell>
          <table:table-cell office:value-type="float" office:value="97" table:style-name="ce63">
            <text:p><text:s/>97</text:p>
          </table:table-cell>
          <table:table-cell office:value-type="float" office:value="0.74707332101047441" table:style-name="ce64">
            <text:p>0,7<text:s text:c="5"/></text:p>
          </table:table-cell>
          <table:table-cell office:value-type="float" office:value="118" table:style-name="ce46">
            <text:p><text:s/>118</text:p>
          </table:table-cell>
          <table:table-cell office:value-type="float" office:value="0.99628503883823027" table:style-name="ce64">
            <text:p>1,0<text:s text:c="5"/></text:p>
          </table:table-cell>
          <table:table-cell office:value-type="float" office:value="-20" table:style-name="ce48">
            <text:p><text:s/>- 20</text:p>
          </table:table-cell>
          <table:table-cell office:value-type="float" office:value="-20.618556701030926" table:style-name="ce49">
            <text:p>-20,6<text:s text:c="3"/></text:p>
          </table:table-cell>
          <table:table-cell office:value-type="float" office:value="-41" table:style-name="ce48">
            <text:p><text:s/>- 41</text:p>
          </table:table-cell>
          <table:table-cell office:value-type="float" office:value="-34.745762711864408" table:style-name="ce49">
            <text:p>-34,7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number-columns-repeated="16368" table:style-name="ce1"/>
        </table:table-row>
        <table:table-row table:style-name="ro28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49" table:style-name="ce44">
            <text:p><text:s/>49</text:p>
          </table:table-cell>
          <table:table-cell office:value-type="float" office:value="0.47187981510015409" table:style-name="ce62">
            <text:p>0,5<text:s text:c="5"/></text:p>
          </table:table-cell>
          <table:table-cell office:value-type="float" office:value="81" table:style-name="ce63">
            <text:p><text:s/>81</text:p>
          </table:table-cell>
          <table:table-cell office:value-type="float" office:value="0.62384473197781887" table:style-name="ce64">
            <text:p>0,6<text:s text:c="5"/></text:p>
          </table:table-cell>
          <table:table-cell office:value-type="float" office:value="122" table:style-name="ce46">
            <text:p><text:s/>122</text:p>
          </table:table-cell>
          <table:table-cell office:value-type="float" office:value="1.0300574130361364" table:style-name="ce64">
            <text:p>1,0<text:s text:c="5"/></text:p>
          </table:table-cell>
          <table:table-cell office:value-type="float" office:value="-32" table:style-name="ce48">
            <text:p><text:s/>- 32</text:p>
          </table:table-cell>
          <table:table-cell office:value-type="float" office:value="-39.506172839506171" table:style-name="ce49">
            <text:p>-39,5<text:s text:c="3"/></text:p>
          </table:table-cell>
          <table:table-cell office:value-type="float" office:value="-73" table:style-name="ce48">
            <text:p><text:s/>- 73</text:p>
          </table:table-cell>
          <table:table-cell office:value-type="float" office:value="-59.83606557377049" table:style-name="ce49">
            <text:p>-59,8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number-columns-repeated="16368" table:style-name="ce1"/>
        </table:table-row>
        <table:table-row table:style-name="ro28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168" table:style-name="ce44">
            <text:p><text:s/>168</text:p>
          </table:table-cell>
          <table:table-cell office:value-type="float" office:value="1.6178736517719567" table:style-name="ce62">
            <text:p>1,6<text:s text:c="5"/></text:p>
          </table:table-cell>
          <table:table-cell office:value-type="float" office:value="239" table:style-name="ce63">
            <text:p><text:s/>239</text:p>
          </table:table-cell>
          <table:table-cell office:value-type="float" office:value="1.8407270486752927" table:style-name="ce64">
            <text:p>1,8<text:s text:c="5"/></text:p>
          </table:table-cell>
          <table:table-cell office:value-type="float" office:value="176" table:style-name="ce46">
            <text:p><text:s/>176</text:p>
          </table:table-cell>
          <table:table-cell office:value-type="float" office:value="1.485984464707869" table:style-name="ce64">
            <text:p>1,5<text:s text:c="5"/></text:p>
          </table:table-cell>
          <table:table-cell office:value-type="float" office:value="-71" table:style-name="ce48">
            <text:p><text:s/>- 71</text:p>
          </table:table-cell>
          <table:table-cell office:value-type="float" office:value="-29.707112970711297" table:style-name="ce49">
            <text:p>-29,7<text:s text:c="3"/></text:p>
          </table:table-cell>
          <table:table-cell office:value-type="float" office:value="-8" table:style-name="ce48">
            <text:p><text:s/>- 8</text:p>
          </table:table-cell>
          <table:table-cell office:value-type="float" office:value="-4.5454545454545459" table:style-name="ce49">
            <text:p>-4,5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number-columns-repeated="16368" table:style-name="ce1"/>
        </table:table-row>
        <table:table-row table:style-name="ro28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69" table:style-name="ce44">
            <text:p><text:s/>69</text:p>
          </table:table-cell>
          <table:table-cell office:value-type="float" office:value="0.66448382126348227" table:style-name="ce62">
            <text:p>0,7<text:s text:c="5"/></text:p>
          </table:table-cell>
          <table:table-cell office:value-type="float" office:value="115" table:style-name="ce63">
            <text:p><text:s/>115</text:p>
          </table:table-cell>
          <table:table-cell office:value-type="float" office:value="0.88570548367221202" table:style-name="ce64">
            <text:p>0,9<text:s text:c="5"/></text:p>
          </table:table-cell>
          <table:table-cell office:value-type="float" office:value="109" table:style-name="ce46">
            <text:p><text:s/>109</text:p>
          </table:table-cell>
          <table:table-cell office:value-type="float" office:value="0.92029719689294154" table:style-name="ce64">
            <text:p>0,9<text:s text:c="5"/></text:p>
          </table:table-cell>
          <table:table-cell office:value-type="float" office:value="-46" table:style-name="ce48">
            <text:p><text:s/>- 46</text:p>
          </table:table-cell>
          <table:table-cell office:value-type="float" office:value="-40" table:style-name="ce49">
            <text:p>-40,0<text:s text:c="3"/></text:p>
          </table:table-cell>
          <table:table-cell office:value-type="float" office:value="-40" table:style-name="ce48">
            <text:p><text:s/>- 40</text:p>
          </table:table-cell>
          <table:table-cell office:value-type="float" office:value="-36.697247706422019" table:style-name="ce49">
            <text:p>-36,7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number-columns-repeated="16368" table:style-name="ce1"/>
        </table:table-row>
        <table:table-row table:style-name="ro28">
          <table:table-cell/>
          <table:table-cell office:value-type="string" table:style-name="ce173">
            <text:p>Construção</text:p>
          </table:table-cell>
          <table:table-cell office:value-type="float" office:value="905" table:style-name="ce44">
            <text:p><text:s/>905</text:p>
          </table:table-cell>
          <table:table-cell office:value-type="float" office:value="8.7153312788906003" table:style-name="ce62">
            <text:p>8,7<text:s text:c="5"/></text:p>
          </table:table-cell>
          <table:table-cell office:value-type="float" office:value="1091" table:style-name="ce63">
            <text:p>1 091</text:p>
          </table:table-cell>
          <table:table-cell office:value-type="float" office:value="8.4026494146642019" table:style-name="ce64">
            <text:p>8,4<text:s text:c="5"/></text:p>
          </table:table-cell>
          <table:table-cell office:value-type="float" office:value="952" table:style-name="ce46">
            <text:p><text:s/>952</text:p>
          </table:table-cell>
          <table:table-cell office:value-type="float" office:value="8.0378250591016549" table:style-name="ce64">
            <text:p>8,0<text:s text:c="5"/></text:p>
          </table:table-cell>
          <table:table-cell office:value-type="float" office:value="-186" table:style-name="ce48">
            <text:p><text:s/>- 186</text:p>
          </table:table-cell>
          <table:table-cell office:value-type="float" office:value="-17.048579285059578" table:style-name="ce49">
            <text:p>-17,0<text:s text:c="3"/></text:p>
          </table:table-cell>
          <table:table-cell office:value-type="float" office:value="-47" table:style-name="ce48">
            <text:p><text:s/>- 47</text:p>
          </table:table-cell>
          <table:table-cell office:value-type="float" office:value="-4.9369747899159666" table:style-name="ce49">
            <text:p>-4,9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number-columns-repeated="16368" table:style-name="ce1"/>
        </table:table-row>
        <table:table-row table:style-name="ro22">
          <table:table-cell/>
          <table:table-cell office:value-type="string" table:style-name="ce171">
            <text:p>Serviços</text:p>
          </table:table-cell>
          <table:table-cell office:value-type="float" office:value="7127" table:style-name="ce55">
            <text:p>7 127</text:p>
          </table:table-cell>
          <table:table-cell office:value-type="float" office:value="68.634437596302007" table:style-name="ce56">
            <text:p>68,6<text:s text:c="5"/></text:p>
          </table:table-cell>
          <table:table-cell office:value-type="float" office:value="9188" table:style-name="ce57">
            <text:p>9 188</text:p>
          </table:table-cell>
          <table:table-cell office:value-type="float" office:value="70.764017252002461" table:style-name="ce58">
            <text:p>70,8<text:s text:c="5"/></text:p>
          </table:table-cell>
          <table:table-cell office:value-type="float" office:value="8226" table:style-name="ce57">
            <text:p>8 226</text:p>
          </table:table-cell>
          <table:table-cell office:value-type="float" office:value="69.452887537993917" table:style-name="ce58">
            <text:p>69,5<text:s text:c="5"/></text:p>
          </table:table-cell>
          <table:table-cell office:value-type="float" office:value="-2061" table:style-name="ce39">
            <text:p><text:s/>-2 061</text:p>
          </table:table-cell>
          <table:table-cell office:value-type="float" office:value="-22.431432303003916" table:style-name="ce40">
            <text:p>-22,4<text:s text:c="3"/></text:p>
          </table:table-cell>
          <table:table-cell office:value-type="float" office:value="-1099" table:style-name="ce39">
            <text:p><text:s/>-1 099</text:p>
          </table:table-cell>
          <table:table-cell office:value-type="float" office:value="-13.360077802090931" table:style-name="ce40">
            <text:p>-13,4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number-columns-repeated="16368" table:style-name="ce1"/>
        </table:table-row>
        <table:table-row table:style-name="ro28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210" table:style-name="ce44">
            <text:p><text:s/>210</text:p>
          </table:table-cell>
          <table:table-cell office:value-type="float" office:value="2.0223420647149459" table:style-name="ce62">
            <text:p>2,0<text:s text:c="5"/></text:p>
          </table:table-cell>
          <table:table-cell office:value-type="float" office:value="209" table:style-name="ce63">
            <text:p><text:s/>209</text:p>
          </table:table-cell>
          <table:table-cell office:value-type="float" office:value="1.6096734442390637" table:style-name="ce64">
            <text:p>1,6<text:s text:c="5"/></text:p>
          </table:table-cell>
          <table:table-cell office:value-type="float" office:value="234" table:style-name="ce63">
            <text:p><text:s/>234</text:p>
          </table:table-cell>
          <table:table-cell office:value-type="float" office:value="1.9756838905775076" table:style-name="ce64">
            <text:p>2,0<text:s text:c="5"/></text:p>
          </table:table-cell>
          <table:table-cell office:value-type="float" office:value="1" table:style-name="ce48">
            <text:p>+ 1</text:p>
          </table:table-cell>
          <table:table-cell office:value-type="float" office:value="0.4784688995215311" table:style-name="ce49">
            <text:p>+0,5<text:s text:c="3"/></text:p>
          </table:table-cell>
          <table:table-cell office:value-type="float" office:value="-24" table:style-name="ce48">
            <text:p><text:s/>- 24</text:p>
          </table:table-cell>
          <table:table-cell office:value-type="float" office:value="-10.256410256410255" table:style-name="ce49">
            <text:p>-10,3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number-columns-repeated="16368" table:style-name="ce1"/>
        </table:table-row>
        <table:table-row table:style-name="ro28">
          <table:table-cell/>
          <table:table-cell office:value-type="string" table:style-name="ce173">
            <text:p>Comércio por grosso e a retalho</text:p>
          </table:table-cell>
          <table:table-cell office:value-type="float" office:value="1259" table:style-name="ce44">
            <text:p>1 259</text:p>
          </table:table-cell>
          <table:table-cell office:value-type="float" office:value="12.124422187981509" table:style-name="ce62">
            <text:p>12,1<text:s text:c="5"/></text:p>
          </table:table-cell>
          <table:table-cell office:value-type="float" office:value="1469" table:style-name="ce63">
            <text:p>1 469</text:p>
          </table:table-cell>
          <table:table-cell office:value-type="float" office:value="11.313924830560691" table:style-name="ce64">
            <text:p>11,3<text:s text:c="5"/></text:p>
          </table:table-cell>
          <table:table-cell office:value-type="float" office:value="1518" table:style-name="ce63">
            <text:p>1 518</text:p>
          </table:table-cell>
          <table:table-cell office:value-type="float" office:value="12.816616008105369" table:style-name="ce64">
            <text:p>12,8<text:s text:c="5"/></text:p>
          </table:table-cell>
          <table:table-cell office:value-type="float" office:value="-210" table:style-name="ce48">
            <text:p><text:s/>- 210</text:p>
          </table:table-cell>
          <table:table-cell office:value-type="float" office:value="-14.295439074200136" table:style-name="ce49">
            <text:p>-14,3<text:s text:c="3"/></text:p>
          </table:table-cell>
          <table:table-cell office:value-type="float" office:value="-259" table:style-name="ce48">
            <text:p><text:s/>- 259</text:p>
          </table:table-cell>
          <table:table-cell office:value-type="float" office:value="-17.061923583662715" table:style-name="ce49">
            <text:p>-17,1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number-columns-repeated="16368"/>
        </table:table-row>
        <table:table-row table:style-name="ro28">
          <table:table-cell/>
          <table:table-cell office:value-type="string" table:style-name="ce173">
            <text:p>Transportes e armazenagem</text:p>
          </table:table-cell>
          <table:table-cell office:value-type="float" office:value="286" table:style-name="ce44">
            <text:p><text:s/>286</text:p>
          </table:table-cell>
          <table:table-cell office:value-type="float" office:value="2.754237288135593" table:style-name="ce62">
            <text:p>2,8<text:s text:c="5"/></text:p>
          </table:table-cell>
          <table:table-cell office:value-type="float" office:value="310" table:style-name="ce63">
            <text:p><text:s/>310</text:p>
          </table:table-cell>
          <table:table-cell office:value-type="float" office:value="2.3875539125077019" table:style-name="ce64">
            <text:p>2,4<text:s text:c="5"/></text:p>
          </table:table-cell>
          <table:table-cell office:value-type="float" office:value="316" table:style-name="ce63">
            <text:p><text:s/>316</text:p>
          </table:table-cell>
          <table:table-cell office:value-type="float" office:value="2.6680175616345827" table:style-name="ce64">
            <text:p>2,7<text:s text:c="5"/></text:p>
          </table:table-cell>
          <table:table-cell office:value-type="float" office:value="-24" table:style-name="ce48">
            <text:p><text:s/>- 24</text:p>
          </table:table-cell>
          <table:table-cell office:value-type="float" office:value="-7.741935483870968" table:style-name="ce49">
            <text:p>-7,7<text:s text:c="3"/></text:p>
          </table:table-cell>
          <table:table-cell office:value-type="float" office:value="-30" table:style-name="ce48">
            <text:p><text:s/>- 30</text:p>
          </table:table-cell>
          <table:table-cell office:value-type="float" office:value="-9.4936708860759502" table:style-name="ce49">
            <text:p>-9,5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number-columns-repeated="16368"/>
        </table:table-row>
        <table:table-row table:style-name="ro28">
          <table:table-cell/>
          <table:table-cell office:value-type="string" table:style-name="ce173">
            <text:p>Alojamento, restauração e similares</text:p>
          </table:table-cell>
          <table:table-cell office:value-type="float" office:value="1172" table:style-name="ce44">
            <text:p>1 172</text:p>
          </table:table-cell>
          <table:table-cell office:value-type="float" office:value="11.286594761171033" table:style-name="ce62">
            <text:p>11,3<text:s text:c="5"/></text:p>
          </table:table-cell>
          <table:table-cell office:value-type="float" office:value="1598" table:style-name="ce63">
            <text:p>1 598</text:p>
          </table:table-cell>
          <table:table-cell office:value-type="float" office:value="12.307455329636475" table:style-name="ce64">
            <text:p>12,3<text:s text:c="5"/></text:p>
          </table:table-cell>
          <table:table-cell office:value-type="float" office:value="1403" table:style-name="ce63">
            <text:p>1 403</text:p>
          </table:table-cell>
          <table:table-cell office:value-type="float" office:value="11.84566024991557" table:style-name="ce64">
            <text:p>11,8<text:s text:c="5"/></text:p>
          </table:table-cell>
          <table:table-cell office:value-type="float" office:value="-426" table:style-name="ce48">
            <text:p><text:s/>- 426</text:p>
          </table:table-cell>
          <table:table-cell office:value-type="float" office:value="-26.658322903629539" table:style-name="ce49">
            <text:p>-26,7<text:s text:c="3"/></text:p>
          </table:table-cell>
          <table:table-cell office:value-type="float" office:value="-231" table:style-name="ce48">
            <text:p><text:s/>- 231</text:p>
          </table:table-cell>
          <table:table-cell office:value-type="float" office:value="-16.464718460441912" table:style-name="ce49">
            <text:p>-16,5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number-columns-repeated="16368"/>
        </table:table-row>
        <table:table-row table:style-name="ro28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197" table:style-name="ce44">
            <text:p><text:s/>197</text:p>
          </table:table-cell>
          <table:table-cell office:value-type="float" office:value="1.8971494607087827" table:style-name="ce62">
            <text:p>1,9<text:s text:c="5"/></text:p>
          </table:table-cell>
          <table:table-cell office:value-type="float" office:value="251" table:style-name="ce63">
            <text:p><text:s/>251</text:p>
          </table:table-cell>
          <table:table-cell office:value-type="float" office:value="1.9331484904497844" table:style-name="ce64">
            <text:p>1,9<text:s text:c="5"/></text:p>
          </table:table-cell>
          <table:table-cell office:value-type="float" office:value="208" table:style-name="ce63">
            <text:p><text:s/>208</text:p>
          </table:table-cell>
          <table:table-cell office:value-type="float" office:value="1.7561634582911176" table:style-name="ce64">
            <text:p>1,8<text:s text:c="5"/></text:p>
          </table:table-cell>
          <table:table-cell office:value-type="float" office:value="-54" table:style-name="ce48">
            <text:p><text:s/>- 54</text:p>
          </table:table-cell>
          <table:table-cell office:value-type="float" office:value="-21.513944223107568" table:style-name="ce49">
            <text:p>-21,5<text:s text:c="3"/></text:p>
          </table:table-cell>
          <table:table-cell office:value-type="float" office:value="-11" table:style-name="ce48">
            <text:p><text:s/>- 11</text:p>
          </table:table-cell>
          <table:table-cell office:value-type="float" office:value="-5.2884615384615383" table:style-name="ce49">
            <text:p>-5,3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number-columns-repeated="16368"/>
        </table:table-row>
        <table:table-row table:style-name="ro28">
          <table:table-cell/>
          <table:table-cell office:value-type="string" table:style-name="ce173">
            <text:p>Atividades financeiras e de seguros</text:p>
          </table:table-cell>
          <table:table-cell office:value-type="float" office:value="34" table:style-name="ce44">
            <text:p><text:s/>34</text:p>
          </table:table-cell>
          <table:table-cell office:value-type="float" office:value="0.32742681047765793" table:style-name="ce62">
            <text:p>0,3<text:s text:c="5"/></text:p>
          </table:table-cell>
          <table:table-cell office:value-type="float" office:value="46" table:style-name="ce63">
            <text:p><text:s/>46</text:p>
          </table:table-cell>
          <table:table-cell office:value-type="float" office:value="0.35428219346888479" table:style-name="ce64">
            <text:p>0,4<text:s text:c="5"/></text:p>
          </table:table-cell>
          <table:table-cell office:value-type="float" office:value="40" table:style-name="ce63">
            <text:p><text:s/>40</text:p>
          </table:table-cell>
          <table:table-cell office:value-type="float" office:value="0.33772374197906113" table:style-name="ce64">
            <text:p>0,3<text:s text:c="5"/></text:p>
          </table:table-cell>
          <table:table-cell office:value-type="float" office:value="-12" table:style-name="ce48">
            <text:p><text:s/>- 12</text:p>
          </table:table-cell>
          <table:table-cell office:value-type="float" office:value="-26.086956521739129" table:style-name="ce49">
            <text:p>-26,1<text:s text:c="3"/></text:p>
          </table:table-cell>
          <table:table-cell office:value-type="float" office:value="-6" table:style-name="ce48">
            <text:p><text:s/>- 6</text:p>
          </table:table-cell>
          <table:table-cell office:value-type="float" office:value="-15" table:style-name="ce49">
            <text:p>-15,0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number-columns-repeated="16368"/>
        </table:table-row>
        <table:table-row table:style-name="ro28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2033" table:style-name="ce44">
            <text:p>2 033</text:p>
          </table:table-cell>
          <table:table-cell office:value-type="float" office:value="19.578197226502311" table:style-name="ce62">
            <text:p>19,6<text:s text:c="5"/></text:p>
          </table:table-cell>
          <table:table-cell office:value-type="float" office:value="2824" table:style-name="ce63">
            <text:p>2 824</text:p>
          </table:table-cell>
          <table:table-cell office:value-type="float" office:value="21.749845964263709" table:style-name="ce64">
            <text:p>21,7<text:s text:c="5"/></text:p>
          </table:table-cell>
          <table:table-cell office:value-type="float" office:value="2432" table:style-name="ce63">
            <text:p>2 432</text:p>
          </table:table-cell>
          <table:table-cell office:value-type="float" office:value="20.533603512326916" table:style-name="ce64">
            <text:p>20,5<text:s text:c="5"/></text:p>
          </table:table-cell>
          <table:table-cell office:value-type="float" office:value="-791" table:style-name="ce48">
            <text:p><text:s/>- 791</text:p>
          </table:table-cell>
          <table:table-cell office:value-type="float" office:value="-28.009915014164307" table:style-name="ce49">
            <text:p>-28,0<text:s text:c="3"/></text:p>
          </table:table-cell>
          <table:table-cell office:value-type="float" office:value="-399" table:style-name="ce48">
            <text:p><text:s/>- 399</text:p>
          </table:table-cell>
          <table:table-cell office:value-type="float" office:value="-16.40625" table:style-name="ce49">
            <text:p>-16,4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number-columns-repeated="16368"/>
        </table:table-row>
        <table:table-row table:style-name="ro28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770" table:style-name="ce44">
            <text:p><text:s/>770</text:p>
          </table:table-cell>
          <table:table-cell office:value-type="float" office:value="7.4152542372881349" table:style-name="ce62">
            <text:p>7,4<text:s text:c="5"/></text:p>
          </table:table-cell>
          <table:table-cell office:value-type="float" office:value="584" table:style-name="ce63">
            <text:p><text:s/>584</text:p>
          </table:table-cell>
          <table:table-cell office:value-type="float" office:value="4.4978434996919292" table:style-name="ce64">
            <text:p>4,5<text:s text:c="5"/></text:p>
          </table:table-cell>
          <table:table-cell office:value-type="float" office:value="592" table:style-name="ce63">
            <text:p><text:s/>592</text:p>
          </table:table-cell>
          <table:table-cell office:value-type="float" office:value="4.9983113812901045" table:style-name="ce64">
            <text:p>5,0<text:s text:c="5"/></text:p>
          </table:table-cell>
          <table:table-cell office:value-type="float" office:value="186" table:style-name="ce48">
            <text:p>+ 186</text:p>
          </table:table-cell>
          <table:table-cell office:value-type="float" office:value="31.849315068493151" table:style-name="ce49">
            <text:p>+31,8<text:s text:c="3"/></text:p>
          </table:table-cell>
          <table:table-cell office:value-type="float" office:value="178" table:style-name="ce48">
            <text:p>+ 178</text:p>
          </table:table-cell>
          <table:table-cell office:value-type="float" office:value="30.067567567567565" table:style-name="ce49">
            <text:p>+30,1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number-columns-repeated="16368"/>
        </table:table-row>
        <table:table-row table:style-name="ro28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891" table:style-name="ce44">
            <text:p><text:s/>891</text:p>
          </table:table-cell>
          <table:table-cell office:value-type="float" office:value="8.5805084745762699" table:style-name="ce62">
            <text:p>8,6<text:s text:c="5"/></text:p>
          </table:table-cell>
          <table:table-cell office:value-type="float" office:value="1525" table:style-name="ce63">
            <text:p>1 525</text:p>
          </table:table-cell>
          <table:table-cell office:value-type="float" office:value="11.745224892174985" table:style-name="ce64">
            <text:p>11,7<text:s text:c="5"/></text:p>
          </table:table-cell>
          <table:table-cell office:value-type="float" office:value="1029" table:style-name="ce63">
            <text:p>1 029</text:p>
          </table:table-cell>
          <table:table-cell office:value-type="float" office:value="8.6879432624113484" table:style-name="ce64">
            <text:p>8,7<text:s text:c="5"/></text:p>
          </table:table-cell>
          <table:table-cell office:value-type="float" office:value="-634" table:style-name="ce48">
            <text:p><text:s/>- 634</text:p>
          </table:table-cell>
          <table:table-cell office:value-type="float" office:value="-41.57377049180328" table:style-name="ce49">
            <text:p>-41,6<text:s text:c="3"/></text:p>
          </table:table-cell>
          <table:table-cell office:value-type="float" office:value="-138" table:style-name="ce48">
            <text:p><text:s/>- 138</text:p>
          </table:table-cell>
          <table:table-cell office:value-type="float" office:value="-13.411078717201166" table:style-name="ce49">
            <text:p>-13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Outras atividades de serviços</text:p>
          </table:table-cell>
          <table:table-cell office:value-type="float" office:value="275" table:style-name="ce44">
            <text:p><text:s/>275</text:p>
          </table:table-cell>
          <table:table-cell office:value-type="float" office:value="2.6483050847457625" table:style-name="ce62">
            <text:p>2,6<text:s text:c="5"/></text:p>
          </table:table-cell>
          <table:table-cell office:value-type="float" office:value="372" table:style-name="ce63">
            <text:p><text:s/>372</text:p>
          </table:table-cell>
          <table:table-cell office:value-type="float" office:value="2.865064695009242" table:style-name="ce64">
            <text:p>2,9<text:s text:c="5"/></text:p>
          </table:table-cell>
          <table:table-cell office:value-type="float" office:value="454" table:style-name="ce63">
            <text:p><text:s/>454</text:p>
          </table:table-cell>
          <table:table-cell office:value-type="float" office:value="3.8331644714623434" table:style-name="ce64">
            <text:p>3,8<text:s text:c="5"/></text:p>
          </table:table-cell>
          <table:table-cell office:value-type="float" office:value="-97" table:style-name="ce48">
            <text:p><text:s/>- 97</text:p>
          </table:table-cell>
          <table:table-cell office:value-type="float" office:value="-26.0752688172043" table:style-name="ce49">
            <text:p>-26,1<text:s text:c="3"/></text:p>
          </table:table-cell>
          <table:table-cell office:value-type="float" office:value="-179" table:style-name="ce48">
            <text:p><text:s/>- 179</text:p>
          </table:table-cell>
          <table:table-cell office:value-type="float" office:value="-39.4273127753304" table:style-name="ce49">
            <text:p>-39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Sem classificação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62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0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200">
            <text:p>-</text:p>
          </table:table-cell>
          <table:table-cell table:style-name="ce1"/>
          <table:table-cell table:style-name="ce65"/>
          <table:table-cell table:style-name="ce204"/>
          <table:table-cell table:number-columns-repeated="16369" table:style-name="ce1"/>
        </table:table-row>
        <table:table-row table:style-name="ro10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2" table:style-name="ce1"/>
          <table:table-cell table:style-name="ce204"/>
          <table:table-cell table:number-columns-repeated="16369" table:style-name="ce1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.20833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44045in" svg:y="6.18324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45515in" svg:y="5.04479in" svg:width="0.066in" svg:height="0.21084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5" table:style-name="ce3"/>
          <table:table-cell table:number-columns-repeated="16367"/>
        </table:table-row>
        <table:table-row table:style-name="ro15">
          <table:table-cell table:style-name="ce201"/>
          <table:table-cell table:number-columns-repeated="12" table:style-name="ce1"/>
          <table:table-cell table:number-columns-repeated="4" table:style-name="ce3"/>
          <table:table-cell table:number-columns-repeated="16367"/>
        </table:table-row>
        <table:table-row table:style-name="ro1">
          <table:table-cell table:number-columns-repeated="12" table:style-name="ce1"/>
          <table:table-cell table:number-columns-repeated="5" table:style-name="ce3"/>
          <table:table-cell table:number-columns-repeated="16367"/>
        </table:table-row>
        <table:table-row table:number-rows-repeated="2" table:style-name="ro16">
          <table:table-cell table:number-columns-repeated="12" table:style-name="ce1"/>
          <table:table-cell table:number-columns-repeated="5" table:style-name="ce14"/>
          <table:table-cell table:number-columns-repeated="16367"/>
        </table:table-row>
        <table:table-row table:style-name="ro16">
          <table:table-cell table:number-columns-repeated="12" table:style-name="ce1"/>
          <table:table-cell table:number-columns-repeated="5" table:style-name="ce28"/>
          <table:table-cell table:number-columns-repeated="16367"/>
        </table:table-row>
        <table:table-row table:style-name="ro8">
          <table:table-cell table:number-columns-repeated="12" table:style-name="ce1"/>
          <table:table-cell table:number-columns-repeated="5" table:style-name="ce28"/>
          <table:table-cell table:number-columns-repeated="16367"/>
        </table:table-row>
        <table:table-row table:style-name="ro5">
          <table:table-cell table:number-columns-repeated="12" table:style-name="ce1"/>
          <table:table-cell table:style-name="ce59"/>
          <table:table-cell table:style-name="ce3"/>
          <table:table-cell table:number-columns-repeated="3" table:style-name="ce42"/>
          <table:table-cell table:number-columns-repeated="16367"/>
        </table:table-row>
        <table:table-row table:style-name="ro5">
          <table:table-cell table:number-columns-repeated="12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style-name="ce187"/>
          <table:table-cell table:number-columns-repeated="16367"/>
        </table:table-row>
        <table:table-row table:style-name="ro5">
          <table:table-cell table:number-columns-repeated="12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style-name="ce187"/>
          <table:table-cell table:number-columns-repeated="16367"/>
        </table:table-row>
        <table:table-row table:number-rows-repeated="3" table:style-name="ro5">
          <table:table-cell table:number-columns-repeated="12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style-name="ce187"/>
          <table:table-cell table:number-columns-repeated="16367"/>
        </table:table-row>
        <table:table-row table:number-rows-repeated="3" table:style-name="ro5">
          <table:table-cell table:number-columns-repeated="12"/>
          <table:table-cell table:style-name="ce59"/>
          <table:table-cell table:style-name="ce187"/>
          <table:table-cell table:style-name="ce188"/>
          <table:table-cell table:style-name="ce189"/>
          <table:table-cell table:style-name="ce187"/>
          <table:table-cell table:number-columns-repeated="16367"/>
        </table:table-row>
        <table:table-row table:style-name="ro5">
          <table:table-cell table:number-columns-repeated="12"/>
          <table:table-cell table:style-name="ce1"/>
          <table:table-cell table:style-name="ce187"/>
          <table:table-cell table:style-name="ce188"/>
          <table:table-cell table:style-name="ce189"/>
          <table:table-cell table:style-name="ce187"/>
          <table:table-cell table:number-columns-repeated="16367"/>
        </table:table-row>
        <table:table-row table:number-rows-repeated="2" table:style-name="ro5">
          <table:table-cell table:number-columns-repeated="12"/>
          <table:table-cell table:style-name="ce1"/>
          <table:table-cell table:style-name="ce187"/>
          <table:table-cell table:style-name="ce188"/>
          <table:table-cell table:style-name="ce189"/>
          <table:table-cell table:style-name="ce191"/>
          <table:table-cell table:number-columns-repeated="16367"/>
        </table:table-row>
        <table:table-row table:style-name="ro20">
          <table:table-cell table:number-columns-repeated="12"/>
          <table:table-cell table:style-name="ce1"/>
          <table:table-cell table:style-name="ce60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193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193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2">
        <table:table-column table:style-name="co29" table:default-cell-style-name="ce1" table:visibility="collapse"/>
        <table:table-column table:style-name="co30" table:default-cell-style-name="ce1"/>
        <table:table-column table:style-name="co26" table:default-cell-style-name="ce1"/>
        <table:table-column table:style-name="co1" table:default-cell-style-name="ce1"/>
        <table:table-column table:style-name="co26" table:default-cell-style-name="ce92"/>
        <table:table-column table:style-name="co6" table:default-cell-style-name="ce92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50498in" svg:height="0.6885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0127in" svg:y="0.30508in" svg:width="1.91139in" svg:height="0.54297in">
                <draw:text-box>
                  <text:p text:style-name="a101" text:class-names="" text:cond-style-name=""><text:span text:style-name="a99" text:class-names="">JUNHO 2019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34" draw:style-name="a97" draw:name="Text Box 122" svg:x="0in" svg:y="0in" svg:width="0.97917in" svg:height="0.32292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5" table:style-name="ce3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4">
            <text:p><text:s/>Quadro 11 - <text:s/>COLOCAÇÕES EFETUADAS, <text:s text:c="2"/>POR <text:s/>REGIÕES<text:s text:c="3"/></text:p>
          </table:table-cell>
          <table:table-cell table:number-columns-repeated="10" table:style-name="ce183"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5">
          <table:table-cell table:style-name="ce201"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 table:style-name="ce1"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3" table:style-name="ce14"/>
          <table:table-cell table:number-columns-repeated="16369" table:style-name="ce1"/>
        </table:table-row>
        <table:table-row table:style-name="ro1">
          <table:table-cell table:style-name="ce1"/>
          <table:table-cell table:style-name="ce15"/>
          <table:table-cell office:value-type="string" table:style-name="ce84">
            <text:p>JUNH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I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UNH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1">
          <table:table-cell table:style-name="ce1"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0">
          <table:table-cell table:style-name="ce1"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13">
            <text:p>PORTUGAL</text:p>
          </table:table-cell>
          <table:table-cell office:value-type="float" office:value="7517" table:style-name="ce114">
            <text:p>7 517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7907" table:style-name="ce116">
            <text:p>7 907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7218" table:style-name="ce116">
            <text:p>7 218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390" table:style-name="ce39">
            <text:p><text:s/>- 390</text:p>
          </table:table-cell>
          <table:table-cell office:value-type="float" office:value="-4.9323384342987229" table:style-name="ce40">
            <text:p>-4,9<text:s text:c="3"/></text:p>
          </table:table-cell>
          <table:table-cell office:value-type="float" office:value="299" table:style-name="ce39">
            <text:p>+ 299</text:p>
          </table:table-cell>
          <table:table-cell office:value-type="float" office:value="4.1424217234691048" table:style-name="ce40">
            <text:p>+4,1<text:s text:c="3"/></text:p>
          </table:table-cell>
          <table:table-cell table:style-name="ce3"/>
          <table:table-cell table:number-columns-repeated="2" table:style-name="ce42"/>
          <table:table-cell table:number-columns-repeated="16369" table:style-name="ce1"/>
        </table:table-row>
        <table:table-row table:style-name="ro25">
          <table:table-cell table:style-name="ce1"/>
          <table:table-cell office:value-type="string" table:style-name="ce119">
            <text:p>CONTINENTE</text:p>
          </table:table-cell>
          <table:table-cell office:value-type="float" office:value="7214" table:style-name="ce114">
            <text:p>7 214</text:p>
          </table:table-cell>
          <table:table-cell office:value-type="float" office:value="95.969136623653057" table:style-name="ce115">
            <text:p>96,0<text:s text:c="5"/></text:p>
          </table:table-cell>
          <table:table-cell office:value-type="float" office:value="7496" table:style-name="ce116">
            <text:p>7 496</text:p>
          </table:table-cell>
          <table:table-cell office:value-type="float" office:value="94.80207411154673" table:style-name="ce117">
            <text:p>94,8<text:s text:c="5"/></text:p>
          </table:table-cell>
          <table:table-cell office:value-type="float" office:value="6838" table:style-name="ce116">
            <text:p>6 838</text:p>
          </table:table-cell>
          <table:table-cell office:value-type="float" office:value="94.735383762815189" table:style-name="ce118">
            <text:p>94,7<text:s text:c="5"/></text:p>
          </table:table-cell>
          <table:table-cell office:value-type="float" office:value="-282" table:style-name="ce39">
            <text:p><text:s/>- 282</text:p>
          </table:table-cell>
          <table:table-cell office:value-type="float" office:value="-3.7620064034151546" table:style-name="ce40">
            <text:p>-3,8<text:s text:c="3"/></text:p>
          </table:table-cell>
          <table:table-cell office:value-type="float" office:value="376" table:style-name="ce39">
            <text:p>+ 376</text:p>
          </table:table-cell>
          <table:table-cell office:value-type="float" office:value="5.4986838256800237" table:style-name="ce40">
            <text:p>+5,5<text:s text:c="3"/></text:p>
          </table:table-cell>
          <table:table-cell table:style-name="ce90"/>
          <table:table-cell table:number-columns-repeated="2" table:style-name="ce60"/>
          <table:table-cell table:number-columns-repeated="16369" table:style-name="ce1"/>
        </table:table-row>
        <table:table-row table:style-name="ro29">
          <table:table-cell table:style-name="ce1"/>
          <table:table-cell office:value-type="string" table:style-name="ce120">
            <text:p>Norte</text:p>
          </table:table-cell>
          <table:table-cell office:value-type="float" office:value="2603" table:style-name="ce121">
            <text:p>2 603</text:p>
          </table:table-cell>
          <table:table-cell office:value-type="float" office:value="34.628176134096051" table:style-name="ce122">
            <text:p>34,6<text:s text:c="5"/></text:p>
          </table:table-cell>
          <table:table-cell office:value-type="float" office:value="2272" table:style-name="ce123">
            <text:p>2 272</text:p>
          </table:table-cell>
          <table:table-cell office:value-type="float" office:value="28.734033135196661" table:style-name="ce124">
            <text:p>28,7<text:s text:c="5"/></text:p>
          </table:table-cell>
          <table:table-cell office:value-type="float" office:value="2402" table:style-name="ce123">
            <text:p>2 402</text:p>
          </table:table-cell>
          <table:table-cell office:value-type="float" office:value="33.277916320310332" table:style-name="ce125">
            <text:p>33,3<text:s text:c="5"/></text:p>
          </table:table-cell>
          <table:table-cell office:value-type="float" office:value="331" table:style-name="ce48">
            <text:p>+ 331</text:p>
          </table:table-cell>
          <table:table-cell office:value-type="float" office:value="14.568661971830984" table:style-name="ce49">
            <text:p>+14,6<text:s text:c="3"/></text:p>
          </table:table-cell>
          <table:table-cell office:value-type="float" office:value="201" table:style-name="ce48">
            <text:p>+ 201</text:p>
          </table:table-cell>
          <table:table-cell office:value-type="float" office:value="8.3680266444629474" table:style-name="ce49">
            <text:p>+8,4<text:s text:c="3"/></text:p>
          </table:table-cell>
          <table:table-cell table:style-name="ce90"/>
          <table:table-cell table:number-columns-repeated="2" table:style-name="ce60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120">
            <text:p>Centro</text:p>
          </table:table-cell>
          <table:table-cell office:value-type="float" office:value="1911" table:style-name="ce121">
            <text:p>1 911</text:p>
          </table:table-cell>
          <table:table-cell office:value-type="float" office:value="25.422375947851538" table:style-name="ce122">
            <text:p>25,4<text:s text:c="5"/></text:p>
          </table:table-cell>
          <table:table-cell office:value-type="float" office:value="1969" table:style-name="ce123">
            <text:p>1 969</text:p>
          </table:table-cell>
          <table:table-cell office:value-type="float" office:value="24.901985582395344" table:style-name="ce124">
            <text:p>24,9<text:s text:c="5"/></text:p>
          </table:table-cell>
          <table:table-cell office:value-type="float" office:value="1723" table:style-name="ce123">
            <text:p>1 723</text:p>
          </table:table-cell>
          <table:table-cell office:value-type="float" office:value="23.870878359656412" table:style-name="ce125">
            <text:p>23,9<text:s text:c="5"/></text:p>
          </table:table-cell>
          <table:table-cell office:value-type="float" office:value="-58" table:style-name="ce48">
            <text:p><text:s/>- 58</text:p>
          </table:table-cell>
          <table:table-cell office:value-type="float" office:value="-2.9456576942610462" table:style-name="ce49">
            <text:p>-2,9<text:s text:c="3"/></text:p>
          </table:table-cell>
          <table:table-cell office:value-type="float" office:value="188" table:style-name="ce48">
            <text:p>+ 188</text:p>
          </table:table-cell>
          <table:table-cell office:value-type="float" office:value="10.911201392919327" table:style-name="ce49">
            <text:p>+10,9<text:s text:c="3"/></text:p>
          </table:table-cell>
          <table:table-cell table:style-name="ce65"/>
          <table:table-cell table:number-columns-repeated="2" table:style-name="ce60"/>
          <table:table-cell table:number-columns-repeated="16369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1917" table:style-name="ce121">
            <text:p>1 917</text:p>
          </table:table-cell>
          <table:table-cell office:value-type="float" office:value="25.502195024610881" table:style-name="ce122">
            <text:p>25,5<text:s text:c="5"/></text:p>
          </table:table-cell>
          <table:table-cell office:value-type="float" office:value="2137" table:style-name="ce123">
            <text:p>2 137</text:p>
          </table:table-cell>
          <table:table-cell office:value-type="float" office:value="27.026685215631719" table:style-name="ce124">
            <text:p>27,0<text:s text:c="5"/></text:p>
          </table:table-cell>
          <table:table-cell office:value-type="float" office:value="1790" table:style-name="ce123">
            <text:p>1 790</text:p>
          </table:table-cell>
          <table:table-cell office:value-type="float" office:value="24.799113327791634" table:style-name="ce125">
            <text:p>24,8<text:s text:c="5"/></text:p>
          </table:table-cell>
          <table:table-cell office:value-type="float" office:value="-220" table:style-name="ce48">
            <text:p><text:s/>- 220</text:p>
          </table:table-cell>
          <table:table-cell office:value-type="float" office:value="-10.294805802526907" table:style-name="ce49">
            <text:p>-10,3<text:s text:c="3"/></text:p>
          </table:table-cell>
          <table:table-cell office:value-type="float" office:value="127" table:style-name="ce48">
            <text:p>+ 127</text:p>
          </table:table-cell>
          <table:table-cell office:value-type="float" office:value="7.0949720670391052" table:style-name="ce49">
            <text:p>+7,1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389" table:style-name="ce121">
            <text:p><text:s/>389</text:p>
          </table:table-cell>
          <table:table-cell office:value-type="float" office:value="5.1749368098975657" table:style-name="ce122">
            <text:p>5,2<text:s text:c="5"/></text:p>
          </table:table-cell>
          <table:table-cell office:value-type="float" office:value="528" table:style-name="ce123">
            <text:p><text:s/>528</text:p>
          </table:table-cell>
          <table:table-cell office:value-type="float" office:value="6.6776274187428859" table:style-name="ce124">
            <text:p>6,7<text:s text:c="5"/></text:p>
          </table:table-cell>
          <table:table-cell office:value-type="float" office:value="455" table:style-name="ce123">
            <text:p><text:s/>455</text:p>
          </table:table-cell>
          <table:table-cell office:value-type="float" office:value="6.3036852313660301" table:style-name="ce125">
            <text:p>6,3<text:s text:c="5"/></text:p>
          </table:table-cell>
          <table:table-cell office:value-type="float" office:value="-139" table:style-name="ce48">
            <text:p><text:s/>- 139</text:p>
          </table:table-cell>
          <table:table-cell office:value-type="float" office:value="-26.325757575757574" table:style-name="ce49">
            <text:p>-26,3<text:s text:c="3"/></text:p>
          </table:table-cell>
          <table:table-cell office:value-type="float" office:value="-66" table:style-name="ce48">
            <text:p><text:s/>- 66</text:p>
          </table:table-cell>
          <table:table-cell office:value-type="float" office:value="-14.505494505494507" table:style-name="ce49">
            <text:p>-14,5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394" table:style-name="ce121">
            <text:p><text:s/>394</text:p>
          </table:table-cell>
          <table:table-cell office:value-type="float" office:value="5.2414527071970207" table:style-name="ce122">
            <text:p>5,2<text:s text:c="5"/></text:p>
          </table:table-cell>
          <table:table-cell office:value-type="float" office:value="590" table:style-name="ce123">
            <text:p><text:s/>590</text:p>
          </table:table-cell>
          <table:table-cell office:value-type="float" office:value="7.4617427595801189" table:style-name="ce124">
            <text:p>7,5<text:s text:c="5"/></text:p>
          </table:table-cell>
          <table:table-cell office:value-type="float" office:value="468" table:style-name="ce123">
            <text:p><text:s/>468</text:p>
          </table:table-cell>
          <table:table-cell office:value-type="float" office:value="6.4837905236907734" table:style-name="ce125">
            <text:p>6,5<text:s text:c="5"/></text:p>
          </table:table-cell>
          <table:table-cell office:value-type="float" office:value="-196" table:style-name="ce48">
            <text:p><text:s/>- 196</text:p>
          </table:table-cell>
          <table:table-cell office:value-type="float" office:value="-33.220338983050844" table:style-name="ce49">
            <text:p>-33,2<text:s text:c="3"/></text:p>
          </table:table-cell>
          <table:table-cell office:value-type="float" office:value="-74" table:style-name="ce48">
            <text:p><text:s/>- 74</text:p>
          </table:table-cell>
          <table:table-cell office:value-type="float" office:value="-15.811965811965811" table:style-name="ce49">
            <text:p>-15,8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30">
          <table:table-cell/>
          <table:table-cell office:value-type="string" table:style-name="ce119">
            <text:p>REG.AUTÓNOMAS</text:p>
          </table:table-cell>
          <table:table-cell office:value-type="float" office:value="303" table:style-name="ce114">
            <text:p><text:s/>303</text:p>
          </table:table-cell>
          <table:table-cell office:value-type="float" office:value="4.0308633763469475" table:style-name="ce115">
            <text:p>4,0<text:s text:c="5"/></text:p>
          </table:table-cell>
          <table:table-cell office:value-type="float" office:value="411" table:style-name="ce116">
            <text:p><text:s/>411</text:p>
          </table:table-cell>
          <table:table-cell office:value-type="float" office:value="5.1979258884532689" table:style-name="ce117">
            <text:p>5,2<text:s text:c="5"/></text:p>
          </table:table-cell>
          <table:table-cell office:value-type="float" office:value="380" table:style-name="ce116">
            <text:p><text:s/>380</text:p>
          </table:table-cell>
          <table:table-cell office:value-type="float" office:value="5.264616237184816" table:style-name="ce118">
            <text:p>5,3<text:s text:c="5"/></text:p>
          </table:table-cell>
          <table:table-cell office:value-type="float" office:value="-108" table:style-name="ce39">
            <text:p><text:s/>- 108</text:p>
          </table:table-cell>
          <table:table-cell office:value-type="float" office:value="-26.277372262773724" table:style-name="ce40">
            <text:p>-26,3<text:s text:c="3"/></text:p>
          </table:table-cell>
          <table:table-cell office:value-type="float" office:value="-77" table:style-name="ce39">
            <text:p><text:s/>- 77</text:p>
          </table:table-cell>
          <table:table-cell office:value-type="float" office:value="-20.263157894736842" table:style-name="ce40">
            <text:p>-20,3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168" table:style-name="ce121">
            <text:p><text:s/>168</text:p>
          </table:table-cell>
          <table:table-cell office:value-type="float" office:value="2.2349341492616732" table:style-name="ce122">
            <text:p>2,2<text:s text:c="5"/></text:p>
          </table:table-cell>
          <table:table-cell office:value-type="float" office:value="199" table:style-name="ce123">
            <text:p><text:s/>199</text:p>
          </table:table-cell>
          <table:table-cell office:value-type="float" office:value="2.5167573036549893" table:style-name="ce124">
            <text:p>2,5<text:s text:c="5"/></text:p>
          </table:table-cell>
          <table:table-cell office:value-type="float" office:value="169" table:style-name="ce123">
            <text:p><text:s/>169</text:p>
          </table:table-cell>
          <table:table-cell office:value-type="float" office:value="2.3413688002216682" table:style-name="ce125">
            <text:p>2,3<text:s text:c="5"/></text:p>
          </table:table-cell>
          <table:table-cell office:value-type="float" office:value="-31" table:style-name="ce48">
            <text:p><text:s/>- 31</text:p>
          </table:table-cell>
          <table:table-cell office:value-type="float" office:value="-15.577889447236181" table:style-name="ce49">
            <text:p>-15,6<text:s text:c="3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0.59171597633136097" table:style-name="ce49">
            <text:p>-0,6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135" table:style-name="ce121">
            <text:p><text:s/>135</text:p>
          </table:table-cell>
          <table:table-cell office:value-type="float" office:value="1.7959292270852734" table:style-name="ce122">
            <text:p>1,8<text:s text:c="5"/></text:p>
          </table:table-cell>
          <table:table-cell office:value-type="float" office:value="212" table:style-name="ce123">
            <text:p><text:s/>212</text:p>
          </table:table-cell>
          <table:table-cell office:value-type="float" office:value="2.68116858479828" table:style-name="ce124">
            <text:p>2,7<text:s text:c="5"/></text:p>
          </table:table-cell>
          <table:table-cell office:value-type="float" office:value="211" table:style-name="ce123">
            <text:p><text:s/>211</text:p>
          </table:table-cell>
          <table:table-cell office:value-type="float" office:value="2.9232474369631478" table:style-name="ce125">
            <text:p>2,9<text:s text:c="5"/></text:p>
          </table:table-cell>
          <table:table-cell office:value-type="float" office:value="-77" table:style-name="ce48">
            <text:p><text:s/>- 77</text:p>
          </table:table-cell>
          <table:table-cell office:value-type="float" office:value="-36.320754716981128" table:style-name="ce49">
            <text:p>-36,3<text:s text:c="3"/></text:p>
          </table:table-cell>
          <table:table-cell office:value-type="float" office:value="-76" table:style-name="ce48">
            <text:p><text:s/>- 76</text:p>
          </table:table-cell>
          <table:table-cell office:value-type="float" office:value="-36.018957345971565" table:style-name="ce49">
            <text:p>-36,0<text:s text:c="3"/></text:p>
          </table:table-cell>
          <table:table-cell table:style-name="ce65"/>
          <table:table-cell table:number-columns-repeated="2" table:style-name="ce59"/>
          <table:table-cell table:number-columns-repeated="16369"/>
        </table:table-row>
        <table:table-row table:style-name="ro2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8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28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83"/>
          <table:table-cell office:value-type="string" table:style-name="ce184">
            <text:p>CONTINENTE</text:p>
          </table:table-cell>
          <table:table-cell table:style-name="ce184"/>
          <table:table-cell table:number-columns-repeated="16372" table:style-name="ce1"/>
        </table:table-row>
        <table:table-row table:style-name="ro2">
          <table:table-cell/>
          <table:table-cell office:value-type="string" table:style-name="ce205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/>
        </table:table-row>
        <table:table-row table:style-name="ro5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/>
        </table:table-row>
        <table:table-row table:style-name="ro28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8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JUNH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I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UNH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8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15"/>
          <table:table-cell table:style-name="ce136"/>
          <table:table-cell table:style-name="ce206"/>
          <table:table-cell table:style-name="ce138"/>
          <table:table-cell table:style-name="ce207"/>
          <table:table-cell table:style-name="ce140"/>
          <table:table-cell table:style-name="ce208"/>
          <table:table-cell table:style-name="ce209"/>
          <table:table-cell table:style-name="ce210"/>
          <table:table-cell table:style-name="ce209"/>
          <table:table-cell table:style-name="ce143"/>
          <table:table-cell table:number-columns-repeated="16372"/>
        </table:table-row>
        <table:table-row table:style-name="ro23">
          <table:table-cell/>
          <table:table-cell office:value-type="string" table:style-name="ce211">
            <text:p>Total</text:p>
          </table:table-cell>
          <table:table-cell office:value-type="float" office:value="7214" table:style-name="ce35">
            <text:p>7 214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7496" table:style-name="ce146">
            <text:p>7 496</text:p>
          </table:table-cell>
          <table:table-cell office:value-type="float" office:value="100" table:style-name="ce212">
            <text:p>100,0<text:s text:c="5"/></text:p>
          </table:table-cell>
          <table:table-cell office:value-type="float" office:value="6838" table:style-name="ce37">
            <text:p>6 838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282" table:style-name="ce213">
            <text:p><text:s/>- 282</text:p>
          </table:table-cell>
          <table:table-cell office:value-type="float" office:value="-3.7620064034151546" table:style-name="ce40">
            <text:p>-3,8<text:s text:c="3"/></text:p>
          </table:table-cell>
          <table:table-cell office:value-type="float" office:value="376" table:style-name="ce213">
            <text:p>+ 376</text:p>
          </table:table-cell>
          <table:table-cell office:value-type="float" office:value="5.4986838256800237" table:style-name="ce40">
            <text:p>+5,5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14">
            <text:p>1- Repres. do poder legislativo e de órgãos exec., dirigentes, dire. e gestores execu.</text:p>
          </table:table-cell>
          <table:table-cell office:value-type="float" office:value="13" table:style-name="ce44">
            <text:p><text:s/>13</text:p>
          </table:table-cell>
          <table:table-cell office:value-type="float" office:value="0.18020515663986694" table:style-name="ce45">
            <text:p>0,2<text:s text:c="5"/></text:p>
          </table:table-cell>
          <table:table-cell office:value-type="float" office:value="26" table:style-name="ce151">
            <text:p><text:s/>26</text:p>
          </table:table-cell>
          <table:table-cell office:value-type="float" office:value="0.34685165421558162" table:style-name="ce215">
            <text:p>0,3<text:s text:c="5"/></text:p>
          </table:table-cell>
          <table:table-cell office:value-type="float" office:value="18" table:style-name="ce46">
            <text:p><text:s/>18</text:p>
          </table:table-cell>
          <table:table-cell office:value-type="float" office:value="0.26323486399532026" table:style-name="ce47">
            <text:p>0,3<text:s text:c="5"/></text:p>
          </table:table-cell>
          <table:table-cell office:value-type="float" office:value="-13" table:style-name="ce216">
            <text:p><text:s/>- 13</text:p>
          </table:table-cell>
          <table:table-cell office:value-type="float" office:value="-50" table:style-name="ce49">
            <text:p>-50,0<text:s text:c="3"/></text:p>
          </table:table-cell>
          <table:table-cell office:value-type="float" office:value="-5" table:style-name="ce216">
            <text:p><text:s/>- 5</text:p>
          </table:table-cell>
          <table:table-cell office:value-type="float" office:value="-27.777777777777779" table:style-name="ce49">
            <text:p>-27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4">
            <text:p>2- Especialistas das atividades intelectuais e científicas</text:p>
          </table:table-cell>
          <table:table-cell office:value-type="float" office:value="648" table:style-name="ce44">
            <text:p><text:s/>648</text:p>
          </table:table-cell>
          <table:table-cell office:value-type="float" office:value="8.9825339617410584" table:style-name="ce45">
            <text:p>9,0<text:s text:c="5"/></text:p>
          </table:table-cell>
          <table:table-cell office:value-type="float" office:value="387" table:style-name="ce151">
            <text:p><text:s/>387</text:p>
          </table:table-cell>
          <table:table-cell office:value-type="float" office:value="5.1627534685165424" table:style-name="ce215">
            <text:p>5,2<text:s text:c="5"/></text:p>
          </table:table-cell>
          <table:table-cell office:value-type="float" office:value="381" table:style-name="ce46">
            <text:p><text:s/>381</text:p>
          </table:table-cell>
          <table:table-cell office:value-type="float" office:value="5.5718046212342793" table:style-name="ce47">
            <text:p>5,6<text:s text:c="5"/></text:p>
          </table:table-cell>
          <table:table-cell office:value-type="float" office:value="261" table:style-name="ce216">
            <text:p>+ 261</text:p>
          </table:table-cell>
          <table:table-cell office:value-type="float" office:value="67.441860465116278" table:style-name="ce49">
            <text:p>+67,4<text:s text:c="3"/></text:p>
          </table:table-cell>
          <table:table-cell office:value-type="float" office:value="267" table:style-name="ce216">
            <text:p>+ 267</text:p>
          </table:table-cell>
          <table:table-cell office:value-type="float" office:value="70.078740157480311" table:style-name="ce49">
            <text:p>+70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4">
            <text:p>3- Técnicos e profissões de nível intermédio</text:p>
          </table:table-cell>
          <table:table-cell office:value-type="float" office:value="406" table:style-name="ce44">
            <text:p><text:s/>406</text:p>
          </table:table-cell>
          <table:table-cell office:value-type="float" office:value="5.627945661214306" table:style-name="ce45">
            <text:p>5,6<text:s text:c="5"/></text:p>
          </table:table-cell>
          <table:table-cell office:value-type="float" office:value="408" table:style-name="ce151">
            <text:p><text:s/>408</text:p>
          </table:table-cell>
          <table:table-cell office:value-type="float" office:value="5.4429028815368197" table:style-name="ce215">
            <text:p>5,4<text:s text:c="5"/></text:p>
          </table:table-cell>
          <table:table-cell office:value-type="float" office:value="333" table:style-name="ce46">
            <text:p><text:s/>333</text:p>
          </table:table-cell>
          <table:table-cell office:value-type="float" office:value="4.869844983913425" table:style-name="ce47">
            <text:p>4,9<text:s text:c="5"/></text:p>
          </table:table-cell>
          <table:table-cell office:value-type="float" office:value="-2" table:style-name="ce216">
            <text:p><text:s/>- 2</text:p>
          </table:table-cell>
          <table:table-cell office:value-type="float" office:value="-0.49019607843137253" table:style-name="ce49">
            <text:p>-0,5<text:s text:c="3"/></text:p>
          </table:table-cell>
          <table:table-cell office:value-type="float" office:value="73" table:style-name="ce216">
            <text:p>+ 73</text:p>
          </table:table-cell>
          <table:table-cell office:value-type="float" office:value="21.921921921921921" table:style-name="ce49">
            <text:p>+21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4">
            <text:p>4- Pessoal administrativo</text:p>
          </table:table-cell>
          <table:table-cell office:value-type="float" office:value="662" table:style-name="ce44">
            <text:p><text:s/>662</text:p>
          </table:table-cell>
          <table:table-cell office:value-type="float" office:value="9.1766010535070688" table:style-name="ce45">
            <text:p>9,2<text:s text:c="5"/></text:p>
          </table:table-cell>
          <table:table-cell office:value-type="float" office:value="769" table:style-name="ce151">
            <text:p><text:s/>769</text:p>
          </table:table-cell>
          <table:table-cell office:value-type="float" office:value="10.25880469583778" table:style-name="ce215">
            <text:p>10,3<text:s text:c="5"/></text:p>
          </table:table-cell>
          <table:table-cell office:value-type="float" office:value="722" table:style-name="ce46">
            <text:p><text:s/>722</text:p>
          </table:table-cell>
          <table:table-cell office:value-type="float" office:value="10.558642878034513" table:style-name="ce47">
            <text:p>10,6<text:s text:c="5"/></text:p>
          </table:table-cell>
          <table:table-cell office:value-type="float" office:value="-107" table:style-name="ce216">
            <text:p><text:s/>- 107</text:p>
          </table:table-cell>
          <table:table-cell office:value-type="float" office:value="-13.914174252275682" table:style-name="ce49">
            <text:p>-13,9<text:s text:c="3"/></text:p>
          </table:table-cell>
          <table:table-cell office:value-type="float" office:value="-60" table:style-name="ce216">
            <text:p><text:s/>- 60</text:p>
          </table:table-cell>
          <table:table-cell office:value-type="float" office:value="-8.310249307479225" table:style-name="ce49">
            <text:p>-8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4">
            <text:p>5- Trabalhadores dos serviços pessoais, de proteção e segurança e vendedores</text:p>
          </table:table-cell>
          <table:table-cell office:value-type="float" office:value="1496" table:style-name="ce44">
            <text:p>1 496</text:p>
          </table:table-cell>
          <table:table-cell office:value-type="float" office:value="20.737454948710841" table:style-name="ce45">
            <text:p>20,7<text:s text:c="5"/></text:p>
          </table:table-cell>
          <table:table-cell office:value-type="float" office:value="1548" table:style-name="ce151">
            <text:p>1 548</text:p>
          </table:table-cell>
          <table:table-cell office:value-type="float" office:value="20.65101387406617" table:style-name="ce215">
            <text:p>20,7<text:s text:c="5"/></text:p>
          </table:table-cell>
          <table:table-cell office:value-type="float" office:value="1348" table:style-name="ce46">
            <text:p>1 348</text:p>
          </table:table-cell>
          <table:table-cell office:value-type="float" office:value="19.713366481427318" table:style-name="ce47">
            <text:p>19,7<text:s text:c="5"/></text:p>
          </table:table-cell>
          <table:table-cell office:value-type="float" office:value="-52" table:style-name="ce216">
            <text:p><text:s/>- 52</text:p>
          </table:table-cell>
          <table:table-cell office:value-type="float" office:value="-3.3591731266149871" table:style-name="ce49">
            <text:p>-3,4<text:s text:c="3"/></text:p>
          </table:table-cell>
          <table:table-cell office:value-type="float" office:value="148" table:style-name="ce216">
            <text:p>+ 148</text:p>
          </table:table-cell>
          <table:table-cell office:value-type="float" office:value="10.979228486646884" table:style-name="ce49">
            <text:p>+11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4">
            <text:p>6- Agricultores e trabalhadores qualificados da agricultura, da pesca e da floresta</text:p>
          </table:table-cell>
          <table:table-cell office:value-type="float" office:value="621" table:style-name="ce44">
            <text:p><text:s/>621</text:p>
          </table:table-cell>
          <table:table-cell office:value-type="float" office:value="8.6082617133351818" table:style-name="ce45">
            <text:p>8,6<text:s text:c="5"/></text:p>
          </table:table-cell>
          <table:table-cell office:value-type="float" office:value="236" table:style-name="ce151">
            <text:p><text:s/>236</text:p>
          </table:table-cell>
          <table:table-cell office:value-type="float" office:value="3.1483457844183564" table:style-name="ce215">
            <text:p>3,1<text:s text:c="5"/></text:p>
          </table:table-cell>
          <table:table-cell office:value-type="float" office:value="201" table:style-name="ce46">
            <text:p><text:s/>201</text:p>
          </table:table-cell>
          <table:table-cell office:value-type="float" office:value="2.9394559812810765" table:style-name="ce47">
            <text:p>2,9<text:s text:c="5"/></text:p>
          </table:table-cell>
          <table:table-cell office:value-type="float" office:value="385" table:style-name="ce216">
            <text:p>+ 385</text:p>
          </table:table-cell>
          <table:table-cell office:value-type="float" office:value="163.13559322033899" table:style-name="ce49">
            <text:p>+163,1<text:s text:c="3"/></text:p>
          </table:table-cell>
          <table:table-cell office:value-type="float" office:value="420" table:style-name="ce216">
            <text:p>+ 420</text:p>
          </table:table-cell>
          <table:table-cell office:value-type="float" office:value="208.955223880597" table:style-name="ce49">
            <text:p>+209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4">
            <text:p>7- Trabalhadores qualificados da indústria, construção e artífices</text:p>
          </table:table-cell>
          <table:table-cell office:value-type="float" office:value="675" table:style-name="ce44">
            <text:p><text:s/>675</text:p>
          </table:table-cell>
          <table:table-cell office:value-type="float" office:value="9.3568062101469369" table:style-name="ce45">
            <text:p>9,4<text:s text:c="5"/></text:p>
          </table:table-cell>
          <table:table-cell office:value-type="float" office:value="1005" table:style-name="ce151">
            <text:p>1 005</text:p>
          </table:table-cell>
          <table:table-cell office:value-type="float" office:value="13.407150480256135" table:style-name="ce215">
            <text:p>13,4<text:s text:c="5"/></text:p>
          </table:table-cell>
          <table:table-cell office:value-type="float" office:value="884" table:style-name="ce46">
            <text:p><text:s/>884</text:p>
          </table:table-cell>
          <table:table-cell office:value-type="float" office:value="12.927756653992395" table:style-name="ce47">
            <text:p>12,9<text:s text:c="5"/></text:p>
          </table:table-cell>
          <table:table-cell office:value-type="float" office:value="-330" table:style-name="ce216">
            <text:p><text:s/>- 330</text:p>
          </table:table-cell>
          <table:table-cell office:value-type="float" office:value="-32.835820895522389" table:style-name="ce49">
            <text:p>-32,8<text:s text:c="3"/></text:p>
          </table:table-cell>
          <table:table-cell office:value-type="float" office:value="-209" table:style-name="ce216">
            <text:p><text:s/>- 209</text:p>
          </table:table-cell>
          <table:table-cell office:value-type="float" office:value="-23.642533936651581" table:style-name="ce49">
            <text:p>-23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4">
            <text:p>8- Operadores de instalações e máquinas e trabalhadores da montagem</text:p>
          </table:table-cell>
          <table:table-cell office:value-type="float" office:value="709" table:style-name="ce44">
            <text:p><text:s/>709</text:p>
          </table:table-cell>
          <table:table-cell office:value-type="float" office:value="9.8281120044358197" table:style-name="ce45">
            <text:p>9,8<text:s text:c="5"/></text:p>
          </table:table-cell>
          <table:table-cell office:value-type="float" office:value="780" table:style-name="ce151">
            <text:p><text:s/>780</text:p>
          </table:table-cell>
          <table:table-cell office:value-type="float" office:value="10.405549626467449" table:style-name="ce215">
            <text:p>10,4<text:s text:c="5"/></text:p>
          </table:table-cell>
          <table:table-cell office:value-type="float" office:value="721" table:style-name="ce46">
            <text:p><text:s/>721</text:p>
          </table:table-cell>
          <table:table-cell office:value-type="float" office:value="10.544018718923661" table:style-name="ce47">
            <text:p>10,5<text:s text:c="5"/></text:p>
          </table:table-cell>
          <table:table-cell office:value-type="float" office:value="-71" table:style-name="ce216">
            <text:p><text:s/>- 71</text:p>
          </table:table-cell>
          <table:table-cell office:value-type="float" office:value="-9.1025641025641022" table:style-name="ce49">
            <text:p>-9,1<text:s text:c="3"/></text:p>
          </table:table-cell>
          <table:table-cell office:value-type="float" office:value="-12" table:style-name="ce216">
            <text:p><text:s/>- 12</text:p>
          </table:table-cell>
          <table:table-cell office:value-type="float" office:value="-1.6643550624133148" table:style-name="ce49">
            <text:p>-1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4">
            <text:p>9- Trabalhadores não qualificados</text:p>
          </table:table-cell>
          <table:table-cell office:value-type="float" office:value="1976" table:style-name="ce44">
            <text:p>1 976</text:p>
          </table:table-cell>
          <table:table-cell office:value-type="float" office:value="27.391183809259772" table:style-name="ce45">
            <text:p>27,4<text:s text:c="5"/></text:p>
          </table:table-cell>
          <table:table-cell office:value-type="float" office:value="2332" table:style-name="ce151">
            <text:p>2 332</text:p>
          </table:table-cell>
          <table:table-cell office:value-type="float" office:value="31.109925293489859" table:style-name="ce215">
            <text:p>31,1<text:s text:c="5"/></text:p>
          </table:table-cell>
          <table:table-cell office:value-type="float" office:value="2216" table:style-name="ce46">
            <text:p>2 216</text:p>
          </table:table-cell>
          <table:table-cell office:value-type="float" office:value="32.407136589646093" table:style-name="ce47">
            <text:p>32,4<text:s text:c="5"/></text:p>
          </table:table-cell>
          <table:table-cell office:value-type="float" office:value="-356" table:style-name="ce216">
            <text:p><text:s/>- 356</text:p>
          </table:table-cell>
          <table:table-cell office:value-type="float" office:value="-15.265866209262436" table:style-name="ce49">
            <text:p>-15,3<text:s text:c="3"/></text:p>
          </table:table-cell>
          <table:table-cell office:value-type="float" office:value="-240" table:style-name="ce216">
            <text:p><text:s/>- 240</text:p>
          </table:table-cell>
          <table:table-cell office:value-type="float" office:value="-10.830324909747292" table:style-name="ce49">
            <text:p>-10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4">
            <text:p>0- Profissões das Forças Armadas</text:p>
          </table:table-cell>
          <table:table-cell office:value-type="float" office:value="8" table:style-name="ce44">
            <text:p><text:s/>8</text:p>
          </table:table-cell>
          <table:table-cell office:value-type="float" office:value="0.11089548100914888" table:style-name="ce45">
            <text:p>0,1<text:s text:c="5"/></text:p>
          </table:table-cell>
          <table:table-cell office:value-type="float" office:value="5" table:style-name="ce151">
            <text:p><text:s/>5</text:p>
          </table:table-cell>
          <table:table-cell office:value-type="float" office:value="6.6702241195304157E-2" table:style-name="ce215">
            <text:p>0,1<text:s text:c="5"/></text:p>
          </table:table-cell>
          <table:table-cell office:value-type="float" office:value="14" table:style-name="ce46">
            <text:p><text:s/>14</text:p>
          </table:table-cell>
          <table:table-cell office:value-type="float" office:value="0.20473822755191579" table:style-name="ce47">
            <text:p>0,2<text:s text:c="5"/></text:p>
          </table:table-cell>
          <table:table-cell office:value-type="float" office:value="3" table:style-name="ce216">
            <text:p>+ 3</text:p>
          </table:table-cell>
          <table:table-cell office:value-type="float" office:value="60" table:style-name="ce49">
            <text:p>+60,0<text:s text:c="3"/></text:p>
          </table:table-cell>
          <table:table-cell office:value-type="float" office:value="-6" table:style-name="ce216">
            <text:p><text:s/>- 6</text:p>
          </table:table-cell>
          <table:table-cell office:value-type="float" office:value="-42.857142857142854" table:style-name="ce49">
            <text:p>-42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14">
            <text:p><text:s text:c="5"/>Outros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45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215">
            <text:p>0,0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47">
            <text:p>0,0<text:s text:c="5"/></text:p>
          </table:table-cell>
          <table:table-cell office:value-type="float" office:value="0" table:style-name="ce216">
            <text:p>+ 0</text:p>
          </table:table-cell>
          <table:table-cell office:value-type="string" table:style-name="ce200">
            <text:p>-</text:p>
          </table:table-cell>
          <table:table-cell office:value-type="float" office:value="0" table:style-name="ce216">
            <text:p>+ 0</text:p>
          </table:table-cell>
          <table:table-cell office:value-type="string" table:style-name="ce200">
            <text:p>-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217"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5"/>
          <table:table-cell table:style-name="ce224"/>
          <table:table-cell table:style-name="ce226"/>
          <table:table-cell table:number-columns-repeated="16372" table:style-name="ce1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style-name="ce185"/>
          <table:table-cell table:style-name="ce186"/>
          <table:table-cell table:number-columns-repeated="4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3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3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4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14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28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90"/>
          <table:table-cell table:number-columns-repeated="4" table:style-name="ce60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number-columns-repeated="4" table:style-name="ce60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number-columns-repeated="4" table:style-name="ce60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59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number-columns-repeated="4" table:style-name="ce59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number-rows-repeated="1048498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4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32383in" svg:height="0.6514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67469in" svg:y="0.23155in" svg:width="1.77317in" svg:height="0.51369in">
                <draw:text-box>
                  <text:p text:style-name="a115" text:class-names="" text:cond-style-name=""><text:span text:style-name="a113" text:class-names="">JUNHO 2019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31157in" svg:height="0.30992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style-name="ce1">
            <draw:frame draw:z-index="1" draw:id="id38" draw:style-name="a108" draw:name="Text Box 122" svg:x="0in" svg:y="0in" svg:width="0.97917in" svg:height="0.32049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3" table:style-name="ce3"/>
          <table:table-cell table:number-columns-repeated="16369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4">
            <text:p>Quadro 13 <text:s/>- <text:s/>COLOCAÇÕES EFETUADAS, <text:s text:c="2"/>POR <text:s/>ATIVIDADE <text:s/>ECONÓMICA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5">
          <table:table-cell table:style-name="ce201"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5">
          <table:table-cell table:style-name="ce1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3" table:style-name="ce14"/>
          <table:table-cell table:number-columns-repeated="16369"/>
        </table:table-row>
        <table:table-row table:style-name="ro1">
          <table:table-cell table:style-name="ce1"/>
          <table:table-cell office:value-type="string" table:style-name="ce15">
            <text:p>CAE <text:s/>Rev.3</text:p>
          </table:table-cell>
          <table:table-cell office:value-type="string" table:style-name="ce84">
            <text:p>JUNH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I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JUNH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3" table:style-name="ce14"/>
          <table:table-cell table:number-columns-repeated="16369"/>
        </table:table-row>
        <table:table-row table:style-name="ro1">
          <table:table-cell table:style-name="ce1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3" table:style-name="ce28"/>
          <table:table-cell table:number-columns-repeated="16369"/>
        </table:table-row>
        <table:table-row table:style-name="ro21">
          <table:table-cell table:style-name="ce1"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3" table:style-name="ce28"/>
          <table:table-cell table:number-columns-repeated="16369"/>
        </table:table-row>
        <table:table-row table:style-name="ro28">
          <table:table-cell table:style-name="ce1"/>
          <table:table-cell office:value-type="string" table:style-name="ce169">
            <text:p><text:s text:c="2"/>Total</text:p>
          </table:table-cell>
          <table:table-cell office:value-type="float" office:value="7215" table:style-name="ce35">
            <text:p>7 215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7496" table:style-name="ce37">
            <text:p>7 496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6838" table:style-name="ce37">
            <text:p>6 838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281" table:style-name="ce39">
            <text:p><text:s/>- 281</text:p>
          </table:table-cell>
          <table:table-cell office:value-type="float" office:value="-3.7486659551760941" table:style-name="ce40">
            <text:p>-3,7<text:s text:c="3"/></text:p>
          </table:table-cell>
          <table:table-cell office:value-type="float" office:value="377" table:style-name="ce39">
            <text:p>+ 377</text:p>
          </table:table-cell>
          <table:table-cell office:value-type="float" office:value="5.5133079847908748" table:style-name="ce40">
            <text:p>+5,5<text:s text:c="3"/></text:p>
          </table:table-cell>
          <table:table-cell table:style-name="ce3"/>
          <table:table-cell table:number-columns-repeated="2" table:style-name="ce42"/>
          <table:table-cell table:number-columns-repeated="16369"/>
        </table:table-row>
        <table:table-row table:style-name="ro11">
          <table:table-cell table:style-name="ce1"/>
          <table:table-cell office:value-type="string" table:style-name="ce171">
            <text:p>Agricultura, produção animal, caça, floresta e pesca</text:p>
          </table:table-cell>
          <table:table-cell office:value-type="float" office:value="689" table:style-name="ce35">
            <text:p><text:s/>689</text:p>
          </table:table-cell>
          <table:table-cell office:value-type="float" office:value="9.5495495495495497" table:style-name="ce36">
            <text:p>9,5<text:s text:c="5"/></text:p>
          </table:table-cell>
          <table:table-cell office:value-type="float" office:value="271" table:style-name="ce37">
            <text:p><text:s/>271</text:p>
          </table:table-cell>
          <table:table-cell office:value-type="float" office:value="3.6152614727854857" table:style-name="ce38">
            <text:p>3,6<text:s text:c="5"/></text:p>
          </table:table-cell>
          <table:table-cell office:value-type="float" office:value="285" table:style-name="ce37">
            <text:p><text:s/>285</text:p>
          </table:table-cell>
          <table:table-cell office:value-type="float" office:value="4.1678853465925707" table:style-name="ce38">
            <text:p>4,2<text:s text:c="5"/></text:p>
          </table:table-cell>
          <table:table-cell office:value-type="float" office:value="418" table:style-name="ce39">
            <text:p>+ 418</text:p>
          </table:table-cell>
          <table:table-cell office:value-type="float" office:value="154.24354243542436" table:style-name="ce40">
            <text:p>+154,2<text:s text:c="3"/></text:p>
          </table:table-cell>
          <table:table-cell office:value-type="float" office:value="404" table:style-name="ce39">
            <text:p>+ 404</text:p>
          </table:table-cell>
          <table:table-cell office:value-type="float" office:value="141.75438596491227" table:style-name="ce40">
            <text:p>+141,8<text:s text:c="3"/></text:p>
          </table:table-cell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27">
          <table:table-cell table:style-name="ce1"/>
          <table:table-cell office:value-type="string" table:style-name="ce171">
            <text:p>Indústria, energia e água e construção</text:p>
          </table:table-cell>
          <table:table-cell office:value-type="float" office:value="1467" table:style-name="ce55">
            <text:p>1 467</text:p>
          </table:table-cell>
          <table:table-cell office:value-type="float" office:value="20.332640332640334" table:style-name="ce56">
            <text:p>20,3<text:s text:c="5"/></text:p>
          </table:table-cell>
          <table:table-cell office:value-type="float" office:value="1809" table:style-name="ce37">
            <text:p>1 809</text:p>
          </table:table-cell>
          <table:table-cell office:value-type="float" office:value="24.132870864461044" table:style-name="ce38">
            <text:p>24,1<text:s text:c="5"/></text:p>
          </table:table-cell>
          <table:table-cell office:value-type="float" office:value="1715" table:style-name="ce37">
            <text:p>1 715</text:p>
          </table:table-cell>
          <table:table-cell office:value-type="float" office:value="25.080432875109683" table:style-name="ce38">
            <text:p>25,1<text:s text:c="5"/></text:p>
          </table:table-cell>
          <table:table-cell office:value-type="float" office:value="-342" table:style-name="ce39">
            <text:p><text:s/>- 342</text:p>
          </table:table-cell>
          <table:table-cell office:value-type="float" office:value="-18.905472636815919" table:style-name="ce40">
            <text:p>-18,9<text:s text:c="3"/></text:p>
          </table:table-cell>
          <table:table-cell office:value-type="float" office:value="-248" table:style-name="ce39">
            <text:p><text:s/>- 248</text:p>
          </table:table-cell>
          <table:table-cell office:value-type="float" office:value="-14.460641399416909" table:style-name="ce40">
            <text:p>-14,5<text:s text:c="3"/></text:p>
          </table:table-cell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28">
          <table:table-cell table:style-name="ce1"/>
          <table:table-cell office:value-type="string" table:style-name="ce173">
            <text:p>Indústrias extrativas</text:p>
          </table:table-cell>
          <table:table-cell office:value-type="float" office:value="7" table:style-name="ce44">
            <text:p><text:s/>7</text:p>
          </table:table-cell>
          <table:table-cell office:value-type="float" office:value="9.7020097020097021E-2" table:style-name="ce45">
            <text:p>0,1<text:s text:c="5"/></text:p>
          </table:table-cell>
          <table:table-cell office:value-type="float" office:value="5" table:style-name="ce46">
            <text:p><text:s/>5</text:p>
          </table:table-cell>
          <table:table-cell office:value-type="float" office:value="6.6702241195304157E-2" table:style-name="ce47">
            <text:p>0,1<text:s text:c="5"/></text:p>
          </table:table-cell>
          <table:table-cell office:value-type="float" office:value="11" table:style-name="ce46">
            <text:p><text:s/>11</text:p>
          </table:table-cell>
          <table:table-cell office:value-type="float" office:value="0.16086575021936239" table:style-name="ce47">
            <text:p>0,2<text:s text:c="5"/></text:p>
          </table:table-cell>
          <table:table-cell office:value-type="float" office:value="2" table:style-name="ce48">
            <text:p>+ 2</text:p>
          </table:table-cell>
          <table:table-cell office:value-type="float" office:value="40" table:style-name="ce49">
            <text:p>+40,0<text:s text:c="3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36.363636363636367" table:style-name="ce49">
            <text:p>-36,4<text:s text:c="3"/></text:p>
          </table:table-cell>
          <table:table-cell table:style-name="ce65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236" table:style-name="ce44">
            <text:p><text:s/>236</text:p>
          </table:table-cell>
          <table:table-cell office:value-type="float" office:value="3.270963270963271" table:style-name="ce45">
            <text:p>3,3<text:s text:c="5"/></text:p>
          </table:table-cell>
          <table:table-cell office:value-type="float" office:value="358" table:style-name="ce46">
            <text:p><text:s/>358</text:p>
          </table:table-cell>
          <table:table-cell office:value-type="float" office:value="4.775880469583778" table:style-name="ce47">
            <text:p>4,8<text:s text:c="5"/></text:p>
          </table:table-cell>
          <table:table-cell office:value-type="float" office:value="294" table:style-name="ce46">
            <text:p><text:s/>294</text:p>
          </table:table-cell>
          <table:table-cell office:value-type="float" office:value="4.2995027785902318" table:style-name="ce47">
            <text:p>4,3<text:s text:c="5"/></text:p>
          </table:table-cell>
          <table:table-cell office:value-type="float" office:value="-122" table:style-name="ce48">
            <text:p><text:s/>- 122</text:p>
          </table:table-cell>
          <table:table-cell office:value-type="float" office:value="-34.07821229050279" table:style-name="ce49">
            <text:p>-34,1<text:s text:c="3"/></text:p>
          </table:table-cell>
          <table:table-cell office:value-type="float" office:value="-58" table:style-name="ce48">
            <text:p><text:s/>- 58</text:p>
          </table:table-cell>
          <table:table-cell office:value-type="float" office:value="-19.727891156462583" table:style-name="ce49">
            <text:p>-19,7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Fabricação de têxteis</text:p>
          </table:table-cell>
          <table:table-cell office:value-type="float" office:value="60" table:style-name="ce44">
            <text:p><text:s/>60</text:p>
          </table:table-cell>
          <table:table-cell office:value-type="float" office:value="0.83160083160083165" table:style-name="ce62">
            <text:p>0,8<text:s text:c="5"/></text:p>
          </table:table-cell>
          <table:table-cell office:value-type="float" office:value="84" table:style-name="ce63">
            <text:p><text:s/>84</text:p>
          </table:table-cell>
          <table:table-cell office:value-type="float" office:value="1.1205976520811098" table:style-name="ce64">
            <text:p>1,1<text:s text:c="5"/></text:p>
          </table:table-cell>
          <table:table-cell office:value-type="float" office:value="65" table:style-name="ce46">
            <text:p><text:s/>65</text:p>
          </table:table-cell>
          <table:table-cell office:value-type="float" office:value="0.95057034220532322" table:style-name="ce64">
            <text:p>1,0<text:s text:c="5"/></text:p>
          </table:table-cell>
          <table:table-cell office:value-type="float" office:value="-24" table:style-name="ce48">
            <text:p><text:s/>- 24</text:p>
          </table:table-cell>
          <table:table-cell office:value-type="float" office:value="-28.571428571428569" table:style-name="ce49">
            <text:p>-28,6<text:s text:c="3"/></text:p>
          </table:table-cell>
          <table:table-cell office:value-type="float" office:value="-5" table:style-name="ce48">
            <text:p><text:s/>- 5</text:p>
          </table:table-cell>
          <table:table-cell office:value-type="float" office:value="-7.6923076923076925" table:style-name="ce49">
            <text:p>-7,7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4">
            <text:p>Indústria do vestuário</text:p>
          </table:table-cell>
          <table:table-cell office:value-type="float" office:value="201" table:style-name="ce44">
            <text:p><text:s/>201</text:p>
          </table:table-cell>
          <table:table-cell office:value-type="float" office:value="2.7858627858627862" table:style-name="ce62">
            <text:p>2,8<text:s text:c="5"/></text:p>
          </table:table-cell>
          <table:table-cell office:value-type="float" office:value="269" table:style-name="ce63">
            <text:p><text:s/>269</text:p>
          </table:table-cell>
          <table:table-cell office:value-type="float" office:value="3.5885805763073639" table:style-name="ce64">
            <text:p>3,6<text:s text:c="5"/></text:p>
          </table:table-cell>
          <table:table-cell office:value-type="float" office:value="226" table:style-name="ce46">
            <text:p><text:s/>226</text:p>
          </table:table-cell>
          <table:table-cell office:value-type="float" office:value="3.3050599590523548" table:style-name="ce64">
            <text:p>3,3<text:s text:c="5"/></text:p>
          </table:table-cell>
          <table:table-cell office:value-type="float" office:value="-68" table:style-name="ce48">
            <text:p><text:s/>- 68</text:p>
          </table:table-cell>
          <table:table-cell office:value-type="float" office:value="-25.278810408921931" table:style-name="ce49">
            <text:p>-25,3<text:s text:c="3"/></text:p>
          </table:table-cell>
          <table:table-cell office:value-type="float" office:value="-25" table:style-name="ce48">
            <text:p><text:s/>- 25</text:p>
          </table:table-cell>
          <table:table-cell office:value-type="float" office:value="-11.061946902654867" table:style-name="ce49">
            <text:p>-11,1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170" table:style-name="ce44">
            <text:p><text:s/>170</text:p>
          </table:table-cell>
          <table:table-cell office:value-type="float" office:value="2.3562023562023562" table:style-name="ce62">
            <text:p>2,4<text:s text:c="5"/></text:p>
          </table:table-cell>
          <table:table-cell office:value-type="float" office:value="123" table:style-name="ce63">
            <text:p><text:s/>123</text:p>
          </table:table-cell>
          <table:table-cell office:value-type="float" office:value="1.6408751334044822" table:style-name="ce64">
            <text:p>1,6<text:s text:c="5"/></text:p>
          </table:table-cell>
          <table:table-cell office:value-type="float" office:value="107" table:style-name="ce46">
            <text:p><text:s/>107</text:p>
          </table:table-cell>
          <table:table-cell office:value-type="float" office:value="1.5647850248610706" table:style-name="ce64">
            <text:p>1,6<text:s text:c="5"/></text:p>
          </table:table-cell>
          <table:table-cell office:value-type="float" office:value="47" table:style-name="ce48">
            <text:p>+ 47</text:p>
          </table:table-cell>
          <table:table-cell office:value-type="float" office:value="38.211382113821138" table:style-name="ce49">
            <text:p>+38,2<text:s text:c="3"/></text:p>
          </table:table-cell>
          <table:table-cell office:value-type="float" office:value="63" table:style-name="ce48">
            <text:p>+ 63</text:p>
          </table:table-cell>
          <table:table-cell office:value-type="float" office:value="58.878504672897193" table:style-name="ce49">
            <text:p>+58,9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 da madeira e da cortiça</text:p>
          </table:table-cell>
          <table:table-cell office:value-type="float" office:value="31" table:style-name="ce44">
            <text:p><text:s/>31</text:p>
          </table:table-cell>
          <table:table-cell office:value-type="float" office:value="0.42966042966042967" table:style-name="ce62">
            <text:p>0,4<text:s text:c="5"/></text:p>
          </table:table-cell>
          <table:table-cell office:value-type="float" office:value="47" table:style-name="ce63">
            <text:p><text:s/>47</text:p>
          </table:table-cell>
          <table:table-cell office:value-type="float" office:value="0.62700106723585913" table:style-name="ce64">
            <text:p>0,6<text:s text:c="5"/></text:p>
          </table:table-cell>
          <table:table-cell office:value-type="float" office:value="36" table:style-name="ce46">
            <text:p><text:s/>36</text:p>
          </table:table-cell>
          <table:table-cell office:value-type="float" office:value="0.52646972799064051" table:style-name="ce64">
            <text:p>0,5<text:s text:c="5"/></text:p>
          </table:table-cell>
          <table:table-cell office:value-type="float" office:value="-16" table:style-name="ce48">
            <text:p><text:s/>- 16</text:p>
          </table:table-cell>
          <table:table-cell office:value-type="float" office:value="-34.042553191489361" table:style-name="ce49">
            <text:p>-34,0<text:s text:c="3"/></text:p>
          </table:table-cell>
          <table:table-cell office:value-type="float" office:value="-5" table:style-name="ce48">
            <text:p><text:s/>- 5</text:p>
          </table:table-cell>
          <table:table-cell office:value-type="float" office:value="-13.888888888888889" table:style-name="ce49">
            <text:p>-13,9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21" table:style-name="ce44">
            <text:p><text:s/>21</text:p>
          </table:table-cell>
          <table:table-cell office:value-type="float" office:value="0.29106029106029108" table:style-name="ce62">
            <text:p>0,3<text:s text:c="5"/></text:p>
          </table:table-cell>
          <table:table-cell office:value-type="float" office:value="18" table:style-name="ce63">
            <text:p><text:s/>18</text:p>
          </table:table-cell>
          <table:table-cell office:value-type="float" office:value="0.24012806830309499" table:style-name="ce64">
            <text:p>0,2<text:s text:c="5"/></text:p>
          </table:table-cell>
          <table:table-cell office:value-type="float" office:value="22" table:style-name="ce46">
            <text:p><text:s/>22</text:p>
          </table:table-cell>
          <table:table-cell office:value-type="float" office:value="0.32173150043872478" table:style-name="ce64">
            <text:p>0,3<text:s text:c="5"/></text:p>
          </table:table-cell>
          <table:table-cell office:value-type="float" office:value="3" table:style-name="ce48">
            <text:p>+ 3</text:p>
          </table:table-cell>
          <table:table-cell office:value-type="float" office:value="16.666666666666664" table:style-name="ce49">
            <text:p>+16,7<text:s text:c="3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4.5454545454545459" table:style-name="ce49">
            <text:p>-4,5<text:s text:c="3"/></text:p>
          </table:table-cell>
          <table:table-cell table:style-name="ce65"/>
          <table:table-cell table:number-columns-repeated="2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44" table:style-name="ce44">
            <text:p><text:s/>44</text:p>
          </table:table-cell>
          <table:table-cell office:value-type="float" office:value="0.60984060984060984" table:style-name="ce62">
            <text:p>0,6<text:s text:c="5"/></text:p>
          </table:table-cell>
          <table:table-cell office:value-type="float" office:value="56" table:style-name="ce63">
            <text:p><text:s/>56</text:p>
          </table:table-cell>
          <table:table-cell office:value-type="float" office:value="0.74706510138740656" table:style-name="ce64">
            <text:p>0,7<text:s text:c="5"/></text:p>
          </table:table-cell>
          <table:table-cell office:value-type="float" office:value="54" table:style-name="ce46">
            <text:p><text:s/>54</text:p>
          </table:table-cell>
          <table:table-cell office:value-type="float" office:value="0.78970459198596088" table:style-name="ce64">
            <text:p>0,8<text:s text:c="5"/></text:p>
          </table:table-cell>
          <table:table-cell office:value-type="float" office:value="-12" table:style-name="ce48">
            <text:p><text:s/>- 12</text:p>
          </table:table-cell>
          <table:table-cell office:value-type="float" office:value="-21.428571428571427" table:style-name="ce49">
            <text:p>-21,4<text:s text:c="3"/></text:p>
          </table:table-cell>
          <table:table-cell office:value-type="float" office:value="-10" table:style-name="ce48">
            <text:p><text:s/>- 10</text:p>
          </table:table-cell>
          <table:table-cell office:value-type="float" office:value="-18.518518518518519" table:style-name="ce49">
            <text:p>-18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30" table:style-name="ce44">
            <text:p><text:s/>30</text:p>
          </table:table-cell>
          <table:table-cell office:value-type="float" office:value="0.41580041580041582" table:style-name="ce62">
            <text:p>0,4<text:s text:c="5"/></text:p>
          </table:table-cell>
          <table:table-cell office:value-type="float" office:value="54" table:style-name="ce63">
            <text:p><text:s/>54</text:p>
          </table:table-cell>
          <table:table-cell office:value-type="float" office:value="0.72038420490928501" table:style-name="ce64">
            <text:p>0,7<text:s text:c="5"/></text:p>
          </table:table-cell>
          <table:table-cell office:value-type="float" office:value="47" table:style-name="ce46">
            <text:p><text:s/>47</text:p>
          </table:table-cell>
          <table:table-cell office:value-type="float" office:value="0.68733547821000296" table:style-name="ce64">
            <text:p>0,7<text:s text:c="5"/></text:p>
          </table:table-cell>
          <table:table-cell office:value-type="float" office:value="-24" table:style-name="ce48">
            <text:p><text:s/>- 24</text:p>
          </table:table-cell>
          <table:table-cell office:value-type="float" office:value="-44.444444444444443" table:style-name="ce49">
            <text:p>-44,4<text:s text:c="3"/></text:p>
          </table:table-cell>
          <table:table-cell office:value-type="float" office:value="-17" table:style-name="ce48">
            <text:p><text:s/>- 17</text:p>
          </table:table-cell>
          <table:table-cell office:value-type="float" office:value="-36.170212765957451" table:style-name="ce49">
            <text:p>-36,2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106" table:style-name="ce44">
            <text:p><text:s/>106</text:p>
          </table:table-cell>
          <table:table-cell office:value-type="float" office:value="1.4691614691614692" table:style-name="ce62">
            <text:p>1,5<text:s text:c="5"/></text:p>
          </table:table-cell>
          <table:table-cell office:value-type="float" office:value="106" table:style-name="ce63">
            <text:p><text:s/>106</text:p>
          </table:table-cell>
          <table:table-cell office:value-type="float" office:value="1.4140875133404482" table:style-name="ce64">
            <text:p>1,4<text:s text:c="5"/></text:p>
          </table:table-cell>
          <table:table-cell office:value-type="float" office:value="137" table:style-name="ce46">
            <text:p><text:s/>137</text:p>
          </table:table-cell>
          <table:table-cell office:value-type="float" office:value="2.0035097981866041" table:style-name="ce64">
            <text:p>2,0<text:s text:c="5"/></text:p>
          </table:table-cell>
          <table:table-cell office:value-type="float" office:value="0" table:style-name="ce48">
            <text:p>+ 0</text:p>
          </table:table-cell>
          <table:table-cell office:value-type="float" office:value="0" table:style-name="ce49">
            <text:p>+0,0<text:s text:c="3"/></text:p>
          </table:table-cell>
          <table:table-cell office:value-type="float" office:value="-31" table:style-name="ce48">
            <text:p><text:s/>- 31</text:p>
          </table:table-cell>
          <table:table-cell office:value-type="float" office:value="-22.627737226277372" table:style-name="ce49">
            <text:p>-22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50" table:style-name="ce44">
            <text:p><text:s/>50</text:p>
          </table:table-cell>
          <table:table-cell office:value-type="float" office:value="0.693000693000693" table:style-name="ce62">
            <text:p>0,7<text:s text:c="5"/></text:p>
          </table:table-cell>
          <table:table-cell office:value-type="float" office:value="58" table:style-name="ce63">
            <text:p><text:s/>58</text:p>
          </table:table-cell>
          <table:table-cell office:value-type="float" office:value="0.77374599786552833" table:style-name="ce64">
            <text:p>0,8<text:s text:c="5"/></text:p>
          </table:table-cell>
          <table:table-cell office:value-type="float" office:value="76" table:style-name="ce46">
            <text:p><text:s/>76</text:p>
          </table:table-cell>
          <table:table-cell office:value-type="float" office:value="1.1114360924246856" table:style-name="ce64">
            <text:p>1,1<text:s text:c="5"/></text:p>
          </table:table-cell>
          <table:table-cell office:value-type="float" office:value="-8" table:style-name="ce48">
            <text:p><text:s/>- 8</text:p>
          </table:table-cell>
          <table:table-cell office:value-type="float" office:value="-13.793103448275861" table:style-name="ce49">
            <text:p>-13,8<text:s text:c="3"/></text:p>
          </table:table-cell>
          <table:table-cell office:value-type="float" office:value="-26" table:style-name="ce48">
            <text:p><text:s/>- 26</text:p>
          </table:table-cell>
          <table:table-cell office:value-type="float" office:value="-34.210526315789473" table:style-name="ce49">
            <text:p>-34,2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47" table:style-name="ce44">
            <text:p><text:s/>47</text:p>
          </table:table-cell>
          <table:table-cell office:value-type="float" office:value="0.65142065142065142" table:style-name="ce62">
            <text:p>0,7<text:s text:c="5"/></text:p>
          </table:table-cell>
          <table:table-cell office:value-type="float" office:value="77" table:style-name="ce63">
            <text:p><text:s/>77</text:p>
          </table:table-cell>
          <table:table-cell office:value-type="float" office:value="1.0272145144076841" table:style-name="ce64">
            <text:p>1,0<text:s text:c="5"/></text:p>
          </table:table-cell>
          <table:table-cell office:value-type="float" office:value="98" table:style-name="ce46">
            <text:p><text:s/>98</text:p>
          </table:table-cell>
          <table:table-cell office:value-type="float" office:value="1.4331675928634104" table:style-name="ce64">
            <text:p>1,4<text:s text:c="5"/></text:p>
          </table:table-cell>
          <table:table-cell office:value-type="float" office:value="-30" table:style-name="ce48">
            <text:p><text:s/>- 30</text:p>
          </table:table-cell>
          <table:table-cell office:value-type="float" office:value="-38.961038961038966" table:style-name="ce49">
            <text:p>-39,0<text:s text:c="3"/></text:p>
          </table:table-cell>
          <table:table-cell office:value-type="float" office:value="-51" table:style-name="ce48">
            <text:p><text:s/>- 51</text:p>
          </table:table-cell>
          <table:table-cell office:value-type="float" office:value="-52.040816326530617" table:style-name="ce49">
            <text:p>-52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99" table:style-name="ce44">
            <text:p><text:s/>99</text:p>
          </table:table-cell>
          <table:table-cell office:value-type="float" office:value="1.3721413721413722" table:style-name="ce62">
            <text:p>1,4<text:s text:c="5"/></text:p>
          </table:table-cell>
          <table:table-cell office:value-type="float" office:value="109" table:style-name="ce63">
            <text:p><text:s/>109</text:p>
          </table:table-cell>
          <table:table-cell office:value-type="float" office:value="1.4541088580576309" table:style-name="ce64">
            <text:p>1,5<text:s text:c="5"/></text:p>
          </table:table-cell>
          <table:table-cell office:value-type="float" office:value="104" table:style-name="ce46">
            <text:p><text:s/>104</text:p>
          </table:table-cell>
          <table:table-cell office:value-type="float" office:value="1.520912547528517" table:style-name="ce64">
            <text:p>1,5<text:s text:c="5"/></text:p>
          </table:table-cell>
          <table:table-cell office:value-type="float" office:value="-10" table:style-name="ce48">
            <text:p><text:s/>- 10</text:p>
          </table:table-cell>
          <table:table-cell office:value-type="float" office:value="-9.1743119266055047" table:style-name="ce49">
            <text:p>-9,2<text:s text:c="3"/></text:p>
          </table:table-cell>
          <table:table-cell office:value-type="float" office:value="-5" table:style-name="ce48">
            <text:p><text:s/>- 5</text:p>
          </table:table-cell>
          <table:table-cell office:value-type="float" office:value="-4.8076923076923084" table:style-name="ce49">
            <text:p>-4,8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55" table:style-name="ce44">
            <text:p><text:s/>55</text:p>
          </table:table-cell>
          <table:table-cell office:value-type="float" office:value="0.76230076230076227" table:style-name="ce62">
            <text:p>0,8<text:s text:c="5"/></text:p>
          </table:table-cell>
          <table:table-cell office:value-type="float" office:value="82" table:style-name="ce63">
            <text:p><text:s/>82</text:p>
          </table:table-cell>
          <table:table-cell office:value-type="float" office:value="1.0939167556029883" table:style-name="ce64">
            <text:p>1,1<text:s text:c="5"/></text:p>
          </table:table-cell>
          <table:table-cell office:value-type="float" office:value="49" table:style-name="ce46">
            <text:p><text:s/>49</text:p>
          </table:table-cell>
          <table:table-cell office:value-type="float" office:value="0.71658379643170522" table:style-name="ce64">
            <text:p>0,7<text:s text:c="5"/></text:p>
          </table:table-cell>
          <table:table-cell office:value-type="float" office:value="-27" table:style-name="ce48">
            <text:p><text:s/>- 27</text:p>
          </table:table-cell>
          <table:table-cell office:value-type="float" office:value="-32.926829268292686" table:style-name="ce49">
            <text:p>-32,9<text:s text:c="3"/></text:p>
          </table:table-cell>
          <table:table-cell office:value-type="float" office:value="6" table:style-name="ce48">
            <text:p>+ 6</text:p>
          </table:table-cell>
          <table:table-cell office:value-type="float" office:value="12.244897959183673" table:style-name="ce49">
            <text:p>+12,2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nstrução</text:p>
          </table:table-cell>
          <table:table-cell office:value-type="float" office:value="310" table:style-name="ce44">
            <text:p><text:s/>310</text:p>
          </table:table-cell>
          <table:table-cell office:value-type="float" office:value="4.2966042966042961" table:style-name="ce62">
            <text:p>4,3<text:s text:c="5"/></text:p>
          </table:table-cell>
          <table:table-cell office:value-type="float" office:value="363" table:style-name="ce63">
            <text:p><text:s/>363</text:p>
          </table:table-cell>
          <table:table-cell office:value-type="float" office:value="4.842582710779082" table:style-name="ce64">
            <text:p>4,8<text:s text:c="5"/></text:p>
          </table:table-cell>
          <table:table-cell office:value-type="float" office:value="389" table:style-name="ce46">
            <text:p><text:s/>389</text:p>
          </table:table-cell>
          <table:table-cell office:value-type="float" office:value="5.6887978941210875" table:style-name="ce64">
            <text:p>5,7<text:s text:c="5"/></text:p>
          </table:table-cell>
          <table:table-cell office:value-type="float" office:value="-53" table:style-name="ce48">
            <text:p><text:s/>- 53</text:p>
          </table:table-cell>
          <table:table-cell office:value-type="float" office:value="-14.600550964187327" table:style-name="ce49">
            <text:p>-14,6<text:s text:c="3"/></text:p>
          </table:table-cell>
          <table:table-cell office:value-type="float" office:value="-79" table:style-name="ce48">
            <text:p><text:s/>- 79</text:p>
          </table:table-cell>
          <table:table-cell office:value-type="float" office:value="-20.308483290488432" table:style-name="ce49">
            <text:p>-20,3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71">
            <text:p>Serviços</text:p>
          </table:table-cell>
          <table:table-cell office:value-type="float" office:value="5059" table:style-name="ce55">
            <text:p>5 059</text:p>
          </table:table-cell>
          <table:table-cell office:value-type="float" office:value="70.117810117810123" table:style-name="ce56">
            <text:p>70,1<text:s text:c="5"/></text:p>
          </table:table-cell>
          <table:table-cell office:value-type="float" office:value="5416" table:style-name="ce57">
            <text:p>5 416</text:p>
          </table:table-cell>
          <table:table-cell office:value-type="float" office:value="72.251867662753469" table:style-name="ce58">
            <text:p>72,3<text:s text:c="5"/></text:p>
          </table:table-cell>
          <table:table-cell office:value-type="float" office:value="4838" table:style-name="ce57">
            <text:p>4 838</text:p>
          </table:table-cell>
          <table:table-cell office:value-type="float" office:value="70.751681778297751" table:style-name="ce58">
            <text:p>70,8<text:s text:c="5"/></text:p>
          </table:table-cell>
          <table:table-cell office:value-type="float" office:value="-357" table:style-name="ce39">
            <text:p><text:s/>- 357</text:p>
          </table:table-cell>
          <table:table-cell office:value-type="float" office:value="-6.5915805022156579" table:style-name="ce40">
            <text:p>-6,6<text:s text:c="3"/></text:p>
          </table:table-cell>
          <table:table-cell office:value-type="float" office:value="221" table:style-name="ce39">
            <text:p>+ 221</text:p>
          </table:table-cell>
          <table:table-cell office:value-type="float" office:value="4.5680033071517157" table:style-name="ce40">
            <text:p>+4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103" table:style-name="ce44">
            <text:p><text:s/>103</text:p>
          </table:table-cell>
          <table:table-cell office:value-type="float" office:value="1.4275814275814276" table:style-name="ce62">
            <text:p>1,4<text:s text:c="5"/></text:p>
          </table:table-cell>
          <table:table-cell office:value-type="float" office:value="103" table:style-name="ce63">
            <text:p><text:s/>103</text:p>
          </table:table-cell>
          <table:table-cell office:value-type="float" office:value="1.3740661686232658" table:style-name="ce64">
            <text:p>1,4<text:s text:c="5"/></text:p>
          </table:table-cell>
          <table:table-cell office:value-type="float" office:value="125" table:style-name="ce63">
            <text:p><text:s/>125</text:p>
          </table:table-cell>
          <table:table-cell office:value-type="float" office:value="1.8280198888563908" table:style-name="ce64">
            <text:p>1,8<text:s text:c="5"/></text:p>
          </table:table-cell>
          <table:table-cell office:value-type="float" office:value="0" table:style-name="ce48">
            <text:p>+ 0</text:p>
          </table:table-cell>
          <table:table-cell office:value-type="float" office:value="0" table:style-name="ce49">
            <text:p>+0,0<text:s text:c="3"/></text:p>
          </table:table-cell>
          <table:table-cell office:value-type="float" office:value="-22" table:style-name="ce48">
            <text:p><text:s/>- 22</text:p>
          </table:table-cell>
          <table:table-cell office:value-type="float" office:value="-17.599999999999998" table:style-name="ce49">
            <text:p>-17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mércio por grosso e a retalho</text:p>
          </table:table-cell>
          <table:table-cell office:value-type="float" office:value="941" table:style-name="ce44">
            <text:p><text:s/>941</text:p>
          </table:table-cell>
          <table:table-cell office:value-type="float" office:value="13.042273042273042" table:style-name="ce62">
            <text:p>13,0<text:s text:c="5"/></text:p>
          </table:table-cell>
          <table:table-cell office:value-type="float" office:value="907" table:style-name="ce63">
            <text:p><text:s/>907</text:p>
          </table:table-cell>
          <table:table-cell office:value-type="float" office:value="12.099786552828174" table:style-name="ce64">
            <text:p>12,1<text:s text:c="5"/></text:p>
          </table:table-cell>
          <table:table-cell office:value-type="float" office:value="939" table:style-name="ce63">
            <text:p><text:s/>939</text:p>
          </table:table-cell>
          <table:table-cell office:value-type="float" office:value="13.732085405089206" table:style-name="ce64">
            <text:p>13,7<text:s text:c="5"/></text:p>
          </table:table-cell>
          <table:table-cell office:value-type="float" office:value="34" table:style-name="ce48">
            <text:p>+ 34</text:p>
          </table:table-cell>
          <table:table-cell office:value-type="float" office:value="3.7486218302094816" table:style-name="ce49">
            <text:p>+3,7<text:s text:c="3"/></text:p>
          </table:table-cell>
          <table:table-cell office:value-type="float" office:value="2" table:style-name="ce48">
            <text:p>+ 2</text:p>
          </table:table-cell>
          <table:table-cell office:value-type="float" office:value="0.21299254526091588" table:style-name="ce49">
            <text:p>+0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Transportes e armazenagem</text:p>
          </table:table-cell>
          <table:table-cell office:value-type="float" office:value="196" table:style-name="ce44">
            <text:p><text:s/>196</text:p>
          </table:table-cell>
          <table:table-cell office:value-type="float" office:value="2.7165627165627164" table:style-name="ce62">
            <text:p>2,7<text:s text:c="5"/></text:p>
          </table:table-cell>
          <table:table-cell office:value-type="float" office:value="180" table:style-name="ce63">
            <text:p><text:s/>180</text:p>
          </table:table-cell>
          <table:table-cell office:value-type="float" office:value="2.4012806830309499" table:style-name="ce64">
            <text:p>2,4<text:s text:c="5"/></text:p>
          </table:table-cell>
          <table:table-cell office:value-type="float" office:value="162" table:style-name="ce63">
            <text:p><text:s/>162</text:p>
          </table:table-cell>
          <table:table-cell office:value-type="float" office:value="2.3691137759578824" table:style-name="ce64">
            <text:p>2,4<text:s text:c="5"/></text:p>
          </table:table-cell>
          <table:table-cell office:value-type="float" office:value="16" table:style-name="ce48">
            <text:p>+ 16</text:p>
          </table:table-cell>
          <table:table-cell office:value-type="float" office:value="8.8888888888888893" table:style-name="ce49">
            <text:p>+8,9<text:s text:c="3"/></text:p>
          </table:table-cell>
          <table:table-cell office:value-type="float" office:value="34" table:style-name="ce48">
            <text:p>+ 34</text:p>
          </table:table-cell>
          <table:table-cell office:value-type="float" office:value="20.987654320987652" table:style-name="ce49">
            <text:p>+21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73">
            <text:p>Alojamento, restauração e similares</text:p>
          </table:table-cell>
          <table:table-cell office:value-type="float" office:value="714" table:style-name="ce44">
            <text:p><text:s/>714</text:p>
          </table:table-cell>
          <table:table-cell office:value-type="float" office:value="9.896049896049897" table:style-name="ce62">
            <text:p>9,9<text:s text:c="5"/></text:p>
          </table:table-cell>
          <table:table-cell office:value-type="float" office:value="947" table:style-name="ce63">
            <text:p><text:s/>947</text:p>
          </table:table-cell>
          <table:table-cell office:value-type="float" office:value="12.63340448239061" table:style-name="ce64">
            <text:p>12,6<text:s text:c="5"/></text:p>
          </table:table-cell>
          <table:table-cell office:value-type="float" office:value="720" table:style-name="ce63">
            <text:p><text:s/>720</text:p>
          </table:table-cell>
          <table:table-cell office:value-type="float" office:value="10.529394559812811" table:style-name="ce64">
            <text:p>10,5<text:s text:c="5"/></text:p>
          </table:table-cell>
          <table:table-cell office:value-type="float" office:value="-233" table:style-name="ce48">
            <text:p><text:s/>- 233</text:p>
          </table:table-cell>
          <table:table-cell office:value-type="float" office:value="-24.604012671594507" table:style-name="ce49">
            <text:p>-24,6<text:s text:c="3"/></text:p>
          </table:table-cell>
          <table:table-cell office:value-type="float" office:value="-6" table:style-name="ce48">
            <text:p><text:s/>- 6</text:p>
          </table:table-cell>
          <table:table-cell office:value-type="float" office:value="-0.83333333333333337" table:style-name="ce49">
            <text:p>-0,8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112" table:style-name="ce44">
            <text:p><text:s/>112</text:p>
          </table:table-cell>
          <table:table-cell office:value-type="float" office:value="1.5523215523215523" table:style-name="ce62">
            <text:p>1,6<text:s text:c="5"/></text:p>
          </table:table-cell>
          <table:table-cell office:value-type="float" office:value="122" table:style-name="ce63">
            <text:p><text:s/>122</text:p>
          </table:table-cell>
          <table:table-cell office:value-type="float" office:value="1.6275346851654215" table:style-name="ce64">
            <text:p>1,6<text:s text:c="5"/></text:p>
          </table:table-cell>
          <table:table-cell office:value-type="float" office:value="94" table:style-name="ce63">
            <text:p><text:s/>94</text:p>
          </table:table-cell>
          <table:table-cell office:value-type="float" office:value="1.3746709564200059" table:style-name="ce64">
            <text:p>1,4<text:s text:c="5"/></text:p>
          </table:table-cell>
          <table:table-cell office:value-type="float" office:value="-10" table:style-name="ce48">
            <text:p><text:s/>- 10</text:p>
          </table:table-cell>
          <table:table-cell office:value-type="float" office:value="-8.1967213114754092" table:style-name="ce49">
            <text:p>-8,2<text:s text:c="3"/></text:p>
          </table:table-cell>
          <table:table-cell office:value-type="float" office:value="18" table:style-name="ce48">
            <text:p>+ 18</text:p>
          </table:table-cell>
          <table:table-cell office:value-type="float" office:value="19.148936170212767" table:style-name="ce49">
            <text:p>+19,1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financeiras e de seguros</text:p>
          </table:table-cell>
          <table:table-cell office:value-type="float" office:value="22" table:style-name="ce44">
            <text:p><text:s/>22</text:p>
          </table:table-cell>
          <table:table-cell office:value-type="float" office:value="0.30492030492030492" table:style-name="ce62">
            <text:p>0,3<text:s text:c="5"/></text:p>
          </table:table-cell>
          <table:table-cell office:value-type="float" office:value="36" table:style-name="ce63">
            <text:p><text:s/>36</text:p>
          </table:table-cell>
          <table:table-cell office:value-type="float" office:value="0.48025613660618999" table:style-name="ce64">
            <text:p>0,5<text:s text:c="5"/></text:p>
          </table:table-cell>
          <table:table-cell office:value-type="float" office:value="19" table:style-name="ce63">
            <text:p><text:s/>19</text:p>
          </table:table-cell>
          <table:table-cell office:value-type="float" office:value="0.27785902310617139" table:style-name="ce64">
            <text:p>0,3<text:s text:c="5"/></text:p>
          </table:table-cell>
          <table:table-cell office:value-type="float" office:value="-14" table:style-name="ce48">
            <text:p><text:s/>- 14</text:p>
          </table:table-cell>
          <table:table-cell office:value-type="float" office:value="-38.888888888888893" table:style-name="ce49">
            <text:p>-38,9<text:s text:c="3"/></text:p>
          </table:table-cell>
          <table:table-cell office:value-type="float" office:value="3" table:style-name="ce48">
            <text:p>+ 3</text:p>
          </table:table-cell>
          <table:table-cell office:value-type="float" office:value="15.789473684210526" table:style-name="ce49">
            <text:p>+15,8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1501" table:style-name="ce44">
            <text:p>1 501</text:p>
          </table:table-cell>
          <table:table-cell office:value-type="float" office:value="20.803880803880801" table:style-name="ce62">
            <text:p>20,8<text:s text:c="5"/></text:p>
          </table:table-cell>
          <table:table-cell office:value-type="float" office:value="1929" table:style-name="ce63">
            <text:p>1 929</text:p>
          </table:table-cell>
          <table:table-cell office:value-type="float" office:value="25.733724653148343" table:style-name="ce64">
            <text:p>25,7<text:s text:c="5"/></text:p>
          </table:table-cell>
          <table:table-cell office:value-type="float" office:value="1601" table:style-name="ce63">
            <text:p>1 601</text:p>
          </table:table-cell>
          <table:table-cell office:value-type="float" office:value="23.413278736472655" table:style-name="ce64">
            <text:p>23,4<text:s text:c="5"/></text:p>
          </table:table-cell>
          <table:table-cell office:value-type="float" office:value="-428" table:style-name="ce48">
            <text:p><text:s/>- 428</text:p>
          </table:table-cell>
          <table:table-cell office:value-type="float" office:value="-22.187662001036806" table:style-name="ce49">
            <text:p>-22,2<text:s text:c="3"/></text:p>
          </table:table-cell>
          <table:table-cell office:value-type="float" office:value="-100" table:style-name="ce48">
            <text:p><text:s/>- 100</text:p>
          </table:table-cell>
          <table:table-cell office:value-type="float" office:value="-6.2460961898813245" table:style-name="ce49">
            <text:p>-6,2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563" table:style-name="ce44">
            <text:p><text:s/>563</text:p>
          </table:table-cell>
          <table:table-cell office:value-type="float" office:value="7.8031878031878028" table:style-name="ce62">
            <text:p>7,8<text:s text:c="5"/></text:p>
          </table:table-cell>
          <table:table-cell office:value-type="float" office:value="295" table:style-name="ce63">
            <text:p><text:s/>295</text:p>
          </table:table-cell>
          <table:table-cell office:value-type="float" office:value="3.9354322305229457" table:style-name="ce64">
            <text:p>3,9<text:s text:c="5"/></text:p>
          </table:table-cell>
          <table:table-cell office:value-type="float" office:value="321" table:style-name="ce63">
            <text:p><text:s/>321</text:p>
          </table:table-cell>
          <table:table-cell office:value-type="float" office:value="4.6943550745832114" table:style-name="ce64">
            <text:p>4,7<text:s text:c="5"/></text:p>
          </table:table-cell>
          <table:table-cell office:value-type="float" office:value="268" table:style-name="ce48">
            <text:p>+ 268</text:p>
          </table:table-cell>
          <table:table-cell office:value-type="float" office:value="90.847457627118644" table:style-name="ce49">
            <text:p>+90,8<text:s text:c="3"/></text:p>
          </table:table-cell>
          <table:table-cell office:value-type="float" office:value="242" table:style-name="ce48">
            <text:p>+ 242</text:p>
          </table:table-cell>
          <table:table-cell office:value-type="float" office:value="75.389408099688467" table:style-name="ce49">
            <text:p>+75,4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715" table:style-name="ce44">
            <text:p><text:s/>715</text:p>
          </table:table-cell>
          <table:table-cell office:value-type="float" office:value="9.9099099099099099" table:style-name="ce62">
            <text:p>9,9<text:s text:c="5"/></text:p>
          </table:table-cell>
          <table:table-cell office:value-type="float" office:value="704" table:style-name="ce63">
            <text:p><text:s/>704</text:p>
          </table:table-cell>
          <table:table-cell office:value-type="float" office:value="9.3916755602988253" table:style-name="ce64">
            <text:p>9,4<text:s text:c="5"/></text:p>
          </table:table-cell>
          <table:table-cell office:value-type="float" office:value="634" table:style-name="ce63">
            <text:p><text:s/>634</text:p>
          </table:table-cell>
          <table:table-cell office:value-type="float" office:value="9.2717168762796138" table:style-name="ce64">
            <text:p>9,3<text:s text:c="5"/></text:p>
          </table:table-cell>
          <table:table-cell office:value-type="float" office:value="11" table:style-name="ce48">
            <text:p>+ 11</text:p>
          </table:table-cell>
          <table:table-cell office:value-type="float" office:value="1.5625" table:style-name="ce49">
            <text:p>+1,6<text:s text:c="3"/></text:p>
          </table:table-cell>
          <table:table-cell office:value-type="float" office:value="81" table:style-name="ce48">
            <text:p>+ 81</text:p>
          </table:table-cell>
          <table:table-cell office:value-type="float" office:value="12.77602523659306" table:style-name="ce49">
            <text:p>+12,8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Outras atividades de serviços</text:p>
          </table:table-cell>
          <table:table-cell office:value-type="float" office:value="192" table:style-name="ce44">
            <text:p><text:s/>192</text:p>
          </table:table-cell>
          <table:table-cell office:value-type="float" office:value="2.6611226611226613" table:style-name="ce62">
            <text:p>2,7<text:s text:c="5"/></text:p>
          </table:table-cell>
          <table:table-cell office:value-type="float" office:value="193" table:style-name="ce63">
            <text:p><text:s/>193</text:p>
          </table:table-cell>
          <table:table-cell office:value-type="float" office:value="2.5747065101387405" table:style-name="ce64">
            <text:p>2,6<text:s text:c="5"/></text:p>
          </table:table-cell>
          <table:table-cell office:value-type="float" office:value="223" table:style-name="ce63">
            <text:p><text:s/>223</text:p>
          </table:table-cell>
          <table:table-cell office:value-type="float" office:value="3.261187481719801" table:style-name="ce64">
            <text:p>3,3<text:s text:c="5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0.5181347150259068" table:style-name="ce49">
            <text:p>-0,5<text:s text:c="3"/></text:p>
          </table:table-cell>
          <table:table-cell office:value-type="float" office:value="-31" table:style-name="ce48">
            <text:p><text:s/>- 31</text:p>
          </table:table-cell>
          <table:table-cell office:value-type="float" office:value="-13.901345291479823" table:style-name="ce49">
            <text:p>-13,9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Sem classificação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62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0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200">
            <text:p>-</text:p>
          </table:table-cell>
          <table:table-cell table:number-columns-repeated="16372"/>
        </table:table-row>
        <table:table-row table:style-name="ro10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16372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7" table:style-name="ce1"/>
          <table:table-cell table:style-name="ce163"/>
          <table:table-cell table:style-name="ce162"/>
          <table:table-cell table:style-name="ce16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3" table:style-name="ce3"/>
          <table:table-cell table:number-columns-repeated="16369"/>
        </table:table-row>
        <table:table-row table:style-name="ro3">
          <table:table-cell table:style-name="ce201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3" table:style-name="ce3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4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28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5">
          <table:table-cell table:number-columns-repeated="12" table:style-name="ce1"/>
          <table:table-cell table:style-name="ce65"/>
          <table:table-cell table:number-columns-repeated="2" table:style-name="ce60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 table:number-columns-repeated="12" table:style-name="ce1"/>
          <table:table-cell table:number-columns-repeated="3" table:style-name="ce59"/>
          <table:table-cell table:number-columns-repeated="16369"/>
        </table:table-row>
        <table:table-row table:number-rows-repeated="2" table:style-name="ro5">
          <table:table-cell table:number-columns-repeated="12"/>
          <table:table-cell table:number-columns-repeated="3" table:style-name="ce59"/>
          <table:table-cell table:number-columns-repeated="16369"/>
        </table:table-row>
        <table:table-row table:style-name="ro5">
          <table:table-cell table:number-columns-repeated="12"/>
          <table:table-cell table:style-name="ce65"/>
          <table:table-cell table:number-columns-repeated="2" table:style-name="ce59"/>
          <table:table-cell table:number-columns-repeated="16369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q1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0" number:min-integer-digits="1"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8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8P0"/>
    </number:number-style>
    <number:number-style style:name="N39P0">
      <number:text>+</number:text>
      <number:number number:decimal-places="1" number:min-integer-digits="1"/>
      <number:text>   </number:text>
    </number:number-style>
    <number:number-style style:name="N39">
      <number:text>-</number:text>
      <number:number number:decimal-places="1" number:min-integer-digits="1"/>
      <number:text>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41">
      <number:number number:decimal-places="1" number:min-integer-digits="1"/>
      <number:text>    </number:text>
    </number:number-style>
    <number:number-style style:name="N42">
      <number:number number:decimal-places="1" number:min-integer-digits="1"/>
    </number:number-style>
    <number:date-style style:name="N43">
      <number:month number:textual="true"/>
      <number:text>-</number:text>
      <number:year/>
    </number:date-style>
    <number:currency-style style:name="N44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4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4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Euro" style:family="table-cell" style:data-style-name="N44"/>
    <style:style style:name="Euro_32_2" style:display-name="Euro 2" style:family="table-cell" style:data-style-name="N44"/>
    <style:style style:name="Euro_32_2_32_2" style:display-name="Euro 2 2" style:family="table-cell" style:data-style-name="N44"/>
    <style:style style:name="Euro_32_3" style:display-name="Euro 3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Emília Josué;Ana Paula Brito</meta:initial-creator>
    <dc:creator>João Alface</dc:creator>
    <meta:creation-date>2014-01-15T09:56:08Z</meta:creation-date>
    <dc:date>2019-07-24T11:13:09Z</dc:date>
    <meta:print-date>2019-07-05T14:53:01Z</meta:print-date>
  </office:meta>
</office:document-meta>
</file>